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1.01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39.76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19.77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26.14mm"/>
    </style:style>
    <style:style style:name="co10" style:family="table-column">
      <style:table-column-properties fo:break-before="auto" style:column-width="25.95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.81mm"/>
    </style:style>
    <style:style style:name="co13" style:family="table-column">
      <style:table-column-properties fo:break-before="auto" style:column-width="28.75mm"/>
    </style:style>
    <style:style style:name="co14" style:family="table-column">
      <style:table-column-properties fo:break-before="auto" style:column-width="22.14mm"/>
    </style:style>
    <style:style style:name="co15" style:family="table-column">
      <style:table-column-properties fo:break-before="auto" style:column-width="10.88mm"/>
    </style:style>
    <style:style style:name="co16" style:family="table-column">
      <style:table-column-properties fo:break-before="auto" style:column-width="13mm"/>
    </style:style>
    <style:style style:name="co17" style:family="table-column">
      <style:table-column-properties fo:break-before="auto" style:column-width="46.62mm"/>
    </style:style>
    <style:style style:name="co18" style:family="table-column">
      <style:table-column-properties fo:break-before="auto" style:column-width="31.4mm"/>
    </style:style>
    <style:style style:name="co19" style:family="table-column">
      <style:table-column-properties fo:break-before="auto" style:column-width="26.49mm"/>
    </style:style>
    <style:style style:name="co20" style:family="table-column">
      <style:table-column-properties fo:break-before="auto" style:column-width="27.87mm"/>
    </style:style>
    <style:style style:name="co21" style:family="table-column">
      <style:table-column-properties fo:break-before="auto" style:column-width="25.59mm"/>
    </style:style>
    <style:style style:name="co22" style:family="table-column">
      <style:table-column-properties fo:break-before="auto" style:column-width="1.8mm"/>
    </style:style>
    <style:style style:name="co23" style:family="table-column">
      <style:table-column-properties fo:break-before="auto" style:column-width="26.55mm"/>
    </style:style>
    <style:style style:name="co24" style:family="table-column">
      <style:table-column-properties fo:break-before="auto" style:column-width="26.67mm"/>
    </style:style>
    <style:style style:name="co25" style:family="table-column">
      <style:table-column-properties fo:break-before="auto" style:column-width="45.31mm"/>
    </style:style>
    <style:style style:name="co26" style:family="table-column">
      <style:table-column-properties fo:break-before="auto" style:column-width="30.3mm"/>
    </style:style>
    <style:style style:name="co27" style:family="table-column">
      <style:table-column-properties fo:break-before="auto" style:column-width="14.01mm"/>
    </style:style>
    <style:style style:name="co28" style:family="table-column">
      <style:table-column-properties fo:break-before="auto" style:column-width="13.72mm"/>
    </style:style>
    <style:style style:name="co29" style:family="table-column">
      <style:table-column-properties fo:break-before="auto" style:column-width="5.26mm"/>
    </style:style>
    <style:style style:name="co30" style:family="table-column">
      <style:table-column-properties fo:break-before="auto" style:column-width="34.31mm"/>
    </style:style>
    <style:style style:name="co31" style:family="table-column">
      <style:table-column-properties fo:break-before="auto" style:column-width="17.23mm"/>
    </style:style>
    <style:style style:name="co32" style:family="table-column">
      <style:table-column-properties fo:break-before="auto" style:column-width="27.76mm"/>
    </style:style>
    <style:style style:name="co33" style:family="table-column">
      <style:table-column-properties fo:break-before="auto" style:column-width="21.96mm"/>
    </style:style>
    <style:style style:name="co34" style:family="table-column">
      <style:table-column-properties fo:break-before="auto" style:column-width="31.77mm"/>
    </style:style>
    <style:style style:name="co35" style:family="table-column">
      <style:table-column-properties fo:break-before="auto" style:column-width="27.59mm"/>
    </style:style>
    <style:style style:name="co36" style:family="table-column">
      <style:table-column-properties fo:break-before="auto" style:column-width="23.41mm"/>
    </style:style>
    <style:style style:name="co37" style:family="table-column">
      <style:table-column-properties fo:break-before="auto" style:column-width="14.5mm"/>
    </style:style>
    <style:style style:name="co38" style:family="table-column">
      <style:table-column-properties fo:break-before="auto" style:column-width="11.98mm"/>
    </style:style>
    <style:style style:name="ro1" style:family="table-row">
      <style:table-row-properties style:row-height="1.94mm" fo:break-before="auto" style:use-optimal-row-height="false"/>
    </style:style>
    <style:style style:name="ro2" style:family="table-row">
      <style:table-row-properties style:row-height="5.5mm" fo:break-before="auto" style:use-optimal-row-height="false"/>
    </style:style>
    <style:style style:name="ro3" style:family="table-row">
      <style:table-row-properties style:row-height="2.47mm" fo:break-before="auto" style:use-optimal-row-height="false"/>
    </style:style>
    <style:style style:name="ro4" style:family="table-row">
      <style:table-row-properties style:row-height="2.29mm" fo:break-before="auto" style:use-optimal-row-height="false"/>
    </style:style>
    <style:style style:name="ro5" style:family="table-row">
      <style:table-row-properties style:row-height="3.53mm" fo:break-before="auto" style:use-optimal-row-height="false"/>
    </style:style>
    <style:style style:name="ro6" style:family="table-row">
      <style:table-row-properties style:row-height="4.06mm" fo:break-before="auto" style:use-optimal-row-height="false"/>
    </style:style>
    <style:style style:name="ro7" style:family="table-row">
      <style:table-row-properties style:row-height="3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1.92mm" fo:break-before="auto" style:use-optimal-row-height="false"/>
    </style:style>
    <style:style style:name="ro10" style:family="table-row">
      <style:table-row-properties style:row-height="6.7mm" fo:break-before="auto" style:use-optimal-row-height="false"/>
    </style:style>
    <style:style style:name="ro11" style:family="table-row">
      <style:table-row-properties style:row-height="3.35mm" fo:break-before="auto" style:use-optimal-row-height="false"/>
    </style:style>
    <style:style style:name="ro12" style:family="table-row">
      <style:table-row-properties style:row-height="1.76mm" fo:break-before="auto" style:use-optimal-row-height="false"/>
    </style:style>
    <style:style style:name="ro13" style:family="table-row">
      <style:table-row-properties style:row-height="3mm" fo:break-before="page" style:use-optimal-row-height="false"/>
    </style:style>
    <style:style style:name="ro14" style:family="table-row">
      <style:table-row-properties style:row-height="1.75mm" fo:break-before="auto" style:use-optimal-row-height="false"/>
    </style:style>
    <style:style style:name="ro15" style:family="table-row">
      <style:table-row-properties style:row-height="6.53mm" fo:break-before="auto" style:use-optimal-row-height="false"/>
    </style:style>
    <style:style style:name="ro16" style:family="table-row">
      <style:table-row-properties style:row-height="3.16mm" fo:break-before="auto" style:use-optimal-row-height="false"/>
    </style:style>
    <style:style style:name="ro17" style:family="table-row">
      <style:table-row-properties style:row-height="3.18mm" fo:break-before="auto" style:use-optimal-row-height="false"/>
    </style:style>
    <style:style style:name="ro18" style:family="table-row">
      <style:table-row-properties style:row-height="6.05mm" fo:break-before="auto" style:use-optimal-row-height="true"/>
    </style:style>
    <style:style style:name="ro19" style:family="table-row">
      <style:table-row-properties style:row-height="2.1mm" fo:break-before="auto" style:use-optimal-row-height="false"/>
    </style:style>
    <style:style style:name="ro20" style:family="table-row">
      <style:table-row-properties style:row-height="22.23mm" fo:break-before="auto" style:use-optimal-row-height="false"/>
    </style:style>
    <style:style style:name="ro21" style:family="table-row">
      <style:table-row-properties style:row-height="2.8mm" fo:break-before="auto" style:use-optimal-row-height="false"/>
    </style:style>
    <style:style style:name="ro22" style:family="table-row">
      <style:table-row-properties style:row-height="5.45mm" fo:break-before="auto" style:use-optimal-row-height="true"/>
    </style:style>
    <style:style style:name="ro23" style:family="table-row">
      <style:table-row-properties style:row-height="2.72mm" fo:break-before="auto" style:use-optimal-row-height="false"/>
    </style:style>
    <style:style style:name="ro24" style:family="table-row">
      <style:table-row-properties style:row-height="4.52mm" fo:break-before="auto" style:use-optimal-row-height="true"/>
    </style:style>
    <style:style style:name="ro25" style:family="table-row">
      <style:table-row-properties style:row-height="4.52mm" fo:break-before="page" style:use-optimal-row-height="true"/>
    </style:style>
    <style:style style:name="ro26" style:family="table-row">
      <style:table-row-properties style:row-height="4.87mm" fo:break-before="auto" style:use-optimal-row-height="true"/>
    </style:style>
    <style:style style:name="ro27" style:family="table-row">
      <style:table-row-properties style:row-height="21.17mm" fo:break-before="auto" style:use-optimal-row-height="false"/>
    </style:style>
    <style:style style:name="ro28" style:family="table-row">
      <style:table-row-properties style:row-height="2.06mm" fo:break-before="auto" style:use-optimal-row-height="false"/>
    </style:style>
    <style:style style:name="ro29" style:family="table-row">
      <style:table-row-properties style:row-height="5.52mm" fo:break-before="auto" style:use-optimal-row-height="true"/>
    </style:style>
    <style:style style:name="ro30" style:family="table-row">
      <style:table-row-properties style:row-height="2.4mm" fo:break-before="auto" style:use-optimal-row-height="false"/>
    </style:style>
    <style:style style:name="ro31" style:family="table-row">
      <style:table-row-properties style:row-height="2.65mm" fo:break-before="auto" style:use-optimal-row-height="false"/>
    </style:style>
    <style:style style:name="ro32" style:family="table-row">
      <style:table-row-properties style:row-height="2.19mm" fo:break-before="auto" style:use-optimal-row-height="false"/>
    </style:style>
    <style:style style:name="ro33" style:family="table-row">
      <style:table-row-properties style:row-height="5.5mm" fo:break-before="page" style:use-optimal-row-height="false"/>
    </style:style>
    <style:style style:name="ro34" style:family="table-row">
      <style:table-row-properties style:row-height="27.09mm" fo:break-before="auto" style:use-optimal-row-height="false"/>
    </style:style>
    <style:style style:name="ro35" style:family="table-row">
      <style:table-row-properties style:row-height="27.94mm" fo:break-before="auto" style:use-optimal-row-height="false"/>
    </style:style>
    <style:style style:name="ro36" style:family="table-row">
      <style:table-row-properties style:row-height="2.82mm" fo:break-before="auto" style:use-optimal-row-height="false"/>
    </style:style>
    <style:style style:name="ro37" style:family="table-row">
      <style:table-row-properties style:row-height="5.93mm" fo:break-before="auto" style:use-optimal-row-height="true"/>
    </style:style>
    <style:style style:name="ro38" style:family="table-row">
      <style:table-row-properties style:row-height="5.72mm" fo:break-before="auto" style:use-optimal-row-height="true"/>
    </style:style>
    <style:style style:name="ro39" style:family="table-row">
      <style:table-row-properties style:row-height="3.37mm" fo:break-before="auto" style:use-optimal-row-height="false"/>
    </style:style>
    <style:style style:name="ro40" style:family="table-row">
      <style:table-row-properties style:row-height="19.47mm" fo:break-before="auto" style:use-optimal-row-height="false"/>
    </style:style>
    <style:style style:name="ro41" style:family="table-row">
      <style:table-row-properties style:row-height="19.69mm" fo:break-before="auto" style:use-optimal-row-height="false"/>
    </style:style>
    <style:style style:name="ro42" style:family="table-row">
      <style:table-row-properties style:row-height="2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0" number:automatic-order="true" number:format-source="language">
      <number:year/>
      <number:text>/</number:text>
      <number:month/>
      <number:text>/</number:text>
      <number:day/>
    </number:date-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" style:family="table-cell" style:parent-style-name="Default">
      <style:text-properties fo:font-size="11pt" style:font-size-asian="11pt" style:font-size-complex="11pt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3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31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44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4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6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2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7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ff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1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ff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1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9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9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00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1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21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cc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2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cc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2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fo:wrap-option="no-wrap" fo:border-left="none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33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top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3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top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3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3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cc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gnm:background-colour="#cc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9" style:family="table-cell" style:parent-style-name="Default" style:data-style-name="N2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0" style:family="table-cell" style:parent-style-name="Default" style:data-style-name="N137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1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2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1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6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7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1" style:family="table-cell" style:parent-style-name="Default" style:data-style-name="N1">
      <style:table-cell-properties fo:background-color="#99ffff" fo:border="none"/>
      <style:text-properties fo:color="#000000" style:text-underline-style="none"/>
    </style:style>
    <style:style style:name="ce176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color="#000000" style:font-name="Sans" fo:font-size="11pt" style:font-size-asian="11pt" style:font-size-complex="11pt"/>
    </style:style>
    <style:style style:name="ce265" style:family="table-cell" style:parent-style-name="Default">
      <style:table-cell-properties fo:border-bottom="none" fo:background-color="#ffffff" fo:border-left="none" fo:border-right="0.06pt solid #000000" fo:border-top="none"/>
      <style:text-properties fo:font-size="11pt" style:font-size-asian="11pt" style:font-size-complex="11pt"/>
    </style:style>
    <style:style style:name="ce266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fo:font-size="11pt" style:font-size-asian="11pt" style:font-size-complex="11pt"/>
    </style:style>
    <style:style style:name="ce74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5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5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0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8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8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top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9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top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9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9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94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9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9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9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0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5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7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7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0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10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39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5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7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7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9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7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6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1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3" style:family="table-cell" style:parent-style-name="Default" style:data-style-name="N1">
      <style:table-cell-properties fo:background-color="#99ffff" fo:border="none"/>
      <style:text-properties fo:color="#000000" style:text-underline-style="solid" style:text-underline-width="auto" style:text-underline-color="font-color"/>
    </style:style>
    <style:style style:name="ce187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4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7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3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3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228" style:family="table-cell" style:parent-style-name="Default" style:data-style-name="N2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90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2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4" style:family="table-cell" style:parent-style-name="Default" style:data-style-name="N3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mm"/>
      <style:text-properties fo:color="#000000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293" style:family="table-cell" style:parent-style-name="Default">
      <style:table-cell-properties fo:background-color="#ffffff"/>
    </style:style>
    <style:style style:name="ce213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1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2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2" style:family="table-cell" style:parent-style-name="Default" style:data-style-name="N30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3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5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7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8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85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5" style:family="table-cell" style:parent-style-name="Default" style:data-style-name="N1">
      <style:table-cell-properties style:glyph-orientation-vertical="auto" fo:background-color="#99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45" style:family="table-cell" style:parent-style-name="Default" style:data-style-name="N0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7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4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7" style:family="table-cell" style:parent-style-name="Default" style:data-style-name="N137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8" style:family="table-cell" style:parent-style-name="Default" style:data-style-name="N137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9" style:family="table-cell" style:parent-style-name="Default" style:data-style-name="N1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8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89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7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4" style:family="table-cell" style:parent-style-name="Default" style:data-style-name="N1">
      <style:table-cell-properties style:glyph-orientation-vertical="auto" fo:border-bottom="none" fo:background-color="#99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90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7" style:family="table-cell" style:parent-style-name="Default" style:data-style-name="N1">
      <style:table-cell-properties fo:border-bottom="none" fo:background-color="#99ffff" fo:border-left="none" fo:border-right="0.06pt solid #000000" fo:border-top="none"/>
      <style:text-properties fo:color="#000000" style:text-underline-style="solid" style:text-underline-width="auto" style:text-underline-color="font-color"/>
    </style:style>
    <style:style style:name="ce232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33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234" style:family="table-cell" style:parent-style-name="Default">
      <style:table-cell-properties fo:border-bottom="none" fo:background-color="#ffffff" fo:border-left="0.06pt solid #000000" fo:border-right="none" fo:border-top="0.06pt solid #000000" style:vertical-align="middle"/>
      <style:text-properties fo:color="#000000" style:font-name="Sans" fo:font-size="11pt" style:font-size-asian="11pt" style:font-size-complex="11pt"/>
    </style:style>
    <style:style style:name="ce235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236" style:family="table-cell" style:parent-style-name="Default">
      <style:table-cell-properties fo:border-bottom="none" fo:background-color="#ffffff" fo:border-left="0.06pt solid #000000" fo:border-right="0.06pt solid #000000" fo:border-top="0.06pt solid #000000"/>
    </style:style>
    <style:style style:name="ce249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250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24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5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9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261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62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263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264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335" style:family="table-cell" style:parent-style-name="Default" style:data-style-name="N1">
      <style:table-cell-properties fo:border-bottom="none" fo:background-color="#ffffff" fo:border-left="0.06pt solid #000000" fo:border-right="0.06pt solid #000000" fo:border-top="0.06pt solid #000000"/>
    </style:style>
    <style:style style:name="ce311" style:family="table-cell" style:parent-style-name="Default" style:data-style-name="N1">
      <style:table-cell-properties fo:border-bottom="none" fo:background-color="#ffffff" fo:border-left="0.06pt solid #000000" fo:border-right="0.06pt solid #000000" fo:border-top="none"/>
    </style:style>
    <style:style style:name="ce312" style:family="table-cell" style:parent-style-name="Default" style:data-style-name="N1">
      <style:table-cell-properties fo:border-bottom="0.06pt solid #000000" fo:background-color="#ffffff" fo:border-left="0.06pt solid #000000" fo:border-right="0.06pt solid #000000" fo:border-top="none"/>
    </style:style>
    <style:style style:name="ce276" style:family="table-cell" style:parent-style-name="Default" style:data-style-name="N1">
      <style:table-cell-properties fo:border="0.06pt solid #000000"/>
    </style:style>
    <style:style style:name="ce277" style:family="table-cell" style:parent-style-name="Default">
      <style:table-cell-properties style:glyph-orientation-vertical="auto" style:text-align-source="fix" style:repeat-content="false" fo:border="0.06pt solid #000000" style:direction="ttb" style:rotation-angle="0"/>
      <style:paragraph-properties fo:text-align="end" fo:margin-left="0mm"/>
    </style:style>
    <style:style style:name="ce278" style:family="table-cell" style:parent-style-name="Default" style:data-style-name="N2">
      <style:table-cell-properties fo:border="0.06pt solid #000000"/>
    </style:style>
    <style:style style:name="ce281" style:family="table-cell" style:parent-style-name="Default" style:data-style-name="N1">
      <style:table-cell-properties fo:border="0.06pt solid #000000"/>
      <style:map style:condition="cell-content()&lt;10" style:apply-style-name="Default" style:base-cell-address="EuroEastAsianRatio.E6"/>
      <style:map style:condition="cell-content()&lt;=100" style:apply-style-name="Times10" style:base-cell-address="EuroEastAsianRatio.E6"/>
      <style:map style:condition="cell-content()&lt;500" style:apply-style-name="Times100" style:base-cell-address="EuroEastAsianRatio.E6"/>
      <style:map style:condition="cell-content()&lt;1000" style:apply-style-name="Times500" style:base-cell-address="EuroEastAsianRatio.E6"/>
      <style:map style:condition="cell-content()&gt;=1000" style:apply-style-name="Times1000" style:base-cell-address="EuroEastAsianRatio.E6"/>
    </style:style>
    <style:style style:name="ce287" style:family="table-cell" style:parent-style-name="Default" style:data-style-name="N1">
      <style:table-cell-properties fo:background-color="#ffff66" fo:border="none"/>
      <style:text-properties fo:color="#000000" style:text-underline-style="none"/>
    </style:style>
    <style:style style:name="ce292" style:family="table-cell" style:parent-style-name="Default" style:data-style-name="N1">
      <style:table-cell-properties fo:border="0.06pt solid #000000"/>
      <style:map style:condition="cell-content()&lt;10" style:apply-style-name="Default" style:base-cell-address="EuroEastAsianRatio.E27"/>
      <style:map style:condition="cell-content()&lt;100" style:apply-style-name="Times10" style:base-cell-address="EuroEastAsianRatio.E27"/>
      <style:map style:condition="cell-content()&lt;500" style:apply-style-name="Times100" style:base-cell-address="EuroEastAsianRatio.E27"/>
      <style:map style:condition="cell-content()&lt;1000" style:apply-style-name="Times500" style:base-cell-address="EuroEastAsianRatio.E27"/>
      <style:map style:condition="cell-content()&gt;=1000" style:apply-style-name="Times1000" style:base-cell-address="EuroEastAsianRatio.E27"/>
    </style:style>
    <style:style style:name="ce294" style:family="table-cell" style:parent-style-name="Default" style:data-style-name="N1">
      <style:table-cell-properties fo:background-color="#ffff66" fo:border="none"/>
      <style:text-properties fo:color="#000000" style:text-underline-style="solid" style:text-underline-width="auto" style:text-underline-color="font-color"/>
    </style:style>
    <style:style style:name="ce296" style:family="table-cell" style:parent-style-name="Default" style:data-style-name="N1">
      <style:table-cell-properties fo:background-color="#ffcc00" fo:border="none"/>
      <style:text-properties fo:color="#000000" style:text-underline-style="none"/>
    </style:style>
    <style:style style:name="ce297" style:family="table-cell" style:parent-style-name="Default" style:data-style-name="N1">
      <style:table-cell-properties fo:background-color="#ff3333" fo:border="none"/>
      <style:text-properties fo:color="#ffffff"/>
    </style:style>
    <style:style style:name="ce300" style:family="table-cell" style:parent-style-name="Default" style:data-style-name="N0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14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309" style:family="table-cell" style:parent-style-name="Default" style:data-style-name="N30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20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322" style:family="table-cell" style:parent-style-name="Default" style:data-style-name="N1">
      <style:table-cell-properties fo:border-bottom="none" fo:background-color="#99ffff" fo:border-left="none" fo:border-right="0.06pt solid #000000" fo:border-top="none"/>
      <style:text-properties fo:color="#000000" style:text-underline-style="none"/>
    </style:style>
    <style:style style:name="ce323" style:family="table-cell" style:parent-style-name="Default" style:data-style-name="N1">
      <style:table-cell-properties fo:border-bottom="none" fo:background-color="#ffff66" fo:border-left="none" fo:border-right="0.06pt solid #000000" fo:border-top="none"/>
      <style:text-properties fo:color="#000000" style:text-underline-style="none"/>
    </style:style>
    <style:style style:name="ce324" style:family="table-cell" style:parent-style-name="Default" style:data-style-name="N1">
      <style:table-cell-properties fo:border-bottom="none" fo:background-color="#ffcc00" fo:border-left="none" fo:border-right="0.06pt solid #000000" fo:border-top="none"/>
      <style:text-properties fo:color="#000000" style:text-underline-style="none"/>
    </style:style>
    <style:style style:name="ce325" style:family="table-cell" style:parent-style-name="Default" style:data-style-name="N1">
      <style:table-cell-properties fo:border-bottom="none" fo:background-color="#ff3333" fo:border-left="none" fo:border-right="0.06pt solid #000000" fo:border-top="none"/>
      <style:text-properties fo:color="#ffffff"/>
    </style:style>
    <style:style style:name="ce32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1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7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1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40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339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407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363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6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0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18" style:family="table-cell" style:parent-style-name="Default">
      <style:table-cell-properties fo:border-bottom="none" fo:background-color="#ffffff" fo:border-left="0.06pt solid #000000" fo:border-right="none" fo:border-top="none"/>
      <style:text-properties fo:font-size="11pt" style:font-size-asian="11pt" style:font-size-complex="11pt"/>
    </style:style>
    <style:style style:name="ce409" style:family="table-cell" style:parent-style-name="Default">
      <style:table-cell-properties fo:border-bottom="none" fo:background-color="#ffffff" fo:border-left="0.06pt solid #000000" fo:border-right="none" fo:border-top="none"/>
      <style:text-properties fo:color="#000000" style:font-name="Sans" fo:font-size="11pt" style:font-size-asian="11pt" style:font-size-complex="11pt"/>
    </style:style>
    <style:style style:name="ce36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8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8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8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7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5" style:family="table-cell" style:parent-style-name="Default">
      <style:table-cell-properties fo:background-color="#ffffff"/>
      <style:text-properties fo:font-size="11pt" style:font-size-asian="11pt" style:font-size-complex="11pt"/>
    </style:style>
    <style:style style:name="ce415" style:family="table-cell" style:parent-style-name="Default">
      <style:table-cell-properties fo:background-color="#ffffff"/>
      <style:text-properties fo:color="#000000" style:font-name="Sans" fo:font-size="11pt" style:font-size-asian="11pt" style:font-size-complex="11pt"/>
    </style:style>
    <style:style style:name="ce330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style:use-window-font-color="true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98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04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1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10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11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0.06pt solid #000000" fo:border-right="none" style:rotation-angle="0" style:rotation-align="none" style:shrink-to-fit="false" fo:border-top="non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02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03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12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32" style:family="table-cell" style:parent-style-name="Default" style:data-style-name="N1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14" style:family="table-cell" style:parent-style-name="Default" style:data-style-name="N1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16" style:family="table-cell" style:parent-style-name="Default" style:data-style-name="N1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18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19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44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22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99" style:family="table-cell" style:parent-style-name="Default" style:data-style-name="N30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9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95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21" style:family="table-cell" style:parent-style-name="Default">
      <style:table-cell-properties fo:border-bottom="none" fo:background-color="#ffffff" fo:border-left="0.06pt solid #000000" fo:border-right="none" fo:border-top="0.06pt solid #000000" style:vertical-align="middle"/>
      <style:text-properties fo:color="#000000" style:font-name="Sans" fo:font-size="11pt" fo:font-weight="bold" style:font-size-asian="11pt" style:font-weight-asian="bold" style:font-size-complex="11pt" style:font-weight-complex="bold"/>
    </style:style>
    <style:style style:name="ce43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3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4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4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24" style:family="table-cell" style:parent-style-name="Default">
      <style:table-cell-properties fo:border-bottom="none" fo:border-left="none" fo:border-right="0.06pt solid #000000" fo:border-top="0.06pt solid #000000"/>
    </style:style>
    <style:style style:name="ce425" style:family="table-cell" style:parent-style-name="Default" style:data-style-name="N1">
      <style:table-cell-properties fo:background-color="#ffffff"/>
    </style:style>
    <style:style style:name="ce447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26" style:family="table-cell" style:parent-style-name="Default" style:data-style-name="N2">
      <style:table-cell-properties fo:border="0.06pt solid #000000"/>
      <style:map style:condition="cell-content()&lt;10" style:apply-style-name="Default" style:base-cell-address="CitiesRatio.E6"/>
      <style:map style:condition="cell-content()&lt;=100" style:apply-style-name="Times10" style:base-cell-address="CitiesRatio.E6"/>
      <style:map style:condition="cell-content()&lt;500" style:apply-style-name="Times100" style:base-cell-address="CitiesRatio.E6"/>
      <style:map style:condition="cell-content()&lt;1000" style:apply-style-name="Times500" style:base-cell-address="CitiesRatio.E6"/>
      <style:map style:condition="cell-content()&gt;=1000" style:apply-style-name="Times1000" style:base-cell-address="CitiesRatio.E6"/>
    </style:style>
    <style:style style:name="ce427" style:family="table-cell" style:parent-style-name="Default" style:data-style-name="N1">
      <style:table-cell-properties fo:background-color="#ffffff"/>
      <style:map style:condition="cell-content()&lt;10" style:apply-style-name="Default" style:base-cell-address="CitiesRatio.E6"/>
      <style:map style:condition="cell-content()&lt;=100" style:apply-style-name="Times10" style:base-cell-address="CitiesRatio.E6"/>
      <style:map style:condition="cell-content()&lt;500" style:apply-style-name="Times100" style:base-cell-address="CitiesRatio.E6"/>
      <style:map style:condition="cell-content()&lt;1000" style:apply-style-name="Times500" style:base-cell-address="CitiesRatio.E6"/>
      <style:map style:condition="cell-content()&gt;=1000" style:apply-style-name="Times1000" style:base-cell-address="CitiesRatio.E6"/>
    </style:style>
    <style:style style:name="ce428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Ratio.E27"/>
      <style:map style:condition="cell-content()&lt;100" style:apply-style-name="Times10" style:base-cell-address="CitiesRatio.E27"/>
      <style:map style:condition="cell-content()&lt;500" style:apply-style-name="Times100" style:base-cell-address="CitiesRatio.E27"/>
      <style:map style:condition="cell-content()&lt;1000" style:apply-style-name="Times500" style:base-cell-address="CitiesRatio.E27"/>
      <style:map style:condition="cell-content()&gt;=1000" style:apply-style-name="Times1000" style:base-cell-address="CitiesRatio.E27"/>
    </style:style>
    <style:style style:name="ce429" style:family="table-cell" style:parent-style-name="Default" style:data-style-name="N150">
      <style:table-cell-properties fo:border="0.06pt solid #000000"/>
      <style:map style:condition="cell-content()&lt;10" style:apply-style-name="Default" style:base-cell-address="CitiesRatio.E27"/>
      <style:map style:condition="cell-content()&lt;100" style:apply-style-name="Times10" style:base-cell-address="CitiesRatio.E27"/>
      <style:map style:condition="cell-content()&lt;500" style:apply-style-name="Times100" style:base-cell-address="CitiesRatio.E27"/>
      <style:map style:condition="cell-content()&lt;1000" style:apply-style-name="Times500" style:base-cell-address="CitiesRatio.E27"/>
      <style:map style:condition="cell-content()&gt;=1000" style:apply-style-name="Times1000" style:base-cell-address="CitiesRatio.E27"/>
    </style:style>
    <style:style style:name="ce448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Ratio.E34"/>
      <style:map style:condition="cell-content()&lt;100" style:apply-style-name="Times10" style:base-cell-address="CitiesRatio.E34"/>
      <style:map style:condition="cell-content()&lt;500" style:apply-style-name="Times100" style:base-cell-address="CitiesRatio.E34"/>
      <style:map style:condition="cell-content()&lt;1000" style:apply-style-name="Times500" style:base-cell-address="CitiesRatio.E34"/>
      <style:map style:condition="cell-content()&gt;=1000" style:apply-style-name="Times1000" style:base-cell-address="CitiesRatio.E34"/>
    </style:style>
    <style:style style:name="ce430" style:family="table-cell" style:parent-style-name="Default" style:data-style-name="N1">
      <style:table-cell-properties fo:background-color="#ffffff"/>
      <style:map style:condition="cell-content()&lt;10" style:apply-style-name="Default" style:base-cell-address="CitiesRatio.E27"/>
      <style:map style:condition="cell-content()&lt;100" style:apply-style-name="Times10" style:base-cell-address="CitiesRatio.E27"/>
      <style:map style:condition="cell-content()&lt;500" style:apply-style-name="Times100" style:base-cell-address="CitiesRatio.E27"/>
      <style:map style:condition="cell-content()&lt;1000" style:apply-style-name="Times500" style:base-cell-address="CitiesRatio.E27"/>
      <style:map style:condition="cell-content()&gt;=1000" style:apply-style-name="Times1000" style:base-cell-address="CitiesRatio.E27"/>
    </style:style>
    <style:style style:name="ce469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Ratio.E6"/>
      <style:map style:condition="cell-content()&lt;=100" style:apply-style-name="Times10" style:base-cell-address="CitiesRatio.E6"/>
      <style:map style:condition="cell-content()&lt;500" style:apply-style-name="Times100" style:base-cell-address="CitiesRatio.E6"/>
      <style:map style:condition="cell-content()&lt;1000" style:apply-style-name="Times500" style:base-cell-address="CitiesRatio.E6"/>
      <style:map style:condition="cell-content()&gt;=1000" style:apply-style-name="Times1000" style:base-cell-address="CitiesRatio.E6"/>
    </style:style>
    <style:style style:name="ce459" style:family="table-cell" style:parent-style-name="Default" style:data-style-name="N0">
      <style:table-cell-properties style:glyph-orientation-vertical="auto" style:text-align-source="fix" style:repeat-content="false" fo:border="0.06pt solid #000000" style:direction="ttb" style:rotation-angle="0"/>
      <style:paragraph-properties fo:text-align="end" fo:margin-left="0mm"/>
    </style:style>
    <style:style style:name="ce455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Ratio.M6"/>
      <style:map style:condition="cell-content()&lt;=100" style:apply-style-name="Times10" style:base-cell-address="CitiesRatio.M6"/>
      <style:map style:condition="cell-content()&lt;500" style:apply-style-name="Times100" style:base-cell-address="CitiesRatio.M6"/>
      <style:map style:condition="cell-content()&lt;1000" style:apply-style-name="Times500" style:base-cell-address="CitiesRatio.M6"/>
      <style:map style:condition="cell-content()&gt;=1000" style:apply-style-name="Times1000" style:base-cell-address="CitiesRatio.M6"/>
    </style:style>
    <style:style style:name="ce453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Ratio.M27"/>
      <style:map style:condition="cell-content()&lt;100" style:apply-style-name="Times10" style:base-cell-address="CitiesRatio.M27"/>
      <style:map style:condition="cell-content()&lt;500" style:apply-style-name="Times100" style:base-cell-address="CitiesRatio.M27"/>
      <style:map style:condition="cell-content()&lt;1000" style:apply-style-name="Times500" style:base-cell-address="CitiesRatio.M27"/>
      <style:map style:condition="cell-content()&gt;=1000" style:apply-style-name="Times1000" style:base-cell-address="CitiesRatio.M27"/>
    </style:style>
    <style:style style:name="ce454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Ratio.M34"/>
      <style:map style:condition="cell-content()&lt;100" style:apply-style-name="Times10" style:base-cell-address="CitiesRatio.M34"/>
      <style:map style:condition="cell-content()&lt;500" style:apply-style-name="Times100" style:base-cell-address="CitiesRatio.M34"/>
      <style:map style:condition="cell-content()&lt;1000" style:apply-style-name="Times500" style:base-cell-address="CitiesRatio.M34"/>
      <style:map style:condition="cell-content()&gt;=1000" style:apply-style-name="Times1000" style:base-cell-address="CitiesRatio.M34"/>
    </style:style>
    <style:style style:name="ce435" style:family="table-cell" style:parent-style-name="Default" style:data-style-name="N1">
      <style:table-cell-properties fo:background-color="#ffffff"/>
      <style:map style:condition="cell-content()&lt;10" style:apply-style-name="Default" style:base-cell-address="CitiesRatio.M36"/>
      <style:map style:condition="cell-content()&lt;100" style:apply-style-name="Times10" style:base-cell-address="CitiesRatio.M36"/>
      <style:map style:condition="cell-content()&lt;500" style:apply-style-name="Times100" style:base-cell-address="CitiesRatio.M36"/>
      <style:map style:condition="cell-content()&lt;1000" style:apply-style-name="Times500" style:base-cell-address="CitiesRatio.M36"/>
      <style:map style:condition="cell-content()&gt;=1000" style:apply-style-name="Times1000" style:base-cell-address="CitiesRatio.M36"/>
    </style:style>
    <style:style style:name="ce437" style:family="table-cell" style:parent-style-name="Default" style:data-style-name="N1">
      <style:table-cell-properties fo:border-bottom="none" fo:background-color="#ffffff" fo:border-left="none" fo:border-right="0.06pt solid #000000" fo:border-top="none"/>
      <style:map style:condition="cell-content()&lt;10" style:apply-style-name="Default" style:base-cell-address="CitiesRatio.E6"/>
      <style:map style:condition="cell-content()&lt;=100" style:apply-style-name="Times10" style:base-cell-address="CitiesRatio.E6"/>
      <style:map style:condition="cell-content()&lt;500" style:apply-style-name="Times100" style:base-cell-address="CitiesRatio.E6"/>
      <style:map style:condition="cell-content()&lt;1000" style:apply-style-name="Times500" style:base-cell-address="CitiesRatio.E6"/>
      <style:map style:condition="cell-content()&gt;=1000" style:apply-style-name="Times1000" style:base-cell-address="CitiesRatio.E6"/>
    </style:style>
    <style:style style:name="ce438" style:family="table-cell" style:parent-style-name="Default" style:data-style-name="N1">
      <style:table-cell-properties fo:border-bottom="none" fo:background-color="#ffffff" fo:border-left="none" fo:border-right="0.06pt solid #000000" fo:border-top="none"/>
      <style:map style:condition="cell-content()&lt;10" style:apply-style-name="Default" style:base-cell-address="CitiesRatio.M36"/>
      <style:map style:condition="cell-content()&lt;100" style:apply-style-name="Times10" style:base-cell-address="CitiesRatio.M36"/>
      <style:map style:condition="cell-content()&lt;500" style:apply-style-name="Times100" style:base-cell-address="CitiesRatio.M36"/>
      <style:map style:condition="cell-content()&lt;1000" style:apply-style-name="Times500" style:base-cell-address="CitiesRatio.M36"/>
      <style:map style:condition="cell-content()&gt;=1000" style:apply-style-name="Times1000" style:base-cell-address="CitiesRatio.M36"/>
    </style:style>
    <style:style style:name="ce328" style:family="table-cell" style:parent-style-name="Default">
      <style:table-cell-properties fo:background-color="#ffffff" fo:border="none"/>
      <style:text-properties fo:font-size="11pt" style:font-size-asian="11pt" style:font-size-complex="11pt"/>
    </style:style>
    <style:style style:name="ce32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38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fo:font-size="11pt" style:font-size-asian="11pt" style:font-size-complex="11pt"/>
    </style:style>
    <style:style style:name="ce239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fo:font-size="11pt" style:font-size-asian="11pt" style:font-size-complex="11pt"/>
    </style:style>
    <style:style style:name="ce120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fo:font-size="11pt" style:font-size-asian="11pt" style:font-size-complex="11pt"/>
    </style:style>
    <style:style style:name="ce237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fo:font-size="11pt" style:font-size-asian="11pt" style:font-size-complex="11pt"/>
    </style:style>
    <style:style style:name="ce282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style:font-name="Sans" fo:font-size="11pt" style:font-size-asian="11pt" style:font-size-complex="11pt"/>
    </style:style>
    <style:style style:name="ce283" style:family="table-cell" style:parent-style-name="Default">
      <style:table-cell-properties fo:border-bottom="0.06pt solid #000000" fo:background-color="#ffffff" fo:border-left="0.06pt solid #000000" fo:border-right="0.06pt solid #000000" fo:border-top="none"/>
      <style:text-properties style:font-name="Sans" fo:font-size="11pt" style:font-size-asian="11pt" style:font-size-complex="11pt"/>
    </style:style>
    <style:style style:name="ce242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font-size="11pt" style:font-size-asian="11pt" style:font-size-complex="11pt"/>
    </style:style>
    <style:style style:name="ce243" style:family="table-cell" style:parent-style-name="Default">
      <style:table-cell-properties fo:border-bottom="none" fo:background-color="#ffffff" fo:border-left="none" fo:border-right="none" fo:border-top="0.06pt solid #000000"/>
      <style:text-properties fo:font-size="11pt" style:font-size-asian="11pt" style:font-size-complex="11pt"/>
    </style:style>
    <style:style style:name="ce156" style:family="table-cell" style:parent-style-name="Default">
      <style:table-cell-properties fo:border-bottom="0.06pt solid #000000" fo:background-color="#ffffff" fo:border-left="none" fo:border-right="none" fo:border-top="none"/>
      <style:text-properties fo:font-size="11pt" style:font-size-asian="11pt" style:font-size-complex="11pt"/>
    </style:style>
    <style:style style:name="ce28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fo:font-size="11pt" style:font-size-asian="11pt" style:font-size-complex="11pt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fo:font-size="11pt" style:font-size-asian="11pt" style:font-size-complex="11pt"/>
    </style:style>
    <style:style style:name="ce28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30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fo:font-size="11pt" style:font-size-asian="11pt" style:font-size-complex="11pt"/>
    </style:style>
    <style:style style:name="ce306" style:family="table-cell" style:parent-style-name="Default" style:data-style-name="N2">
      <style:table-cell-properties fo:border-bottom="0.06pt solid #000000" fo:background-color="#ffffff" fo:border-left="0.06pt solid #000000" fo:border-right="0.06pt solid #000000" fo:border-top="none"/>
      <style:text-properties fo:font-size="11pt" style:font-size-asian="11pt" style:font-size-complex="11pt"/>
    </style:style>
    <style:style style:name="ce303" style:family="table-cell" style:parent-style-name="Default" style:data-style-name="N4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Sans" fo:font-size="11pt" style:font-size-asian="11pt" style:font-size-complex="11pt"/>
    </style:style>
    <style:style style:name="ce304" style:family="table-cell" style:parent-style-name="Default" style:data-style-name="N4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Sans" fo:font-size="11pt" style:font-size-asian="11pt" style:font-size-complex="11pt"/>
    </style:style>
    <style:style style:name="ce479" style:family="table-cell" style:parent-style-name="Default" style:data-style-name="N2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07" style:family="table-cell" style:parent-style-name="Default" style:data-style-name="N3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Sans" fo:font-size="11pt" style:font-size-asian="11pt" style:font-size-complex="11pt"/>
    </style:style>
    <style:style style:name="ce3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Sans" fo:font-size="11pt" style:font-size-asian="11pt" style:font-size-complex="11pt"/>
    </style:style>
    <style:style style:name="ce27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Sans" fo:font-size="11pt" style:font-size-asian="11pt" style:font-size-complex="11pt"/>
    </style:style>
    <style:style style:name="ce358" style:family="table-cell" style:parent-style-name="Default" style:data-style-name="N1">
      <style:table-cell-properties fo:border-bottom="none" fo:background-color="#99ffff" fo:border-left="0.06pt solid #000000" fo:border-right="0.06pt solid #000000" fo:border-top="none"/>
    </style:style>
    <style:style style:name="ce361" style:family="table-cell" style:parent-style-name="Default" style:data-style-name="N2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ccffff" gnm:pattern-colour="#000000" gnm:pattern="0" style:vertical-align="bottom"/>
      <style:paragraph-properties fo:text-align="start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13" style:family="table-cell" style:parent-style-name="Default">
      <style:table-cell-properties fo:border-bottom="0.06pt solid #000000" fo:background-color="#ffffff" fo:border-left="0.06pt solid #000000" fo:border-right="0.06pt solid #000000" fo:border-top="none"/>
    </style:style>
    <style:style style:name="ce279" style:family="table-cell" style:parent-style-name="Default">
      <style:table-cell-properties fo:background-color="#ffffff" fo:border="none"/>
    </style:style>
    <style:style style:name="ce280" style:family="table-cell" style:parent-style-name="Default" style:data-style-name="N1">
      <style:table-cell-properties fo:background-color="#ffffff" fo:border="none"/>
    </style:style>
    <style:style style:name="ce48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ccffff" gnm:pattern-colour="#000000" gnm:pattern="0" style:vertical-align="bottom"/>
      <style:paragraph-properties fo:text-align="start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05" style:family="table-cell" style:parent-style-name="Default" style:data-style-name="N2">
      <style:table-cell-properties fo:border-bottom="none" fo:background-color="#ffffff" fo:border-left="0.06pt solid #000000" fo:border-right="0.06pt solid #000000" fo:border-top="none"/>
      <style:text-properties fo:font-size="11pt" style:font-size-asian="11pt" style:font-size-complex="11pt"/>
    </style:style>
    <style:style style:name="ce318" style:family="table-cell" style:parent-style-name="Default" style:data-style-name="N137">
      <style:table-cell-properties fo:border-bottom="0.06pt solid #000000" fo:background-color="#ffffff" fo:border-left="0.06pt solid #000000" fo:border-right="0.06pt solid #000000" fo:border-top="none"/>
      <style:text-properties fo:font-size="11pt" style:font-size-asian="11pt" style:font-size-complex="11pt"/>
    </style:style>
    <style:style style:name="ce316" style:family="table-cell" style:parent-style-name="Default" style:data-style-name="N142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Sans" fo:font-size="11pt" style:font-size-asian="11pt" style:font-size-complex="11pt"/>
    </style:style>
    <style:style style:name="ce319" style:family="table-cell" style:parent-style-name="Default" style:data-style-name="N137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6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68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69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7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74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75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fo:color="#000000" style:font-name="Sans" fo:font-size="11pt" style:font-size-asian="11pt" style:font-size-complex="11pt"/>
    </style:style>
    <style:style style:name="ce37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00" style:font-name="Sans" fo:font-size="11pt" style:font-size-asian="11pt" style:font-size-complex="11pt"/>
    </style:style>
    <style:style style:name="ce377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text-underline-style="solid" style:text-underline-width="auto" style:text-underline-color="font-color"/>
    </style:style>
    <style:style style:name="ce240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378" style:family="table-cell" style:parent-style-name="Default">
      <style:table-cell-properties fo:border-bottom="0.06pt solid #000000" fo:background-color="#ffffff" fo:border-left="none" fo:border-right="none" fo:border-top="none"/>
      <style:text-properties style:text-underline-style="solid" style:text-underline-width="auto" style:text-underline-color="font-color"/>
    </style:style>
    <style:style style:name="ce379" style:family="table-cell" style:parent-style-name="Default">
      <style:table-cell-properties style:glyph-orientation-vertical="auto" fo:border-bottom="none" fo:background-color="#ffffff" style:text-align-source="fix" style:repeat-content="false" fo:border-left="none" style:direction="ttb" fo:border-right="0.06pt solid #000000" style:rotation-angle="0" fo:border-top="0.06pt solid #000000"/>
      <style:paragraph-properties fo:text-align="end" fo:margin-left="0mm"/>
    </style:style>
    <style:style style:name="ce380" style:family="table-cell" style:parent-style-name="Default">
      <style:table-cell-properties fo:background-color="transparent"/>
    </style:style>
    <style:style style:name="ce381" style:family="table-cell" style:parent-style-name="Default" style:data-style-name="N2">
      <style:table-cell-properties fo:border-bottom="none" fo:background-color="#ffffff" fo:border-left="0.06pt solid #000000" fo:border-right="0.06pt solid #000000" fo:border-top="0.06pt solid #000000"/>
    </style:style>
    <style:style style:name="ce382" style:family="table-cell" style:parent-style-name="Default" style:data-style-name="N2">
      <style:table-cell-properties fo:border-bottom="none" fo:background-color="#ffffff" fo:border-left="0.06pt solid #000000" fo:border-right="0.06pt solid #000000" fo:border-top="none"/>
    </style:style>
    <style:style style:name="ce383" style:family="table-cell" style:parent-style-name="Default" style:data-style-name="N2">
      <style:table-cell-properties fo:border-bottom="0.06pt solid #000000" fo:background-color="#ffffff" fo:border-left="0.06pt solid #000000" fo:border-right="0.06pt solid #000000" fo:border-top="none"/>
    </style:style>
    <style:style style:name="ce38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527" style:family="table-cell" style:parent-style-name="Default" style:data-style-name="N1">
      <style:table-cell-properties fo:border="0.06pt solid #000000"/>
      <style:map style:condition="cell-content()&lt;10" style:apply-style-name="Default" style:base-cell-address="TopUSA_AsianRatio.E7"/>
      <style:map style:condition="cell-content()&lt;=100" style:apply-style-name="Times10" style:base-cell-address="TopUSA_AsianRatio.E7"/>
      <style:map style:condition="cell-content()&lt;500" style:apply-style-name="Times100" style:base-cell-address="TopUSA_AsianRatio.E7"/>
      <style:map style:condition="cell-content()&lt;1000" style:apply-style-name="Times500" style:base-cell-address="TopUSA_AsianRatio.E7"/>
      <style:map style:condition="cell-content()&gt;=1000" style:apply-style-name="Times1000" style:base-cell-address="TopUSA_AsianRatio.E7"/>
    </style:style>
    <style:style style:name="ce388" style:family="table-cell" style:parent-style-name="Times500">
      <style:table-cell-properties fo:border-bottom="0.06pt solid #000000" fo:background-color="#ffffff" fo:border-left="none" fo:border-right="none" fo:border-top="none"/>
    </style:style>
    <style:style style:name="ce389" style:family="table-cell" style:parent-style-name="Times500">
      <style:table-cell-properties fo:background-color="transparent"/>
    </style:style>
    <style:style style:name="ce530" style:family="table-cell" style:parent-style-name="Default" style:data-style-name="N1">
      <style:table-cell-properties fo:border="0.06pt solid #000000"/>
      <style:map style:condition="cell-content()&lt;10" style:apply-style-name="Default" style:base-cell-address="TopUSA_AsianRatio.E31"/>
      <style:map style:condition="cell-content()&lt;100" style:apply-style-name="Times10" style:base-cell-address="TopUSA_AsianRatio.E31"/>
      <style:map style:condition="cell-content()&lt;500" style:apply-style-name="Times100" style:base-cell-address="TopUSA_AsianRatio.E31"/>
      <style:map style:condition="cell-content()&lt;1000" style:apply-style-name="Times500" style:base-cell-address="TopUSA_AsianRatio.E31"/>
      <style:map style:condition="cell-content()&gt;=1000" style:apply-style-name="Times1000" style:base-cell-address="TopUSA_AsianRatio.E31"/>
    </style:style>
    <style:style style:name="ce391" style:family="table-cell" style:parent-style-name="Default" style:data-style-name="N150">
      <style:table-cell-properties fo:border="0.06pt solid #000000"/>
      <style:map style:condition="cell-content()&lt;10" style:apply-style-name="Default" style:base-cell-address="TopUSA_AsianRatio.E31"/>
      <style:map style:condition="cell-content()&lt;100" style:apply-style-name="Times10" style:base-cell-address="TopUSA_AsianRatio.E31"/>
      <style:map style:condition="cell-content()&lt;500" style:apply-style-name="Times100" style:base-cell-address="TopUSA_AsianRatio.E31"/>
      <style:map style:condition="cell-content()&lt;1000" style:apply-style-name="Times500" style:base-cell-address="TopUSA_AsianRatio.E31"/>
      <style:map style:condition="cell-content()&gt;=1000" style:apply-style-name="Times1000" style:base-cell-address="TopUSA_AsianRatio.E31"/>
    </style:style>
    <style:style style:name="ce393" style:family="table-cell" style:parent-style-name="Default" style:data-style-name="N1">
      <style:table-cell-properties fo:border-bottom="0.06pt solid #000000" fo:background-color="#ffffff" fo:border-left="none" fo:border-right="none" fo:border-top="none"/>
      <style:text-properties fo:color="#000000" style:text-underline-style="none"/>
    </style:style>
    <style:style style:name="ce394" style:family="table-cell" style:parent-style-name="Default" style:data-style-name="N1">
      <style:table-cell-properties fo:background-color="transparent" fo:border="none"/>
      <style:text-properties fo:color="#000000" style:text-underline-style="none"/>
    </style:style>
    <style:style style:name="ce395" style:family="table-cell" style:parent-style-name="Default">
      <style:table-cell-properties style:glyph-orientation-vertical="auto" fo:border-bottom="none" style:text-align-source="fix" style:repeat-content="false" fo:border-left="none" style:direction="ttb" fo:border-right="none" style:rotation-angle="0" fo:border-top="0.06pt solid #000000"/>
      <style:paragraph-properties fo:text-align="end" fo:margin-left="0mm"/>
    </style:style>
    <style:style style:name="ce396" style:family="table-cell" style:parent-style-name="Default">
      <style:table-cell-properties style:glyph-orientation-vertical="auto" style:text-align-source="fix" style:repeat-content="false" style:direction="ttb" style:rotation-angle="0"/>
      <style:paragraph-properties fo:text-align="end" fo:margin-left="0mm"/>
    </style:style>
    <style:style style:name="ce399" style:family="table-cell" style:parent-style-name="Default" style:data-style-name="N1">
      <style:table-cell-properties fo:border-bottom="0.06pt solid #000000" fo:background-color="#ffffff" fo:border-left="none" fo:border-right="0.06pt solid #000000" fo:border-top="none"/>
      <style:text-properties fo:color="#000000" style:text-underline-style="none"/>
    </style:style>
    <style:style style:name="ce400" style:family="table-cell" style:parent-style-name="Default">
      <style:table-cell-properties style:glyph-orientation-vertical="auto" fo:border-bottom="none" style:text-align-source="fix" style:repeat-content="false" fo:border-left="none" style:direction="ttb" fo:border-right="0.06pt solid #000000" style:rotation-angle="0" fo:border-top="none"/>
      <style:paragraph-properties fo:text-align="end" fo:margin-left="0mm"/>
    </style:style>
    <style:style style:name="ce401" style:family="table-cell" style:parent-style-name="Default">
      <style:table-cell-properties style:glyph-orientation-vertical="auto" style:text-align-source="fix" style:repeat-content="false" fo:border="none" style:direction="ttb" style:rotation-angle="0"/>
      <style:paragraph-properties fo:text-align="end" fo:margin-left="0mm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ffffff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RS History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54" table:default-cell-style-name="ce2"/>
        <table:table-row table:style-name="ro1">
          <table:table-cell table:style-name="ce8"/>
          <table:table-cell table:style-name="ce22"/>
          <table:table-cell table:style-name="ce122" table:number-columns-repeated="7"/>
          <table:table-cell table:number-columns-repeated="55"/>
        </table:table-row>
        <table:table-row table:style-name="ro2">
          <table:table-cell table:style-name="ce8"/>
          <table:table-cell table:style-name="ce30" office:value-type="string" calcext:value-type="string">
            <text:p>2003 SARS outbreak</text:p>
          </table:table-cell>
          <table:table-cell table:style-name="ce158" table:number-columns-repeated="2"/>
          <table:table-cell table:style-name="ce218" office:value-type="string" calcext:value-type="string">
            <text:p>2003 年 SARS 事件</text:p>
          </table:table-cell>
          <table:table-cell table:style-name="ce158" table:number-columns-repeated="3"/>
          <table:table-cell table:style-name="ce151" office:value-type="string" calcext:value-type="string">
            <text:p>Historical Data</text:p>
          </table:table-cell>
          <table:table-cell table:style-name="ce176" office:value-type="string" calcext:value-type="string">
            <text:p>歷史資料</text:p>
          </table:table-cell>
          <table:table-cell table:number-columns-repeated="54"/>
        </table:table-row>
        <table:table-row table:style-name="ro3">
          <table:table-cell table:style-name="ce8"/>
          <table:table-cell table:style-name="ce31"/>
          <table:table-cell table:style-name="ce159" table:number-columns-repeated="7"/>
          <table:table-cell table:style-name="ce265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60" office:value-type="string" calcext:value-type="string">
            <text:p>Hong Kong and Taiwan was hit hard by SARS in 2003.</text:p>
          </table:table-cell>
          <table:table-cell table:style-name="ce159" table:number-columns-repeated="6"/>
          <table:table-cell table:style-name="ce265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60" office:value-type="string" calcext:value-type="string">
            <text:p>Wearing face mask or face shield is a common knowledge now.</text:p>
          </table:table-cell>
          <table:table-cell table:style-name="ce159" table:number-columns-repeated="6"/>
          <table:table-cell table:style-name="ce265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60" office:value-type="string" calcext:value-type="string">
            <text:p>香港及台灣受到 2003 年 SARS 事件重擊，市民帶口罩或面罩現在已經成為普通常識。</text:p>
          </table:table-cell>
          <table:table-cell table:style-name="ce159" table:number-columns-repeated="6"/>
          <table:table-cell table:style-name="ce265"/>
          <table:table-cell table:number-columns-repeated="54"/>
        </table:table-row>
        <table:table-row table:style-name="ro4">
          <table:table-cell table:style-name="ce8"/>
          <table:table-cell table:style-name="ce44"/>
          <table:table-cell table:style-name="ce161" table:number-columns-repeated="7"/>
          <table:table-cell table:style-name="ce266"/>
          <table:table-cell table:number-columns-repeated="54"/>
        </table:table-row>
        <table:table-row table:style-name="ro2">
          <table:table-cell table:style-name="ce8"/>
          <table:table-cell table:style-name="ce30"/>
          <table:table-cell table:style-name="ce162"/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  <text:p/>
          </table:table-cell>
          <table:table-cell table:style-name="ce229" office:value-type="string" calcext:value-type="string">
            <text:p>Deaths per </text:p>
            <text:p/>
          </table:table-cell>
          <table:table-cell table:number-columns-repeated="54"/>
        </table:table-row>
        <table:table-row table:style-name="ro2">
          <table:table-cell table:style-name="ce8"/>
          <table:table-cell table:style-name="ce31" office:value-type="string" calcext:value-type="string">
            <text:p>2003 SARS outbreak</text:p>
          </table:table-cell>
          <table:table-cell table:style-name="ce16"/>
          <table:table-cell table:style-name="ce199"/>
          <table:table-cell table:style-name="ce220"/>
          <table:table-cell table:style-name="ce230" table:number-columns-repeated="3"/>
          <table:table-cell table:number-columns-repeated="2" table:style-name="ce230" office:value-type="string" calcext:value-type="string">
            <text:p>Million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45" office:value-type="string" calcext:value-type="string" table:number-columns-spanned="2" table:number-rows-spanned="1">
            <text:p>historical data</text:p>
          </table:table-cell>
          <table:covered-table-cell table:style-name="ce16"/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231" office:value-type="string" calcext:value-type="string">
            <text:p>確診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7"/>
          <table:table-cell table:style-name="ce24" office:value-type="string" calcext:value-type="string">
            <text:p>China (mainland)</text:p>
          </table:table-cell>
          <table:table-cell table:style-name="ce25" office:value-type="string" calcext:value-type="string">
            <text:p>中國大陸</text:p>
          </table:table-cell>
          <table:table-cell table:style-name="ce25" office:value-type="float" office:value="5327" calcext:value-type="float">
            <text:p>5327</text:p>
          </table:table-cell>
          <table:table-cell table:style-name="ce25" office:value-type="float" office:value="349" calcext:value-type="float">
            <text:p>349</text:p>
          </table:table-cell>
          <table:table-cell table:style-name="ce41" office:value-type="float" office:value="1433783686" calcext:value-type="float">
            <text:p>1,433,783,686</text:p>
          </table:table-cell>
          <table:table-cell table:style-name="ce46" table:formula="of:=[.F11]*1000000/[.H11]" office:value-type="float" office:value="3.71534426846589" calcext:value-type="float">
            <text:p>3.72</text:p>
          </table:table-cell>
          <table:table-cell table:style-name="ce74" table:formula="of:=[.G11]*1000000/[.H11]" office:value-type="float" office:value="0.243411892189712" calcext:value-type="float">
            <text:p>0.24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45" office:value-type="string" calcext:value-type="string" table:number-columns-spanned="2" table:number-rows-spanned="1">
            <text:p><text:s/>2003 年 SARS 事件</text:p>
          </table:table-cell>
          <table:covered-table-cell table:style-name="ce17"/>
          <table:table-cell table:style-name="ce25" office:value-type="string" calcext:value-type="string">
            <text:p>Hong Kong</text:p>
          </table:table-cell>
          <table:table-cell table:style-name="ce24" office:value-type="string" calcext:value-type="string">
            <text:p>香港</text:p>
          </table:table-cell>
          <table:table-cell table:style-name="ce25" office:value-type="float" office:value="1755" calcext:value-type="float">
            <text:p>1755</text:p>
          </table:table-cell>
          <table:table-cell table:style-name="ce25" office:value-type="float" office:value="299" calcext:value-type="float">
            <text:p>299</text:p>
          </table:table-cell>
          <table:table-cell table:style-name="ce41" office:value-type="float" office:value="7436154" calcext:value-type="float">
            <text:p>7,436,154</text:p>
          </table:table-cell>
          <table:table-cell table:style-name="ce46" table:formula="of:=[.F12]*1000000/[.H12]" office:value-type="float" office:value="236.009098251596" calcext:value-type="float">
            <text:p>236.01</text:p>
          </table:table-cell>
          <table:table-cell table:style-name="ce46" table:formula="of:=[.G12]*1000000/[.H12]" office:value-type="float" office:value="40.2089574799016" calcext:value-type="float">
            <text:p>40.21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45" office:value-type="string" calcext:value-type="string" table:number-columns-spanned="2" table:number-rows-spanned="1">
            <text:p>歷史數據</text:p>
          </table:table-cell>
          <table:covered-table-cell table:style-name="ce17"/>
          <table:table-cell table:style-name="ce25" office:value-type="string" calcext:value-type="string">
            <text:p>Taiwan</text:p>
          </table:table-cell>
          <table:table-cell table:style-name="ce24" office:value-type="string" calcext:value-type="string">
            <text:p>台灣</text:p>
          </table:table-cell>
          <table:table-cell table:style-name="ce25" office:value-type="float" office:value="346" calcext:value-type="float">
            <text:p>346</text:p>
          </table:table-cell>
          <table:table-cell table:style-name="ce25" office:value-type="float" office:value="73" calcext:value-type="float">
            <text:p>73</text:p>
          </table:table-cell>
          <table:table-cell table:style-name="ce41" office:value-type="float" office:value="23773876" calcext:value-type="float">
            <text:p>23,773,876</text:p>
          </table:table-cell>
          <table:table-cell table:style-name="ce46" table:formula="of:=[.F13]*1000000/[.H13]" office:value-type="float" office:value="14.5537900508945" calcext:value-type="float">
            <text:p>14.55</text:p>
          </table:table-cell>
          <table:table-cell table:style-name="ce46" table:formula="of:=[.G13]*1000000/[.H13]" office:value-type="float" office:value="3.07059732287659" calcext:value-type="float">
            <text:p>3.07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7"/>
          <table:table-cell table:style-name="ce25" office:value-type="string" calcext:value-type="string">
            <text:p>Canada</text:p>
          </table:table-cell>
          <table:table-cell table:style-name="ce25" office:value-type="string" calcext:value-type="string">
            <text:p>加拿大</text:p>
          </table:table-cell>
          <table:table-cell table:style-name="ce25" office:value-type="float" office:value="251" calcext:value-type="float">
            <text:p>251</text:p>
          </table:table-cell>
          <table:table-cell table:style-name="ce25" office:value-type="float" office:value="43" calcext:value-type="float">
            <text:p>43</text:p>
          </table:table-cell>
          <table:table-cell table:style-name="ce41" office:value-type="float" office:value="37968566" calcext:value-type="float">
            <text:p>37,968,566</text:p>
          </table:table-cell>
          <table:table-cell table:style-name="ce46" table:formula="of:=[.F14]*1000000/[.H14]" office:value-type="float" office:value="6.61073162468132" calcext:value-type="float">
            <text:p>6.61</text:p>
          </table:table-cell>
          <table:table-cell table:style-name="ce46" table:formula="of:=[.G14]*1000000/[.H14]" office:value-type="float" office:value="1.13251577633983" calcext:value-type="float">
            <text:p>1.1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44"/>
          <table:table-cell table:style-name="ce18"/>
          <table:table-cell table:style-name="ce26" office:value-type="string" calcext:value-type="string">
            <text:p>Singapore</text:p>
          </table:table-cell>
          <table:table-cell table:style-name="ce33" office:value-type="string" calcext:value-type="string">
            <text:p>新加玻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33" calcext:value-type="float">
            <text:p>33</text:p>
          </table:table-cell>
          <table:table-cell table:style-name="ce42" office:value-type="float" office:value="5804337" calcext:value-type="float">
            <text:p>5,804,337</text:p>
          </table:table-cell>
          <table:table-cell table:style-name="ce47" table:formula="of:=[.F15]*1000000/[.H15]" office:value-type="float" office:value="41.0038217973905" calcext:value-type="float">
            <text:p>41.00</text:p>
          </table:table-cell>
          <table:table-cell table:style-name="ce47" table:formula="of:=[.G15]*1000000/[.H15]" office:value-type="float" office:value="5.68540386266338" calcext:value-type="float">
            <text:p>5.69</text:p>
          </table:table-cell>
          <table:table-cell table:number-columns-repeated="54"/>
        </table:table-row>
        <table:table-row table:style-name="ro5">
          <table:table-cell table:style-name="ce8"/>
          <table:table-cell table:style-name="ce31"/>
          <table:table-cell table:style-name="ce159" table:number-columns-repeated="7"/>
          <table:table-cell table:style-name="ce265"/>
          <table:table-cell table:number-columns-repeated="54"/>
        </table:table-row>
        <table:table-row table:style-name="ro2">
          <table:table-cell table:style-name="ce8"/>
          <table:table-cell table:style-name="ce31" office:value-type="string" calcext:value-type="string">
            <text:p><text:span text:style-name="T1">Hong Kong and China comparison  香港與中國大陸</text:span>比較</text:p>
          </table:table-cell>
          <table:table-cell table:style-name="ce159" table:number-columns-repeated="3"/>
          <table:table-cell table:style-name="ce37" office:value-type="string" calcext:value-type="string">
            <text:p>Hong Kong</text:p>
          </table:table-cell>
          <table:table-cell table:style-name="ce37" office:value-type="string" calcext:value-type="string">
            <text:p>China</text:p>
          </table:table-cell>
          <table:table-cell table:style-name="ce37"/>
          <table:table-cell table:style-name="ce159"/>
          <table:table-cell table:style-name="ce265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59" table:number-columns-repeated="3"/>
          <table:table-cell table:style-name="ce38" office:value-type="string" calcext:value-type="string">
            <text:p>香港</text:p>
          </table:table-cell>
          <table:table-cell table:style-name="ce38" office:value-type="string" calcext:value-type="string">
            <text:p>中國大陸</text:p>
          </table:table-cell>
          <table:table-cell table:style-name="ce37"/>
          <table:table-cell table:style-name="ce159"/>
          <table:table-cell table:style-name="ce55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9" office:value-type="string" calcext:value-type="string">
            <text:p>Cases by million ratio 每百萬人確診比率</text:p>
          </table:table-cell>
          <table:table-cell table:style-name="ce19" table:number-columns-repeated="2"/>
          <table:table-cell table:style-name="ce39" table:formula="of:=[.I12]" office:value-type="float" office:value="236.009098251596" calcext:value-type="float">
            <text:p>236.01</text:p>
          </table:table-cell>
          <table:table-cell table:style-name="ce39" table:formula="of:=[.I11]" office:value-type="float" office:value="3.71534426846589" calcext:value-type="float">
            <text:p>3.72</text:p>
          </table:table-cell>
          <table:table-cell table:style-name="ce19"/>
          <table:table-cell table:style-name="ce141" table:formula="of:=[.F19]/[.G19]" office:value-type="float" office:value="63.5228073626262" calcext:value-type="float">
            <text:p>64</text:p>
          </table:table-cell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9" office:value-type="string" calcext:value-type="string">
            <text:p>Deaths by million ratio 每百萬人死亡比率</text:p>
          </table:table-cell>
          <table:table-cell table:style-name="ce19" table:number-columns-repeated="2"/>
          <table:table-cell table:style-name="ce40" table:formula="of:=[.J12]" office:value-type="float" office:value="40.2089574799016" calcext:value-type="float">
            <text:p>40.2090</text:p>
          </table:table-cell>
          <table:table-cell table:style-name="ce40" table:formula="of:=[.J11]" office:value-type="float" office:value="0.243411892189712" calcext:value-type="float">
            <text:p>0.2434</text:p>
          </table:table-cell>
          <table:table-cell table:style-name="ce19" table:number-columns-repeated="2"/>
          <table:table-cell table:style-name="Times500" table:formula="of:=[.F20]/[.G20]" office:value-type="float" office:value="165.18896064685" calcext:value-type="float">
            <text:p>165</text:p>
          </table:table-cell>
          <table:table-cell table:number-columns-repeated="54"/>
        </table:table-row>
        <table:table-row table:style-name="ro6">
          <table:table-cell table:style-name="ce8"/>
          <table:table-cell table:style-name="ce31"/>
          <table:table-cell table:style-name="ce19" table:number-columns-repeated="3"/>
          <table:table-cell table:style-name="ce39" table:number-columns-repeated="2"/>
          <table:table-cell table:style-name="ce19" table:number-columns-repeated="2"/>
          <table:table-cell table:style-name="ce60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9" office:value-type="string" calcext:value-type="string">
            <text:p>In 2003, Hong Kong cases per million was 64 times and deaths per million was 165 times of China.</text:p>
          </table:table-cell>
          <table:table-cell table:style-name="ce19" table:number-columns-repeated="2"/>
          <table:table-cell table:style-name="ce39" table:number-columns-repeated="2"/>
          <table:table-cell table:style-name="ce19" table:number-columns-repeated="2"/>
          <table:table-cell table:style-name="ce60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59" office:value-type="string" calcext:value-type="string">
            <text:p>在 2003 年，香港的每百萬感染病例數是中國大陸的 64 倍，每百萬死亡人數是 165 倍。</text:p>
          </table:table-cell>
          <table:table-cell table:style-name="ce19" table:number-columns-repeated="2"/>
          <table:table-cell table:style-name="ce39" table:number-columns-repeated="2"/>
          <table:table-cell table:style-name="ce19" table:number-columns-repeated="2"/>
          <table:table-cell table:style-name="ce60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59" office:value-type="string" calcext:value-type="string">
            <text:p>Hong Kong people did not know the importance of face mask and face shield and learned the lesson.</text:p>
          </table:table-cell>
          <table:table-cell table:style-name="ce159" table:number-columns-repeated="6"/>
          <table:table-cell table:style-name="ce55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59" office:value-type="string" calcext:value-type="string">
            <text:p>當時香港人還末知道口罩及面罩的重要性，上了重要的一課。</text:p>
          </table:table-cell>
          <table:table-cell table:style-name="ce159" table:number-columns-repeated="6"/>
          <table:table-cell table:style-name="ce55"/>
          <table:table-cell table:number-columns-repeated="54"/>
        </table:table-row>
        <table:table-row table:style-name="ro7">
          <table:table-cell table:style-name="ce8"/>
          <table:table-cell table:style-name="ce44"/>
          <table:table-cell table:style-name="ce161" table:number-columns-repeated="7"/>
          <table:table-cell table:style-name="ce61"/>
          <table:table-cell table:number-columns-repeated="54"/>
        </table:table-row>
        <table:table-row table:style-name="ro2">
          <table:table-cell table:style-name="ce8"/>
          <table:table-cell table:style-name="ce22"/>
          <table:table-cell table:style-name="ce122" table:number-columns-repeated="8"/>
          <table:table-cell table:number-columns-repeated="54"/>
        </table:table-row>
        <table:table-row table:style-name="ro2">
          <table:table-cell table:style-name="ce8" table:number-columns-repeated="10"/>
          <table:table-cell table:number-columns-repeated="54"/>
        </table:table-row>
        <table:table-row table:style-name="ro2" table:number-rows-repeated="1047997">
          <table:table-cell table:number-columns-repeated="64"/>
        </table:table-row>
        <table:table-row table:style-name="ro8" table:number-rows-repeated="550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EuropeEastAsia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54" table:default-cell-style-name="ce2"/>
        <table:table-row table:style-name="ro1">
          <table:table-cell table:style-name="ce8"/>
          <table:table-cell table:style-name="ce22"/>
          <table:table-cell table:style-name="ce122" table:number-columns-repeated="8"/>
          <table:table-cell table:number-columns-repeated="54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2"/>
          <table:table-cell table:style-name="ce222" office:value-type="string" calcext:value-type="string">
            <text:p>Date 日期 :</text:p>
          </table:table-cell>
          <table:table-cell table:style-name="ce245" office:value-type="string" calcext:value-type="string">
            <text:p>2020-04-06</text:p>
          </table:table-cell>
          <table:table-cell table:number-columns-repeated="54"/>
        </table:table-row>
        <table:table-row table:style-name="ro9">
          <table:table-cell table:style-name="ce8"/>
          <table:table-cell table:style-name="ce31"/>
          <table:table-cell table:style-name="ce159" table:number-columns-repeated="7"/>
          <table:table-cell table:style-name="ce273"/>
          <table:table-cell table:number-columns-repeated="54"/>
        </table:table-row>
        <table:table-row table:style-name="ro2">
          <table:table-cell table:style-name="ce8"/>
          <table:table-cell table:style-name="ce88" office:value-type="string" calcext:value-type="string">
            <text:p>Top-10 European countries and territories 前十位歐洲國家或地區 <text:s text:c="2"/>COVID-19</text:p>
          </table:table-cell>
          <table:table-cell table:style-name="ce139" table:number-columns-repeated="7"/>
          <table:table-cell table:style-name="ce246"/>
          <table:table-cell table:number-columns-repeated="54"/>
        </table:table-row>
        <table:table-row table:style-name="ro2">
          <table:table-cell table:style-name="ce8"/>
          <table:table-cell table:style-name="ce89" office:value-type="string" calcext:value-type="string">
            <text:p>Regional</text:p>
          </table:table-cell>
          <table:table-cell table:style-name="ce89" office:value-type="string" calcext:value-type="string">
            <text:p>World</text:p>
          </table:table-cell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</table:table-cell>
          <table:table-cell table:style-name="ce229" office:value-type="string" calcext:value-type="string">
            <text:p>Deaths per</text:p>
          </table:table-cell>
          <table:table-cell table:number-columns-repeated="54"/>
        </table:table-row>
        <table:table-row table:style-name="ro10">
          <table:table-cell table:style-name="ce8"/>
          <table:table-cell table:number-columns-repeated="2" table:style-name="ce90" office:value-type="string" calcext:value-type="string">
            <text:p>Ranking</text:p>
          </table:table-cell>
          <table:table-cell table:style-name="ce199"/>
          <table:table-cell table:style-name="ce220"/>
          <table:table-cell table:style-name="ce230" table:number-columns-repeated="3"/>
          <table:table-cell table:number-columns-repeated="2" table:style-name="ce230" office:value-type="string" calcext:value-type="string">
            <text:p>Million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1" office:value-type="string" calcext:value-type="string">
            <text:p>地區排名</text:p>
          </table:table-cell>
          <table:table-cell table:style-name="ce91" office:value-type="string" calcext:value-type="string">
            <text:p>世界排名</text:p>
          </table:table-cell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231" office:value-type="string" calcext:value-type="string">
            <text:p>確診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54"/>
        </table:table-row>
        <table:table-row table:style-name="ro11">
          <table:table-cell table:style-name="ce8"/>
          <table:table-cell table:style-name="ce93" table:number-columns-repeated="2"/>
          <table:table-cell table:style-name="ce208" table:number-columns-repeated="2"/>
          <table:table-cell table:style-name="ce187" table:number-columns-repeated="2"/>
          <table:table-cell table:style-name="ce208" table:number-columns-repeated="3"/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166" office:value-type="string" calcext:value-type="string">
            <text:p>Spain</text:p>
          </table:table-cell>
          <table:table-cell table:style-name="ce166" office:value-type="string" calcext:value-type="string">
            <text:p>西班牙</text:p>
          </table:table-cell>
          <table:table-cell table:style-name="ce154" office:value-type="float" office:value="135032" calcext:value-type="float">
            <text:p>135,032</text:p>
          </table:table-cell>
          <table:table-cell table:style-name="ce154" office:value-type="float" office:value="13055" calcext:value-type="float">
            <text:p>13,055</text:p>
          </table:table-cell>
          <table:table-cell table:style-name="ce213" office:value-type="float" office:value="60550075" calcext:value-type="float">
            <text:p>60,550,075</text:p>
          </table:table-cell>
          <table:table-cell table:style-name="ce223" table:formula="of:=[.F9]*1000000/[.H9]" office:value-type="float" office:value="2230.08807173236" calcext:value-type="float">
            <text:p>2230.09</text:p>
          </table:table-cell>
          <table:table-cell table:style-name="ce223" table:formula="of:=[.G9]*1000000/[.H9]" office:value-type="float" office:value="215.606669355901" calcext:value-type="float">
            <text:p>215.61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166" office:value-type="string" calcext:value-type="string">
            <text:p>Italy</text:p>
          </table:table-cell>
          <table:table-cell table:style-name="ce166" office:value-type="string" calcext:value-type="string">
            <text:p>意大利</text:p>
          </table:table-cell>
          <table:table-cell table:style-name="ce154" office:value-type="float" office:value="128948" calcext:value-type="float">
            <text:p>128,948</text:p>
          </table:table-cell>
          <table:table-cell table:style-name="ce154" office:value-type="float" office:value="15887" calcext:value-type="float">
            <text:p>15,887</text:p>
          </table:table-cell>
          <table:table-cell table:style-name="ce213" office:value-type="float" office:value="46736776" calcext:value-type="float">
            <text:p>46,736,776</text:p>
          </table:table-cell>
          <table:table-cell table:style-name="ce223" table:formula="of:=[.F10]*1000000/[.H10]" office:value-type="float" office:value="2759.02642492927" calcext:value-type="float">
            <text:p>2759.03</text:p>
          </table:table-cell>
          <table:table-cell table:style-name="ce223" table:formula="of:=[.G10]*1000000/[.H10]" office:value-type="float" office:value="339.925030344412" calcext:value-type="float">
            <text:p>339.9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3" calcext:value-type="float">
            <text:p>3</text:p>
          </table:table-cell>
          <table:table-cell table:style-name="ce93" office:value-type="float" office:value="5" calcext:value-type="float">
            <text:p>5</text:p>
          </table:table-cell>
          <table:table-cell table:style-name="ce166" office:value-type="string" calcext:value-type="string">
            <text:p>Germany</text:p>
          </table:table-cell>
          <table:table-cell table:style-name="ce166" office:value-type="string" calcext:value-type="string">
            <text:p>德國</text:p>
          </table:table-cell>
          <table:table-cell table:style-name="ce154" office:value-type="float" office:value="100123" calcext:value-type="float">
            <text:p>100,123</text:p>
          </table:table-cell>
          <table:table-cell table:style-name="ce154" office:value-type="float" office:value="1590" calcext:value-type="float">
            <text:p>1,590</text:p>
          </table:table-cell>
          <table:table-cell table:style-name="ce213" office:value-type="float" office:value="83517045" calcext:value-type="float">
            <text:p>83,517,045</text:p>
          </table:table-cell>
          <table:table-cell table:style-name="ce223" table:formula="of:=[.F11]*1000000/[.H11]" office:value-type="float" office:value="1198.83312442388" calcext:value-type="float">
            <text:p>1198.83</text:p>
          </table:table-cell>
          <table:table-cell table:style-name="ce223" table:formula="of:=[.G11]*1000000/[.H11]" office:value-type="float" office:value="19.0380299015608" calcext:value-type="float">
            <text:p>19.04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4" calcext:value-type="float">
            <text:p>4</text:p>
          </table:table-cell>
          <table:table-cell table:style-name="ce93" office:value-type="float" office:value="6" calcext:value-type="float">
            <text:p>6</text:p>
          </table:table-cell>
          <table:table-cell table:style-name="ce166" office:value-type="string" calcext:value-type="string">
            <text:p>France</text:p>
          </table:table-cell>
          <table:table-cell table:style-name="ce166" office:value-type="string" calcext:value-type="string">
            <text:p>法國</text:p>
          </table:table-cell>
          <table:table-cell table:style-name="ce154" office:value-type="float" office:value="70478" calcext:value-type="float">
            <text:p>70,478</text:p>
          </table:table-cell>
          <table:table-cell table:style-name="ce154" office:value-type="float" office:value="8078" calcext:value-type="float">
            <text:p>8,078</text:p>
          </table:table-cell>
          <table:table-cell table:style-name="ce213" office:value-type="float" office:value="65129728" calcext:value-type="float">
            <text:p>65,129,728</text:p>
          </table:table-cell>
          <table:table-cell table:style-name="ce223" table:formula="of:=[.F12]*1000000/[.H12]" office:value-type="float" office:value="1082.1172168875" calcext:value-type="float">
            <text:p>1082.12</text:p>
          </table:table-cell>
          <table:table-cell table:style-name="ce223" table:formula="of:=[.G12]*1000000/[.H12]" office:value-type="float" office:value="124.029383325538" calcext:value-type="float">
            <text:p>124.0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5" calcext:value-type="float">
            <text:p>5</text:p>
          </table:table-cell>
          <table:table-cell table:style-name="ce93" office:value-type="float" office:value="8" calcext:value-type="float">
            <text:p>8</text:p>
          </table:table-cell>
          <table:table-cell table:style-name="ce166" office:value-type="string" calcext:value-type="string">
            <text:p>United Kingdom</text:p>
          </table:table-cell>
          <table:table-cell table:style-name="ce166" office:value-type="string" calcext:value-type="string">
            <text:p>英國</text:p>
          </table:table-cell>
          <table:table-cell table:style-name="ce154" office:value-type="float" office:value="47806" calcext:value-type="float">
            <text:p>47,806</text:p>
          </table:table-cell>
          <table:table-cell table:style-name="ce154" office:value-type="float" office:value="4932" calcext:value-type="float">
            <text:p>4,932</text:p>
          </table:table-cell>
          <table:table-cell table:style-name="ce213" office:value-type="float" office:value="67530172" calcext:value-type="float">
            <text:p>67,530,172</text:p>
          </table:table-cell>
          <table:table-cell table:style-name="ce223" table:formula="of:=[.F13]*1000000/[.H13]" office:value-type="float" office:value="707.920601771901" calcext:value-type="float">
            <text:p>707.92</text:p>
          </table:table-cell>
          <table:table-cell table:style-name="ce223" table:formula="of:=[.G13]*1000000/[.H13]" office:value-type="float" office:value="73.0340210002723" calcext:value-type="float">
            <text:p>73.0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6" calcext:value-type="float">
            <text:p>6</text:p>
          </table:table-cell>
          <table:table-cell table:style-name="ce93" office:value-type="float" office:value="9" calcext:value-type="float">
            <text:p>9</text:p>
          </table:table-cell>
          <table:table-cell table:style-name="ce166" office:value-type="string" calcext:value-type="string">
            <text:p>Switzerland</text:p>
          </table:table-cell>
          <table:table-cell table:style-name="ce166" office:value-type="string" calcext:value-type="string">
            <text:p>瑞士</text:p>
          </table:table-cell>
          <table:table-cell table:style-name="ce154" office:value-type="float" office:value="21202" calcext:value-type="float">
            <text:p>21,202</text:p>
          </table:table-cell>
          <table:table-cell table:style-name="ce154" office:value-type="float" office:value="734" calcext:value-type="float">
            <text:p>734</text:p>
          </table:table-cell>
          <table:table-cell table:style-name="ce213" office:value-type="float" office:value="8591365" calcext:value-type="float">
            <text:p>8,591,365</text:p>
          </table:table-cell>
          <table:table-cell table:style-name="ce223" table:formula="of:=[.F14]*1000000/[.H14]" office:value-type="float" office:value="2467.82670739749" calcext:value-type="float">
            <text:p>2467.83</text:p>
          </table:table-cell>
          <table:table-cell table:style-name="ce223" table:formula="of:=[.G14]*1000000/[.H14]" office:value-type="float" office:value="85.4346195278631" calcext:value-type="float">
            <text:p>85.4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7" calcext:value-type="float">
            <text:p>7</text:p>
          </table:table-cell>
          <table:table-cell table:style-name="ce93" office:value-type="float" office:value="11" calcext:value-type="float">
            <text:p>11</text:p>
          </table:table-cell>
          <table:table-cell table:style-name="ce166" office:value-type="string" calcext:value-type="string">
            <text:p>Belgium</text:p>
          </table:table-cell>
          <table:table-cell table:style-name="ce166" office:value-type="string" calcext:value-type="string">
            <text:p>比利時</text:p>
          </table:table-cell>
          <table:table-cell table:style-name="ce157" office:value-type="float" office:value="20814" calcext:value-type="float">
            <text:p>20,814</text:p>
          </table:table-cell>
          <table:table-cell table:style-name="ce157" office:value-type="float" office:value="1632" calcext:value-type="float">
            <text:p>1,632</text:p>
          </table:table-cell>
          <table:table-cell table:style-name="ce213" office:value-type="float" office:value="11539328" calcext:value-type="float">
            <text:p>11,539,328</text:p>
          </table:table-cell>
          <table:table-cell table:style-name="ce223" table:formula="of:=[.F15]*1000000/[.H15]" office:value-type="float" office:value="1803.7445508092" calcext:value-type="float">
            <text:p>1803.74</text:p>
          </table:table-cell>
          <table:table-cell table:style-name="ce223" table:formula="of:=[.G15]*1000000/[.H15]" office:value-type="float" office:value="141.429379596455" calcext:value-type="float">
            <text:p>141.4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8" calcext:value-type="float">
            <text:p>8</text:p>
          </table:table-cell>
          <table:table-cell table:style-name="ce93" office:value-type="float" office:value="12" calcext:value-type="float">
            <text:p>12</text:p>
          </table:table-cell>
          <table:table-cell table:style-name="ce166" office:value-type="string" calcext:value-type="string">
            <text:p>Netherlands</text:p>
          </table:table-cell>
          <table:table-cell table:style-name="ce166" office:value-type="string" calcext:value-type="string">
            <text:p>荷蘭</text:p>
          </table:table-cell>
          <table:table-cell table:style-name="ce157" office:value-type="float" office:value="18803" calcext:value-type="float">
            <text:p>18,803</text:p>
          </table:table-cell>
          <table:table-cell table:style-name="ce157" office:value-type="float" office:value="1867" calcext:value-type="float">
            <text:p>1,867</text:p>
          </table:table-cell>
          <table:table-cell table:style-name="ce213" office:value-type="float" office:value="17097130" calcext:value-type="float">
            <text:p>17,097,130</text:p>
          </table:table-cell>
          <table:table-cell table:style-name="ce223" table:formula="of:=[.F16]*1000000/[.H16]" office:value-type="float" office:value="1099.77522543257" calcext:value-type="float">
            <text:p>1099.78</text:p>
          </table:table-cell>
          <table:table-cell table:style-name="ce223" table:formula="of:=[.G16]*1000000/[.H16]" office:value-type="float" office:value="109.199614204255" calcext:value-type="float">
            <text:p>109.20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9" calcext:value-type="float">
            <text:p>9</text:p>
          </table:table-cell>
          <table:table-cell table:style-name="ce93" office:value-type="float" office:value="13" calcext:value-type="float">
            <text:p>13</text:p>
          </table:table-cell>
          <table:table-cell table:style-name="ce166" office:value-type="string" calcext:value-type="string">
            <text:p>Austria</text:p>
          </table:table-cell>
          <table:table-cell table:style-name="ce166" office:value-type="string" calcext:value-type="string">
            <text:p>奧地利</text:p>
          </table:table-cell>
          <table:table-cell table:style-name="ce154" office:value-type="float" office:value="12162" calcext:value-type="float">
            <text:p>12,162</text:p>
          </table:table-cell>
          <table:table-cell table:style-name="ce154" office:value-type="float" office:value="220" calcext:value-type="float">
            <text:p>220</text:p>
          </table:table-cell>
          <table:table-cell table:style-name="ce213" office:value-type="float" office:value="8955102" calcext:value-type="float">
            <text:p>8,955,102</text:p>
          </table:table-cell>
          <table:table-cell table:style-name="ce223" table:formula="of:=[.F17]*1000000/[.H17]" office:value-type="float" office:value="1358.10848385647" calcext:value-type="float">
            <text:p>1358.11</text:p>
          </table:table-cell>
          <table:table-cell table:style-name="ce223" table:formula="of:=[.G17]*1000000/[.H17]" office:value-type="float" office:value="24.5670010235506" calcext:value-type="float">
            <text:p>24.57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16" calcext:value-type="float">
            <text:p>16</text:p>
          </table:table-cell>
          <table:table-cell table:style-name="ce166" office:value-type="string" calcext:value-type="string">
            <text:p>Portugal</text:p>
          </table:table-cell>
          <table:table-cell table:style-name="ce166" office:value-type="string" calcext:value-type="string">
            <text:p>葡萄牙</text:p>
          </table:table-cell>
          <table:table-cell table:style-name="ce157" office:value-type="float" office:value="11730" calcext:value-type="float">
            <text:p>11,730</text:p>
          </table:table-cell>
          <table:table-cell table:style-name="ce157" office:value-type="float" office:value="311" calcext:value-type="float">
            <text:p>311</text:p>
          </table:table-cell>
          <table:table-cell table:style-name="ce213" office:value-type="float" office:value="5378857" calcext:value-type="float">
            <text:p>5,378,857</text:p>
          </table:table-cell>
          <table:table-cell table:style-name="ce223" table:formula="of:=[.F18]*1000000/[.H18]" office:value-type="float" office:value="2180.76070808352" calcext:value-type="float">
            <text:p>2180.76</text:p>
          </table:table-cell>
          <table:table-cell table:style-name="ce223" table:formula="of:=[.G18]*1000000/[.H18]" office:value-type="float" office:value="57.818975295309" calcext:value-type="float">
            <text:p>57.82</text:p>
          </table:table-cell>
          <table:table-cell table:number-columns-repeated="54"/>
        </table:table-row>
        <table:table-row table:style-name="ro7">
          <table:table-cell table:style-name="ce8"/>
          <table:table-cell table:style-name="ce94" table:number-columns-repeated="2"/>
          <table:table-cell table:style-name="ce167" table:number-columns-repeated="2"/>
          <table:table-cell table:style-name="ce163"/>
          <table:table-cell table:style-name="ce202" table:number-columns-repeated="2"/>
          <table:table-cell table:style-name="ce225"/>
          <table:table-cell table:style-name="ce267"/>
          <table:table-cell table:number-columns-repeated="54"/>
        </table:table-row>
        <table:table-row table:style-name="ro2">
          <table:table-cell table:style-name="ce8"/>
          <table:table-cell table:style-name="ce95" office:value-type="string" calcext:value-type="string">
            <text:p>European Total</text:p>
          </table:table-cell>
          <table:table-cell table:style-name="ce159"/>
          <table:table-cell table:style-name="ce159" office:value-type="string" calcext:value-type="string">
            <text:p>歐洲總計</text:p>
          </table:table-cell>
          <table:table-cell table:style-name="ce159"/>
          <table:table-cell table:style-name="ce154" table:formula="of:=SUM([.F9:.F18])" office:value-type="float" office:value="567098" calcext:value-type="float">
            <text:p>567,098</text:p>
          </table:table-cell>
          <table:table-cell table:style-name="ce154" table:formula="of:=SUM([.G9:.G18])" office:value-type="float" office:value="48306" calcext:value-type="float">
            <text:p>48,306</text:p>
          </table:table-cell>
          <table:table-cell table:style-name="ce213" table:formula="of:=SUM([.H9:.H18])" office:value-type="float" office:value="375025578" calcext:value-type="float">
            <text:p>375,025,578</text:p>
          </table:table-cell>
          <table:table-cell table:style-name="ce223" table:formula="of:=[.F20]*1000000/[.H20]" office:value-type="float" office:value="1512.15819204737" calcext:value-type="float">
            <text:p>1512.16</text:p>
          </table:table-cell>
          <table:table-cell table:style-name="ce223" table:formula="of:=[.G20]*1000000/[.H20]" office:value-type="float" office:value="128.807214317526" calcext:value-type="float">
            <text:p>128.81</text:p>
          </table:table-cell>
          <table:table-cell table:number-columns-repeated="54"/>
        </table:table-row>
        <table:table-row table:style-name="ro12">
          <table:table-cell table:style-name="ce8"/>
          <table:table-cell table:style-name="ce95"/>
          <table:table-cell table:style-name="ce159" table:number-columns-repeated="3"/>
          <table:table-cell table:style-name="ce167" table:number-columns-repeated="2"/>
          <table:table-cell table:style-name="ce202"/>
          <table:table-cell table:style-name="ce225" table:number-columns-repeated="2"/>
          <table:table-cell table:number-columns-repeated="54"/>
        </table:table-row>
        <table:table-row table:style-name="ro3">
          <table:table-cell table:style-name="ce8"/>
          <table:table-cell table:style-name="ce96"/>
          <table:table-cell table:style-name="ce161" table:number-columns-repeated="7"/>
          <table:table-cell table:style-name="ce268"/>
          <table:table-cell table:number-columns-repeated="54"/>
        </table:table-row>
        <table:table-row table:style-name="ro4">
          <table:table-cell table:style-name="ce8"/>
          <table:table-cell table:style-name="ce122" table:number-columns-repeated="8"/>
          <table:table-cell table:style-name="ce269"/>
          <table:table-cell table:number-columns-repeated="54"/>
        </table:table-row>
        <table:table-row table:style-name="ro13">
          <table:table-cell table:style-name="ce8"/>
          <table:table-cell table:style-name="ce122" table:number-columns-repeated="8"/>
          <table:table-cell table:style-name="ce269"/>
          <table:table-cell table:number-columns-repeated="54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2"/>
          <table:table-cell table:style-name="ce222" office:value-type="string" calcext:value-type="string">
            <text:p>Date 日期 :</text:p>
          </table:table-cell>
          <table:table-cell table:style-name="ce245" table:formula="of:=[.J2]" office:value-type="string" office:string-value="2020-04-06" calcext:value-type="string">
            <text:p>2020-04-06</text:p>
          </table:table-cell>
          <table:table-cell table:number-columns-repeated="54"/>
        </table:table-row>
        <table:table-row table:style-name="ro14">
          <table:table-cell table:style-name="ce8"/>
          <table:table-cell table:style-name="ce31"/>
          <table:table-cell table:style-name="ce159" table:number-columns-repeated="7"/>
          <table:table-cell table:style-name="ce273"/>
          <table:table-cell table:number-columns-repeated="54"/>
        </table:table-row>
        <table:table-row table:style-name="ro2">
          <table:table-cell table:style-name="ce8"/>
          <table:table-cell table:style-name="ce98" office:value-type="string" calcext:value-type="string">
            <text:p>Top-10 East Asian countries and territories <text:s/>前十位東亞國家或地區</text:p>
          </table:table-cell>
          <table:table-cell table:style-name="ce140"/>
          <table:table-cell table:style-name="ce168" table:number-columns-repeated="3"/>
          <table:table-cell table:style-name="ce140" table:number-columns-repeated="3"/>
          <table:table-cell table:style-name="ce288"/>
          <table:table-cell table:number-columns-repeated="54"/>
        </table:table-row>
        <table:table-row table:style-name="ro2">
          <table:table-cell table:style-name="ce8"/>
          <table:table-cell table:style-name="ce89" office:value-type="string" calcext:value-type="string">
            <text:p>Regional</text:p>
          </table:table-cell>
          <table:table-cell table:style-name="ce89" office:value-type="string" calcext:value-type="string">
            <text:p>World</text:p>
          </table:table-cell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  <text:p/>
          </table:table-cell>
          <table:table-cell table:style-name="ce229" office:value-type="string" calcext:value-type="string">
            <text:p>Deaths per </text:p>
            <text:p/>
          </table:table-cell>
          <table:table-cell table:number-columns-repeated="54"/>
        </table:table-row>
        <table:table-row table:style-name="ro15">
          <table:table-cell table:style-name="ce8"/>
          <table:table-cell table:number-columns-repeated="2" table:style-name="ce90" office:value-type="string" calcext:value-type="string">
            <text:p>Ranking</text:p>
          </table:table-cell>
          <table:table-cell table:style-name="ce199"/>
          <table:table-cell table:style-name="ce220"/>
          <table:table-cell table:style-name="ce230" table:number-columns-repeated="3"/>
          <table:table-cell table:number-columns-repeated="2" table:style-name="ce230" office:value-type="string" calcext:value-type="string">
            <text:p>Million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1" office:value-type="string" calcext:value-type="string">
            <text:p>地區排名</text:p>
          </table:table-cell>
          <table:table-cell table:style-name="ce91" office:value-type="string" calcext:value-type="string">
            <text:p>世界排名</text:p>
          </table:table-cell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231" office:value-type="string" calcext:value-type="string">
            <text:p>確診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54"/>
        </table:table-row>
        <table:table-row table:style-name="ro3">
          <table:table-cell table:style-name="ce8"/>
          <table:table-cell table:style-name="ce103"/>
          <table:table-cell table:style-name="ce143"/>
          <table:table-cell table:style-name="ce169" table:number-columns-repeated="7"/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1" calcext:value-type="float">
            <text:p>1</text:p>
          </table:table-cell>
          <table:table-cell table:style-name="ce144" office:value-type="float" office:value="5" calcext:value-type="float">
            <text:p>5</text:p>
          </table:table-cell>
          <table:table-cell table:style-name="ce204" office:value-type="string" calcext:value-type="string">
            <text:p>China</text:p>
          </table:table-cell>
          <table:table-cell table:style-name="ce204" office:value-type="string" calcext:value-type="string">
            <text:p>中國大陸</text:p>
          </table:table-cell>
          <table:table-cell table:style-name="ce41" office:value-type="float" office:value="81708" calcext:value-type="float">
            <text:p>81,708</text:p>
          </table:table-cell>
          <table:table-cell table:style-name="ce41" office:value-type="float" office:value="3331" calcext:value-type="float">
            <text:p>3,331</text:p>
          </table:table-cell>
          <table:table-cell table:style-name="ce251" office:value-type="float" office:value="1433783686" calcext:value-type="float">
            <text:p>1,433,783,686</text:p>
          </table:table-cell>
          <table:table-cell table:style-name="ce257" table:formula="of:=[.F32]*1000000/[.H32]" office:value-type="float" office:value="56.9876758940888" calcext:value-type="float">
            <text:p>56.99</text:p>
          </table:table-cell>
          <table:table-cell table:style-name="ce46" table:formula="of:=[.G32]*1000000/[.H32]" office:value-type="float" office:value="2.32322353261871" calcext:value-type="float">
            <text:p>2.32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2" calcext:value-type="float">
            <text:p>2</text:p>
          </table:table-cell>
          <table:table-cell table:style-name="ce144" office:value-type="float" office:value="14" calcext:value-type="float">
            <text:p>14</text:p>
          </table:table-cell>
          <table:table-cell table:style-name="ce204" office:value-type="string" calcext:value-type="string">
            <text:p>Korea</text:p>
          </table:table-cell>
          <table:table-cell table:style-name="ce204" office:value-type="string" calcext:value-type="string">
            <text:p>南韓</text:p>
          </table:table-cell>
          <table:table-cell table:style-name="ce41" office:value-type="float" office:value="10284" calcext:value-type="float">
            <text:p>10,284</text:p>
          </table:table-cell>
          <table:table-cell table:style-name="ce41" office:value-type="float" office:value="186" calcext:value-type="float">
            <text:p>186</text:p>
          </table:table-cell>
          <table:table-cell table:style-name="ce251" office:value-type="float" office:value="51225308" calcext:value-type="float">
            <text:p>51,225,308</text:p>
          </table:table-cell>
          <table:table-cell table:style-name="ce257" table:formula="of:=[.F33]*1000000/[.H33]" office:value-type="float" office:value="200.760139890228" calcext:value-type="float">
            <text:p>200.76</text:p>
          </table:table-cell>
          <table:table-cell table:style-name="ce46" table:formula="of:=[.G33]*1000000/[.H33]" office:value-type="float" office:value="3.63101769929817" calcext:value-type="float">
            <text:p>3.6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3" calcext:value-type="float">
            <text:p>3</text:p>
          </table:table-cell>
          <table:table-cell table:style-name="ce144" office:value-type="float" office:value="25" calcext:value-type="float">
            <text:p>25</text:p>
          </table:table-cell>
          <table:table-cell table:style-name="ce204" office:value-type="string" calcext:value-type="string">
            <text:p>Malaysia</text:p>
          </table:table-cell>
          <table:table-cell table:style-name="ce204" office:value-type="string" calcext:value-type="string">
            <text:p>馬來西亞</text:p>
          </table:table-cell>
          <table:table-cell table:style-name="ce157" office:value-type="float" office:value="3793" calcext:value-type="float">
            <text:p>3,793</text:p>
          </table:table-cell>
          <table:table-cell table:style-name="ce157" office:value-type="float" office:value="62" calcext:value-type="float">
            <text:p>62</text:p>
          </table:table-cell>
          <table:table-cell table:style-name="ce251" office:value-type="float" office:value="31949777" calcext:value-type="float">
            <text:p>31,949,777</text:p>
          </table:table-cell>
          <table:table-cell table:style-name="ce257" table:formula="of:=[.F34]*1000000/[.H34]" office:value-type="float" office:value="118.717573521718" calcext:value-type="float">
            <text:p>118.72</text:p>
          </table:table-cell>
          <table:table-cell table:style-name="ce46" table:formula="of:=[.G34]*1000000/[.H34]" office:value-type="float" office:value="1.94054562571751" calcext:value-type="float">
            <text:p>1.94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4" calcext:value-type="float">
            <text:p>4</text:p>
          </table:table-cell>
          <table:table-cell table:style-name="ce144" office:value-type="float" office:value="34" calcext:value-type="float">
            <text:p>34</text:p>
          </table:table-cell>
          <table:table-cell table:style-name="ce204" office:value-type="string" calcext:value-type="string">
            <text:p>Philippines</text:p>
          </table:table-cell>
          <table:table-cell table:style-name="ce204" office:value-type="string" calcext:value-type="string">
            <text:p>菲律賓</text:p>
          </table:table-cell>
          <table:table-cell table:style-name="ce157" office:value-type="float" office:value="3660" calcext:value-type="float">
            <text:p>3,660</text:p>
          </table:table-cell>
          <table:table-cell table:style-name="ce157" office:value-type="float" office:value="163" calcext:value-type="float">
            <text:p>163</text:p>
          </table:table-cell>
          <table:table-cell table:style-name="ce251" office:value-type="float" office:value="108477674" calcext:value-type="float">
            <text:p>108,477,674</text:p>
          </table:table-cell>
          <table:table-cell table:style-name="ce257" table:formula="of:=[.F35]*1000000/[.H35]" office:value-type="float" office:value="33.7396614901606" calcext:value-type="float">
            <text:p>33.74</text:p>
          </table:table-cell>
          <table:table-cell table:style-name="ce46" table:formula="of:=[.G35]*1000000/[.H35]" office:value-type="float" office:value="1.50261333958912" calcext:value-type="float">
            <text:p>1.50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5" calcext:value-type="float">
            <text:p>5</text:p>
          </table:table-cell>
          <table:table-cell table:style-name="ce144" office:value-type="float" office:value="33" calcext:value-type="float">
            <text:p>33</text:p>
          </table:table-cell>
          <table:table-cell table:style-name="ce204" office:value-type="string" calcext:value-type="string">
            <text:p>Japan</text:p>
          </table:table-cell>
          <table:table-cell table:style-name="ce204" office:value-type="string" calcext:value-type="string">
            <text:p>日本</text:p>
          </table:table-cell>
          <table:table-cell table:style-name="ce157" office:value-type="float" office:value="3654" calcext:value-type="float">
            <text:p>3,654</text:p>
          </table:table-cell>
          <table:table-cell table:style-name="ce157" office:value-type="float" office:value="73" calcext:value-type="float">
            <text:p>73</text:p>
          </table:table-cell>
          <table:table-cell table:style-name="ce251" office:value-type="float" office:value="126860301" calcext:value-type="float">
            <text:p>126,860,301</text:p>
          </table:table-cell>
          <table:table-cell table:style-name="ce257" table:formula="of:=[.F36]*1000000/[.H36]" office:value-type="float" office:value="28.8033369871951" calcext:value-type="float">
            <text:p>28.80</text:p>
          </table:table-cell>
          <table:table-cell table:style-name="ce46" table:formula="of:=[.G36]*1000000/[.H36]" office:value-type="float" office:value="0.5754361248126" calcext:value-type="float">
            <text:p>0.58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6" calcext:value-type="float">
            <text:p>6</text:p>
          </table:table-cell>
          <table:table-cell table:style-name="ce144" office:value-type="float" office:value="37" calcext:value-type="float">
            <text:p>37</text:p>
          </table:table-cell>
          <table:table-cell table:style-name="ce204" office:value-type="string" calcext:value-type="string">
            <text:p>Indonesia</text:p>
          </table:table-cell>
          <table:table-cell table:style-name="ce204" office:value-type="string" calcext:value-type="string">
            <text:p>印尼</text:p>
          </table:table-cell>
          <table:table-cell table:style-name="ce41" office:value-type="float" office:value="2491" calcext:value-type="float">
            <text:p>2,491</text:p>
          </table:table-cell>
          <table:table-cell table:style-name="ce41" office:value-type="float" office:value="209" calcext:value-type="float">
            <text:p>209</text:p>
          </table:table-cell>
          <table:table-cell table:style-name="ce251" office:value-type="float" office:value="266911900" calcext:value-type="float">
            <text:p>266,911,900</text:p>
          </table:table-cell>
          <table:table-cell table:style-name="ce257" table:formula="of:=[.F37]*1000000/[.H37]" office:value-type="float" office:value="9.33266744570025" calcext:value-type="float">
            <text:p>9.33</text:p>
          </table:table-cell>
          <table:table-cell table:style-name="ce46" table:formula="of:=[.G37]*1000000/[.H37]" office:value-type="float" office:value="0.783029906122582" calcext:value-type="float">
            <text:p>0.78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7" calcext:value-type="float">
            <text:p>7</text:p>
          </table:table-cell>
          <table:table-cell table:style-name="ce144" office:value-type="float" office:value="35" calcext:value-type="float">
            <text:p>35</text:p>
          </table:table-cell>
          <table:table-cell table:style-name="ce204" office:value-type="string" calcext:value-type="string">
            <text:p>Thailand</text:p>
          </table:table-cell>
          <table:table-cell table:style-name="ce204" office:value-type="string" calcext:value-type="string">
            <text:p>泰國</text:p>
          </table:table-cell>
          <table:table-cell table:style-name="ce41" office:value-type="float" office:value="2220" calcext:value-type="float">
            <text:p>2,220</text:p>
          </table:table-cell>
          <table:table-cell table:style-name="ce41" office:value-type="float" office:value="26" calcext:value-type="float">
            <text:p>26</text:p>
          </table:table-cell>
          <table:table-cell table:style-name="ce251" office:value-type="float" office:value="66487830" calcext:value-type="float">
            <text:p>66,487,830</text:p>
          </table:table-cell>
          <table:table-cell table:style-name="ce257" table:formula="of:=[.F38]*1000000/[.H38]" office:value-type="float" office:value="33.3895691888275" calcext:value-type="float">
            <text:p>33.39</text:p>
          </table:table-cell>
          <table:table-cell table:style-name="ce46" table:formula="of:=[.G38]*1000000/[.H38]" office:value-type="float" office:value="0.391049008517799" calcext:value-type="float">
            <text:p>0.39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8" calcext:value-type="float">
            <text:p>8</text:p>
          </table:table-cell>
          <table:table-cell table:style-name="ce144" office:value-type="float" office:value="48" calcext:value-type="float">
            <text:p>48</text:p>
          </table:table-cell>
          <table:table-cell table:style-name="ce19" office:value-type="string" calcext:value-type="string">
            <text:p>Singapore</text:p>
          </table:table-cell>
          <table:table-cell table:style-name="ce25" office:value-type="string" calcext:value-type="string">
            <text:p>新加玻</text:p>
          </table:table-cell>
          <table:table-cell table:style-name="ce157" office:value-type="float" office:value="1309" calcext:value-type="float">
            <text:p>1,309</text:p>
          </table:table-cell>
          <table:table-cell table:style-name="ce164" office:value-type="float" office:value="6" calcext:value-type="float">
            <text:p>6</text:p>
          </table:table-cell>
          <table:table-cell table:style-name="ce251" office:value-type="float" office:value="5804337" calcext:value-type="float">
            <text:p>5,804,337</text:p>
          </table:table-cell>
          <table:table-cell table:style-name="ce257" table:formula="of:=[.F39]*1000000/[.H39]" office:value-type="float" office:value="225.521019885648" calcext:value-type="float">
            <text:p>225.52</text:p>
          </table:table-cell>
          <table:table-cell table:style-name="ce46" table:formula="of:=[.G39]*1000000/[.H39]" office:value-type="float" office:value="1.03370979321152" calcext:value-type="float">
            <text:p>1.0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9" calcext:value-type="float">
            <text:p>9</text:p>
          </table:table-cell>
          <table:table-cell table:style-name="ce144" office:value-type="float" office:value="55" calcext:value-type="float">
            <text:p>55</text:p>
          </table:table-cell>
          <table:table-cell table:style-name="ce204" office:value-type="string" calcext:value-type="string">
            <text:p>Hong Kong</text:p>
          </table:table-cell>
          <table:table-cell table:style-name="ce204" office:value-type="string" calcext:value-type="string">
            <text:p>香港</text:p>
          </table:table-cell>
          <table:table-cell table:style-name="ce41" office:value-type="float" office:value="915" calcext:value-type="float">
            <text:p>915</text:p>
          </table:table-cell>
          <table:table-cell table:style-name="ce41" office:value-type="float" office:value="4" calcext:value-type="float">
            <text:p>4</text:p>
          </table:table-cell>
          <table:table-cell table:style-name="ce251" office:value-type="float" office:value="7500700" calcext:value-type="float">
            <text:p>7,500,700</text:p>
          </table:table-cell>
          <table:table-cell table:style-name="ce257" table:formula="of:=[.F40]*1000000/[.H40]" office:value-type="float" office:value="121.98861439599" calcext:value-type="float">
            <text:p>121.99</text:p>
          </table:table-cell>
          <table:table-cell table:style-name="ce46" table:formula="of:=[.G40]*1000000/[.H40]" office:value-type="float" office:value="0.533283560201048" calcext:value-type="float">
            <text:p>0.5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10" calcext:value-type="float">
            <text:p>10</text:p>
          </table:table-cell>
          <table:table-cell table:style-name="ce144" office:value-type="float" office:value="78" calcext:value-type="float">
            <text:p>78</text:p>
          </table:table-cell>
          <table:table-cell table:style-name="ce204" office:value-type="string" calcext:value-type="string">
            <text:p>Taiwan</text:p>
          </table:table-cell>
          <table:table-cell table:style-name="ce204" office:value-type="string" calcext:value-type="string">
            <text:p>台灣</text:p>
          </table:table-cell>
          <table:table-cell table:style-name="ce41" office:value-type="float" office:value="373" calcext:value-type="float">
            <text:p>373</text:p>
          </table:table-cell>
          <table:table-cell table:style-name="ce41" office:value-type="float" office:value="5" calcext:value-type="float">
            <text:p>5</text:p>
          </table:table-cell>
          <table:table-cell table:style-name="ce251" office:value-type="float" office:value="23773876" calcext:value-type="float">
            <text:p>23,773,876</text:p>
          </table:table-cell>
          <table:table-cell table:style-name="ce257" table:formula="of:=[.F41]*1000000/[.H41]" office:value-type="float" office:value="15.6894904305886" calcext:value-type="float">
            <text:p>15.69</text:p>
          </table:table-cell>
          <table:table-cell table:style-name="ce46" table:formula="of:=[.G41]*1000000/[.H41]" office:value-type="float" office:value="0.210314885128534" calcext:value-type="float">
            <text:p>0.21</text:p>
          </table:table-cell>
          <table:table-cell table:number-columns-repeated="54"/>
        </table:table-row>
        <table:table-row table:style-name="ro16">
          <table:table-cell table:style-name="ce8"/>
          <table:table-cell table:style-name="ce105"/>
          <table:table-cell table:style-name="ce145"/>
          <table:table-cell table:style-name="ce216" table:number-columns-repeated="2"/>
          <table:table-cell table:style-name="ce42" table:number-columns-repeated="2"/>
          <table:table-cell table:style-name="ce252"/>
          <table:table-cell table:style-name="ce258"/>
          <table:table-cell table:style-name="ce47"/>
          <table:table-cell table:number-columns-repeated="54"/>
        </table:table-row>
        <table:table-row table:style-name="ro2">
          <table:table-cell table:style-name="ce8"/>
          <table:table-cell table:style-name="ce106" office:value-type="string" calcext:value-type="string">
            <text:p>East Asian Total</text:p>
          </table:table-cell>
          <table:table-cell table:style-name="ce146"/>
          <table:table-cell table:style-name="ce146" office:value-type="string" calcext:value-type="string">
            <text:p>東亞總計</text:p>
          </table:table-cell>
          <table:table-cell table:style-name="ce146"/>
          <table:table-cell table:style-name="ce41" table:formula="of:=SUM([.F32:.F42])" office:value-type="float" office:value="110407" calcext:value-type="float">
            <text:p>110,407</text:p>
          </table:table-cell>
          <table:table-cell table:style-name="ce41" table:formula="of:=SUM([.G32:.G42])" office:value-type="float" office:value="4065" calcext:value-type="float">
            <text:p>4,065</text:p>
          </table:table-cell>
          <table:table-cell table:style-name="ce251" table:formula="of:=SUM([.H32:.H41])" office:value-type="float" office:value="2122775389" calcext:value-type="float">
            <text:p>2,122,775,389</text:p>
          </table:table-cell>
          <table:table-cell table:style-name="ce257" table:formula="of:=[.F43]*1000000/[.H43]" office:value-type="float" office:value="52.0106840187226" calcext:value-type="float">
            <text:p>52.01</text:p>
          </table:table-cell>
          <table:table-cell table:style-name="ce46" table:formula="of:=[.G43]*1000000/[.H43]" office:value-type="float" office:value="1.91494588691032" calcext:value-type="float">
            <text:p>1.91</text:p>
          </table:table-cell>
          <table:table-cell table:number-columns-repeated="54"/>
        </table:table-row>
        <table:table-row table:style-name="ro3">
          <table:table-cell table:style-name="ce8"/>
          <table:table-cell table:style-name="ce107"/>
          <table:table-cell table:style-name="ce147" table:number-columns-repeated="3"/>
          <table:table-cell table:style-name="ce216" table:number-columns-repeated="3"/>
          <table:table-cell table:style-name="ce258" table:number-columns-repeated="2"/>
          <table:table-cell table:number-columns-repeated="54"/>
        </table:table-row>
        <table:table-row table:style-name="ro17">
          <table:table-cell table:style-name="ce8"/>
          <table:table-cell table:style-name="ce76" table:number-columns-repeated="7"/>
          <table:table-cell table:style-name="ce185" table:number-columns-repeated="2"/>
          <table:table-cell table:number-columns-repeated="54"/>
        </table:table-row>
        <table:table-row table:style-name="ro7">
          <table:table-cell table:style-name="ce8" table:number-columns-repeated="10"/>
          <table:table-cell table:number-columns-repeated="54"/>
        </table:table-row>
        <table:table-row table:style-name="ro2">
          <table:table-cell table:style-name="ce8"/>
          <table:table-cell table:style-name="ce108" office:value-type="string" calcext:value-type="string">
            <text:p>European and East Asian Comparison 歐洲 東亞 比較</text:p>
          </table:table-cell>
          <table:table-cell table:style-name="ce148" table:number-columns-repeated="7"/>
          <table:table-cell table:style-name="ce289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71" table:number-columns-repeated="7"/>
          <table:table-cell table:style-name="ce274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71" table:number-columns-repeated="3"/>
          <table:table-cell table:style-name="ce131" office:value-type="string" calcext:value-type="string">
            <text:p>Europe 歐洲</text:p>
          </table:table-cell>
          <table:table-cell table:style-name="ce142" office:value-type="string" calcext:value-type="string">
            <text:p>East Asia 東亞</text:p>
          </table:table-cell>
          <table:table-cell table:style-name="ce171" table:number-columns-repeated="2"/>
          <table:table-cell table:style-name="ce274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71" office:value-type="string" calcext:value-type="string">
            <text:p>Cases by million ratio 每百萬人確診比率</text:p>
          </table:table-cell>
          <table:table-cell table:style-name="ce171" table:number-columns-repeated="2"/>
          <table:table-cell table:style-name="ce228" table:formula="of:=[.I20]" office:value-type="float" office:value="1512.15819204737" calcext:value-type="float">
            <text:p>1512.16</text:p>
          </table:table-cell>
          <table:table-cell table:style-name="ce228" table:formula="of:=[.I43]" office:value-type="float" office:value="52.0106840187226" calcext:value-type="float">
            <text:p>52.01</text:p>
          </table:table-cell>
          <table:table-cell table:style-name="ce171"/>
          <table:table-cell table:style-name="ce205" table:formula="of:=[.F50]/[.G50]" office:value-type="float" office:value="29.0739916341617" calcext:value-type="float">
            <text:p>29</text:p>
          </table:table-cell>
          <table:table-cell table:style-name="ce274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71" office:value-type="string" calcext:value-type="string">
            <text:p>Deaths by million ratio 每百萬人死亡比率</text:p>
          </table:table-cell>
          <table:table-cell table:style-name="ce171" table:number-columns-repeated="2"/>
          <table:table-cell table:style-name="ce228" table:formula="of:=[.J20]" office:value-type="float" office:value="128.807214317526" calcext:value-type="float">
            <text:p>128.81</text:p>
          </table:table-cell>
          <table:table-cell table:style-name="ce39" table:formula="of:=[.J43]" office:value-type="float" office:value="1.91494588691032" calcext:value-type="float">
            <text:p>1.91</text:p>
          </table:table-cell>
          <table:table-cell table:style-name="ce171" table:number-columns-repeated="2"/>
          <table:table-cell table:style-name="ce224" table:formula="of:=[.F51]/[.G51]" office:value-type="float" office:value="67.2641536233437" calcext:value-type="float">
            <text:p>67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10"/>
          <table:table-cell table:style-name="ce149" table:number-columns-repeated="3"/>
          <table:table-cell table:style-name="ce190" table:number-columns-repeated="2"/>
          <table:table-cell table:style-name="ce149" table:number-columns-repeated="2"/>
          <table:table-cell table:style-name="ce290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9" table:number-columns-repeated="7"/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9"/>
          <table:table-cell table:style-name="ce141" office:value-type="string" calcext:value-type="string">
            <text:p>more than 10 times deaths 超過十倍確診</text:p>
          </table:table-cell>
          <table:table-cell table:style-name="ce153"/>
          <table:table-cell table:style-name="ce19"/>
          <table:table-cell table:style-name="ce293"/>
          <table:table-cell table:style-name="ce141" office:value-type="string" calcext:value-type="string">
            <text:p>more than 10 times deaths 超過十倍死亡</text:p>
          </table:table-cell>
          <table:table-cell table:style-name="ce153"/>
          <table:table-cell table:style-name="ce227"/>
          <table:table-cell table:number-columns-repeated="54"/>
        </table:table-row>
        <table:table-row table:style-name="ro2">
          <table:table-cell table:style-name="ce8"/>
          <table:table-cell table:style-name="ce110"/>
          <table:table-cell table:style-name="ce149" table:number-columns-repeated="7"/>
          <table:table-cell table:style-name="ce232"/>
          <table:table-cell table:number-columns-repeated="54"/>
        </table:table-row>
        <table:table-row table:style-name="ro2" table:number-rows-repeated="11">
          <table:table-cell table:style-name="ce8" table:number-columns-repeated="10"/>
          <table:table-cell table:number-columns-repeated="54"/>
        </table:table-row>
        <table:table-row table:style-name="ro2" table:number-rows-repeated="1047934">
          <table:table-cell table:number-columns-repeated="64"/>
        </table:table-row>
        <table:table-row table:style-name="ro8" table:number-rows-repeated="575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EuroEastAsianRatio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ce236"/>
        <table:table-column table:style-name="co14" table:default-cell-style-name="ce236"/>
        <table:table-column table:style-name="co15" table:default-cell-style-name="ce276"/>
        <table:table-column table:style-name="co16" table:number-columns-repeated="10" table:default-cell-style-name="ce281"/>
        <table:table-column table:style-name="co11" table:number-columns-repeated="33" table:default-cell-style-name="Default"/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EuropeEastAsian.J25]" office:value-type="string" office:string-value="2020-04-06" calcext:value-type="string">
            <text:p>2020-04-06</text:p>
          </table:table-cell>
          <table:table-cell table:style-name="ce263"/>
          <table:table-cell table:number-columns-repeated="33"/>
        </table:table-row>
        <table:table-row table:style-name="ro19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18">
          <table:table-cell/>
          <table:table-cell table:style-name="ce233" office:value-type="string" calcext:value-type="string">
            <text:p>Top-10 European countries and Top-10 East Asian countries <text:s/>前十位東亞國家或地區</text:p>
          </table:table-cell>
          <table:table-cell table:style-name="ce256"/>
          <table:table-cell table:style-name="ce262" table:number-columns-repeated="3"/>
          <table:table-cell table:style-name="ce256" table:number-columns-repeated="4"/>
          <table:table-cell table:style-name="ce314"/>
          <table:table-cell table:style-name="ce256"/>
          <table:table-cell table:style-name="ce314"/>
          <table:table-cell table:style-name="ce320"/>
          <table:table-cell table:number-columns-repeated="33"/>
        </table:table-row>
        <table:table-row table:style-name="ro20">
          <table:table-cell/>
          <table:table-cell table:style-name="ce234" office:value-type="string" calcext:value-type="string">
            <text:p><text:span text:style-name="T2">Cases per million ratio </text:span></text:p>
            <text:p><text:span text:style-name="T2">每百萬確診個案比例分析</text:span></text:p>
          </table:table-cell>
          <table:table-cell table:style-name="ce259"/>
          <table:table-cell table:style-name="ce263"/>
          <table:table-cell table:style-name="ce277" table:formula="of:=COM.MICROSOFT.CONCAT([$EuropeEastAsian.E32] ; CHAR(10);[$EuropeEastAsian.D32])" office:value-type="string" office:string-value="中國大陸&#10;China" calcext:value-type="string">
            <text:p>中國大陸</text:p>
            <text:p>China</text:p>
          </table:table-cell>
          <table:table-cell table:style-name="ce277" table:formula="of:=COM.MICROSOFT.CONCAT([$EuropeEastAsian.$E33] ; CHAR(10); [$EuropeEastAsian.$D33])" office:value-type="string" office:string-value="南韓&#10;Korea" calcext:value-type="string">
            <text:p>南韓</text:p>
            <text:p>Korea</text:p>
          </table:table-cell>
          <table:table-cell table:style-name="ce277" table:formula="of:=COM.MICROSOFT.CONCAT([$EuropeEastAsian.$E34] ; CHAR(10);  [$EuropeEastAsian.$D34])" office:value-type="string" office:string-value="馬來西亞&#10;Malaysia" calcext:value-type="string">
            <text:p>馬來西亞</text:p>
            <text:p>Malaysia</text:p>
          </table:table-cell>
          <table:table-cell table:style-name="ce277" table:formula="of:=COM.MICROSOFT.CONCAT([$EuropeEastAsian.$E35] ; CHAR(10); [$EuropeEastAsian.$D35])" office:value-type="string" office:string-value="菲律賓&#10;Philippines" calcext:value-type="string">
            <text:p>菲律賓</text:p>
            <text:p>Philippines</text:p>
          </table:table-cell>
          <table:table-cell table:style-name="ce277" table:formula="of:=COM.MICROSOFT.CONCAT([$EuropeEastAsian.$E36] ; CHAR(10); [$EuropeEastAsian.$D36])" office:value-type="string" office:string-value="日本&#10;Japan" calcext:value-type="string">
            <text:p>日本</text:p>
            <text:p>Japan</text:p>
          </table:table-cell>
          <table:table-cell table:style-name="ce277" table:formula="of:=COM.MICROSOFT.CONCAT([$EuropeEastAsian.$E37] ; CHAR(10);  [$EuropeEastAsian.$D37])" office:value-type="string" office:string-value="印尼&#10;Indonesia" calcext:value-type="string">
            <text:p>印尼</text:p>
            <text:p>Indonesia</text:p>
          </table:table-cell>
          <table:table-cell table:style-name="ce277" table:formula="of:=COM.MICROSOFT.CONCAT([$EuropeEastAsian.$E38] ; CHAR(10); [$EuropeEastAsian.$D38])" office:value-type="string" office:string-value="泰國&#10;Thailand" calcext:value-type="string">
            <text:p>泰國</text:p>
            <text:p>Thailand</text:p>
          </table:table-cell>
          <table:table-cell table:style-name="ce277" table:formula="of:=COM.MICROSOFT.CONCAT([$EuropeEastAsian.$E39] ; CHAR(10); [$EuropeEastAsian.$D39])" office:value-type="string" office:string-value="新加玻&#10;Singapore" calcext:value-type="string">
            <text:p>新加玻</text:p>
            <text:p>Singapore</text:p>
          </table:table-cell>
          <table:table-cell table:style-name="ce277" table:formula="of:=COM.MICROSOFT.CONCAT([$EuropeEastAsian.$E40] ; CHAR(10); [$EuropeEastAsian.$D40])" office:value-type="string" office:string-value="香港&#10;Hong Kong" calcext:value-type="string">
            <text:p>香港</text:p>
            <text:p>Hong Kong</text:p>
          </table:table-cell>
          <table:table-cell table:style-name="ce277" table:formula="of:=COM.MICROSOFT.CONCAT([$EuropeEastAsian.$E41] ; CHAR(10); [$EuropeEastAsian.$D41])" office:value-type="string" office:string-value="台灣&#10;Taiwan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278" table:formula="of:=[$EuropeEastAsian.I32]" office:value-type="float" office:value="56.9876758940888" calcext:value-type="float">
            <text:p>56.99</text:p>
          </table:table-cell>
          <table:table-cell table:style-name="ce278" table:formula="of:=[$EuropeEastAsian.I33]" office:value-type="float" office:value="200.760139890228" calcext:value-type="float">
            <text:p>200.76</text:p>
          </table:table-cell>
          <table:table-cell table:style-name="ce278" table:formula="of:=[$EuropeEastAsian.I34]" office:value-type="float" office:value="118.717573521718" calcext:value-type="float">
            <text:p>118.72</text:p>
          </table:table-cell>
          <table:table-cell table:style-name="ce278" table:formula="of:=[$EuropeEastAsian.I36]" office:value-type="float" office:value="28.8033369871951" calcext:value-type="float">
            <text:p>28.80</text:p>
          </table:table-cell>
          <table:table-cell table:style-name="ce278" table:formula="of:=[$EuropeEastAsian.I35]" office:value-type="float" office:value="33.7396614901606" calcext:value-type="float">
            <text:p>33.74</text:p>
          </table:table-cell>
          <table:table-cell table:style-name="ce278" table:formula="of:=[$EuropeEastAsian.I38]" office:value-type="float" office:value="33.3895691888275" calcext:value-type="float">
            <text:p>33.39</text:p>
          </table:table-cell>
          <table:table-cell table:style-name="ce278" table:formula="of:=[$EuropeEastAsian.I37]" office:value-type="float" office:value="9.33266744570025" calcext:value-type="float">
            <text:p>9.33</text:p>
          </table:table-cell>
          <table:table-cell table:style-name="ce278" table:formula="of:=[$EuropeEastAsian.I39]" office:value-type="float" office:value="225.521019885648" calcext:value-type="float">
            <text:p>225.52</text:p>
          </table:table-cell>
          <table:table-cell table:style-name="ce278" table:formula="of:=[$EuropeEastAsian.I40]" office:value-type="float" office:value="121.98861439599" calcext:value-type="float">
            <text:p>121.99</text:p>
          </table:table-cell>
          <table:table-cell table:style-name="ce278" table:formula="of:=[$EuropeEastAsian.I41]" office:value-type="float" office:value="15.6894904305886" calcext:value-type="float">
            <text:p>15.69</text:p>
          </table:table-cell>
          <table:table-cell table:number-columns-repeated="33"/>
        </table:table-row>
        <table:table-row table:style-name="ro2">
          <table:table-cell/>
          <table:table-cell table:formula="of:=[$EuropeEastAsian.D9]" office:value-type="string" office:string-value="Spain" calcext:value-type="string">
            <text:p>Spain</text:p>
          </table:table-cell>
          <table:table-cell table:formula="of:=[$EuropeEastAsian.E9]" office:value-type="string" office:string-value="西班牙" calcext:value-type="string">
            <text:p>西班牙</text:p>
          </table:table-cell>
          <table:table-cell table:style-name="ce335" table:formula="of:=[$EuropeEastAsian.I9]" office:value-type="float" office:value="2230.08807173236" calcext:value-type="float">
            <text:p>2230</text:p>
          </table:table-cell>
          <table:table-cell table:formula="of:=[.$D6]/[.E$5]" office:value-type="float" office:value="39.1328131344919" calcext:value-type="float">
            <text:p>39</text:p>
          </table:table-cell>
          <table:table-cell table:formula="of:=[.$D6]/[.F$5]" office:value-type="float" office:value="11.1082213478818" calcext:value-type="float">
            <text:p>11</text:p>
          </table:table-cell>
          <table:table-cell table:formula="of:=[.$D6]/[.G$5]" office:value-type="float" office:value="18.784818503087" calcext:value-type="float">
            <text:p>19</text:p>
          </table:table-cell>
          <table:table-cell table:formula="of:=[.$D6]/[.H$5]" office:value-type="float" office:value="77.4246425934529" calcext:value-type="float">
            <text:p>77</text:p>
          </table:table-cell>
          <table:table-cell table:formula="of:=[.$D6]/[.I$5]" office:value-type="float" office:value="66.0969308296918" calcext:value-type="float">
            <text:p>66</text:p>
          </table:table-cell>
          <table:table-cell table:formula="of:=[.$D6]/[.J$5]" office:value-type="float" office:value="66.7899624316978" calcext:value-type="float">
            <text:p>67</text:p>
          </table:table-cell>
          <table:table-cell table:formula="of:=[.$D6]/[.K$5]" office:value-type="float" office:value="238.95505595882" calcext:value-type="float">
            <text:p>239</text:p>
          </table:table-cell>
          <table:table-cell table:formula="of:=[.$D6]/[.L$5]" office:value-type="float" office:value="9.88860405501512" calcext:value-type="float">
            <text:p>10</text:p>
          </table:table-cell>
          <table:table-cell table:formula="of:=[.$D6]/[.M$5]" office:value-type="float" office:value="18.281116502342" calcext:value-type="float">
            <text:p>18</text:p>
          </table:table-cell>
          <table:table-cell table:formula="of:=[.$D6]/[.N$5]" office:value-type="float" office:value="142.138973958296" calcext:value-type="float">
            <text:p>142</text:p>
          </table:table-cell>
          <table:table-cell table:number-columns-repeated="33"/>
        </table:table-row>
        <table:table-row table:style-name="ro2">
          <table:table-cell/>
          <table:table-cell table:formula="of:=[$EuropeEastAsian.D10]" office:value-type="string" office:string-value="Italy" calcext:value-type="string">
            <text:p>Italy</text:p>
          </table:table-cell>
          <table:table-cell table:formula="of:=[$EuropeEastAsian.E10]" office:value-type="string" office:string-value="意大利" calcext:value-type="string">
            <text:p>意大利</text:p>
          </table:table-cell>
          <table:table-cell table:style-name="ce311" table:formula="of:=[$EuropeEastAsian.I10]" office:value-type="float" office:value="2759.02642492927" calcext:value-type="float">
            <text:p>2759</text:p>
          </table:table-cell>
          <table:table-cell table:formula="of:=[.$D7]/[.E$5]" office:value-type="float" office:value="48.4144401687287" calcext:value-type="float">
            <text:p>48</text:p>
          </table:table-cell>
          <table:table-cell table:formula="of:=[.$D7]/[.F$5]" office:value-type="float" office:value="13.7428994940821" calcext:value-type="float">
            <text:p>14</text:p>
          </table:table-cell>
          <table:table-cell table:formula="of:=[.$D7]/[.G$5]" office:value-type="float" office:value="23.2402528377531" calcext:value-type="float">
            <text:p>23</text:p>
          </table:table-cell>
          <table:table-cell table:formula="of:=[.$D7]/[.H$5]" office:value-type="float" office:value="95.788429866853" calcext:value-type="float">
            <text:p>96</text:p>
          </table:table-cell>
          <table:table-cell table:formula="of:=[.$D7]/[.I$5]" office:value-type="float" office:value="81.7739806231866" calcext:value-type="float">
            <text:p>82</text:p>
          </table:table-cell>
          <table:table-cell table:formula="of:=[.$D7]/[.J$5]" office:value-type="float" office:value="82.6313873451374" calcext:value-type="float">
            <text:p>83</text:p>
          </table:table-cell>
          <table:table-cell table:formula="of:=[.$D7]/[.K$5]" office:value-type="float" office:value="295.631065928574" calcext:value-type="float">
            <text:p>296</text:p>
          </table:table-cell>
          <table:table-cell table:formula="of:=[.$D7]/[.L$5]" office:value-type="float" office:value="12.2340100551525" calcext:value-type="float">
            <text:p>12</text:p>
          </table:table-cell>
          <table:table-cell table:formula="of:=[.$D7]/[.M$5]" office:value-type="float" office:value="22.6170814267399" calcext:value-type="float">
            <text:p>23</text:p>
          </table:table-cell>
          <table:table-cell table:formula="of:=[.$D7]/[.N$5]" office:value-type="float" office:value="175.851882324375" calcext:value-type="float">
            <text:p>176</text:p>
          </table:table-cell>
          <table:table-cell table:number-columns-repeated="33"/>
        </table:table-row>
        <table:table-row table:style-name="ro2">
          <table:table-cell/>
          <table:table-cell table:formula="of:=[$EuropeEastAsian.D11]" office:value-type="string" office:string-value="Germany" calcext:value-type="string">
            <text:p>Germany</text:p>
          </table:table-cell>
          <table:table-cell table:formula="of:=[$EuropeEastAsian.E11]" office:value-type="string" office:string-value="德國" calcext:value-type="string">
            <text:p>德國</text:p>
          </table:table-cell>
          <table:table-cell table:style-name="ce311" table:formula="of:=[$EuropeEastAsian.I11]" office:value-type="float" office:value="1198.83312442388" calcext:value-type="float">
            <text:p>1199</text:p>
          </table:table-cell>
          <table:table-cell table:formula="of:=[.$D8]/[.E$5]" office:value-type="float" office:value="21.0367084745113" calcext:value-type="float">
            <text:p>21</text:p>
          </table:table-cell>
          <table:table-cell table:formula="of:=[.$D8]/[.F$5]" office:value-type="float" office:value="5.9714698599004" calcext:value-type="float">
            <text:p>6</text:p>
          </table:table-cell>
          <table:table-cell table:formula="of:=[.$D8]/[.G$5]" office:value-type="float" office:value="10.0981943014912" calcext:value-type="float">
            <text:p>10</text:p>
          </table:table-cell>
          <table:table-cell table:formula="of:=[.$D8]/[.H$5]" office:value-type="float" office:value="41.6213275898151" calcext:value-type="float">
            <text:p>42</text:p>
          </table:table-cell>
          <table:table-cell table:formula="of:=[.$D8]/[.I$5]" office:value-type="float" office:value="35.5318658064631" calcext:value-type="float">
            <text:p>36</text:p>
          </table:table-cell>
          <table:table-cell table:formula="of:=[.$D8]/[.J$5]" office:value-type="float" office:value="35.9044202590377" calcext:value-type="float">
            <text:p>36</text:p>
          </table:table-cell>
          <table:table-cell table:formula="of:=[.$D8]/[.K$5]" office:value-type="float" office:value="128.455570864277" calcext:value-type="float">
            <text:p>128</text:p>
          </table:table-cell>
          <table:table-cell table:formula="of:=[.$D8]/[.L$5]" office:value-type="float" office:value="5.31583763248216" calcext:value-type="float">
            <text:p>5</text:p>
          </table:table-cell>
          <table:table-cell table:formula="of:=[.$D8]/[.M$5]" office:value-type="float" office:value="9.82741815996306" calcext:value-type="float">
            <text:p>10</text:p>
          </table:table-cell>
          <table:table-cell table:formula="of:=[.$D8]/[.N$5]" office:value-type="float" office:value="76.4099465006592" calcext:value-type="float">
            <text:p>76</text:p>
          </table:table-cell>
          <table:table-cell table:number-columns-repeated="33"/>
        </table:table-row>
        <table:table-row table:style-name="ro2">
          <table:table-cell/>
          <table:table-cell table:formula="of:=[$EuropeEastAsian.D12]" office:value-type="string" office:string-value="France" calcext:value-type="string">
            <text:p>France</text:p>
          </table:table-cell>
          <table:table-cell table:formula="of:=[$EuropeEastAsian.E12]" office:value-type="string" office:string-value="法國" calcext:value-type="string">
            <text:p>法國</text:p>
          </table:table-cell>
          <table:table-cell table:style-name="ce311" table:formula="of:=[$EuropeEastAsian.I12]" office:value-type="float" office:value="1082.1172168875" calcext:value-type="float">
            <text:p>1082</text:p>
          </table:table-cell>
          <table:table-cell table:formula="of:=[.$D9]/[.E$5]" office:value-type="float" office:value="18.9886181513808" calcext:value-type="float">
            <text:p>19</text:p>
          </table:table-cell>
          <table:table-cell table:formula="of:=[.$D9]/[.F$5]" office:value-type="float" office:value="5.39009993457459" calcext:value-type="float">
            <text:p>5</text:p>
          </table:table-cell>
          <table:table-cell table:formula="of:=[.$D9]/[.G$5]" office:value-type="float" office:value="9.11505504018357" calcext:value-type="float">
            <text:p>9</text:p>
          </table:table-cell>
          <table:table-cell table:formula="of:=[.$D9]/[.H$5]" office:value-type="float" office:value="37.569161426281" calcext:value-type="float">
            <text:p>38</text:p>
          </table:table-cell>
          <table:table-cell table:formula="of:=[.$D9]/[.I$5]" office:value-type="float" office:value="32.0725570172977" calcext:value-type="float">
            <text:p>32</text:p>
          </table:table-cell>
          <table:table-cell table:formula="of:=[.$D9]/[.J$5]" office:value-type="float" office:value="32.4088403407609" calcext:value-type="float">
            <text:p>32</text:p>
          </table:table-cell>
          <table:table-cell table:formula="of:=[.$D9]/[.K$5]" office:value-type="float" office:value="115.949402802953" calcext:value-type="float">
            <text:p>116</text:p>
          </table:table-cell>
          <table:table-cell table:formula="of:=[.$D9]/[.L$5]" office:value-type="float" office:value="4.79829870154099" calcext:value-type="float">
            <text:p>5</text:p>
          </table:table-cell>
          <table:table-cell table:formula="of:=[.$D9]/[.M$5]" office:value-type="float" office:value="8.87064110241319" calcext:value-type="float">
            <text:p>9</text:p>
          </table:table-cell>
          <table:table-cell table:formula="of:=[.$D9]/[.N$5]" office:value-type="float" office:value="68.970832524795" calcext:value-type="float">
            <text:p>69</text:p>
          </table:table-cell>
          <table:table-cell table:number-columns-repeated="33"/>
        </table:table-row>
        <table:table-row table:style-name="ro2">
          <table:table-cell/>
          <table:table-cell table:formula="of:=[$EuropeEastAsian.D13]" office:value-type="string" office:string-value="United Kingdom" calcext:value-type="string">
            <text:p>United Kingdom</text:p>
          </table:table-cell>
          <table:table-cell table:formula="of:=[$EuropeEastAsian.E13]" office:value-type="string" office:string-value="英國" calcext:value-type="string">
            <text:p>英國</text:p>
          </table:table-cell>
          <table:table-cell table:style-name="ce311" table:formula="of:=[$EuropeEastAsian.I13]" office:value-type="float" office:value="707.920601771901" calcext:value-type="float">
            <text:p>708</text:p>
          </table:table-cell>
          <table:table-cell table:formula="of:=[.$D10]/[.E$5]" office:value-type="float" office:value="12.422345545159" calcext:value-type="float">
            <text:p>12</text:p>
          </table:table-cell>
          <table:table-cell table:formula="of:=[.$D10]/[.F$5]" office:value-type="float" office:value="3.52620097873502" calcext:value-type="float">
            <text:p>4</text:p>
          </table:table-cell>
          <table:table-cell table:formula="of:=[.$D10]/[.G$5]" office:value-type="float" office:value="5.96306495130979" calcext:value-type="float">
            <text:p>6</text:p>
          </table:table-cell>
          <table:table-cell table:formula="of:=[.$D10]/[.H$5]" office:value-type="float" office:value="24.5777286877079" calcext:value-type="float">
            <text:p>25</text:p>
          </table:table-cell>
          <table:table-cell table:formula="of:=[.$D10]/[.I$5]" office:value-type="float" office:value="20.9818525292066" calcext:value-type="float">
            <text:p>21</text:p>
          </table:table-cell>
          <table:table-cell table:formula="of:=[.$D10]/[.J$5]" office:value-type="float" office:value="21.2018489297783" calcext:value-type="float">
            <text:p>21</text:p>
          </table:table-cell>
          <table:table-cell table:formula="of:=[.$D10]/[.K$5]" office:value-type="float" office:value="75.8540477190211" calcext:value-type="float">
            <text:p>76</text:p>
          </table:table-cell>
          <table:table-cell table:formula="of:=[.$D10]/[.L$5]" office:value-type="float" office:value="3.13904487542163" calcext:value-type="float">
            <text:p>3</text:p>
          </table:table-cell>
          <table:table-cell table:formula="of:=[.$D10]/[.M$5]" office:value-type="float" office:value="5.80316946197869" calcext:value-type="float">
            <text:p>6</text:p>
          </table:table-cell>
          <table:table-cell table:formula="of:=[.$D10]/[.N$5]" office:value-type="float" office:value="45.1206879473742" calcext:value-type="float">
            <text:p>45</text:p>
          </table:table-cell>
          <table:table-cell table:number-columns-repeated="33"/>
        </table:table-row>
        <table:table-row table:style-name="ro2">
          <table:table-cell/>
          <table:table-cell table:formula="of:=[$EuropeEastAsian.D14]" office:value-type="string" office:string-value="Switzerland" calcext:value-type="string">
            <text:p>Switzerland</text:p>
          </table:table-cell>
          <table:table-cell table:formula="of:=[$EuropeEastAsian.E14]" office:value-type="string" office:string-value="瑞士" calcext:value-type="string">
            <text:p>瑞士</text:p>
          </table:table-cell>
          <table:table-cell table:style-name="ce311" table:formula="of:=[$EuropeEastAsian.I14]" office:value-type="float" office:value="2467.82670739749" calcext:value-type="float">
            <text:p>2468</text:p>
          </table:table-cell>
          <table:table-cell table:formula="of:=[.$D11]/[.E$5]" office:value-type="float" office:value="43.3045683769228" calcext:value-type="float">
            <text:p>43</text:p>
          </table:table-cell>
          <table:table-cell table:formula="of:=[.$D11]/[.F$5]" office:value-type="float" office:value="12.292413766731" calcext:value-type="float">
            <text:p>12</text:p>
          </table:table-cell>
          <table:table-cell table:formula="of:=[.$D11]/[.G$5]" office:value-type="float" office:value="20.7873748948046" calcext:value-type="float">
            <text:p>21</text:p>
          </table:table-cell>
          <table:table-cell table:formula="of:=[.$D11]/[.H$5]" office:value-type="float" office:value="85.6784999770891" calcext:value-type="float">
            <text:p>86</text:p>
          </table:table-cell>
          <table:table-cell table:formula="of:=[.$D11]/[.I$5]" office:value-type="float" office:value="73.1431970091688" calcext:value-type="float">
            <text:p>73</text:p>
          </table:table-cell>
          <table:table-cell table:formula="of:=[.$D11]/[.J$5]" office:value-type="float" office:value="73.9101092751819" calcext:value-type="float">
            <text:p>74</text:p>
          </table:table-cell>
          <table:table-cell table:formula="of:=[.$D11]/[.K$5]" office:value-type="float" office:value="264.428870069132" calcext:value-type="float">
            <text:p>264</text:p>
          </table:table-cell>
          <table:table-cell table:formula="of:=[.$D11]/[.L$5]" office:value-type="float" office:value="10.9427791194311" calcext:value-type="float">
            <text:p>11</text:p>
          </table:table-cell>
          <table:table-cell table:formula="of:=[.$D11]/[.M$5]" office:value-type="float" office:value="20.2299757204113" calcext:value-type="float">
            <text:p>20</text:p>
          </table:table-cell>
          <table:table-cell table:formula="of:=[.$D11]/[.N$5]" office:value-type="float" office:value="157.291705445459" calcext:value-type="float">
            <text:p>157</text:p>
          </table:table-cell>
          <table:table-cell table:number-columns-repeated="33"/>
        </table:table-row>
        <table:table-row table:style-name="ro2">
          <table:table-cell/>
          <table:table-cell table:formula="of:=[$EuropeEastAsian.D15]" office:value-type="string" office:string-value="Belgium" calcext:value-type="string">
            <text:p>Belgium</text:p>
          </table:table-cell>
          <table:table-cell table:formula="of:=[$EuropeEastAsian.E15]" office:value-type="string" office:string-value="比利時" calcext:value-type="string">
            <text:p>比利時</text:p>
          </table:table-cell>
          <table:table-cell table:style-name="ce311" table:formula="of:=[$EuropeEastAsian.I15]" office:value-type="float" office:value="1803.7445508092" calcext:value-type="float">
            <text:p>1804</text:p>
          </table:table-cell>
          <table:table-cell table:formula="of:=[.$D12]/[.E$5]" office:value-type="float" office:value="31.6514846852404" calcext:value-type="float">
            <text:p>32</text:p>
          </table:table-cell>
          <table:table-cell table:formula="of:=[.$D12]/[.F$5]" office:value-type="float" office:value="8.98457508445378" calcext:value-type="float">
            <text:p>9</text:p>
          </table:table-cell>
          <table:table-cell table:formula="of:=[.$D12]/[.G$5]" office:value-type="float" office:value="15.1935766315104" calcext:value-type="float">
            <text:p>15</text:p>
          </table:table-cell>
          <table:table-cell table:formula="of:=[.$D12]/[.H$5]" office:value-type="float" office:value="62.6227631753597" calcext:value-type="float">
            <text:p>63</text:p>
          </table:table-cell>
          <table:table-cell table:formula="of:=[.$D12]/[.I$5]" office:value-type="float" office:value="53.4606593885127" calcext:value-type="float">
            <text:p>53</text:p>
          </table:table-cell>
          <table:table-cell table:formula="of:=[.$D12]/[.J$5]" office:value-type="float" office:value="54.0211986746074" calcext:value-type="float">
            <text:p>54</text:p>
          </table:table-cell>
          <table:table-cell table:formula="of:=[.$D12]/[.K$5]" office:value-type="float" office:value="193.272133749952" calcext:value-type="float">
            <text:p>193</text:p>
          </table:table-cell>
          <table:table-cell table:formula="of:=[.$D12]/[.L$5]" office:value-type="float" office:value="7.99812164614988" calcext:value-type="float">
            <text:p>8</text:p>
          </table:table-cell>
          <table:table-cell table:formula="of:=[.$D12]/[.M$5]" office:value-type="float" office:value="14.7861713139394" calcext:value-type="float">
            <text:p>15</text:p>
          </table:table-cell>
          <table:table-cell table:formula="of:=[.$D12]/[.N$5]" office:value-type="float" office:value="114.965145540519" calcext:value-type="float">
            <text:p>115</text:p>
          </table:table-cell>
          <table:table-cell table:number-columns-repeated="33"/>
        </table:table-row>
        <table:table-row table:style-name="ro2">
          <table:table-cell/>
          <table:table-cell table:formula="of:=[$EuropeEastAsian.D16]" office:value-type="string" office:string-value="Netherlands" calcext:value-type="string">
            <text:p>Netherlands</text:p>
          </table:table-cell>
          <table:table-cell table:formula="of:=[$EuropeEastAsian.E16]" office:value-type="string" office:string-value="荷蘭" calcext:value-type="string">
            <text:p>荷蘭</text:p>
          </table:table-cell>
          <table:table-cell table:style-name="ce311" table:formula="of:=[$EuropeEastAsian.I16]" office:value-type="float" office:value="1099.77522543257" calcext:value-type="float">
            <text:p>1100</text:p>
          </table:table-cell>
          <table:table-cell table:formula="of:=[.$D13]/[.E$5]" office:value-type="float" office:value="19.2984747698169" calcext:value-type="float">
            <text:p>19</text:p>
          </table:table-cell>
          <table:table-cell table:formula="of:=[.$D13]/[.F$5]" office:value-type="float" office:value="5.47805568393163" calcext:value-type="float">
            <text:p>5</text:p>
          </table:table-cell>
          <table:table-cell table:formula="of:=[.$D13]/[.G$5]" office:value-type="float" office:value="9.26379467511084" calcext:value-type="float">
            <text:p>9</text:p>
          </table:table-cell>
          <table:table-cell table:formula="of:=[.$D13]/[.H$5]" office:value-type="float" office:value="38.1822156898519" calcext:value-type="float">
            <text:p>38</text:p>
          </table:table-cell>
          <table:table-cell table:formula="of:=[.$D13]/[.I$5]" office:value-type="float" office:value="32.5959175895495" calcext:value-type="float">
            <text:p>33</text:p>
          </table:table-cell>
          <table:table-cell table:formula="of:=[.$D13]/[.J$5]" office:value-type="float" office:value="32.9376883904381" calcext:value-type="float">
            <text:p>33</text:p>
          </table:table-cell>
          <table:table-cell table:formula="of:=[.$D13]/[.K$5]" office:value-type="float" office:value="117.841467279461" calcext:value-type="float">
            <text:p>118</text:p>
          </table:table-cell>
          <table:table-cell table:formula="of:=[.$D13]/[.L$5]" office:value-type="float" office:value="4.87659742754898" calcext:value-type="float">
            <text:p>5</text:p>
          </table:table-cell>
          <table:table-cell table:formula="of:=[.$D13]/[.M$5]" office:value-type="float" office:value="9.0153923862318" calcext:value-type="float">
            <text:p>9</text:p>
          </table:table-cell>
          <table:table-cell table:formula="of:=[.$D13]/[.N$5]" office:value-type="float" office:value="70.0962998319197" calcext:value-type="float">
            <text:p>70</text:p>
          </table:table-cell>
          <table:table-cell table:number-columns-repeated="33"/>
        </table:table-row>
        <table:table-row table:style-name="ro2">
          <table:table-cell/>
          <table:table-cell table:formula="of:=[$EuropeEastAsian.D17]" office:value-type="string" office:string-value="Austria" calcext:value-type="string">
            <text:p>Austria</text:p>
          </table:table-cell>
          <table:table-cell table:formula="of:=[$EuropeEastAsian.E17]" office:value-type="string" office:string-value="奧地利" calcext:value-type="string">
            <text:p>奧地利</text:p>
          </table:table-cell>
          <table:table-cell table:style-name="ce311" table:formula="of:=[$EuropeEastAsian.I17]" office:value-type="float" office:value="1358.10848385647" calcext:value-type="float">
            <text:p>1358</text:p>
          </table:table-cell>
          <table:table-cell table:formula="of:=[.$D14]/[.E$5]" office:value-type="float" office:value="23.8316173198658" calcext:value-type="float">
            <text:p>24</text:p>
          </table:table-cell>
          <table:table-cell table:formula="of:=[.$D14]/[.F$5]" office:value-type="float" office:value="6.7648313285648" calcext:value-type="float">
            <text:p>7</text:p>
          </table:table-cell>
          <table:table-cell table:formula="of:=[.$D14]/[.G$5]" office:value-type="float" office:value="11.4398268391833" calcext:value-type="float">
            <text:p>11</text:p>
          </table:table-cell>
          <table:table-cell table:formula="of:=[.$D14]/[.H$5]" office:value-type="float" office:value="47.1510812952065" calcext:value-type="float">
            <text:p>47</text:p>
          </table:table-cell>
          <table:table-cell table:formula="of:=[.$D14]/[.I$5]" office:value-type="float" office:value="40.2525817946492" calcext:value-type="float">
            <text:p>40</text:p>
          </table:table-cell>
          <table:table-cell table:formula="of:=[.$D14]/[.J$5]" office:value-type="float" office:value="40.6746333316245" calcext:value-type="float">
            <text:p>41</text:p>
          </table:table-cell>
          <table:table-cell table:formula="of:=[.$D14]/[.K$5]" office:value-type="float" office:value="145.52200555289" calcext:value-type="float">
            <text:p>146</text:p>
          </table:table-cell>
          <table:table-cell table:formula="of:=[.$D14]/[.L$5]" office:value-type="float" office:value="6.02209268362259" calcext:value-type="float">
            <text:p>6</text:p>
          </table:table-cell>
          <table:table-cell table:formula="of:=[.$D14]/[.M$5]" office:value-type="float" office:value="11.1330757430188" calcext:value-type="float">
            <text:p>11</text:p>
          </table:table-cell>
          <table:table-cell table:formula="of:=[.$D14]/[.N$5]" office:value-type="float" office:value="86.5616694095217" calcext:value-type="float">
            <text:p>87</text:p>
          </table:table-cell>
          <table:table-cell table:number-columns-repeated="33"/>
        </table:table-row>
        <table:table-row table:style-name="ro2">
          <table:table-cell/>
          <table:table-cell table:formula="of:=[$EuropeEastAsian.D18]" office:value-type="string" office:string-value="Portugal" calcext:value-type="string">
            <text:p>Portugal</text:p>
          </table:table-cell>
          <table:table-cell table:formula="of:=[$EuropeEastAsian.E18]" office:value-type="string" office:string-value="葡萄牙" calcext:value-type="string">
            <text:p>葡萄牙</text:p>
          </table:table-cell>
          <table:table-cell table:style-name="ce312" table:formula="of:=[$EuropeEastAsian.I18]" office:value-type="float" office:value="2180.76070808352" calcext:value-type="float">
            <text:p>2181</text:p>
          </table:table-cell>
          <table:table-cell table:formula="of:=[.$D15]/[.E$5]" office:value-type="float" office:value="38.2672336407691" calcext:value-type="float">
            <text:p>38</text:p>
          </table:table-cell>
          <table:table-cell table:formula="of:=[.$D15]/[.F$5]" office:value-type="float" office:value="10.8625183728001" calcext:value-type="float">
            <text:p>11</text:p>
          </table:table-cell>
          <table:table-cell table:formula="of:=[.$D15]/[.G$5]" office:value-type="float" office:value="18.3693167185949" calcext:value-type="float">
            <text:p>18</text:p>
          </table:table-cell>
          <table:table-cell table:formula="of:=[.$D15]/[.H$5]" office:value-type="float" office:value="75.7120853411189" calcext:value-type="float">
            <text:p>76</text:p>
          </table:table-cell>
          <table:table-cell table:formula="of:=[.$D15]/[.I$5]" office:value-type="float" office:value="64.6349314654353" calcext:value-type="float">
            <text:p>65</text:p>
          </table:table-cell>
          <table:table-cell table:formula="of:=[.$D15]/[.J$5]" office:value-type="float" office:value="65.3126338872688" calcext:value-type="float">
            <text:p>65</text:p>
          </table:table-cell>
          <table:table-cell table:formula="of:=[.$D15]/[.K$5]" office:value-type="float" office:value="233.669604191055" calcext:value-type="float">
            <text:p>234</text:p>
          </table:table-cell>
          <table:table-cell table:formula="of:=[.$D15]/[.L$5]" office:value-type="float" office:value="9.66987781976727" calcext:value-type="float">
            <text:p>10</text:p>
          </table:table-cell>
          <table:table-cell table:formula="of:=[.$D15]/[.M$5]" office:value-type="float" office:value="17.8767561127017" calcext:value-type="float">
            <text:p>18</text:p>
          </table:table-cell>
          <table:table-cell table:formula="of:=[.$D15]/[.N$5]" office:value-type="float" office:value="138.994999087533" calcext:value-type="float">
            <text:p>139</text:p>
          </table:table-cell>
          <table:table-cell table:number-columns-repeated="33"/>
        </table:table-row>
        <table:table-row table:style-name="ro21">
          <table:table-cell/>
          <table:table-cell table:style-name="ce249"/>
          <table:table-cell table:style-name="ce259" table:number-columns-repeated="11"/>
          <table:table-cell table:style-name="ce263"/>
          <table:table-cell table:number-columns-repeated="30"/>
          <table:table-cell table:style-name="ce327"/>
          <table:table-cell table:number-columns-repeated="2"/>
        </table:table-row>
        <table:table-row table:style-name="ro22">
          <table:table-cell/>
          <table:table-cell table:style-name="ce250"/>
          <table:table-cell table:style-name="ce293" table:number-columns-repeated="2"/>
          <table:table-cell table:style-name="ce141" office:value-type="string" calcext:value-type="string">
            <text:p><text:s/>10 times or more deaths 十倍或以上確診</text:p>
          </table:table-cell>
          <table:table-cell table:style-name="ce153" table:number-columns-repeated="5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6:.N15];&quot;&gt;=&quot; &amp; 10) - COUNTIF([.E6:.N15];&quot;&gt;&quot; &amp; 100)" office:value-type="float" office:value="65" calcext:value-type="float">
            <text:p>65</text:p>
          </table:table-cell>
          <table:table-cell table:number-columns-repeated="30"/>
          <table:table-cell table:style-name="ce327" table:number-columns-repeated="3"/>
        </table:table-row>
        <table:table-row table:style-name="ro22">
          <table:table-cell/>
          <table:table-cell table:style-name="ce250"/>
          <table:table-cell table:style-name="ce293" table:number-columns-repeated="2"/>
          <table:table-cell table:style-name="ce287" office:value-type="string" calcext:value-type="string">
            <text:p><text:s/>100 times or more cases 一百倍或以上確診</text:p>
          </table:table-cell>
          <table:table-cell table:style-name="ce294" table:number-columns-repeated="5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6:.N15];&quot;&gt;=&quot; &amp; 100) - COUNTIF([.E6:.N15];&quot;&gt;&quot; &amp; 500)" office:value-type="float" office:value="14" calcext:value-type="float">
            <text:p>14</text:p>
          </table:table-cell>
          <table:table-cell table:number-columns-repeated="33"/>
        </table:table-row>
        <table:table-row table:style-name="ro23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table:table-row table:style-name="ro24">
          <table:table-cell/>
          <table:table-cell table:style-name="Default" table:number-columns-repeated="13"/>
          <table:table-cell table:number-columns-repeated="33"/>
        </table:table-row>
        <table:table-row table:style-name="ro25">
          <table:table-cell/>
          <table:table-cell table:style-name="Default" table:number-columns-repeated="13"/>
          <table:table-cell table:number-columns-repeated="33"/>
        </table:table-row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EuropeEastAsian.J25]" office:value-type="string" office:string-value="2020-04-06" calcext:value-type="string">
            <text:p>2020-04-06</text:p>
          </table:table-cell>
          <table:table-cell table:style-name="ce263"/>
          <table:table-cell table:number-columns-repeated="33"/>
        </table:table-row>
        <table:table-row table:style-name="ro26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18">
          <table:table-cell/>
          <table:table-cell table:style-name="ce233" office:value-type="string" calcext:value-type="string">
            <text:p>Top-10 European countries and Top-10 East Asian countries <text:s/>前十位東亞國家或地區</text:p>
          </table:table-cell>
          <table:table-cell table:style-name="ce256"/>
          <table:table-cell table:style-name="ce262" table:number-columns-repeated="3"/>
          <table:table-cell table:style-name="ce256" table:number-columns-repeated="4"/>
          <table:table-cell table:style-name="ce314"/>
          <table:table-cell table:style-name="ce256"/>
          <table:table-cell table:style-name="ce314"/>
          <table:table-cell table:style-name="ce320"/>
          <table:table-cell table:number-columns-repeated="33"/>
        </table:table-row>
        <table:table-row table:style-name="ro27">
          <table:table-cell/>
          <table:table-cell table:style-name="ce234" office:value-type="string" calcext:value-type="string">
            <text:p><text:span text:style-name="T2">Deaths per million ratio </text:span></text:p>
            <text:p><text:span text:style-name="T2">每百萬死亡人數比例分析</text:span></text:p>
          </table:table-cell>
          <table:table-cell table:style-name="ce259"/>
          <table:table-cell table:style-name="ce263"/>
          <table:table-cell table:style-name="ce277" table:formula="of:=[.E4]" office:value-type="string" office:string-value="中國大陸&#10;China" calcext:value-type="string">
            <text:p>中國大陸</text:p>
            <text:p>China</text:p>
          </table:table-cell>
          <table:table-cell table:style-name="ce277" table:formula="of:=[.F4]" office:value-type="string" office:string-value="南韓&#10;Korea" calcext:value-type="string">
            <text:p>南韓</text:p>
            <text:p>Korea</text:p>
          </table:table-cell>
          <table:table-cell table:style-name="ce277" table:formula="of:=[.G4]" office:value-type="string" office:string-value="馬來西亞&#10;Malaysia" calcext:value-type="string">
            <text:p>馬來西亞</text:p>
            <text:p>Malaysia</text:p>
          </table:table-cell>
          <table:table-cell table:style-name="ce277" table:formula="of:=[.H4]" office:value-type="string" office:string-value="菲律賓&#10;Philippines" calcext:value-type="string">
            <text:p>菲律賓</text:p>
            <text:p>Philippines</text:p>
          </table:table-cell>
          <table:table-cell table:style-name="ce277" table:formula="of:=[.I4]" office:value-type="string" office:string-value="日本&#10;Japan" calcext:value-type="string">
            <text:p>日本</text:p>
            <text:p>Japan</text:p>
          </table:table-cell>
          <table:table-cell table:style-name="ce277" table:formula="of:=[.J4]" office:value-type="string" office:string-value="印尼&#10;Indonesia" calcext:value-type="string">
            <text:p>印尼</text:p>
            <text:p>Indonesia</text:p>
          </table:table-cell>
          <table:table-cell table:style-name="ce277" table:formula="of:=[.K4]" office:value-type="string" office:string-value="泰國&#10;Thailand" calcext:value-type="string">
            <text:p>泰國</text:p>
            <text:p>Thailand</text:p>
          </table:table-cell>
          <table:table-cell table:style-name="ce277" table:formula="of:=[.L4]" office:value-type="string" office:string-value="新加玻&#10;Singapore" calcext:value-type="string">
            <text:p>新加玻</text:p>
            <text:p>Singapore</text:p>
          </table:table-cell>
          <table:table-cell table:style-name="ce277" table:formula="of:=[.M4]" office:value-type="string" office:string-value="香港&#10;Hong Kong" calcext:value-type="string">
            <text:p>香港</text:p>
            <text:p>Hong Kong</text:p>
          </table:table-cell>
          <table:table-cell table:style-name="ce277" table:formula="of:=[.N4]" office:value-type="string" office:string-value="台灣&#10;Taiwan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278" table:formula="of:=[$EuropeEastAsian.J32]" office:value-type="float" office:value="2.32322353261871" calcext:value-type="float">
            <text:p>2.32</text:p>
          </table:table-cell>
          <table:table-cell table:style-name="ce278" table:formula="of:=[$EuropeEastAsian.J33]" office:value-type="float" office:value="3.63101769929817" calcext:value-type="float">
            <text:p>3.63</text:p>
          </table:table-cell>
          <table:table-cell table:style-name="ce278" table:formula="of:=[$EuropeEastAsian.J34]" office:value-type="float" office:value="1.94054562571751" calcext:value-type="float">
            <text:p>1.94</text:p>
          </table:table-cell>
          <table:table-cell table:style-name="ce278" table:formula="of:=[$EuropeEastAsian.J36]" office:value-type="float" office:value="0.5754361248126" calcext:value-type="float">
            <text:p>0.58</text:p>
          </table:table-cell>
          <table:table-cell table:style-name="ce278" table:formula="of:=[$EuropeEastAsian.J35]" office:value-type="float" office:value="1.50261333958912" calcext:value-type="float">
            <text:p>1.50</text:p>
          </table:table-cell>
          <table:table-cell table:style-name="ce278" table:formula="of:=[$EuropeEastAsian.J38]" office:value-type="float" office:value="0.391049008517799" calcext:value-type="float">
            <text:p>0.39</text:p>
          </table:table-cell>
          <table:table-cell table:style-name="ce278" table:formula="of:=[$EuropeEastAsian.J37]" office:value-type="float" office:value="0.783029906122582" calcext:value-type="float">
            <text:p>0.78</text:p>
          </table:table-cell>
          <table:table-cell table:style-name="ce278" table:formula="of:=[$EuropeEastAsian.J39]" office:value-type="float" office:value="1.03370979321152" calcext:value-type="float">
            <text:p>1.03</text:p>
          </table:table-cell>
          <table:table-cell table:style-name="ce278" table:formula="of:=[$EuropeEastAsian.J40]" office:value-type="float" office:value="0.533283560201048" calcext:value-type="float">
            <text:p>0.53</text:p>
          </table:table-cell>
          <table:table-cell table:style-name="ce278" table:formula="of:=[$EuropeEastAsian.J41]" office:value-type="float" office:value="0.210314885128534" calcext:value-type="float">
            <text:p>0.21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6]" office:value-type="string" office:string-value="Spain" calcext:value-type="string">
            <text:p>Spain</text:p>
          </table:table-cell>
          <table:table-cell table:style-name="ce244" table:formula="of:=[.C6]" office:value-type="string" office:string-value="西班牙" calcext:value-type="string">
            <text:p>西班牙</text:p>
          </table:table-cell>
          <table:table-cell table:formula="of:=[$EuropeEastAsian.J9]" office:value-type="float" office:value="215.606669355901" calcext:value-type="float">
            <text:p>216</text:p>
          </table:table-cell>
          <table:table-cell table:style-name="ce292" table:formula="of:=[.$D27]/[.E$26]" office:value-type="float" office:value="92.8049610072913" calcext:value-type="float">
            <text:p>93</text:p>
          </table:table-cell>
          <table:table-cell table:style-name="ce292" table:formula="of:=[.$D27]/[.F$26]" office:value-type="float" office:value="59.3791292720977" calcext:value-type="float">
            <text:p>59</text:p>
          </table:table-cell>
          <table:table-cell table:style-name="ce292" table:formula="of:=[.$D27]/[.G$26]" office:value-type="float" office:value="111.106209768287" calcext:value-type="float">
            <text:p>111</text:p>
          </table:table-cell>
          <table:table-cell table:style-name="ce292" table:formula="of:=[.$D27]/[.H$26]" office:value-type="float" office:value="374.683931124617" calcext:value-type="float">
            <text:p>375</text:p>
          </table:table-cell>
          <table:table-cell table:style-name="ce292" table:formula="of:=[.$D27]/[.I$26]" office:value-type="float" office:value="143.487791353468" calcext:value-type="float">
            <text:p>143</text:p>
          </table:table-cell>
          <table:table-cell table:style-name="ce292" table:formula="of:=[.$D27]/[.J$26]" office:value-type="float" office:value="551.35459919236" calcext:value-type="float">
            <text:p>551</text:p>
          </table:table-cell>
          <table:table-cell table:style-name="ce292" table:formula="of:=[.$D27]/[.K$26]" office:value-type="float" office:value="275.349214212705" calcext:value-type="float">
            <text:p>275</text:p>
          </table:table-cell>
          <table:table-cell table:style-name="ce292" table:formula="of:=[.$D27]/[.L$26]" office:value-type="float" office:value="208.575628064871" calcext:value-type="float">
            <text:p>209</text:p>
          </table:table-cell>
          <table:table-cell table:style-name="ce292" table:formula="of:=[.$D27]/[.M$26]" office:value-type="float" office:value="404.300236209451" calcext:value-type="float">
            <text:p>404</text:p>
          </table:table-cell>
          <table:table-cell table:style-name="ce292" table:formula="of:=[.$D27]/[.N$26]" office:value-type="float" office:value="1025.16124440804" calcext:value-type="float">
            <text:p>1025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7]" office:value-type="string" office:string-value="Italy" calcext:value-type="string">
            <text:p>Italy</text:p>
          </table:table-cell>
          <table:table-cell table:style-name="ce244" table:formula="of:=[.C7]" office:value-type="string" office:string-value="意大利" calcext:value-type="string">
            <text:p>意大利</text:p>
          </table:table-cell>
          <table:table-cell table:formula="of:=[$EuropeEastAsian.J10]" office:value-type="float" office:value="339.925030344412" calcext:value-type="float">
            <text:p>340</text:p>
          </table:table-cell>
          <table:table-cell table:style-name="ce292" table:formula="of:=[.$D28]/[.E$26]" office:value-type="float" office:value="146.31611016838" calcext:value-type="float">
            <text:p>146</text:p>
          </table:table-cell>
          <table:table-cell table:style-name="ce292" table:formula="of:=[.$D28]/[.F$26]" office:value-type="float" office:value="93.6170127758165" calcext:value-type="float">
            <text:p>94</text:p>
          </table:table-cell>
          <table:table-cell table:style-name="ce292" table:formula="of:=[.$D28]/[.G$26]" office:value-type="float" office:value="175.16982122939" calcext:value-type="float">
            <text:p>175</text:p>
          </table:table-cell>
          <table:table-cell table:style-name="ce292" table:formula="of:=[.$D28]/[.H$26]" office:value-type="float" office:value="590.725913245565" calcext:value-type="float">
            <text:p>591</text:p>
          </table:table-cell>
          <table:table-cell table:style-name="ce292" table:formula="of:=[.$D28]/[.I$26]" office:value-type="float" office:value="226.222555988596" calcext:value-type="float">
            <text:p>226</text:p>
          </table:table-cell>
          <table:table-cell table:style-name="ce292" table:formula="of:=[.$D28]/[.J$26]" office:value-type="float" office:value="869.264524241696" calcext:value-type="float">
            <text:p>869</text:p>
          </table:table-cell>
          <table:table-cell table:style-name="ce292" table:formula="of:=[.$D28]/[.K$26]" office:value-type="float" office:value="434.115003381745" calcext:value-type="float">
            <text:p>434</text:p>
          </table:table-cell>
          <table:table-cell table:style-name="ce292" table:formula="of:=[.$D28]/[.L$26]" office:value-type="float" office:value="328.839905142367" calcext:value-type="float">
            <text:p>329</text:p>
          </table:table-cell>
          <table:table-cell table:style-name="ce292" table:formula="of:=[.$D28]/[.M$26]" office:value-type="float" office:value="637.418918776083" calcext:value-type="float">
            <text:p>637</text:p>
          </table:table-cell>
          <table:table-cell table:style-name="ce292" table:formula="of:=[.$D28]/[.N$26]" office:value-type="float" office:value="1616.26710414086" calcext:value-type="float">
            <text:p>1616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8]" office:value-type="string" office:string-value="Germany" calcext:value-type="string">
            <text:p>Germany</text:p>
          </table:table-cell>
          <table:table-cell table:style-name="ce244" table:formula="of:=[.C8]" office:value-type="string" office:string-value="德國" calcext:value-type="string">
            <text:p>德國</text:p>
          </table:table-cell>
          <table:table-cell table:formula="of:=[$EuropeEastAsian.J11]" office:value-type="float" office:value="19.0380299015608" calcext:value-type="float">
            <text:p>19</text:p>
          </table:table-cell>
          <table:table-cell table:style-name="ce292" table:formula="of:=[.$D29]/[.E$26]" office:value-type="float" office:value="8.19466126881961" calcext:value-type="float">
            <text:p>8</text:p>
          </table:table-cell>
          <table:table-cell table:style-name="ce292" table:formula="of:=[.$D29]/[.F$26]" office:value-type="float" office:value="5.24316637322936" calcext:value-type="float">
            <text:p>5</text:p>
          </table:table-cell>
          <table:table-cell table:style-name="ce292" table:formula="of:=[.$D29]/[.G$26]" office:value-type="float" office:value="9.81065822377742" calcext:value-type="float">
            <text:p>10</text:p>
          </table:table-cell>
          <table:table-cell table:style-name="ce292" table:formula="of:=[.$D29]/[.H$26]" office:value-type="float" office:value="33.0845233391644" calcext:value-type="float">
            <text:p>33</text:p>
          </table:table-cell>
          <table:table-cell table:style-name="ce292" table:formula="of:=[.$D29]/[.I$26]" office:value-type="float" office:value="12.6699460200231" calcext:value-type="float">
            <text:p>13</text:p>
          </table:table-cell>
          <table:table-cell table:style-name="ce292" table:formula="of:=[.$D29]/[.J$26]" office:value-type="float" office:value="48.6845113703805" calcext:value-type="float">
            <text:p>49</text:p>
          </table:table-cell>
          <table:table-cell table:style-name="ce292" table:formula="of:=[.$D29]/[.K$26]" office:value-type="float" office:value="24.313285805179" calcext:value-type="float">
            <text:p>24</text:p>
          </table:table-cell>
          <table:table-cell table:style-name="ce292" table:formula="of:=[.$D29]/[.L$26]" office:value-type="float" office:value="18.417190227456" calcext:value-type="float">
            <text:p>18</text:p>
          </table:table-cell>
          <table:table-cell table:style-name="ce292" table:formula="of:=[.$D29]/[.M$26]" office:value-type="float" office:value="35.6996377206593" calcext:value-type="float">
            <text:p>36</text:p>
          </table:table-cell>
          <table:table-cell table:style-name="ce292" table:formula="of:=[.$D29]/[.N$26]" office:value-type="float" office:value="90.5215524327996" calcext:value-type="float">
            <text:p>91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9]" office:value-type="string" office:string-value="France" calcext:value-type="string">
            <text:p>France</text:p>
          </table:table-cell>
          <table:table-cell table:style-name="ce244" table:formula="of:=[.C9]" office:value-type="string" office:string-value="法國" calcext:value-type="string">
            <text:p>法國</text:p>
          </table:table-cell>
          <table:table-cell table:formula="of:=[$EuropeEastAsian.J12]" office:value-type="float" office:value="124.029383325538" calcext:value-type="float">
            <text:p>124</text:p>
          </table:table-cell>
          <table:table-cell table:style-name="ce292" table:formula="of:=[.$D30]/[.E$26]" office:value-type="float" office:value="53.3867626528959" calcext:value-type="float">
            <text:p>53</text:p>
          </table:table-cell>
          <table:table-cell table:style-name="ce292" table:formula="of:=[.$D30]/[.F$26]" office:value-type="float" office:value="34.1582976446276" calcext:value-type="float">
            <text:p>34</text:p>
          </table:table-cell>
          <table:table-cell table:style-name="ce292" table:formula="of:=[.$D30]/[.G$26]" office:value-type="float" office:value="63.914695785459" calcext:value-type="float">
            <text:p>64</text:p>
          </table:table-cell>
          <table:table-cell table:style-name="ce292" table:formula="of:=[.$D30]/[.H$26]" office:value-type="float" office:value="215.539793171535" calcext:value-type="float">
            <text:p>216</text:p>
          </table:table-cell>
          <table:table-cell table:style-name="ce292" table:formula="of:=[.$D30]/[.I$26]" office:value-type="float" office:value="82.5424479190721" calcext:value-type="float">
            <text:p>83</text:p>
          </table:table-cell>
          <table:table-cell table:style-name="ce292" table:formula="of:=[.$D30]/[.J$26]" office:value-type="float" office:value="317.170944367431" calcext:value-type="float">
            <text:p>317</text:p>
          </table:table-cell>
          <table:table-cell table:style-name="ce292" table:formula="of:=[.$D30]/[.K$26]" office:value-type="float" office:value="158.396738560994" calcext:value-type="float">
            <text:p>158</text:p>
          </table:table-cell>
          <table:table-cell table:style-name="ce292" table:formula="of:=[.$D30]/[.L$26]" office:value-type="float" office:value="119.984723120601" calcext:value-type="float">
            <text:p>120</text:p>
          </table:table-cell>
          <table:table-cell table:style-name="ce292" table:formula="of:=[.$D30]/[.M$26]" office:value-type="float" office:value="232.576798877465" calcext:value-type="float">
            <text:p>233</text:p>
          </table:table-cell>
          <table:table-cell table:style-name="ce292" table:formula="of:=[.$D30]/[.N$26]" office:value-type="float" office:value="589.731835907558" calcext:value-type="float">
            <text:p>590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0]" office:value-type="string" office:string-value="United Kingdom" calcext:value-type="string">
            <text:p>United Kingdom</text:p>
          </table:table-cell>
          <table:table-cell table:style-name="ce244" table:formula="of:=[.C10]" office:value-type="string" office:string-value="英國" calcext:value-type="string">
            <text:p>英國</text:p>
          </table:table-cell>
          <table:table-cell table:formula="of:=[$EuropeEastAsian.J13]" office:value-type="float" office:value="73.0340210002723" calcext:value-type="float">
            <text:p>73</text:p>
          </table:table-cell>
          <table:table-cell table:style-name="ce292" table:formula="of:=[.$D31]/[.E$26]" office:value-type="float" office:value="31.4365019012824" calcext:value-type="float">
            <text:p>31</text:p>
          </table:table-cell>
          <table:table-cell table:style-name="ce292" table:formula="of:=[.$D31]/[.F$26]" office:value-type="float" office:value="20.1139259151474" calcext:value-type="float">
            <text:p>20</text:p>
          </table:table-cell>
          <table:table-cell table:style-name="ce292" table:formula="of:=[.$D31]/[.G$26]" office:value-type="float" office:value="37.6358174898712" calcext:value-type="float">
            <text:p>38</text:p>
          </table:table-cell>
          <table:table-cell table:style-name="ce292" table:formula="of:=[.$D31]/[.H$26]" office:value-type="float" office:value="126.919423114176" calcext:value-type="float">
            <text:p>127</text:p>
          </table:table-cell>
          <table:table-cell table:style-name="ce292" table:formula="of:=[.$D31]/[.I$26]" office:value-type="float" office:value="48.604666999857" calcext:value-type="float">
            <text:p>49</text:p>
          </table:table-cell>
          <table:table-cell table:style-name="ce292" table:formula="of:=[.$D31]/[.J$26]" office:value-type="float" office:value="186.764368172405" calcext:value-type="float">
            <text:p>187</text:p>
          </table:table-cell>
          <table:table-cell table:style-name="ce292" table:formula="of:=[.$D31]/[.K$26]" office:value-type="float" office:value="93.2710493292946" calcext:value-type="float">
            <text:p>93</text:p>
          </table:table-cell>
          <table:table-cell table:style-name="ce292" table:formula="of:=[.$D31]/[.L$26]" office:value-type="float" office:value="70.6523450584432" calcext:value-type="float">
            <text:p>71</text:p>
          </table:table-cell>
          <table:table-cell table:style-name="ce292" table:formula="of:=[.$D31]/[.M$26]" office:value-type="float" office:value="136.951570329186" calcext:value-type="float">
            <text:p>137</text:p>
          </table:table-cell>
          <table:table-cell table:style-name="ce292" table:formula="of:=[.$D31]/[.N$26]" office:value-type="float" office:value="347.260351808373" calcext:value-type="float">
            <text:p>347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1]" office:value-type="string" office:string-value="Switzerland" calcext:value-type="string">
            <text:p>Switzerland</text:p>
          </table:table-cell>
          <table:table-cell table:style-name="ce244" table:formula="of:=[.C11]" office:value-type="string" office:string-value="瑞士" calcext:value-type="string">
            <text:p>瑞士</text:p>
          </table:table-cell>
          <table:table-cell table:formula="of:=[$EuropeEastAsian.J14]" office:value-type="float" office:value="85.4346195278631" calcext:value-type="float">
            <text:p>85</text:p>
          </table:table-cell>
          <table:table-cell table:style-name="ce292" table:formula="of:=[.$D32]/[.E$26]" office:value-type="float" office:value="36.7741710293207" calcext:value-type="float">
            <text:p>37</text:p>
          </table:table-cell>
          <table:table-cell table:style-name="ce292" table:formula="of:=[.$D32]/[.F$26]" office:value-type="float" office:value="23.5291112859011" calcext:value-type="float">
            <text:p>24</text:p>
          </table:table-cell>
          <table:table-cell table:style-name="ce292" table:formula="of:=[.$D32]/[.G$26]" office:value-type="float" office:value="44.0260813225012" calcext:value-type="float">
            <text:p>44</text:p>
          </table:table-cell>
          <table:table-cell table:style-name="ce292" table:formula="of:=[.$D32]/[.H$26]" office:value-type="float" office:value="148.469336289386" calcext:value-type="float">
            <text:p>148</text:p>
          </table:table-cell>
          <table:table-cell table:style-name="ce292" table:formula="of:=[.$D32]/[.I$26]" office:value-type="float" office:value="56.857354634709" calcext:value-type="float">
            <text:p>57</text:p>
          </table:table-cell>
          <table:table-cell table:style-name="ce292" table:formula="of:=[.$D32]/[.J$26]" office:value-type="float" office:value="218.475479203202" calcext:value-type="float">
            <text:p>218</text:p>
          </table:table-cell>
          <table:table-cell table:style-name="ce292" table:formula="of:=[.$D32]/[.K$26]" office:value-type="float" office:value="109.107735042866" calcext:value-type="float">
            <text:p>109</text:p>
          </table:table-cell>
          <table:table-cell table:style-name="ce292" table:formula="of:=[.$D32]/[.L$26]" office:value-type="float" office:value="82.6485538677501" calcext:value-type="float">
            <text:p>83</text:p>
          </table:table-cell>
          <table:table-cell table:style-name="ce292" table:formula="of:=[.$D32]/[.M$26]" office:value-type="float" office:value="160.204862673161" calcext:value-type="float">
            <text:p>160</text:p>
          </table:table-cell>
          <table:table-cell table:style-name="ce292" table:formula="of:=[.$D32]/[.N$26]" office:value-type="float" office:value="406.222410152518" calcext:value-type="float">
            <text:p>406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2]" office:value-type="string" office:string-value="Belgium" calcext:value-type="string">
            <text:p>Belgium</text:p>
          </table:table-cell>
          <table:table-cell table:style-name="ce244" table:formula="of:=[.C12]" office:value-type="string" office:string-value="比利時" calcext:value-type="string">
            <text:p>比利時</text:p>
          </table:table-cell>
          <table:table-cell table:formula="of:=[$EuropeEastAsian.J15]" office:value-type="float" office:value="141.429379596455" calcext:value-type="float">
            <text:p>141</text:p>
          </table:table-cell>
          <table:table-cell table:style-name="ce292" table:formula="of:=[.$D33]/[.E$26]" office:value-type="float" office:value="60.8763546041725" calcext:value-type="float">
            <text:p>61</text:p>
          </table:table-cell>
          <table:table-cell table:style-name="ce292" table:formula="of:=[.$D33]/[.F$26]" office:value-type="float" office:value="38.9503415595554" calcext:value-type="float">
            <text:p>39</text:p>
          </table:table-cell>
          <table:table-cell table:style-name="ce292" table:formula="of:=[.$D33]/[.G$26]" office:value-type="float" office:value="72.8812441831465" calcext:value-type="float">
            <text:p>73</text:p>
          </table:table-cell>
          <table:table-cell table:style-name="ce292" table:formula="of:=[.$D33]/[.H$26]" office:value-type="float" office:value="245.777721449993" calcext:value-type="float">
            <text:p>246</text:p>
          </table:table-cell>
          <table:table-cell table:style-name="ce292" table:formula="of:=[.$D33]/[.I$26]" office:value-type="float" office:value="94.1222707600398" calcext:value-type="float">
            <text:p>94</text:p>
          </table:table-cell>
          <table:table-cell table:style-name="ce292" table:formula="of:=[.$D33]/[.J$26]" office:value-type="float" office:value="361.666636446714" calcext:value-type="float">
            <text:p>362</text:p>
          </table:table-cell>
          <table:table-cell table:style-name="ce292" table:formula="of:=[.$D33]/[.K$26]" office:value-type="float" office:value="180.61810729144" calcext:value-type="float">
            <text:p>181</text:p>
          </table:table-cell>
          <table:table-cell table:style-name="ce292" table:formula="of:=[.$D33]/[.L$26]" office:value-type="float" office:value="136.817296813125" calcext:value-type="float">
            <text:p>137</text:p>
          </table:table-cell>
          <table:table-cell table:style-name="ce292" table:formula="of:=[.$D33]/[.M$26]" office:value-type="float" office:value="265.204836884782" calcext:value-type="float">
            <text:p>265</text:p>
          </table:table-cell>
          <table:table-cell table:style-name="ce292" table:formula="of:=[.$D33]/[.N$26]" office:value-type="float" office:value="672.464906656608" calcext:value-type="float">
            <text:p>672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3]" office:value-type="string" office:string-value="Netherlands" calcext:value-type="string">
            <text:p>Netherlands</text:p>
          </table:table-cell>
          <table:table-cell table:style-name="ce244" table:formula="of:=[.C13]" office:value-type="string" office:string-value="荷蘭" calcext:value-type="string">
            <text:p>荷蘭</text:p>
          </table:table-cell>
          <table:table-cell table:formula="of:=[$EuropeEastAsian.J16]" office:value-type="float" office:value="109.199614204255" calcext:value-type="float">
            <text:p>109</text:p>
          </table:table-cell>
          <table:table-cell table:style-name="ce292" table:formula="of:=[.$D34]/[.E$26]" office:value-type="float" office:value="47.0034900521031" calcext:value-type="float">
            <text:p>47</text:p>
          </table:table-cell>
          <table:table-cell table:style-name="ce292" table:formula="of:=[.$D34]/[.F$26]" office:value-type="float" office:value="30.0741068338395" calcext:value-type="float">
            <text:p>30</text:p>
          </table:table-cell>
          <table:table-cell table:style-name="ce292" table:formula="of:=[.$D34]/[.G$26]" office:value-type="float" office:value="56.2726342308386" calcext:value-type="float">
            <text:p>56</text:p>
          </table:table-cell>
          <table:table-cell table:style-name="ce292" table:formula="of:=[.$D34]/[.H$26]" office:value-type="float" office:value="189.768437356654" calcext:value-type="float">
            <text:p>190</text:p>
          </table:table-cell>
          <table:table-cell table:style-name="ce292" table:formula="of:=[.$D34]/[.I$26]" office:value-type="float" office:value="72.6731297581287" calcext:value-type="float">
            <text:p>73</text:p>
          </table:table-cell>
          <table:table-cell table:style-name="ce292" table:formula="of:=[.$D34]/[.J$26]" office:value-type="float" office:value="279.247899433774" calcext:value-type="float">
            <text:p>279</text:p>
          </table:table-cell>
          <table:table-cell table:style-name="ce292" table:formula="of:=[.$D34]/[.K$26]" office:value-type="float" office:value="139.45778232787" calcext:value-type="float">
            <text:p>139</text:p>
          </table:table-cell>
          <table:table-cell table:style-name="ce292" table:formula="of:=[.$D34]/[.L$26]" office:value-type="float" office:value="105.638560185248" calcext:value-type="float">
            <text:p>106</text:p>
          </table:table-cell>
          <table:table-cell table:style-name="ce292" table:formula="of:=[.$D34]/[.M$26]" office:value-type="float" office:value="204.768386565464" calcext:value-type="float">
            <text:p>205</text:p>
          </table:table-cell>
          <table:table-cell table:style-name="ce292" table:formula="of:=[.$D34]/[.N$26]" office:value-type="float" office:value="519.21961746796" calcext:value-type="float">
            <text:p>519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4]" office:value-type="string" office:string-value="Austria" calcext:value-type="string">
            <text:p>Austria</text:p>
          </table:table-cell>
          <table:table-cell table:style-name="ce244" table:formula="of:=[.C14]" office:value-type="string" office:string-value="奧地利" calcext:value-type="string">
            <text:p>奧地利</text:p>
          </table:table-cell>
          <table:table-cell table:formula="of:=[$EuropeEastAsian.J17]" office:value-type="float" office:value="24.5670010235506" calcext:value-type="float">
            <text:p>25</text:p>
          </table:table-cell>
          <table:table-cell table:style-name="ce292" table:formula="of:=[.$D35]/[.E$26]" office:value-type="float" office:value="10.5745317566833" calcext:value-type="float">
            <text:p>11</text:p>
          </table:table-cell>
          <table:table-cell table:style-name="ce292" table:formula="of:=[.$D35]/[.F$26]" office:value-type="float" office:value="6.76587201111663" calcext:value-type="float">
            <text:p>7</text:p>
          </table:table-cell>
          <table:table-cell table:style-name="ce292" table:formula="of:=[.$D35]/[.G$26]" office:value-type="float" office:value="12.6598420042131" calcext:value-type="float">
            <text:p>13</text:p>
          </table:table-cell>
          <table:table-cell table:style-name="ce292" table:formula="of:=[.$D35]/[.H$26]" office:value-type="float" office:value="42.692837596095" calcext:value-type="float">
            <text:p>43</text:p>
          </table:table-cell>
          <table:table-cell table:style-name="ce292" table:formula="of:=[.$D35]/[.I$26]" office:value-type="float" office:value="16.3495161238674" calcext:value-type="float">
            <text:p>16</text:p>
          </table:table-cell>
          <table:table-cell table:style-name="ce292" table:formula="of:=[.$D35]/[.J$26]" office:value-type="float" office:value="62.8233302947561" calcext:value-type="float">
            <text:p>63</text:p>
          </table:table-cell>
          <table:table-cell table:style-name="ce292" table:formula="of:=[.$D35]/[.K$26]" office:value-type="float" office:value="31.3742819162576" calcext:value-type="float">
            <text:p>31</text:p>
          </table:table-cell>
          <table:table-cell table:style-name="ce292" table:formula="of:=[.$D35]/[.L$26]" office:value-type="float" office:value="23.7658588366722" calcext:value-type="float">
            <text:p>24</text:p>
          </table:table-cell>
          <table:table-cell table:style-name="ce292" table:formula="of:=[.$D35]/[.M$26]" office:value-type="float" office:value="46.0674261443365" calcext:value-type="float">
            <text:p>46</text:p>
          </table:table-cell>
          <table:table-cell table:style-name="ce292" table:formula="of:=[.$D35]/[.N$26]" office:value-type="float" office:value="116.810567205153" calcext:value-type="float">
            <text:p>117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5]" office:value-type="string" office:string-value="Portugal" calcext:value-type="string">
            <text:p>Portugal</text:p>
          </table:table-cell>
          <table:table-cell table:style-name="ce244" table:formula="of:=[.C15]" office:value-type="string" office:string-value="葡萄牙" calcext:value-type="string">
            <text:p>葡萄牙</text:p>
          </table:table-cell>
          <table:table-cell table:formula="of:=[$EuropeEastAsian.J18]" office:value-type="float" office:value="57.818975295309" calcext:value-type="float">
            <text:p>58</text:p>
          </table:table-cell>
          <table:table-cell table:style-name="ce292" table:formula="of:=[.$D36]/[.E$26]" office:value-type="float" office:value="24.8873922304567" calcext:value-type="float">
            <text:p>25</text:p>
          </table:table-cell>
          <table:table-cell table:style-name="ce292" table:formula="of:=[.$D36]/[.F$26]" office:value-type="float" office:value="15.923628052401" calcext:value-type="float">
            <text:p>16</text:p>
          </table:table-cell>
          <table:table-cell table:style-name="ce292" table:formula="of:=[.$D36]/[.G$26]" office:value-type="float" office:value="29.7952155976392" calcext:value-type="float">
            <text:p>30</text:p>
          </table:table-cell>
          <table:table-cell table:style-name="ce292" table:formula="of:=[.$D36]/[.H$26]" office:value-type="float" office:value="100.478528896911" calcext:value-type="float">
            <text:p>100</text:p>
          </table:table-cell>
          <table:table-cell table:style-name="ce292" table:formula="of:=[.$D36]/[.I$26]" office:value-type="float" office:value="38.4789444975373" calcext:value-type="float">
            <text:p>38</text:p>
          </table:table-cell>
          <table:table-cell table:style-name="ce292" table:formula="of:=[.$D36]/[.J$26]" office:value-type="float" office:value="147.856084623412" calcext:value-type="float">
            <text:p>148</text:p>
          </table:table-cell>
          <table:table-cell table:style-name="ce292" table:formula="of:=[.$D36]/[.K$26]" office:value-type="float" office:value="73.8400600580095" calcext:value-type="float">
            <text:p>74</text:p>
          </table:table-cell>
          <table:table-cell table:style-name="ce292" table:formula="of:=[.$D36]/[.L$26]" office:value-type="float" office:value="55.9334696014416" calcext:value-type="float">
            <text:p>56</text:p>
          </table:table-cell>
          <table:table-cell table:style-name="ce292" table:formula="of:=[.$D36]/[.M$26]" office:value-type="float" office:value="108.420696999381" calcext:value-type="float">
            <text:p>108</text:p>
          </table:table-cell>
          <table:table-cell table:style-name="ce292" table:formula="of:=[.$D36]/[.N$26]" office:value-type="float" office:value="274.916229823547" calcext:value-type="float">
            <text:p>275</text:p>
          </table:table-cell>
          <table:table-cell table:number-columns-repeated="33"/>
        </table:table-row>
        <table:table-row table:style-name="ro28">
          <table:table-cell/>
          <table:table-cell table:style-name="ce249"/>
          <table:table-cell table:style-name="ce259" table:number-columns-repeated="11"/>
          <table:table-cell table:style-name="ce263"/>
          <table:table-cell table:number-columns-repeated="33"/>
        </table:table-row>
        <table:table-row table:style-name="ro29">
          <table:table-cell/>
          <table:table-cell table:style-name="ce250"/>
          <table:table-cell table:style-name="ce293" table:number-columns-repeated="2"/>
          <table:table-cell table:style-name="Times10" office:value-type="string" calcext:value-type="string">
            <text:p><text:s/>10 times or more deaths 十倍或以上死亡</text:p>
          </table:table-cell>
          <table:table-cell table:style-name="ce141"/>
          <table:table-cell table:style-name="Times10"/>
          <table:table-cell table:style-name="ce141" table:number-columns-repeated="3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27:.N36];&quot;&gt;=&quot; &amp; 10) - COUNTIF([.E27:.N36];&quot;&gt;&quot; &amp; 100)" office:value-type="float" office:value="47" calcext:value-type="float">
            <text:p>47</text:p>
          </table:table-cell>
          <table:table-cell table:number-columns-repeated="33"/>
        </table:table-row>
        <table:table-row table:style-name="ro29">
          <table:table-cell/>
          <table:table-cell table:style-name="ce250"/>
          <table:table-cell table:style-name="ce293" table:number-columns-repeated="2"/>
          <table:table-cell table:style-name="Times100" office:value-type="string" calcext:value-type="string">
            <text:p><text:span text:style-name="T3"> 100 times or more deaths 一百倍或以上</text:span>死亡</text:p>
          </table:table-cell>
          <table:table-cell table:style-name="ce287"/>
          <table:table-cell table:style-name="Times100"/>
          <table:table-cell table:style-name="ce287" table:number-columns-repeated="3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27:.N36];&quot;&gt;=&quot; &amp; 100) - COUNTIF([.E27:.N36];&quot;&gt;&quot; &amp; 500)" office:value-type="float" office:value="40" calcext:value-type="float">
            <text:p>40</text:p>
          </table:table-cell>
          <table:table-cell table:number-columns-repeated="33"/>
        </table:table-row>
        <table:table-row table:style-name="ro29">
          <table:table-cell/>
          <table:table-cell table:style-name="ce250"/>
          <table:table-cell table:style-name="ce293" table:number-columns-repeated="2"/>
          <table:table-cell table:style-name="Times500" office:value-type="string" calcext:value-type="string">
            <text:p><text:span text:style-name="T3"> 500 times or more deaths 五百倍或以上</text:span>死亡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27:.N36];&quot;&gt;=&quot; &amp; 500) - COUNTIF([.E27:.N36];&quot;&gt;&quot; &amp; 1000)" office:value-type="float" office:value="7" calcext:value-type="float">
            <text:p>7</text:p>
          </table:table-cell>
          <table:table-cell table:number-columns-repeated="33"/>
        </table:table-row>
        <table:table-row table:style-name="ro29">
          <table:table-cell/>
          <table:table-cell table:style-name="ce250"/>
          <table:table-cell table:style-name="ce293" table:number-columns-repeated="2"/>
          <table:table-cell table:style-name="Times1000" office:value-type="string" calcext:value-type="string">
            <text:p><text:span text:style-name="T4"> 1000 times deaths 一千倍或以上</text:span>死亡</text:p>
          </table:table-cell>
          <table:table-cell table:style-name="ce297"/>
          <table:table-cell table:style-name="Times1000"/>
          <table:table-cell table:style-name="ce297" table:number-columns-repeated="3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27:.N36];&quot;&gt;&quot; &amp; 1000)" office:value-type="float" office:value="2" calcext:value-type="float">
            <text:p>2</text:p>
          </table:table-cell>
          <table:table-cell table:number-columns-repeated="33"/>
        </table:table-row>
        <table:table-row table:style-name="ro3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calcext:conditional-formats>
          <calcext:conditional-format calcext:target-range-address="EuroEastAsianRatio.E27:EuroEastAsianRatio.N36">
            <calcext:condition calcext:apply-style-name="Default" calcext:value="&lt;10" calcext:base-cell-address="EuroEastAsianRatio.E27"/>
            <calcext:condition calcext:apply-style-name="Times10" calcext:value="&lt;100" calcext:base-cell-address="EuroEastAsianRatio.E27"/>
            <calcext:condition calcext:apply-style-name="Times100" calcext:value="&lt;500" calcext:base-cell-address="EuroEastAsianRatio.E27"/>
            <calcext:condition calcext:apply-style-name="Times500" calcext:value="&lt;1000" calcext:base-cell-address="EuroEastAsianRatio.E27"/>
            <calcext:condition calcext:apply-style-name="Times1000" calcext:value="&gt;=1000" calcext:base-cell-address="EuroEastAsianRatio.E27"/>
          </calcext:conditional-format>
          <calcext:conditional-format calcext:target-range-address="EuroEastAsianRatio.E27:EuroEastAsianRatio.N36 EuroEastAsianRatio.E6:EuroEastAsianRatio.N15">
            <calcext:condition calcext:apply-style-name="Default" calcext:value="&lt;10" calcext:base-cell-address="EuroEastAsianRatio.E6"/>
            <calcext:condition calcext:apply-style-name="Times10" calcext:value="&lt;=100" calcext:base-cell-address="EuroEastAsianRatio.E6"/>
            <calcext:condition calcext:apply-style-name="Times100" calcext:value="&lt;500" calcext:base-cell-address="EuroEastAsianRatio.E6"/>
            <calcext:condition calcext:apply-style-name="Times500" calcext:value="&lt;1000" calcext:base-cell-address="EuroEastAsianRatio.E6"/>
            <calcext:condition calcext:apply-style-name="Times1000" calcext:value="&gt;=1000" calcext:base-cell-address="EuroEastAsianRatio.E6"/>
          </calcext:conditional-format>
        </calcext:conditional-formats>
      </table:table>
      <table:table table:name="Euro_East_Asian_Cities" table:style-name="ta1">
        <office:forms form:automatic-focus="false" form:apply-design-mode="false"/>
        <table:table-column table:style-name="co1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2" table:default-cell-style-name="ce2"/>
        <table:table-column table:style-name="co24" table:default-cell-style-name="ce2"/>
        <table:table-column table:style-name="co11" table:number-columns-repeated="50" table:default-cell-style-name="ce2"/>
        <table:table-row table:style-name="ro12">
          <table:table-cell table:style-name="ce8"/>
          <table:table-cell table:style-name="ce112"/>
          <table:table-cell table:style-name="ce8" table:number-columns-repeated="8"/>
          <table:table-cell table:number-columns-repeated="50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3"/>
          <table:table-cell table:style-name="ce222" office:value-type="string" calcext:value-type="string">
            <text:p>Date 日期 :</text:p>
          </table:table-cell>
          <table:table-cell table:style-name="ce299" table:formula="of:=[$EuropeEastAsian.$J$2]" office:value-type="string" office:string-value="2020-04-06" calcext:value-type="string">
            <text:p>2020-04-06</text:p>
          </table:table-cell>
          <table:table-cell table:number-columns-repeated="50"/>
        </table:table-row>
        <table:table-row table:style-name="ro30">
          <table:table-cell table:style-name="ce8"/>
          <table:table-cell table:style-name="ce31"/>
          <table:table-cell table:style-name="ce159" table:number-columns-repeated="7"/>
          <table:table-cell table:style-name="ce55"/>
          <table:table-cell table:number-columns-repeated="50"/>
        </table:table-row>
        <table:table-row table:style-name="ro2">
          <table:table-cell table:style-name="ce8"/>
          <table:table-cell table:style-name="ce113" office:value-type="string" calcext:value-type="string">
            <text:p>Cities or regions comparison <text:s/>城市或區域比較</text:p>
          </table:table-cell>
          <table:table-cell table:style-name="ce365" table:number-columns-repeated="7"/>
          <table:table-cell table:style-name="ce298"/>
          <table:table-cell table:number-columns-repeated="50"/>
        </table:table-row>
        <table:table-row table:style-name="ro2">
          <table:table-cell table:style-name="ce8"/>
          <table:table-cell table:style-name="ce173"/>
          <table:table-cell table:style-name="ce183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/>
          <table:table-cell table:style-name="ce229" office:value-type="string" calcext:value-type="string">
            <text:p>Cases per</text:p>
          </table:table-cell>
          <table:table-cell table:style-name="ce229" office:value-type="string" calcext:value-type="string">
            <text:p>Deaths per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114" office:value-type="string" calcext:value-type="string">
            <text:p>Cities</text:p>
          </table:table-cell>
          <table:table-cell table:style-name="ce184" office:value-type="string" calcext:value-type="string">
            <text:p>城市</text:p>
          </table:table-cell>
          <table:table-cell table:style-name="ce230" table:number-columns-repeated="4"/>
          <table:table-cell table:number-columns-repeated="2" table:style-name="ce230" office:value-type="string" calcext:value-type="string">
            <text:p>million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00"/>
          <table:table-cell table:style-name="ce186"/>
          <table:table-cell table:style-name="ce231" office:value-type="string" calcext:value-type="string">
            <text:p>確診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/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style-name="ce339"/>
          <table:table-cell table:number-columns-repeated="50"/>
        </table:table-row>
        <table:table-row table:style-name="ro31">
          <table:table-cell table:style-name="ce8"/>
          <table:table-cell table:style-name="ce169"/>
          <table:table-cell table:style-name="ce179"/>
          <table:table-cell table:style-name="ce169" table:number-columns-repeated="6"/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406" office:value-type="string" calcext:value-type="string">
            <text:p>European &amp; US Cities</text:p>
          </table:table-cell>
          <table:table-cell table:style-name="ce24"/>
          <table:table-cell table:style-name="ce41" table:number-columns-repeated="3"/>
          <table:table-cell table:style-name="ce24"/>
          <table:table-cell table:style-name="ce46" table:number-columns-repeated="2"/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Lombardy (with Milan)</text:p>
          </table:table-cell>
          <table:table-cell table:style-name="ce24" office:value-type="string" calcext:value-type="string">
            <text:p>倫巴底(包括米蘭)</text:p>
          </table:table-cell>
          <table:table-cell table:style-name="ce41" office:value-type="float" office:value="50455" calcext:value-type="float">
            <text:p>50,455</text:p>
          </table:table-cell>
          <table:table-cell table:style-name="ce41" office:value-type="float" office:value="8905" calcext:value-type="float">
            <text:p>8,905</text:p>
          </table:table-cell>
          <table:table-cell table:style-name="ce41" office:value-type="float" office:value="10078012" calcext:value-type="float">
            <text:p>10,078,012</text:p>
          </table:table-cell>
          <table:table-cell table:style-name="ce24"/>
          <table:table-cell table:style-name="ce46" table:formula="of:=[.D10]*1000000/[.F10]" office:value-type="float" office:value="5006.44373116444" calcext:value-type="float">
            <text:p>5006.44</text:p>
          </table:table-cell>
          <table:table-cell table:style-name="ce46" table:formula="of:=[.E10]*1000000/[.F10]" office:value-type="float" office:value="883.606806580504" calcext:value-type="float">
            <text:p>883.61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5" office:value-type="string" calcext:value-type="string">
            <text:p>New York City</text:p>
          </table:table-cell>
          <table:table-cell table:style-name="ce25" office:value-type="string" calcext:value-type="string">
            <text:p>紐約市</text:p>
          </table:table-cell>
          <table:table-cell table:style-name="ce157" office:value-type="float" office:value="67551" calcext:value-type="float">
            <text:p>67,551</text:p>
          </table:table-cell>
          <table:table-cell table:style-name="ce157" office:value-type="float" office:value="2472" calcext:value-type="float">
            <text:p>2,472</text:p>
          </table:table-cell>
          <table:table-cell table:style-name="ce41" office:value-type="float" office:value="8398748" calcext:value-type="float">
            <text:p>8,398,748</text:p>
          </table:table-cell>
          <table:table-cell table:style-name="ce25"/>
          <table:table-cell table:style-name="ce46" table:formula="of:=[.D11]*1000000/[.F11]" office:value-type="float" office:value="8042.98450197577" calcext:value-type="float">
            <text:p>8042.98</text:p>
          </table:table-cell>
          <table:table-cell table:style-name="ce46" table:formula="of:=[.E11]*1000000/[.F11]" office:value-type="float" office:value="294.329583409337" calcext:value-type="float">
            <text:p>294.33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Community of Madrid</text:p>
          </table:table-cell>
          <table:table-cell table:style-name="ce24" office:value-type="string" calcext:value-type="string">
            <text:p>馬德里大區</text:p>
          </table:table-cell>
          <table:table-cell table:style-name="ce41" office:value-type="float" office:value="38723" calcext:value-type="float">
            <text:p>38,723</text:p>
          </table:table-cell>
          <table:table-cell table:style-name="ce41" office:value-type="float" office:value="5136" calcext:value-type="float">
            <text:p>5,136</text:p>
          </table:table-cell>
          <table:table-cell table:style-name="ce41" office:value-type="float" office:value="6661949" calcext:value-type="float">
            <text:p>6,661,949</text:p>
          </table:table-cell>
          <table:table-cell table:style-name="ce24"/>
          <table:table-cell table:style-name="ce46" table:formula="of:=[.D12]*1000000/[.F12]" office:value-type="float" office:value="5812.56326039122" calcext:value-type="float">
            <text:p>5812.56</text:p>
          </table:table-cell>
          <table:table-cell table:style-name="ce46" table:formula="of:=[.E12]*1000000/[.F12]" office:value-type="float" office:value="770.945559625269" calcext:value-type="float">
            <text:p>770.95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Bavaria(with Munich)</text:p>
          </table:table-cell>
          <table:table-cell table:style-name="ce24" office:value-type="string" calcext:value-type="string">
            <text:p>拜仁(包括慕尼克)</text:p>
          </table:table-cell>
          <table:table-cell table:style-name="ce41" office:value-type="float" office:value="21908" calcext:value-type="float">
            <text:p>21,908</text:p>
          </table:table-cell>
          <table:table-cell table:style-name="ce41" office:value-type="float" office:value="349" calcext:value-type="float">
            <text:p>349</text:p>
          </table:table-cell>
          <table:table-cell table:style-name="ce41" office:value-type="float" office:value="13076721" calcext:value-type="float">
            <text:p>13,076,721</text:p>
          </table:table-cell>
          <table:table-cell table:style-name="ce24"/>
          <table:table-cell table:style-name="ce46" table:formula="of:=[.D13]*1000000/[.F13]" office:value-type="float" office:value="1675.34353604394" calcext:value-type="float">
            <text:p>1675.34</text:p>
          </table:table-cell>
          <table:table-cell table:style-name="ce46" table:formula="of:=[.E13]*1000000/[.F13]" office:value-type="float" office:value="26.6886477122208" calcext:value-type="float">
            <text:p>26.69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Île-de-France(with Paris)</text:p>
          </table:table-cell>
          <table:table-cell table:style-name="ce24" office:value-type="string" calcext:value-type="string">
            <text:p>巴黎大區</text:p>
          </table:table-cell>
          <table:table-cell table:style-name="ce41" office:value-type="float" office:value="12108" calcext:value-type="float">
            <text:p>12,108</text:p>
          </table:table-cell>
          <table:table-cell table:style-name="ce41" office:value-type="float" office:value="578" calcext:value-type="float">
            <text:p>578</text:p>
          </table:table-cell>
          <table:table-cell table:style-name="ce41" office:value-type="float" office:value="12213364" calcext:value-type="float">
            <text:p>12,213,364</text:p>
          </table:table-cell>
          <table:table-cell table:style-name="ce24"/>
          <table:table-cell table:style-name="ce46" table:formula="of:=[.D14]*1000000/[.F14]" office:value-type="float" office:value="991.373056596037" calcext:value-type="float">
            <text:p>991.37</text:p>
          </table:table-cell>
          <table:table-cell table:style-name="ce46" table:formula="of:=[.E14]*1000000/[.F14]" office:value-type="float" office:value="47.3252086812446" calcext:value-type="float">
            <text:p>47.33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5" office:value-type="string" calcext:value-type="string">
            <text:p>London *</text:p>
          </table:table-cell>
          <table:table-cell table:style-name="ce25" office:value-type="string" calcext:value-type="string">
            <text:p>倫敦 *</text:p>
          </table:table-cell>
          <table:table-cell table:style-name="ce330" office:value-type="float" office:value="9291" calcext:value-type="float">
            <text:p>9,291</text:p>
          </table:table-cell>
          <table:table-cell table:style-name="ce157" table:formula="of:=[.I40]" office:value-type="float" office:value="958.52428565452" calcext:value-type="float">
            <text:p>959</text:p>
          </table:table-cell>
          <table:table-cell table:style-name="ce41" office:value-type="float" office:value="8908081" calcext:value-type="float">
            <text:p>8,908,081</text:p>
          </table:table-cell>
          <table:table-cell table:style-name="ce25"/>
          <table:table-cell table:style-name="ce46" table:formula="of:=[.D15]*1000000/[.F15]" office:value-type="float" office:value="1042.9855768038" calcext:value-type="float">
            <text:p>1042.99</text:p>
          </table:table-cell>
          <table:table-cell table:style-name="ce46" table:formula="of:=[.E15]*1000000/[.F15]" office:value-type="float" office:value="107.601658051214" calcext:value-type="float">
            <text:p>107.60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5" office:value-type="string" calcext:value-type="string">
            <text:p>Stockholm</text:p>
          </table:table-cell>
          <table:table-cell table:style-name="ce25" office:value-type="string" calcext:value-type="string">
            <text:p>斯德哥爾摩</text:p>
          </table:table-cell>
          <table:table-cell table:style-name="ce330" office:value-type="float" office:value="3016" calcext:value-type="float">
            <text:p>3,016</text:p>
          </table:table-cell>
          <table:table-cell table:style-name="ce157" office:value-type="float" office:value="251" calcext:value-type="float">
            <text:p>251</text:p>
          </table:table-cell>
          <table:table-cell table:style-name="ce41" office:value-type="float" office:value="2377081" calcext:value-type="float">
            <text:p>2,377,081</text:p>
          </table:table-cell>
          <table:table-cell table:style-name="ce25"/>
          <table:table-cell table:style-name="ce46" table:formula="of:=[.D16]*1000000/[.F16]" office:value-type="float" office:value="1268.78301580804" calcext:value-type="float">
            <text:p>1268.78</text:p>
          </table:table-cell>
          <table:table-cell table:style-name="ce46" table:formula="of:=[.E16]*1000000/[.F16]" office:value-type="float" office:value="105.591689976067" calcext:value-type="float">
            <text:p>105.59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5" office:value-type="string" calcext:value-type="string">
            <text:p>Brussels Metro</text:p>
          </table:table-cell>
          <table:table-cell table:style-name="ce25" office:value-type="string" calcext:value-type="string">
            <text:p>布魯塞爾大區</text:p>
          </table:table-cell>
          <table:table-cell table:style-name="ce330" office:value-type="float" office:value="2046" calcext:value-type="float">
            <text:p>2,046</text:p>
          </table:table-cell>
          <table:table-cell table:style-name="ce157" office:value-type="float" office:value="244" calcext:value-type="float">
            <text:p>244</text:p>
          </table:table-cell>
          <table:table-cell table:style-name="ce41" office:value-type="float" office:value="2500000" calcext:value-type="float">
            <text:p>2,500,000</text:p>
          </table:table-cell>
          <table:table-cell table:style-name="ce25"/>
          <table:table-cell table:style-name="ce46" table:formula="of:=[.D17]*1000000/[.F17]" office:value-type="float" office:value="818.4" calcext:value-type="float">
            <text:p>818.40</text:p>
          </table:table-cell>
          <table:table-cell table:style-name="ce46" table:formula="of:=[.E17]*1000000/[.F17]" office:value-type="float" office:value="97.6" calcext:value-type="float">
            <text:p>97.60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5" office:value-type="string" calcext:value-type="string">
            <text:p>Tehran *</text:p>
          </table:table-cell>
          <table:table-cell table:style-name="ce25" office:value-type="string" calcext:value-type="string">
            <text:p>德克蘭 *</text:p>
          </table:table-cell>
          <table:table-cell table:style-name="ce330" office:value-type="float" office:value="5908" calcext:value-type="float">
            <text:p>5,908</text:p>
          </table:table-cell>
          <table:table-cell table:style-name="ce157" table:formula="of:=[.I39]" office:value-type="float" office:value="365.584515508536" calcext:value-type="float">
            <text:p>366</text:p>
          </table:table-cell>
          <table:table-cell table:style-name="ce41" office:value-type="float" office:value="2500001" calcext:value-type="float">
            <text:p>2,500,001</text:p>
          </table:table-cell>
          <table:table-cell table:style-name="ce25"/>
          <table:table-cell table:style-name="ce46" table:formula="of:=[.D18]*1000000/[.F18]" office:value-type="float" office:value="2363.19905472038" calcext:value-type="float">
            <text:p>2363.20</text:p>
          </table:table-cell>
          <table:table-cell table:style-name="ce46" table:formula="of:=[.E18]*1000000/[.F18]" office:value-type="float" office:value="146.233747709915" calcext:value-type="float">
            <text:p>146.23</text:p>
          </table:table-cell>
          <table:table-cell table:style-name="ce339"/>
          <table:table-cell table:number-columns-repeated="50"/>
        </table:table-row>
        <table:table-row table:style-name="ro2" table:number-rows-repeated="2">
          <table:table-cell table:style-name="ce8"/>
          <table:table-cell table:style-name="ce25" table:number-columns-repeated="2"/>
          <table:table-cell table:style-name="ce330"/>
          <table:table-cell table:style-name="ce157"/>
          <table:table-cell table:style-name="ce41"/>
          <table:table-cell table:style-name="ce25"/>
          <table:table-cell table:style-name="ce46" table:number-columns-repeated="2"/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339" table:number-columns-repeated="9"/>
          <table:table-cell table:number-columns-repeated="50"/>
        </table:table-row>
        <table:table-row table:style-name="ro32">
          <table:table-cell table:style-name="ce8"/>
          <table:table-cell table:style-name="ce25" table:number-columns-repeated="2"/>
          <table:table-cell table:style-name="ce330"/>
          <table:table-cell table:style-name="ce157"/>
          <table:table-cell table:style-name="ce41"/>
          <table:table-cell table:style-name="ce25"/>
          <table:table-cell table:style-name="ce46" table:number-columns-repeated="2"/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407" office:value-type="string" calcext:value-type="string">
            <text:p>East Asian Cities</text:p>
          </table:table-cell>
          <table:table-cell table:style-name="ce25"/>
          <table:table-cell table:style-name="ce330"/>
          <table:table-cell table:style-name="ce157"/>
          <table:table-cell table:style-name="ce41"/>
          <table:table-cell table:style-name="ce25"/>
          <table:table-cell table:style-name="ce46" table:number-columns-repeated="2"/>
          <table:table-cell table:style-name="ce41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Wuhan</text:p>
          </table:table-cell>
          <table:table-cell table:style-name="ce24" office:value-type="string" calcext:value-type="string">
            <text:p>武漢</text:p>
          </table:table-cell>
          <table:table-cell table:style-name="ce41" office:value-type="float" office:value="50008" calcext:value-type="float">
            <text:p>50,008</text:p>
          </table:table-cell>
          <table:table-cell table:style-name="ce41" office:value-type="float" office:value="2567" calcext:value-type="float">
            <text:p>2,567</text:p>
          </table:table-cell>
          <table:table-cell table:style-name="ce41" office:value-type="float" office:value="11081000" calcext:value-type="float">
            <text:p>11,081,000</text:p>
          </table:table-cell>
          <table:table-cell table:style-name="ce24"/>
          <table:table-cell table:style-name="ce46" table:formula="of:=[.D24]*1000000/[.F24]" office:value-type="float" office:value="4512.95009475679" calcext:value-type="float">
            <text:p>4512.95</text:p>
          </table:table-cell>
          <table:table-cell table:style-name="ce46" table:formula="of:=[.E24]*1000000/[.F24]" office:value-type="float" office:value="231.657792617995" calcext:value-type="float">
            <text:p>231.66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Daegu</text:p>
          </table:table-cell>
          <table:table-cell table:style-name="ce24" office:value-type="string" calcext:value-type="string">
            <text:p>大邱</text:p>
          </table:table-cell>
          <table:table-cell table:style-name="ce41" office:value-type="float" office:value="6761" calcext:value-type="float">
            <text:p>6,761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2489802" calcext:value-type="float">
            <text:p>2,489,802</text:p>
          </table:table-cell>
          <table:table-cell table:style-name="ce24"/>
          <table:table-cell table:style-name="ce46" table:formula="of:=[.D25]*1000000/[.F25]" office:value-type="float" office:value="2715.476973671" calcext:value-type="float">
            <text:p>2715.48</text:p>
          </table:table-cell>
          <table:table-cell table:style-name="ce46" table:formula="of:=[.E25]*1000000/[.F25]" office:value-type="float" office:value="48.9998803117678" calcext:value-type="float">
            <text:p>49.00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Singapore</text:p>
          </table:table-cell>
          <table:table-cell table:style-name="ce24" office:value-type="string" calcext:value-type="string">
            <text:p>新加坡</text:p>
          </table:table-cell>
          <table:table-cell table:style-name="ce41" table:formula="of:=[$EuropeEastAsian.F39]" office:value-type="float" office:value="1309" calcext:value-type="float">
            <text:p>1,309</text:p>
          </table:table-cell>
          <table:table-cell table:style-name="ce41" table:formula="of:=[$EuropeEastAsian.G39]" office:value-type="float" office:value="6" calcext:value-type="float">
            <text:p>6</text:p>
          </table:table-cell>
          <table:table-cell table:style-name="ce41" office:value-type="float" office:value="5703600" calcext:value-type="float">
            <text:p>5,703,600</text:p>
          </table:table-cell>
          <table:table-cell table:style-name="ce24"/>
          <table:table-cell table:style-name="ce46" table:formula="of:=[.D26]*1000000/[.F26]" office:value-type="float" office:value="229.504172803142" calcext:value-type="float">
            <text:p>229.50</text:p>
          </table:table-cell>
          <table:table-cell table:style-name="ce46" table:formula="of:=[.E26]*1000000/[.F26]" office:value-type="float" office:value="1.05196717862403" calcext:value-type="float">
            <text:p>1.05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Manila</text:p>
          </table:table-cell>
          <table:table-cell table:style-name="ce24" office:value-type="string" calcext:value-type="string">
            <text:p>馬尼拉</text:p>
          </table:table-cell>
          <table:table-cell table:style-name="ce41" office:value-type="float" office:value="1186" calcext:value-type="float">
            <text:p>1,186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12877253" calcext:value-type="float">
            <text:p>12,877,253</text:p>
          </table:table-cell>
          <table:table-cell table:style-name="ce24"/>
          <table:table-cell table:style-name="ce46" table:formula="of:=[.D27]*1000000/[.F27]" office:value-type="float" office:value="92.1003881806159" calcext:value-type="float">
            <text:p>92.10</text:p>
          </table:table-cell>
          <table:table-cell table:style-name="ce46" table:formula="of:=[.E27]*1000000/[.F27]" office:value-type="float" office:value="4.03812831820575" calcext:value-type="float">
            <text:p>4.04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Jakarta</text:p>
          </table:table-cell>
          <table:table-cell table:style-name="ce24" office:value-type="string" calcext:value-type="string">
            <text:p>雅加達</text:p>
          </table:table-cell>
          <table:table-cell table:style-name="ce41" office:value-type="float" office:value="808" calcext:value-type="float">
            <text:p>808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10075310" calcext:value-type="float">
            <text:p>10,075,310</text:p>
          </table:table-cell>
          <table:table-cell table:style-name="ce24"/>
          <table:table-cell table:style-name="ce46" table:formula="of:=[.D28]*1000000/[.F28]" office:value-type="float" office:value="80.1960435956809" calcext:value-type="float">
            <text:p>80.20</text:p>
          </table:table-cell>
          <table:table-cell table:style-name="ce46" table:formula="of:=[.E28]*1000000/[.F28]" office:value-type="float" office:value="8.43646498221891" calcext:value-type="float">
            <text:p>8.44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Hong Kong</text:p>
          </table:table-cell>
          <table:table-cell table:style-name="ce24" office:value-type="string" calcext:value-type="string">
            <text:p>香港</text:p>
          </table:table-cell>
          <table:table-cell table:style-name="ce41" table:formula="of:=[$EuropeEastAsian.F40]" office:value-type="float" office:value="915" calcext:value-type="float">
            <text:p>915</text:p>
          </table:table-cell>
          <table:table-cell table:style-name="ce41" table:formula="of:=[$EuropeEastAsian.G40]" office:value-type="float" office:value="4" calcext:value-type="float">
            <text:p>4</text:p>
          </table:table-cell>
          <table:table-cell table:style-name="ce41" office:value-type="float" office:value="7500700" calcext:value-type="float">
            <text:p>7,500,700</text:p>
          </table:table-cell>
          <table:table-cell table:style-name="ce24"/>
          <table:table-cell table:style-name="ce46" table:formula="of:=[.D29]*1000000/[.F29]" office:value-type="float" office:value="121.98861439599" calcext:value-type="float">
            <text:p>121.99</text:p>
          </table:table-cell>
          <table:table-cell table:style-name="ce46" table:formula="of:=[.E29]*1000000/[.F29]" office:value-type="float" office:value="0.533283560201048" calcext:value-type="float">
            <text:p>0.53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Bangkok</text:p>
          </table:table-cell>
          <table:table-cell table:style-name="ce24" office:value-type="string" calcext:value-type="string">
            <text:p>曼谷</text:p>
          </table:table-cell>
          <table:table-cell table:style-name="ce41" office:value-type="float" office:value="945" calcext:value-type="float">
            <text:p>945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8750600" calcext:value-type="float">
            <text:p>8,750,600</text:p>
          </table:table-cell>
          <table:table-cell table:style-name="ce24"/>
          <table:table-cell table:style-name="ce46" table:formula="of:=[.D30]*1000000/[.F30]" office:value-type="float" office:value="107.9925947935" calcext:value-type="float">
            <text:p>107.99</text:p>
          </table:table-cell>
          <table:table-cell table:style-name="ce46" table:formula="of:=[.E30]*1000000/[.F30]" office:value-type="float" office:value="1.25705665897196" calcext:value-type="float">
            <text:p>1.26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Tokyo</text:p>
          </table:table-cell>
          <table:table-cell table:style-name="ce24" office:value-type="string" calcext:value-type="string">
            <text:p>東京</text:p>
          </table:table-cell>
          <table:table-cell table:style-name="ce41" office:value-type="float" office:value="587" calcext:value-type="float">
            <text:p>587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3929286" calcext:value-type="float">
            <text:p>13,929,286</text:p>
          </table:table-cell>
          <table:table-cell table:style-name="ce24"/>
          <table:table-cell table:style-name="ce46" table:formula="of:=[.D31]*1000000/[.F31]" office:value-type="float" office:value="42.1414277802897" calcext:value-type="float">
            <text:p>42.14</text:p>
          </table:table-cell>
          <table:table-cell table:style-name="ce46" table:formula="of:=[.E31]*1000000/[.F31]" office:value-type="float" office:value="1.14865901956497" calcext:value-type="float">
            <text:p>1.15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Kuala Lumpur</text:p>
          </table:table-cell>
          <table:table-cell table:style-name="ce24" office:value-type="string" calcext:value-type="string">
            <text:p>吉隆坡</text:p>
          </table:table-cell>
          <table:table-cell table:style-name="ce41" office:value-type="float" office:value="595" calcext:value-type="float">
            <text:p>595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7200000" calcext:value-type="float">
            <text:p>7,200,000</text:p>
          </table:table-cell>
          <table:table-cell table:style-name="ce24"/>
          <table:table-cell table:style-name="ce46" table:formula="of:=[.D32]*1000000/[.F32]" office:value-type="float" office:value="82.6388888888889" calcext:value-type="float">
            <text:p>82.64</text:p>
          </table:table-cell>
          <table:table-cell table:style-name="ce46" table:formula="of:=[.E32]*1000000/[.F32]" office:value-type="float" office:value="7.22222222222222" calcext:value-type="float">
            <text:p>7.22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New Taipei City</text:p>
          </table:table-cell>
          <table:table-cell table:style-name="ce24" office:value-type="string" calcext:value-type="string">
            <text:p>新北市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020572" calcext:value-type="float">
            <text:p>4,020,572</text:p>
          </table:table-cell>
          <table:table-cell table:style-name="ce24"/>
          <table:table-cell table:style-name="ce46" table:formula="of:=[.D33]*1000000/[.F33]" office:value-type="float" office:value="24.8720828777597" calcext:value-type="float">
            <text:p>24.87</text:p>
          </table:table-cell>
          <table:table-cell table:style-name="ce46" table:formula="of:=[.E33]*1000000/[.F33]" office:value-type="float" office:value="0.248720828777597" calcext:value-type="float">
            <text:p>0.25</text:p>
          </table:table-cell>
          <table:table-cell table:style-name="ce339"/>
          <table:table-cell table:number-columns-repeated="50"/>
        </table:table-row>
        <table:table-row table:style-name="ro7">
          <table:table-cell table:style-name="ce8"/>
          <table:table-cell table:style-name="ce26" table:number-columns-repeated="8"/>
          <table:table-cell table:style-name="ce264"/>
          <table:table-cell table:number-columns-repeated="50"/>
        </table:table-row>
        <table:table-row table:style-name="ro2">
          <table:table-cell table:style-name="ce8"/>
          <table:table-cell table:style-name="ce19" table:number-columns-repeated="9"/>
          <table:table-cell table:number-columns-repeated="50"/>
        </table:table-row>
        <table:table-row table:style-name="ro2">
          <table:table-cell table:style-name="ce8"/>
          <table:table-cell table:style-name="ce363" office:value-type="string" calcext:value-type="string">
            <text:p>The following cities deaths number is estimated by using proportion of national cases ratio 以下城市死亡人數以全國比例估算</text:p>
          </table:table-cell>
          <table:table-cell table:style-name="ce148" table:number-columns-repeated="7"/>
          <table:table-cell table:style-name="ce289"/>
          <table:table-cell table:number-columns-repeated="50"/>
        </table:table-row>
        <table:table-row table:style-name="ro2">
          <table:table-cell table:style-name="ce8"/>
          <table:table-cell table:style-name="ce364" office:value-type="string" calcext:value-type="string">
            <text:p>Cities</text:p>
          </table:table-cell>
          <table:table-cell table:style-name="ce364" office:value-type="string" calcext:value-type="string">
            <text:p>城市</text:p>
          </table:table-cell>
          <table:table-cell table:style-name="ce398" office:value-type="string" calcext:value-type="string">
            <text:p>City Cases</text:p>
          </table:table-cell>
          <table:table-cell table:style-name="ce398" office:value-type="string" calcext:value-type="string">
            <text:p>National Cases</text:p>
          </table:table-cell>
          <table:table-cell table:style-name="ce410" office:value-type="string" calcext:value-type="string" table:number-columns-spanned="3" table:number-rows-spanned="1">
            <text:p>National Deaths</text:p>
          </table:table-cell>
          <table:covered-table-cell table:style-name="ce365"/>
          <table:covered-table-cell table:style-name="ce432"/>
          <table:table-cell table:style-name="ce419" office:value-type="string" calcext:value-type="string">
            <text:p>Estimated city deaths</text:p>
          </table:table-cell>
          <table:table-cell table:style-name="ce432"/>
          <table:table-cell table:number-columns-repeated="50"/>
        </table:table-row>
        <table:table-row table:style-name="ro2">
          <table:table-cell table:style-name="ce8"/>
          <table:table-cell table:style-name="ce26" table:number-columns-repeated="2"/>
          <table:table-cell table:style-name="ce163" office:value-type="string" calcext:value-type="string">
            <text:p>城市確診人數</text:p>
          </table:table-cell>
          <table:table-cell table:style-name="ce163" office:value-type="string" calcext:value-type="string">
            <text:p>全國確診人數</text:p>
          </table:table-cell>
          <table:table-cell table:style-name="ce411" office:value-type="string" calcext:value-type="string" table:number-columns-spanned="3" table:number-rows-spanned="1">
            <text:p>全國死亡人數</text:p>
          </table:table-cell>
          <table:covered-table-cell table:style-name="ce412"/>
          <table:covered-table-cell table:style-name="ce414"/>
          <table:table-cell table:style-name="ce444"/>
          <table:table-cell table:style-name="ce416"/>
          <table:table-cell table:number-columns-repeated="50"/>
        </table:table-row>
        <table:table-row table:style-name="ro2">
          <table:table-cell table:style-name="ce8"/>
          <table:table-cell table:style-name="ce364" office:value-type="string" calcext:value-type="string">
            <text:p>Tehran </text:p>
          </table:table-cell>
          <table:table-cell table:style-name="ce364" office:value-type="string" calcext:value-type="string">
            <text:p>德克蘭 </text:p>
          </table:table-cell>
          <table:table-cell table:style-name="ce398" office:value-type="float" office:value="5908" calcext:value-type="float">
            <text:p>5,908</text:p>
          </table:table-cell>
          <table:table-cell table:style-name="ce398" office:value-type="float" office:value="58226" calcext:value-type="float">
            <text:p>58,226</text:p>
          </table:table-cell>
          <table:table-cell table:style-name="ce402" office:value-type="float" office:value="3603" calcext:value-type="float">
            <text:p>3,603</text:p>
          </table:table-cell>
          <table:table-cell table:style-name="ce365"/>
          <table:table-cell table:style-name="ce432"/>
          <table:table-cell table:style-name="ce419" table:formula="of:=[.D39]/[.E39]*[.F39]" office:value-type="float" office:value="365.584515508536" calcext:value-type="float">
            <text:p>366</text:p>
          </table:table-cell>
          <table:table-cell table:style-name="ce432"/>
          <table:table-cell table:number-columns-repeated="50"/>
        </table:table-row>
        <table:table-row table:style-name="ro2">
          <table:table-cell table:style-name="ce8"/>
          <table:table-cell table:style-name="ce26" office:value-type="string" calcext:value-type="string">
            <text:p>London</text:p>
          </table:table-cell>
          <table:table-cell table:style-name="ce26" office:value-type="string" calcext:value-type="string">
            <text:p>倫敦</text:p>
          </table:table-cell>
          <table:table-cell table:style-name="ce163" office:value-type="float" office:value="9291" calcext:value-type="float">
            <text:p>9,291</text:p>
          </table:table-cell>
          <table:table-cell table:style-name="ce163" table:formula="of:=[$EuropeEastAsian.F13]" office:value-type="float" office:value="47806" calcext:value-type="float">
            <text:p>47,806</text:p>
          </table:table-cell>
          <table:table-cell table:style-name="ce403" table:formula="of:=[$EuropeEastAsian.G13]" office:value-type="float" office:value="4932" calcext:value-type="float">
            <text:p>4,932</text:p>
          </table:table-cell>
          <table:table-cell table:style-name="ce149"/>
          <table:table-cell table:style-name="ce416"/>
          <table:table-cell table:style-name="ce422" table:formula="of:=[.D40]/[.E40]*[.F40]" office:value-type="float" office:value="958.52428565452" calcext:value-type="float">
            <text:p>959</text:p>
          </table:table-cell>
          <table:table-cell table:style-name="ce416"/>
          <table:table-cell table:number-columns-repeated="50"/>
        </table:table-row>
        <table:table-row table:style-name="ro2" table:number-rows-repeated="3">
          <table:table-cell table:style-name="ce8" table:number-columns-repeated="3"/>
          <table:table-cell table:style-name="ce404" table:number-columns-repeated="3"/>
          <table:table-cell table:style-name="ce8"/>
          <table:table-cell table:style-name="ce418"/>
          <table:table-cell table:style-name="ce404"/>
          <table:table-cell table:style-name="ce418"/>
          <table:table-cell table:number-columns-repeated="50"/>
        </table:table-row>
        <table:table-row table:style-name="ro33">
          <table:table-cell table:style-name="ce8" table:number-columns-repeated="10"/>
          <table:table-cell table:number-columns-repeated="50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3"/>
          <table:table-cell table:style-name="ce222" office:value-type="string" calcext:value-type="string">
            <text:p>Date 日期 :</text:p>
          </table:table-cell>
          <table:table-cell table:style-name="ce299" table:formula="of:=[$EuropeEastAsian.$J$2]" office:value-type="string" office:string-value="2020-04-06" calcext:value-type="string">
            <text:p>2020-04-06</text:p>
          </table:table-cell>
          <table:table-cell table:number-columns-repeated="50"/>
        </table:table-row>
        <table:table-row table:style-name="ro2">
          <table:table-cell table:style-name="ce8"/>
          <table:table-cell table:style-name="ce31"/>
          <table:table-cell table:style-name="ce159" table:number-columns-repeated="7"/>
          <table:table-cell table:style-name="ce55"/>
          <table:table-cell table:number-columns-repeated="50"/>
        </table:table-row>
        <table:table-row table:style-name="ro2">
          <table:table-cell table:style-name="ce8"/>
          <table:table-cell table:style-name="ce113" office:value-type="string" calcext:value-type="string">
            <text:p>Cities comparison <text:s/>城市比較</text:p>
          </table:table-cell>
          <table:table-cell table:style-name="ce365" table:number-columns-repeated="7"/>
          <table:table-cell table:style-name="ce298"/>
          <table:table-cell table:number-columns-repeated="50"/>
        </table:table-row>
        <table:table-row table:style-name="ro2">
          <table:table-cell table:style-name="ce8"/>
          <table:table-cell table:style-name="ce408"/>
          <table:table-cell table:style-name="ce365" table:number-columns-repeated="7"/>
          <table:table-cell table:style-name="ce29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Cities</text:p>
          </table:table-cell>
          <table:table-cell table:style-name="ce19" office:value-type="string" calcext:value-type="string">
            <text:p>城市</text:p>
          </table:table-cell>
          <table:table-cell table:style-name="ce19" office:value-type="string" calcext:value-type="string">
            <text:p>Distance to Wuhan</text:p>
          </table:table-cell>
          <table:table-cell table:style-name="ce19" table:number-columns-repeated="5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10"/>
          <table:table-cell table:style-name="ce149"/>
          <table:table-cell table:style-name="ce149" office:value-type="string" calcext:value-type="string">
            <text:p>武漢相隔距離</text:p>
          </table:table-cell>
          <table:table-cell table:style-name="ce19" table:number-columns-repeated="5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/>
            <text:p><text:span text:style-name="T5">Hong Kong</text:span></text:p>
          </table:table-cell>
          <table:table-cell table:style-name="ce19" office:value-type="string" calcext:value-type="string">
            <text:p/>
            <text:p><text:span text:style-name="T5">香港</text:span></text:p>
          </table:table-cell>
          <table:table-cell table:style-name="ce417" office:value-type="string" calcext:value-type="string">
            <text:p>919 km</text:p>
          </table:table-cell>
          <table:table-cell table:style-name="ce19"/>
          <table:table-cell table:style-name="ce146" table:number-columns-repeated="3"/>
          <table:table-cell table:style-name="ce417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18" office:value-type="string" calcext:value-type="string">
            <text:p>Daegu</text:p>
          </table:table-cell>
          <table:table-cell table:style-name="ce155" office:value-type="string" calcext:value-type="string">
            <text:p>大邱</text:p>
          </table:table-cell>
          <table:table-cell table:style-name="ce417" office:value-type="string" calcext:value-type="string">
            <text:p>1,451 km</text:p>
          </table:table-cell>
          <table:table-cell table:style-name="ce19"/>
          <table:table-cell table:style-name="ce146" table:number-columns-repeated="3"/>
          <table:table-cell table:style-name="ce417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409" office:value-type="string" calcext:value-type="string">
            <text:p>Manila</text:p>
          </table:table-cell>
          <table:table-cell table:style-name="ce415" office:value-type="string" calcext:value-type="string">
            <text:p>馬尼拉</text:p>
          </table:table-cell>
          <table:table-cell table:style-name="ce417" office:value-type="string" calcext:value-type="string">
            <text:p>1,904 km</text:p>
          </table:table-cell>
          <table:table-cell table:style-name="ce19"/>
          <table:table-cell table:style-name="ce146" table:number-columns-repeated="3"/>
          <table:table-cell table:style-name="ce417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Bangkok</text:p>
          </table:table-cell>
          <table:table-cell table:style-name="ce19" office:value-type="string" calcext:value-type="string">
            <text:p>曼谷</text:p>
          </table:table-cell>
          <table:table-cell table:style-name="ce417" office:value-type="string" calcext:value-type="string">
            <text:p>2,344 km</text:p>
          </table:table-cell>
          <table:table-cell table:style-name="ce293"/>
          <table:table-cell table:style-name="ce146" table:number-columns-repeated="3"/>
          <table:table-cell table:style-name="ce417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6" office:value-type="string" calcext:value-type="string">
            <text:p>Tokyo</text:p>
          </table:table-cell>
          <table:table-cell table:style-name="ce146" office:value-type="string" calcext:value-type="string">
            <text:p>東京</text:p>
          </table:table-cell>
          <table:table-cell table:style-name="ce417" office:value-type="string" calcext:value-type="string">
            <text:p>2,428 km</text:p>
          </table:table-cell>
          <table:table-cell table:style-name="ce417"/>
          <table:table-cell table:style-name="ce146" table:number-columns-repeated="3"/>
          <table:table-cell table:style-name="ce417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Singapore</text:p>
          </table:table-cell>
          <table:table-cell table:style-name="ce19" office:value-type="string" calcext:value-type="string">
            <text:p>新加坡</text:p>
          </table:table-cell>
          <table:table-cell table:style-name="ce417" office:value-type="string" calcext:value-type="string">
            <text:p>3,432 km</text:p>
          </table:table-cell>
          <table:table-cell table:style-name="ce293"/>
          <table:table-cell table:style-name="ce19" table:number-columns-repeated="3"/>
          <table:table-cell table:style-name="ce293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409" office:value-type="string" calcext:value-type="string">
            <text:p>Kuala Lumpur</text:p>
          </table:table-cell>
          <table:table-cell table:style-name="ce415" office:value-type="string" calcext:value-type="string">
            <text:p>吉隆坡</text:p>
          </table:table-cell>
          <table:table-cell table:style-name="ce417" office:value-type="string" calcext:value-type="string">
            <text:p>3,326 km</text:p>
          </table:table-cell>
          <table:table-cell table:style-name="ce293" table:number-columns-repeated="5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6" office:value-type="string" calcext:value-type="string">
            <text:p>Jakarta</text:p>
          </table:table-cell>
          <table:table-cell table:style-name="ce146" office:value-type="string" calcext:value-type="string">
            <text:p>雅加達</text:p>
          </table:table-cell>
          <table:table-cell table:style-name="ce417" office:value-type="string" calcext:value-type="string">
            <text:p>4,166 km</text:p>
          </table:table-cell>
          <table:table-cell table:style-name="ce417"/>
          <table:table-cell table:style-name="ce19" table:number-columns-repeated="2"/>
          <table:table-cell table:style-name="ce417" table:number-columns-repeated="2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6" office:value-type="string" calcext:value-type="string">
            <text:p>Stockholm</text:p>
          </table:table-cell>
          <table:table-cell table:style-name="ce146" office:value-type="string" calcext:value-type="string">
            <text:p>斯德哥爾摩</text:p>
          </table:table-cell>
          <table:table-cell table:style-name="ce417" office:value-type="string" calcext:value-type="string">
            <text:p>7,450 km</text:p>
          </table:table-cell>
          <table:table-cell table:style-name="ce417"/>
          <table:table-cell table:style-name="ce19" table:number-columns-repeated="2"/>
          <table:table-cell table:style-name="ce417" table:number-columns-repeated="2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Lombardia</text:p>
          </table:table-cell>
          <table:table-cell table:style-name="ce19" office:value-type="string" calcext:value-type="string">
            <text:p>倫巴底</text:p>
          </table:table-cell>
          <table:table-cell table:style-name="ce417" office:value-type="string" calcext:value-type="string">
            <text:p>8,640 km</text:p>
          </table:table-cell>
          <table:table-cell table:style-name="ce417"/>
          <table:table-cell table:style-name="ce19" table:number-columns-repeated="2"/>
          <table:table-cell table:style-name="ce417" table:number-columns-repeated="2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London</text:p>
          </table:table-cell>
          <table:table-cell table:style-name="ce19" office:value-type="string" calcext:value-type="string">
            <text:p>倫敦</text:p>
          </table:table-cell>
          <table:table-cell table:style-name="ce417" office:value-type="string" calcext:value-type="string">
            <text:p>8,870 km</text:p>
          </table:table-cell>
          <table:table-cell table:style-name="ce417"/>
          <table:table-cell table:style-name="ce19" table:number-columns-repeated="2"/>
          <table:table-cell table:style-name="ce417" table:number-columns-repeated="2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Madrid</text:p>
          </table:table-cell>
          <table:table-cell table:style-name="ce19" office:value-type="string" calcext:value-type="string">
            <text:p>馬德里</text:p>
          </table:table-cell>
          <table:table-cell table:style-name="ce417" office:value-type="string" calcext:value-type="string">
            <text:p>9,860 km</text:p>
          </table:table-cell>
          <table:table-cell table:style-name="ce417"/>
          <table:table-cell table:style-name="ce19" table:number-columns-repeated="2"/>
          <table:table-cell table:style-name="ce417" table:number-columns-repeated="2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New York</text:p>
          </table:table-cell>
          <table:table-cell table:style-name="ce19" office:value-type="string" calcext:value-type="string">
            <text:p>紐約</text:p>
          </table:table-cell>
          <table:table-cell table:style-name="ce417" office:value-type="string" calcext:value-type="string">
            <text:p>12,033 km</text:p>
          </table:table-cell>
          <table:table-cell table:style-name="ce293"/>
          <table:table-cell table:style-name="ce19" table:number-columns-repeated="3"/>
          <table:table-cell table:style-name="ce417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/>
          <table:table-cell table:style-name="ce19"/>
          <table:table-cell table:style-name="ce417"/>
          <table:table-cell table:style-name="ce293"/>
          <table:table-cell table:style-name="ce19" table:number-columns-repeated="3"/>
          <table:table-cell table:style-name="ce417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10"/>
          <table:table-cell table:style-name="ce149" table:number-columns-repeated="7"/>
          <table:table-cell table:style-name="ce295"/>
          <table:table-cell table:number-columns-repeated="50"/>
        </table:table-row>
        <table:table-row table:style-name="ro2">
          <table:table-cell table:style-name="ce8" table:number-columns-repeated="10"/>
          <table:table-cell table:number-columns-repeated="50"/>
        </table:table-row>
        <table:table-row table:style-name="ro2" table:number-rows-repeated="1047912">
          <table:table-cell table:number-columns-repeated="60"/>
        </table:table-row>
        <table:table-row table:style-name="ro8" table:number-rows-repeated="597">
          <table:table-cell table:number-columns-repeated="60"/>
        </table:table-row>
        <table:table-row table:style-name="ro8">
          <table:table-cell table:number-columns-repeated="60"/>
        </table:table-row>
      </table:table>
      <table:table table:name="CitiesRatio" table:style-name="ta1">
        <office:forms form:automatic-focus="false" form:apply-design-mode="false"/>
        <table:table-column table:style-name="co12" table:default-cell-style-name="Default"/>
        <table:table-column table:style-name="co25" table:default-cell-style-name="ce439"/>
        <table:table-column table:style-name="co26" table:default-cell-style-name="ce439"/>
        <table:table-column table:style-name="co27" table:default-cell-style-name="ce276"/>
        <table:table-column table:style-name="co27" table:number-columns-repeated="5" table:default-cell-style-name="ce426"/>
        <table:table-column table:style-name="co27" table:number-columns-repeated="3" table:default-cell-style-name="ce469"/>
        <table:table-column table:style-name="co16" table:default-cell-style-name="ce455"/>
        <table:table-column table:style-name="co28" table:default-cell-style-name="ce455"/>
        <table:table-column table:style-name="co11" table:number-columns-repeated="33" table:default-cell-style-name="Default"/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EuropeEastAsian.J25]" office:value-type="string" office:string-value="2020-04-06" calcext:value-type="string">
            <text:p>2020-04-06</text:p>
          </table:table-cell>
          <table:table-cell table:style-name="ce263"/>
          <table:table-cell table:number-columns-repeated="33"/>
        </table:table-row>
        <table:table-row table:style-name="ro26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18">
          <table:table-cell/>
          <table:table-cell table:style-name="ce98" office:value-type="string" calcext:value-type="string">
            <text:p>World cities and East Asian major cities <text:s/>世界主要城市及東亞城市比較</text:p>
          </table:table-cell>
          <table:table-cell table:style-name="ce140"/>
          <table:table-cell table:style-name="ce168" table:number-columns-repeated="3"/>
          <table:table-cell table:style-name="ce140" table:number-columns-repeated="4"/>
          <table:table-cell table:style-name="ce259"/>
          <table:table-cell table:style-name="ce140"/>
          <table:table-cell table:style-name="ce259"/>
          <table:table-cell table:style-name="ce263"/>
          <table:table-cell table:number-columns-repeated="33"/>
        </table:table-row>
        <table:table-row table:style-name="ro34">
          <table:table-cell/>
          <table:table-cell table:style-name="ce421" office:value-type="string" calcext:value-type="string">
            <text:p><text:span text:style-name="T6">Cases per million ratio </text:span></text:p>
            <text:p><text:span text:style-name="T6">每百萬確診個案比例分析</text:span></text:p>
          </table:table-cell>
          <table:table-cell table:style-name="ce259"/>
          <table:table-cell table:style-name="ce424"/>
          <table:table-cell table:style-name="ce277" table:formula="of:=COM.MICROSOFT.CONCAT([$Euro_East_Asian_Cities.$C24];CHAR(10); [$Euro_East_Asian_Cities.$B24])" office:value-type="string" office:string-value="武漢&#10;Wuhan" calcext:value-type="string">
            <text:p>武漢</text:p>
            <text:p>Wuhan</text:p>
          </table:table-cell>
          <table:table-cell table:style-name="ce277" table:formula="of:=COM.MICROSOFT.CONCAT([$Euro_East_Asian_Cities.$C25];CHAR(10); [$Euro_East_Asian_Cities.$B25])" office:value-type="string" office:string-value="大邱&#10;Daegu" calcext:value-type="string">
            <text:p>大邱</text:p>
            <text:p>Daegu</text:p>
          </table:table-cell>
          <table:table-cell table:style-name="ce277" table:formula="of:=COM.MICROSOFT.CONCAT([$Euro_East_Asian_Cities.$C26];CHAR(10); [$Euro_East_Asian_Cities.$B26])" office:value-type="string" office:string-value="新加坡&#10;Singapore" calcext:value-type="string">
            <text:p>新加坡</text:p>
            <text:p>Singapore</text:p>
          </table:table-cell>
          <table:table-cell table:style-name="ce277" table:formula="of:=COM.MICROSOFT.CONCAT([$Euro_East_Asian_Cities.$C27]; CHAR(10); [$Euro_East_Asian_Cities.$B27])" office:value-type="string" office:string-value="馬尼拉&#10;Manila" calcext:value-type="string">
            <text:p>馬尼拉</text:p>
            <text:p>Manila</text:p>
          </table:table-cell>
          <table:table-cell table:style-name="ce277" table:formula="of:=COM.MICROSOFT.CONCAT([$Euro_East_Asian_Cities.$C28];CHAR(10); [$Euro_East_Asian_Cities.$B28])" office:value-type="string" office:string-value="雅加達&#10;Jakarta" calcext:value-type="string">
            <text:p>雅加達</text:p>
            <text:p>Jakarta</text:p>
          </table:table-cell>
          <table:table-cell table:style-name="ce277" table:formula="of:=COM.MICROSOFT.CONCAT([$Euro_East_Asian_Cities.$C29]; CHAR(10); [$Euro_East_Asian_Cities.$B29])" office:value-type="string" office:string-value="香港&#10;Hong Kong" calcext:value-type="string">
            <text:p>香港</text:p>
            <text:p>Hong Kong</text:p>
          </table:table-cell>
          <table:table-cell table:style-name="ce277" table:formula="of:=COM.MICROSOFT.CONCAT([$Euro_East_Asian_Cities.$C30];CHAR(10); [$Euro_East_Asian_Cities.$B30])" office:value-type="string" office:string-value="曼谷&#10;Bangkok" calcext:value-type="string">
            <text:p>曼谷</text:p>
            <text:p>Bangkok</text:p>
          </table:table-cell>
          <table:table-cell table:style-name="ce277" table:formula="of:=COM.MICROSOFT.CONCAT([$Euro_East_Asian_Cities.$C31];CHAR(10); [$Euro_East_Asian_Cities.$B31])" office:value-type="string" office:string-value="東京&#10;Tokyo" calcext:value-type="string">
            <text:p>東京</text:p>
            <text:p>Tokyo</text:p>
          </table:table-cell>
          <table:table-cell table:style-name="ce277" table:formula="of:=COM.MICROSOFT.CONCAT([$Euro_East_Asian_Cities.$C32];CHAR(10); [$Euro_East_Asian_Cities.$B32])" office:value-type="string" office:string-value="吉隆坡&#10;Kuala Lumpur" calcext:value-type="string">
            <text:p>吉隆坡</text:p>
            <text:p>Kuala Lumpur</text:p>
          </table:table-cell>
          <table:table-cell table:style-name="ce277" table:formula="of:=COM.MICROSOFT.CONCAT([$Euro_East_Asian_Cities.$C33];CHAR(10); [$Euro_East_Asian_Cities.$B33])" office:value-type="string" office:string-value="新北市&#10;New Taipei City" calcext:value-type="string">
            <text:p>新北市</text:p>
            <text:p>New Taipei City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276" table:formula="of:=[$Euro_East_Asian_Cities.H24]" office:value-type="float" office:value="4512.95009475679" calcext:value-type="float">
            <text:p>4513</text:p>
          </table:table-cell>
          <table:table-cell table:style-name="ce276" table:formula="of:=[$Euro_East_Asian_Cities.H25]" office:value-type="float" office:value="2715.476973671" calcext:value-type="float">
            <text:p>2715</text:p>
          </table:table-cell>
          <table:table-cell table:style-name="ce278" table:formula="of:=[$Euro_East_Asian_Cities.H26]" office:value-type="float" office:value="229.504172803142" calcext:value-type="float">
            <text:p>229.50</text:p>
          </table:table-cell>
          <table:table-cell table:style-name="ce278" table:formula="of:=[$Euro_East_Asian_Cities.H27]" office:value-type="float" office:value="92.1003881806159" calcext:value-type="float">
            <text:p>92.10</text:p>
          </table:table-cell>
          <table:table-cell table:style-name="ce278" table:formula="of:=[$Euro_East_Asian_Cities.H28]" office:value-type="float" office:value="80.1960435956809" calcext:value-type="float">
            <text:p>80.20</text:p>
          </table:table-cell>
          <table:table-cell table:style-name="ce278" table:formula="of:=[$Euro_East_Asian_Cities.H29]" office:value-type="float" office:value="121.98861439599" calcext:value-type="float">
            <text:p>121.99</text:p>
          </table:table-cell>
          <table:table-cell table:style-name="ce278" table:formula="of:=[$Euro_East_Asian_Cities.H30]" office:value-type="float" office:value="107.9925947935" calcext:value-type="float">
            <text:p>107.99</text:p>
          </table:table-cell>
          <table:table-cell table:style-name="ce278" table:formula="of:=[$Euro_East_Asian_Cities.H31]" office:value-type="float" office:value="42.1414277802897" calcext:value-type="float">
            <text:p>42.14</text:p>
          </table:table-cell>
          <table:table-cell table:style-name="ce278" table:formula="of:=[$Euro_East_Asian_Cities.H32]" office:value-type="float" office:value="82.6388888888889" calcext:value-type="float">
            <text:p>82.64</text:p>
          </table:table-cell>
          <table:table-cell table:style-name="ce278" table:formula="of:=[$Euro_East_Asian_Cities.H33]" office:value-type="float" office:value="24.8720828777597" calcext:value-type="float">
            <text:p>24.87</text:p>
          </table:table-cell>
          <table:table-cell table:number-columns-repeated="33"/>
        </table:table-row>
        <table:table-row table:style-name="ro2">
          <table:table-cell/>
          <table:table-cell table:formula="of:=[$Euro_East_Asian_Cities.B10]" office:value-type="string" office:string-value="Lombardy (with Milan)" calcext:value-type="string">
            <text:p>Lombardy (with Milan)</text:p>
          </table:table-cell>
          <table:table-cell table:formula="of:=[$Euro_East_Asian_Cities.C10]" office:value-type="string" office:string-value="倫巴底(包括米蘭)" calcext:value-type="string">
            <text:p>倫巴底(包括米蘭)</text:p>
          </table:table-cell>
          <table:table-cell table:formula="of:=[$Euro_East_Asian_Cities.H10]" office:value-type="float" office:value="5006.44373116444" calcext:value-type="float">
            <text:p>5006</text:p>
          </table:table-cell>
          <table:table-cell table:formula="of:=[.$D6]/[.E$5]" office:value-type="float" office:value="1.10935056361049" calcext:value-type="float">
            <text:p>1.11</text:p>
          </table:table-cell>
          <table:table-cell table:formula="of:=[.$D6]/[.F$5]" office:value-type="float" office:value="1.84367011015244" calcext:value-type="float">
            <text:p>1.84</text:p>
          </table:table-cell>
          <table:table-cell table:formula="of:=[.$D6]/[.G$5]" office:value-type="float" office:value="21.8141730061646" calcext:value-type="float">
            <text:p>21.81</text:p>
          </table:table-cell>
          <table:table-cell table:formula="of:=[.$D6]/[.H$5]" office:value-type="float" office:value="54.3585519025872" calcext:value-type="float">
            <text:p>54.36</text:p>
          </table:table-cell>
          <table:table-cell table:formula="of:=[.$D6]/[.I$5]" office:value-type="float" office:value="62.4275650854436" calcext:value-type="float">
            <text:p>62.43</text:p>
          </table:table-cell>
          <table:table-cell table:formula="of:=[.$D6]/[.J$5]" office:value-type="float" office:value="41.0402540921804" calcext:value-type="float">
            <text:p>41</text:p>
          </table:table-cell>
          <table:table-cell table:formula="of:=[.$D6]/[.K$5]" office:value-type="float" office:value="46.3591391681772" calcext:value-type="float">
            <text:p>46</text:p>
          </table:table-cell>
          <table:table-cell table:formula="of:=[.$D6]/[.L$5]" office:value-type="float" office:value="118.800999274781" calcext:value-type="float">
            <text:p>119</text:p>
          </table:table-cell>
          <table:table-cell table:formula="of:=[.$D6]/[.M$5]" office:value-type="float" office:value="60.5821762426621" calcext:value-type="float">
            <text:p>61</text:p>
          </table:table-cell>
          <table:table-cell table:formula="of:=[.$D6]/[.N$5]" office:value-type="float" office:value="201.287674850953" calcext:value-type="float">
            <text:p>201</text:p>
          </table:table-cell>
          <table:table-cell table:number-columns-repeated="33"/>
        </table:table-row>
        <table:table-row table:style-name="ro2">
          <table:table-cell/>
          <table:table-cell table:formula="of:=[$Euro_East_Asian_Cities.B11]" office:value-type="string" office:string-value="New York City" calcext:value-type="string">
            <text:p>New York City</text:p>
          </table:table-cell>
          <table:table-cell table:formula="of:=[$Euro_East_Asian_Cities.C11]" office:value-type="string" office:string-value="紐約市" calcext:value-type="string">
            <text:p>紐約市</text:p>
          </table:table-cell>
          <table:table-cell table:formula="of:=[$Euro_East_Asian_Cities.H11]" office:value-type="float" office:value="8042.98450197577" calcext:value-type="float">
            <text:p>8043</text:p>
          </table:table-cell>
          <table:table-cell table:formula="of:=[.$D7]/[.E$5]" office:value-type="float" office:value="1.78220107315617" calcext:value-type="float">
            <text:p>1.78</text:p>
          </table:table-cell>
          <table:table-cell table:formula="of:=[.$D7]/[.F$5]" office:value-type="float" office:value="2.96190488078513" calcext:value-type="float">
            <text:p>2.96</text:p>
          </table:table-cell>
          <table:table-cell table:formula="of:=[.$D7]/[.G$5]" office:value-type="float" office:value="35.0450469102131" calcext:value-type="float">
            <text:p>35.05</text:p>
          </table:table-cell>
          <table:table-cell table:formula="of:=[.$D7]/[.H$5]" office:value-type="float" office:value="87.3284538845033" calcext:value-type="float">
            <text:p>87.33</text:p>
          </table:table-cell>
          <table:table-cell table:formula="of:=[.$D7]/[.I$5]" office:value-type="float" office:value="100.291537354705" calcext:value-type="float">
            <text:p>100.29</text:p>
          </table:table-cell>
          <table:table-cell table:formula="of:=[.$D7]/[.J$5]" office:value-type="float" office:value="65.9322555781089" calcext:value-type="float">
            <text:p>66</text:p>
          </table:table-cell>
          <table:table-cell table:formula="of:=[.$D7]/[.K$5]" office:value-type="float" office:value="74.4771853788244" calcext:value-type="float">
            <text:p>74</text:p>
          </table:table-cell>
          <table:table-cell table:formula="of:=[.$D7]/[.L$5]" office:value-type="float" office:value="190.856953018037" calcext:value-type="float">
            <text:p>191</text:p>
          </table:table-cell>
          <table:table-cell table:formula="of:=[.$D7]/[.M$5]" office:value-type="float" office:value="97.3268712844127" calcext:value-type="float">
            <text:p>97</text:p>
          </table:table-cell>
          <table:table-cell table:formula="of:=[.$D7]/[.N$5]" office:value-type="float" office:value="323.373982850777" calcext:value-type="float">
            <text:p>323</text:p>
          </table:table-cell>
          <table:table-cell table:number-columns-repeated="33"/>
        </table:table-row>
        <table:table-row table:style-name="ro2">
          <table:table-cell/>
          <table:table-cell table:formula="of:=[$Euro_East_Asian_Cities.B12]" office:value-type="string" office:string-value="Community of Madrid" calcext:value-type="string">
            <text:p>Community of Madrid</text:p>
          </table:table-cell>
          <table:table-cell table:formula="of:=[$Euro_East_Asian_Cities.C12]" office:value-type="string" office:string-value="馬德里大區" calcext:value-type="string">
            <text:p>馬德里大區</text:p>
          </table:table-cell>
          <table:table-cell table:formula="of:=[$Euro_East_Asian_Cities.H12]" office:value-type="float" office:value="5812.56326039122" calcext:value-type="float">
            <text:p>5813</text:p>
          </table:table-cell>
          <table:table-cell table:formula="of:=[.$D8]/[.E$5]" office:value-type="float" office:value="1.28797419389688" calcext:value-type="float">
            <text:p>1.29</text:p>
          </table:table-cell>
          <table:table-cell table:formula="of:=[.$D8]/[.F$5]" office:value-type="float" office:value="2.14053122775456" calcext:value-type="float">
            <text:p>2.14</text:p>
          </table:table-cell>
          <table:table-cell table:formula="of:=[.$D8]/[.G$5]" office:value-type="float" office:value="25.3266125377902" calcext:value-type="float">
            <text:p>25.33</text:p>
          </table:table-cell>
          <table:table-cell table:formula="of:=[.$D8]/[.H$5]" office:value-type="float" office:value="63.1111700527509" calcext:value-type="float">
            <text:p>63.11</text:p>
          </table:table-cell>
          <table:table-cell table:formula="of:=[.$D8]/[.I$5]" office:value-type="float" office:value="72.4794266621934" calcext:value-type="float">
            <text:p>72.48</text:p>
          </table:table-cell>
          <table:table-cell table:formula="of:=[.$D8]/[.J$5]" office:value-type="float" office:value="47.6484079204551" calcext:value-type="float">
            <text:p>48</text:p>
          </table:table-cell>
          <table:table-cell table:formula="of:=[.$D8]/[.K$5]" office:value-type="float" office:value="53.8237207051633" calcext:value-type="float">
            <text:p>54</text:p>
          </table:table-cell>
          <table:table-cell table:formula="of:=[.$D8]/[.L$5]" office:value-type="float" office:value="137.929908087022" calcext:value-type="float">
            <text:p>138</text:p>
          </table:table-cell>
          <table:table-cell table:formula="of:=[.$D8]/[.M$5]" office:value-type="float" office:value="70.3368999576752" calcext:value-type="float">
            <text:p>70</text:p>
          </table:table-cell>
          <table:table-cell table:formula="of:=[.$D8]/[.N$5]" office:value-type="float" office:value="233.698290929576" calcext:value-type="float">
            <text:p>234</text:p>
          </table:table-cell>
          <table:table-cell table:number-columns-repeated="33"/>
        </table:table-row>
        <table:table-row table:style-name="ro2">
          <table:table-cell/>
          <table:table-cell table:formula="of:=[$Euro_East_Asian_Cities.B13]" office:value-type="string" office:string-value="Bavaria(with Munich)" calcext:value-type="string">
            <text:p>Bavaria(with Munich)</text:p>
          </table:table-cell>
          <table:table-cell table:formula="of:=[$Euro_East_Asian_Cities.C13]" office:value-type="string" office:string-value="拜仁(包括慕尼克)" calcext:value-type="string">
            <text:p>拜仁(包括慕尼克)</text:p>
          </table:table-cell>
          <table:table-cell table:formula="of:=[$Euro_East_Asian_Cities.H13]" office:value-type="float" office:value="1675.34353604394" calcext:value-type="float">
            <text:p>1675</text:p>
          </table:table-cell>
          <table:table-cell table:formula="of:=[.$D9]/[.E$5]" office:value-type="float" office:value="0.371230237620038" calcext:value-type="float">
            <text:p>0.37</text:p>
          </table:table-cell>
          <table:table-cell table:formula="of:=[.$D9]/[.F$5]" office:value-type="float" office:value="0.61696105409396" calcext:value-type="float">
            <text:p>0.62</text:p>
          </table:table-cell>
          <table:table-cell table:formula="of:=[.$D9]/[.G$5]" office:value-type="float" office:value="7.29983910785349" calcext:value-type="float">
            <text:p>7.30</text:p>
          </table:table-cell>
          <table:table-cell table:formula="of:=[.$D9]/[.H$5]" office:value-type="float" office:value="18.1904068933832" calcext:value-type="float">
            <text:p>18.19</text:p>
          </table:table-cell>
          <table:table-cell table:formula="of:=[.$D9]/[.I$5]" office:value-type="float" office:value="20.8906008442313" calcext:value-type="float">
            <text:p>20.89</text:p>
          </table:table-cell>
          <table:table-cell table:formula="of:=[.$D9]/[.J$5]" office:value-type="float" office:value="13.7336057495134" calcext:value-type="float">
            <text:p>14</text:p>
          </table:table-cell>
          <table:table-cell table:formula="of:=[.$D9]/[.K$5]" office:value-type="float" office:value="15.5135038587366" calcext:value-type="float">
            <text:p>16</text:p>
          </table:table-cell>
          <table:table-cell table:formula="of:=[.$D9]/[.L$5]" office:value-type="float" office:value="39.755262796946" calcext:value-type="float">
            <text:p>40</text:p>
          </table:table-cell>
          <table:table-cell table:formula="of:=[.$D9]/[.M$5]" office:value-type="float" office:value="20.2730646378426" calcext:value-type="float">
            <text:p>20</text:p>
          </table:table-cell>
          <table:table-cell table:formula="of:=[.$D9]/[.N$5]" office:value-type="float" office:value="67.3583931139925" calcext:value-type="float">
            <text:p>67</text:p>
          </table:table-cell>
          <table:table-cell table:number-columns-repeated="33"/>
        </table:table-row>
        <table:table-row table:style-name="ro2">
          <table:table-cell/>
          <table:table-cell table:formula="of:=[$Euro_East_Asian_Cities.B14]" office:value-type="string" office:string-value="Île-de-France(with Paris)" calcext:value-type="string">
            <text:p>Île-de-France(with Paris)</text:p>
          </table:table-cell>
          <table:table-cell table:formula="of:=[$Euro_East_Asian_Cities.C14]" office:value-type="string" office:string-value="巴黎大區" calcext:value-type="string">
            <text:p>巴黎大區</text:p>
          </table:table-cell>
          <table:table-cell table:formula="of:=[$Euro_East_Asian_Cities.H14]" office:value-type="float" office:value="991.373056596037" calcext:value-type="float">
            <text:p>991</text:p>
          </table:table-cell>
          <table:table-cell table:formula="of:=[.$D10]/[.E$5]" office:value-type="float" office:value="0.219672949130953" calcext:value-type="float">
            <text:p>0.22</text:p>
          </table:table-cell>
          <table:table-cell table:formula="of:=[.$D10]/[.F$5]" office:value-type="float" office:value="0.365082475825902" calcext:value-type="float">
            <text:p>0.37</text:p>
          </table:table-cell>
          <table:table-cell table:formula="of:=[.$D10]/[.G$5]" office:value-type="float" office:value="4.31962976745696" calcext:value-type="float">
            <text:p>4.32</text:p>
          </table:table-cell>
          <table:table-cell table:formula="of:=[.$D10]/[.H$5]" office:value-type="float" office:value="10.7640486232466" calcext:value-type="float">
            <text:p>10.76</text:p>
          </table:table-cell>
          <table:table-cell table:formula="of:=[.$D10]/[.I$5]" office:value-type="float" office:value="12.3618698896691" calcext:value-type="float">
            <text:p>12.36</text:p>
          </table:table-cell>
          <table:table-cell table:formula="of:=[.$D10]/[.J$5]" office:value-type="float" office:value="8.12676708809825" calcext:value-type="float">
            <text:p>8</text:p>
          </table:table-cell>
          <table:table-cell table:formula="of:=[.$D10]/[.K$5]" office:value-type="float" office:value="9.18000959687754" calcext:value-type="float">
            <text:p>9</text:p>
          </table:table-cell>
          <table:table-cell table:formula="of:=[.$D10]/[.L$5]" office:value-type="float" office:value="23.5249043237144" calcext:value-type="float">
            <text:p>24</text:p>
          </table:table-cell>
          <table:table-cell table:formula="of:=[.$D10]/[.M$5]" office:value-type="float" office:value="11.9964470714142" calcext:value-type="float">
            <text:p>12</text:p>
          </table:table-cell>
          <table:table-cell table:formula="of:=[.$D10]/[.N$5]" office:value-type="float" office:value="39.8588675290444" calcext:value-type="float">
            <text:p>40</text:p>
          </table:table-cell>
          <table:table-cell table:number-columns-repeated="33"/>
        </table:table-row>
        <table:table-row table:style-name="ro2">
          <table:table-cell/>
          <table:table-cell table:formula="of:=[$Euro_East_Asian_Cities.B15]" office:value-type="string" office:string-value="London *" calcext:value-type="string">
            <text:p>London *</text:p>
          </table:table-cell>
          <table:table-cell table:formula="of:=[$Euro_East_Asian_Cities.C15]" office:value-type="string" office:string-value="倫敦 *" calcext:value-type="string">
            <text:p>倫敦 *</text:p>
          </table:table-cell>
          <table:table-cell table:formula="of:=[$Euro_East_Asian_Cities.H15]" office:value-type="float" office:value="1042.9855768038" calcext:value-type="float">
            <text:p>1043</text:p>
          </table:table-cell>
          <table:table-cell table:formula="of:=[.$D11]/[.E$5]" office:value-type="float" office:value="0.231109486013497" calcext:value-type="float">
            <text:p>0.23</text:p>
          </table:table-cell>
          <table:table-cell table:formula="of:=[.$D11]/[.F$5]" office:value-type="float" office:value="0.384089273050919" calcext:value-type="float">
            <text:p>0.38</text:p>
          </table:table-cell>
          <table:table-cell table:formula="of:=[.$D11]/[.G$5]" office:value-type="float" office:value="4.54451683411624" calcext:value-type="float">
            <text:p>4.54</text:p>
          </table:table-cell>
          <table:table-cell table:formula="of:=[.$D11]/[.H$5]" office:value-type="float" office:value="11.3244427890839" calcext:value-type="float">
            <text:p>11.32</text:p>
          </table:table-cell>
          <table:table-cell table:formula="of:=[.$D11]/[.I$5]" office:value-type="float" office:value="13.0054492720632" calcext:value-type="float">
            <text:p>13.01</text:p>
          </table:table-cell>
          <table:table-cell table:formula="of:=[.$D11]/[.J$5]" office:value-type="float" office:value="8.54986001741231" calcext:value-type="float">
            <text:p>9</text:p>
          </table:table-cell>
          <table:table-cell table:formula="of:=[.$D11]/[.K$5]" office:value-type="float" office:value="9.65793607235907" calcext:value-type="float">
            <text:p>10</text:p>
          </table:table-cell>
          <table:table-cell table:formula="of:=[.$D11]/[.L$5]" office:value-type="float" office:value="24.7496497328366" calcext:value-type="float">
            <text:p>25</text:p>
          </table:table-cell>
          <table:table-cell table:formula="of:=[.$D11]/[.M$5]" office:value-type="float" office:value="12.6210019377939" calcext:value-type="float">
            <text:p>13</text:p>
          </table:table-cell>
          <table:table-cell table:formula="of:=[.$D11]/[.N$5]" office:value-type="float" office:value="41.9339860650121" calcext:value-type="float">
            <text:p>42</text:p>
          </table:table-cell>
          <table:table-cell table:number-columns-repeated="33"/>
        </table:table-row>
        <table:table-row table:style-name="ro2">
          <table:table-cell/>
          <table:table-cell table:formula="of:=[$Euro_East_Asian_Cities.B16]" office:value-type="string" office:string-value="Stockholm" calcext:value-type="string">
            <text:p>Stockholm</text:p>
          </table:table-cell>
          <table:table-cell table:formula="of:=[$Euro_East_Asian_Cities.C16]" office:value-type="string" office:string-value="斯德哥爾摩" calcext:value-type="string">
            <text:p>斯德哥爾摩</text:p>
          </table:table-cell>
          <table:table-cell table:formula="of:=[$Euro_East_Asian_Cities.H16]" office:value-type="float" office:value="1268.78301580804" calcext:value-type="float">
            <text:p>1269</text:p>
          </table:table-cell>
          <table:table-cell table:formula="of:=[.$D12]/[.E$5]" office:value-type="float" office:value="0.281142709129918" calcext:value-type="float">
            <text:p>0.28</text:p>
          </table:table-cell>
          <table:table-cell table:formula="of:=[.$D12]/[.F$5]" office:value-type="float" office:value="0.467241309026016" calcext:value-type="float">
            <text:p>0.47</text:p>
          </table:table-cell>
          <table:table-cell table:formula="of:=[.$D12]/[.G$5]" office:value-type="float" office:value="5.5283657822481" calcext:value-type="float">
            <text:p>5.53</text:p>
          </table:table-cell>
          <table:table-cell table:formula="of:=[.$D12]/[.H$5]" office:value-type="float" office:value="13.7760876025828" calcext:value-type="float">
            <text:p>13.78</text:p>
          </table:table-cell>
          <table:table-cell table:formula="of:=[.$D12]/[.I$5]" office:value-type="float" office:value="15.821017582922" calcext:value-type="float">
            <text:p>15.82</text:p>
          </table:table-cell>
          <table:table-cell table:formula="of:=[.$D12]/[.J$5]" office:value-type="float" office:value="10.4008314389851" calcext:value-type="float">
            <text:p>10</text:p>
          </table:table-cell>
          <table:table-cell table:formula="of:=[.$D12]/[.K$5]" office:value-type="float" office:value="11.7487964636295" calcext:value-type="float">
            <text:p>12</text:p>
          </table:table-cell>
          <table:table-cell table:formula="of:=[.$D12]/[.L$5]" office:value-type="float" office:value="30.1077367957968" calcext:value-type="float">
            <text:p>30</text:p>
          </table:table-cell>
          <table:table-cell table:formula="of:=[.$D12]/[.M$5]" office:value-type="float" office:value="15.3533406954923" calcext:value-type="float">
            <text:p>15</text:p>
          </table:table-cell>
          <table:table-cell table:formula="of:=[.$D12]/[.N$5]" office:value-type="float" office:value="51.0123346743337" calcext:value-type="float">
            <text:p>51</text:p>
          </table:table-cell>
          <table:table-cell table:number-columns-repeated="33"/>
        </table:table-row>
        <table:table-row table:style-name="ro2">
          <table:table-cell/>
          <table:table-cell table:style-name="ce434" table:formula="of:=[$Euro_East_Asian_Cities.B17]" office:value-type="string" office:string-value="Brussels Metro" calcext:value-type="string">
            <text:p>Brussels Metro</text:p>
          </table:table-cell>
          <table:table-cell table:style-name="ce434" table:formula="of:=[$Euro_East_Asian_Cities.C17]" office:value-type="string" office:string-value="布魯塞爾大區" calcext:value-type="string">
            <text:p>布魯塞爾大區</text:p>
          </table:table-cell>
          <table:table-cell table:formula="of:=[$Euro_East_Asian_Cities.H17]" office:value-type="float" office:value="818.4" calcext:value-type="float">
            <text:p>818</text:p>
          </table:table-cell>
          <table:table-cell table:formula="of:=[.$D13]/[.E$5]" office:value-type="float" office:value="0.181344792833147" calcext:value-type="float">
            <text:p>0.18</text:p>
          </table:table-cell>
          <table:table-cell table:formula="of:=[.$D13]/[.F$5]" office:value-type="float" office:value="0.301383516757876" calcext:value-type="float">
            <text:p>0.30</text:p>
          </table:table-cell>
          <table:table-cell table:style-name="ce469" table:formula="of:=[.$D13]/[.G$5]" office:value-type="float" office:value="3.56594823529412" calcext:value-type="float">
            <text:p>4</text:p>
          </table:table-cell>
          <table:table-cell table:style-name="ce469" table:formula="of:=[.$D13]/[.H$5]" office:value-type="float" office:value="8.88595603305227" calcext:value-type="float">
            <text:p>9</text:p>
          </table:table-cell>
          <table:table-cell table:style-name="ce469" table:formula="of:=[.$D13]/[.I$5]" office:value-type="float" office:value="10.2049922079208" calcext:value-type="float">
            <text:p>10</text:p>
          </table:table-cell>
          <table:table-cell table:formula="of:=[.$D13]/[.J$5]" office:value-type="float" office:value="6.70882281967213" calcext:value-type="float">
            <text:p>7</text:p>
          </table:table-cell>
          <table:table-cell table:formula="of:=[.$D13]/[.K$5]" office:value-type="float" office:value="7.57829739682539" calcext:value-type="float">
            <text:p>8</text:p>
          </table:table-cell>
          <table:table-cell table:formula="of:=[.$D13]/[.L$5]" office:value-type="float" office:value="19.4203196974446" calcext:value-type="float">
            <text:p>19</text:p>
          </table:table-cell>
          <table:table-cell table:formula="of:=[.$D13]/[.M$5]" office:value-type="float" office:value="9.90332773109244" calcext:value-type="float">
            <text:p>10</text:p>
          </table:table-cell>
          <table:table-cell table:formula="of:=[.$D13]/[.N$5]" office:value-type="float" office:value="32.904361248" calcext:value-type="float">
            <text:p>33</text:p>
          </table:table-cell>
          <table:table-cell table:number-columns-repeated="33"/>
        </table:table-row>
        <table:table-row table:style-name="ro2">
          <table:table-cell/>
          <table:table-cell table:style-name="ce434" table:formula="of:=[$Euro_East_Asian_Cities.B18]" office:value-type="string" office:string-value="Tehran *" calcext:value-type="string">
            <text:p>Tehran *</text:p>
          </table:table-cell>
          <table:table-cell table:style-name="ce434" table:formula="of:=[$Euro_East_Asian_Cities.C18]" office:value-type="string" office:string-value="德克蘭 *" calcext:value-type="string">
            <text:p>德克蘭 *</text:p>
          </table:table-cell>
          <table:table-cell table:formula="of:=[$Euro_East_Asian_Cities.H18]" office:value-type="float" office:value="2363.19905472038" calcext:value-type="float">
            <text:p>2363</text:p>
          </table:table-cell>
          <table:table-cell table:formula="of:=[.$D14]/[.E$5]" office:value-type="float" office:value="0.523648390764608" calcext:value-type="float">
            <text:p>0.52</text:p>
          </table:table-cell>
          <table:table-cell table:formula="of:=[.$D14]/[.F$5]" office:value-type="float" office:value="0.870270334690268" calcext:value-type="float">
            <text:p>0.87</text:p>
          </table:table-cell>
          <table:table-cell table:style-name="ce469" table:formula="of:=[.$D14]/[.G$5]" office:value-type="float" office:value="10.2969764159688" calcext:value-type="float">
            <text:p>10</text:p>
          </table:table-cell>
          <table:table-cell table:style-name="ce469" table:formula="of:=[.$D14]/[.H$5]" office:value-type="float" office:value="25.658947822087" calcext:value-type="float">
            <text:p>26</text:p>
          </table:table-cell>
          <table:table-cell table:style-name="ce469" table:formula="of:=[.$D14]/[.I$5]" office:value-type="float" office:value="29.4677760742757" calcext:value-type="float">
            <text:p>29</text:p>
          </table:table-cell>
          <table:table-cell table:formula="of:=[.$D14]/[.J$5]" office:value-type="float" office:value="19.3722919669302" calcext:value-type="float">
            <text:p>19</text:p>
          </table:table-cell>
          <table:table-cell table:formula="of:=[.$D14]/[.K$5]" office:value-type="float" office:value="21.8829731727366" calcext:value-type="float">
            <text:p>22</text:p>
          </table:table-cell>
          <table:table-cell table:formula="of:=[.$D14]/[.L$5]" office:value-type="float" office:value="56.0778117685345" calcext:value-type="float">
            <text:p>56</text:p>
          </table:table-cell>
          <table:table-cell table:formula="of:=[.$D14]/[.M$5]" office:value-type="float" office:value="28.5966944436752" calcext:value-type="float">
            <text:p>29</text:p>
          </table:table-cell>
          <table:table-cell table:formula="of:=[.$D14]/[.N$5]" office:value-type="float" office:value="95.0141194983521" calcext:value-type="float">
            <text:p>95</text:p>
          </table:table-cell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/>
          <table:table-cell table:style-name="ce425"/>
          <table:table-cell table:style-name="ce427" table:number-columns-repeated="9"/>
          <table:table-cell table:style-name="ce437"/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ce141" office:value-type="string" calcext:value-type="string">
            <text:p><text:s/>10 times or more deaths 十倍或以上確診</text:p>
          </table:table-cell>
          <table:table-cell table:style-name="ce153" table:number-columns-repeated="5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6:.N15];&quot;&gt;=&quot; &amp; 10) - COUNTIF([.E6:.N15];&quot;&gt;&quot; &amp; 100)" office:value-type="float" office:value="52" calcext:value-type="float">
            <text:p>52</text:p>
          </table:table-cell>
          <table:table-cell table:number-columns-repeated="30"/>
          <table:table-cell table:style-name="ce327" table:number-columns-repeated="3"/>
        </table:table-row>
        <table:table-row table:style-name="ro29">
          <table:table-cell/>
          <table:table-cell table:style-name="ce250"/>
          <table:table-cell table:style-name="ce293" table:number-columns-repeated="2"/>
          <table:table-cell table:style-name="ce287" office:value-type="string" calcext:value-type="string">
            <text:p><text:s/>100 times or more cases 一百倍或以上確診</text:p>
          </table:table-cell>
          <table:table-cell table:style-name="ce294" table:number-columns-repeated="5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6:.N15];&quot;&gt;=&quot; &amp; 100) - COUNTIF([.E6:.N15];&quot;&gt;&quot; &amp; 500)" office:value-type="float" office:value="7" calcext:value-type="float">
            <text:p>7</text:p>
          </table:table-cell>
          <table:table-cell table:number-columns-repeated="33"/>
        </table:table-row>
        <table:table-row table:style-name="ro24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table:table-row table:style-name="ro24" table:number-rows-repeated="2">
          <table:table-cell/>
          <table:table-cell table:style-name="Default" table:number-columns-repeated="13"/>
          <table:table-cell table:number-columns-repeated="33"/>
        </table:table-row>
        <table:table-row table:style-name="ro25">
          <table:table-cell/>
          <table:table-cell table:style-name="Default" table:number-columns-repeated="13"/>
          <table:table-cell table:number-columns-repeated="33"/>
        </table:table-row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EuropeEastAsian.J25]" office:value-type="string" office:string-value="2020-04-06" calcext:value-type="string">
            <text:p>2020-04-06</text:p>
          </table:table-cell>
          <table:table-cell table:style-name="ce263"/>
          <table:table-cell table:number-columns-repeated="33"/>
        </table:table-row>
        <table:table-row table:style-name="ro26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18">
          <table:table-cell/>
          <table:table-cell table:style-name="ce98" table:formula="of:=[.B3]" office:value-type="string" office:string-value="World cities and East Asian major cities  世界主要城市及東亞城市比較" calcext:value-type="string">
            <text:p>World cities and East Asian major cities <text:s/>世界主要城市及東亞城市比較</text:p>
          </table:table-cell>
          <table:table-cell table:style-name="ce140"/>
          <table:table-cell table:style-name="ce168" table:number-columns-repeated="3"/>
          <table:table-cell table:style-name="ce140" table:number-columns-repeated="4"/>
          <table:table-cell table:style-name="ce259"/>
          <table:table-cell table:style-name="ce140"/>
          <table:table-cell table:style-name="ce259"/>
          <table:table-cell table:style-name="ce263"/>
          <table:table-cell table:number-columns-repeated="33"/>
        </table:table-row>
        <table:table-row table:style-name="ro35">
          <table:table-cell/>
          <table:table-cell table:style-name="ce421" office:value-type="string" calcext:value-type="string">
            <text:p><text:span text:style-name="T6">Deaths per million ratio </text:span></text:p>
            <text:p><text:span text:style-name="T6">每百萬死亡人數比例分析</text:span></text:p>
          </table:table-cell>
          <table:table-cell table:style-name="ce259"/>
          <table:table-cell table:style-name="ce424"/>
          <table:table-cell table:style-name="ce277" table:formula="of:=[.E4]" office:value-type="string" office:string-value="武漢&#10;Wuhan" calcext:value-type="string">
            <text:p>武漢</text:p>
            <text:p>Wuhan</text:p>
          </table:table-cell>
          <table:table-cell table:style-name="ce277" table:formula="of:=[.F4]" office:value-type="string" office:string-value="大邱&#10;Daegu" calcext:value-type="string">
            <text:p>大邱</text:p>
            <text:p>Daegu</text:p>
          </table:table-cell>
          <table:table-cell table:style-name="ce459" table:formula="of:=[.G4]" office:value-type="string" office:string-value="新加坡&#10;Singapore" calcext:value-type="string">
            <text:p>新加坡</text:p>
            <text:p>Singapore</text:p>
          </table:table-cell>
          <table:table-cell table:style-name="ce459" table:formula="of:=[.H4]" office:value-type="string" office:string-value="馬尼拉&#10;Manila" calcext:value-type="string">
            <text:p>馬尼拉</text:p>
            <text:p>Manila</text:p>
          </table:table-cell>
          <table:table-cell table:style-name="ce459" table:formula="of:=[.I4]" office:value-type="string" office:string-value="雅加達&#10;Jakarta" calcext:value-type="string">
            <text:p>雅加達</text:p>
            <text:p>Jakarta</text:p>
          </table:table-cell>
          <table:table-cell table:style-name="ce459" table:formula="of:=[.J4]" office:value-type="string" office:string-value="香港&#10;Hong Kong" calcext:value-type="string">
            <text:p>香港</text:p>
            <text:p>Hong Kong</text:p>
          </table:table-cell>
          <table:table-cell table:style-name="ce459" table:formula="of:=[.K4]" office:value-type="string" office:string-value="曼谷&#10;Bangkok" calcext:value-type="string">
            <text:p>曼谷</text:p>
            <text:p>Bangkok</text:p>
          </table:table-cell>
          <table:table-cell table:style-name="ce459" table:formula="of:=[.L4]" office:value-type="string" office:string-value="東京&#10;Tokyo" calcext:value-type="string">
            <text:p>東京</text:p>
            <text:p>Tokyo</text:p>
          </table:table-cell>
          <table:table-cell table:style-name="ce459" table:formula="of:=[.M4]" office:value-type="string" office:string-value="吉隆坡&#10;Kuala Lumpur" calcext:value-type="string">
            <text:p>吉隆坡</text:p>
            <text:p>Kuala Lumpur</text:p>
          </table:table-cell>
          <table:table-cell table:style-name="ce459" table:formula="of:=[.N4]" office:value-type="string" office:string-value="新北市&#10;New Taipei City" calcext:value-type="string">
            <text:p>新北市</text:p>
            <text:p>New Taipei City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276" table:formula="of:=[$Euro_East_Asian_Cities.I24]" office:value-type="float" office:value="231.657792617995" calcext:value-type="float">
            <text:p>232</text:p>
          </table:table-cell>
          <table:table-cell table:style-name="ce276" table:formula="of:=[$Euro_East_Asian_Cities.I25]" office:value-type="float" office:value="48.9998803117678" calcext:value-type="float">
            <text:p>49</text:p>
          </table:table-cell>
          <table:table-cell table:style-name="ce278" table:formula="of:=[$Euro_East_Asian_Cities.I26]" office:value-type="float" office:value="1.05196717862403" calcext:value-type="float">
            <text:p>1.05</text:p>
          </table:table-cell>
          <table:table-cell table:style-name="ce278" table:formula="of:=[$Euro_East_Asian_Cities.I27]" office:value-type="float" office:value="4.03812831820575" calcext:value-type="float">
            <text:p>4.04</text:p>
          </table:table-cell>
          <table:table-cell table:style-name="ce278" table:formula="of:=[$Euro_East_Asian_Cities.I28]" office:value-type="float" office:value="8.43646498221891" calcext:value-type="float">
            <text:p>8.44</text:p>
          </table:table-cell>
          <table:table-cell table:style-name="ce278" table:formula="of:=[$Euro_East_Asian_Cities.I29]" office:value-type="float" office:value="0.533283560201048" calcext:value-type="float">
            <text:p>0.53</text:p>
          </table:table-cell>
          <table:table-cell table:style-name="ce278" table:formula="of:=[$Euro_East_Asian_Cities.I30]" office:value-type="float" office:value="1.25705665897196" calcext:value-type="float">
            <text:p>1.26</text:p>
          </table:table-cell>
          <table:table-cell table:style-name="ce278" table:formula="of:=[$Euro_East_Asian_Cities.I31]" office:value-type="float" office:value="1.14865901956497" calcext:value-type="float">
            <text:p>1.15</text:p>
          </table:table-cell>
          <table:table-cell table:style-name="ce278" table:formula="of:=[$Euro_East_Asian_Cities.I32]" office:value-type="float" office:value="7.22222222222222" calcext:value-type="float">
            <text:p>7.22</text:p>
          </table:table-cell>
          <table:table-cell table:style-name="ce278" table:formula="of:=[$Euro_East_Asian_Cities.I33]" office:value-type="float" office:value="0.248720828777597" calcext:value-type="float">
            <text:p>0.25</text:p>
          </table:table-cell>
          <table:table-cell table:number-columns-repeated="33"/>
        </table:table-row>
        <table:table-row table:style-name="ro2">
          <table:table-cell/>
          <table:table-cell table:formula="of:=[$Euro_East_Asian_Cities.B10]" office:value-type="string" office:string-value="Lombardy (with Milan)" calcext:value-type="string">
            <text:p>Lombardy (with Milan)</text:p>
          </table:table-cell>
          <table:table-cell table:formula="of:=[$Euro_East_Asian_Cities.C10]" office:value-type="string" office:string-value="倫巴底(包括米蘭)" calcext:value-type="string">
            <text:p>倫巴底(包括米蘭)</text:p>
          </table:table-cell>
          <table:table-cell table:formula="of:=[$Euro_East_Asian_Cities.I10]" office:value-type="float" office:value="883.606806580504" calcext:value-type="float">
            <text:p>884</text:p>
          </table:table-cell>
          <table:table-cell table:style-name="ce428" table:formula="of:=[.$D27]/[.E$26]" office:value-type="float" office:value="3.81427620713617" calcext:value-type="float">
            <text:p>4</text:p>
          </table:table-cell>
          <table:table-cell table:style-name="ce428" table:formula="of:=[.$D27]/[.F$26]" office:value-type="float" office:value="18.0328360183422" calcext:value-type="float">
            <text:p>18</text:p>
          </table:table-cell>
          <table:table-cell table:style-name="ce428" table:formula="of:=[.$D27]/[.G$26]" office:value-type="float" office:value="839.956630335425" calcext:value-type="float">
            <text:p>840</text:p>
          </table:table-cell>
          <table:table-cell table:style-name="ce428" table:formula="of:=[.$D27]/[.H$26]" office:value-type="float" office:value="218.815930785754" calcext:value-type="float">
            <text:p>219</text:p>
          </table:table-cell>
          <table:table-cell table:style-name="ce428" table:formula="of:=[.$D27]/[.I$26]" office:value-type="float" office:value="104.736617581278" calcext:value-type="float">
            <text:p>105</text:p>
          </table:table-cell>
          <table:table-cell table:style-name="ce428" table:formula="of:=[.$D27]/[.J$26]" office:value-type="float" office:value="1656.9173935296" calcext:value-type="float">
            <text:p>1657</text:p>
          </table:table-cell>
          <table:table-cell table:style-name="ce428" table:formula="of:=[.$D27]/[.K$26]" office:value-type="float" office:value="702.91724742394" calcext:value-type="float">
            <text:p>703</text:p>
          </table:table-cell>
          <table:table-cell table:style-name="ce428" table:formula="of:=[.$D27]/[.L$26]" office:value-type="float" office:value="769.250745025405" calcext:value-type="float">
            <text:p>769</text:p>
          </table:table-cell>
          <table:table-cell table:style-name="ce453" table:formula="of:=[.$D27]/[.M$26]" office:value-type="float" office:value="122.345557834224" calcext:value-type="float">
            <text:p>122</text:p>
          </table:table-cell>
          <table:table-cell table:style-name="ce453" table:formula="of:=[.$D27]/[.N$26]" office:value-type="float" office:value="3552.60478554699" calcext:value-type="float">
            <text:p>3553</text:p>
          </table:table-cell>
          <table:table-cell table:number-columns-repeated="33"/>
        </table:table-row>
        <table:table-row table:style-name="ro2">
          <table:table-cell/>
          <table:table-cell table:formula="of:=[$Euro_East_Asian_Cities.B11]" office:value-type="string" office:string-value="New York City" calcext:value-type="string">
            <text:p>New York City</text:p>
          </table:table-cell>
          <table:table-cell table:formula="of:=[$Euro_East_Asian_Cities.C11]" office:value-type="string" office:string-value="紐約市" calcext:value-type="string">
            <text:p>紐約市</text:p>
          </table:table-cell>
          <table:table-cell table:formula="of:=[$Euro_East_Asian_Cities.I11]" office:value-type="float" office:value="294.329583409337" calcext:value-type="float">
            <text:p>294</text:p>
          </table:table-cell>
          <table:table-cell table:style-name="ce429" table:formula="of:=[.$D28]/[.E$26]" office:value-type="float" office:value="1.27053607859714" calcext:value-type="float">
            <text:p>1.3</text:p>
          </table:table-cell>
          <table:table-cell table:style-name="ce428" table:formula="of:=[.$D28]/[.F$26]" office:value-type="float" office:value="6.00674086419453" calcext:value-type="float">
            <text:p>6</text:p>
          </table:table-cell>
          <table:table-cell table:style-name="ce428" table:formula="of:=[.$D28]/[.G$26]" office:value-type="float" office:value="279.789701988915" calcext:value-type="float">
            <text:p>280</text:p>
          </table:table-cell>
          <table:table-cell table:style-name="ce428" table:formula="of:=[.$D28]/[.H$26]" office:value-type="float" office:value="72.8876252105122" calcext:value-type="float">
            <text:p>73</text:p>
          </table:table-cell>
          <table:table-cell table:style-name="ce428" table:formula="of:=[.$D28]/[.I$26]" office:value-type="float" office:value="34.8877858237638" calcext:value-type="float">
            <text:p>35</text:p>
          </table:table-cell>
          <table:table-cell table:style-name="ce428" table:formula="of:=[.$D28]/[.J$26]" office:value-type="float" office:value="551.919476569603" calcext:value-type="float">
            <text:p>552</text:p>
          </table:table-cell>
          <table:table-cell table:style-name="ce428" table:formula="of:=[.$D28]/[.K$26]" office:value-type="float" office:value="234.141859325612" calcext:value-type="float">
            <text:p>234</text:p>
          </table:table-cell>
          <table:table-cell table:style-name="ce428" table:formula="of:=[.$D28]/[.L$26]" office:value-type="float" office:value="256.237559098093" calcext:value-type="float">
            <text:p>256</text:p>
          </table:table-cell>
          <table:table-cell table:style-name="ce453" table:formula="of:=[.$D28]/[.M$26]" office:value-type="float" office:value="40.7533269336005" calcext:value-type="float">
            <text:p>41</text:p>
          </table:table-cell>
          <table:table-cell table:style-name="ce453" table:formula="of:=[.$D28]/[.N$26]" office:value-type="float" office:value="1183.37328182724" calcext:value-type="float">
            <text:p>1183</text:p>
          </table:table-cell>
          <table:table-cell table:number-columns-repeated="33"/>
        </table:table-row>
        <table:table-row table:style-name="ro2">
          <table:table-cell/>
          <table:table-cell table:formula="of:=[$Euro_East_Asian_Cities.B12]" office:value-type="string" office:string-value="Community of Madrid" calcext:value-type="string">
            <text:p>Community of Madrid</text:p>
          </table:table-cell>
          <table:table-cell table:formula="of:=[$Euro_East_Asian_Cities.C12]" office:value-type="string" office:string-value="馬德里大區" calcext:value-type="string">
            <text:p>馬德里大區</text:p>
          </table:table-cell>
          <table:table-cell table:formula="of:=[$Euro_East_Asian_Cities.I12]" office:value-type="float" office:value="770.945559625269" calcext:value-type="float">
            <text:p>771</text:p>
          </table:table-cell>
          <table:table-cell table:style-name="ce428" table:formula="of:=[.$D29]/[.E$26]" office:value-type="float" office:value="3.32795003747861" calcext:value-type="float">
            <text:p>3</text:p>
          </table:table-cell>
          <table:table-cell table:style-name="ce428" table:formula="of:=[.$D29]/[.F$26]" office:value-type="float" office:value="15.7336212807058" calcext:value-type="float">
            <text:p>16</text:p>
          </table:table-cell>
          <table:table-cell table:style-name="ce428" table:formula="of:=[.$D29]/[.G$26]" office:value-type="float" office:value="732.860848979778" calcext:value-type="float">
            <text:p>733</text:p>
          </table:table-cell>
          <table:table-cell table:style-name="ce428" table:formula="of:=[.$D29]/[.H$26]" office:value-type="float" office:value="190.916558086946" calcext:value-type="float">
            <text:p>191</text:p>
          </table:table-cell>
          <table:table-cell table:style-name="ce428" table:formula="of:=[.$D29]/[.I$26]" office:value-type="float" office:value="91.3825353688008" calcext:value-type="float">
            <text:p>91</text:p>
          </table:table-cell>
          <table:table-cell table:style-name="ce428" table:formula="of:=[.$D29]/[.J$26]" office:value-type="float" office:value="1445.65783977031" calcext:value-type="float">
            <text:p>1446</text:p>
          </table:table-cell>
          <table:table-cell table:style-name="ce428" table:formula="of:=[.$D29]/[.K$26]" office:value-type="float" office:value="613.294201277896" calcext:value-type="float">
            <text:p>613</text:p>
          </table:table-cell>
          <table:table-cell table:style-name="ce428" table:formula="of:=[.$D29]/[.L$26]" office:value-type="float" office:value="671.170074403149" calcext:value-type="float">
            <text:p>671</text:p>
          </table:table-cell>
          <table:table-cell table:style-name="ce453" table:formula="of:=[.$D29]/[.M$26]" office:value-type="float" office:value="106.746308255806" calcext:value-type="float">
            <text:p>107</text:p>
          </table:table-cell>
          <table:table-cell table:style-name="ce453" table:formula="of:=[.$D29]/[.N$26]" office:value-type="float" office:value="3099.64213055368" calcext:value-type="float">
            <text:p>3100</text:p>
          </table:table-cell>
          <table:table-cell table:number-columns-repeated="33"/>
        </table:table-row>
        <table:table-row table:style-name="ro2">
          <table:table-cell/>
          <table:table-cell table:formula="of:=[$Euro_East_Asian_Cities.B13]" office:value-type="string" office:string-value="Bavaria(with Munich)" calcext:value-type="string">
            <text:p>Bavaria(with Munich)</text:p>
          </table:table-cell>
          <table:table-cell table:formula="of:=[$Euro_East_Asian_Cities.C13]" office:value-type="string" office:string-value="拜仁(包括慕尼克)" calcext:value-type="string">
            <text:p>拜仁(包括慕尼克)</text:p>
          </table:table-cell>
          <table:table-cell table:formula="of:=[$Euro_East_Asian_Cities.I13]" office:value-type="float" office:value="26.6886477122208" calcext:value-type="float">
            <text:p>27</text:p>
          </table:table-cell>
          <table:table-cell table:style-name="ce429" table:formula="of:=[.$D30]/[.E$26]" office:value-type="float" office:value="0.115207208920576" calcext:value-type="float">
            <text:p>0.1</text:p>
          </table:table-cell>
          <table:table-cell table:style-name="ce429" table:formula="of:=[.$D30]/[.F$26]" office:value-type="float" office:value="0.544667610255597" calcext:value-type="float">
            <text:p>0.5</text:p>
          </table:table-cell>
          <table:table-cell table:style-name="ce428" table:formula="of:=[.$D30]/[.G$26]" office:value-type="float" office:value="25.370228515237" calcext:value-type="float">
            <text:p>25</text:p>
          </table:table-cell>
          <table:table-cell table:style-name="ce428" table:formula="of:=[.$D30]/[.H$26]" office:value-type="float" office:value="6.60916286188728" calcext:value-type="float">
            <text:p>7</text:p>
          </table:table-cell>
          <table:table-cell table:style-name="ce428" table:formula="of:=[.$D30]/[.I$26]" office:value-type="float" office:value="3.16348704919312" calcext:value-type="float">
            <text:p>3</text:p>
          </table:table-cell>
          <table:table-cell table:style-name="ce428" table:formula="of:=[.$D30]/[.J$26]" office:value-type="float" office:value="50.0458849737636" calcext:value-type="float">
            <text:p>50</text:p>
          </table:table-cell>
          <table:table-cell table:style-name="ce428" table:formula="of:=[.$D30]/[.K$26]" office:value-type="float" office:value="21.2310618791417" calcext:value-type="float">
            <text:p>21</text:p>
          </table:table-cell>
          <table:table-cell table:style-name="ce428" table:formula="of:=[.$D30]/[.L$26]" office:value-type="float" office:value="23.234612933548" calcext:value-type="float">
            <text:p>23</text:p>
          </table:table-cell>
          <table:table-cell table:style-name="ce453" table:formula="of:=[.$D30]/[.M$26]" office:value-type="float" office:value="3.69535122169211" calcext:value-type="float">
            <text:p>4</text:p>
          </table:table-cell>
          <table:table-cell table:style-name="ce453" table:formula="of:=[.$D30]/[.N$26]" office:value-type="float" office:value="107.303629709619" calcext:value-type="float">
            <text:p>107</text:p>
          </table:table-cell>
          <table:table-cell table:number-columns-repeated="33"/>
        </table:table-row>
        <table:table-row table:style-name="ro2">
          <table:table-cell/>
          <table:table-cell table:formula="of:=[$Euro_East_Asian_Cities.B14]" office:value-type="string" office:string-value="Île-de-France(with Paris)" calcext:value-type="string">
            <text:p>Île-de-France(with Paris)</text:p>
          </table:table-cell>
          <table:table-cell table:formula="of:=[$Euro_East_Asian_Cities.C14]" office:value-type="string" office:string-value="巴黎大區" calcext:value-type="string">
            <text:p>巴黎大區</text:p>
          </table:table-cell>
          <table:table-cell table:formula="of:=[$Euro_East_Asian_Cities.I14]" office:value-type="float" office:value="47.3252086812446" calcext:value-type="float">
            <text:p>47</text:p>
          </table:table-cell>
          <table:table-cell table:style-name="ce429" table:formula="of:=[.$D31]/[.E$26]" office:value-type="float" office:value="0.204289301673888" calcext:value-type="float">
            <text:p>0.2</text:p>
          </table:table-cell>
          <table:table-cell table:style-name="ce429" table:formula="of:=[.$D31]/[.F$26]" office:value-type="float" office:value="0.96582294446705" calcext:value-type="float">
            <text:p>1.0</text:p>
          </table:table-cell>
          <table:table-cell table:style-name="ce428" table:formula="of:=[.$D31]/[.G$26]" office:value-type="float" office:value="44.987343372391" calcext:value-type="float">
            <text:p>45</text:p>
          </table:table-cell>
          <table:table-cell table:style-name="ce428" table:formula="of:=[.$D31]/[.H$26]" office:value-type="float" office:value="11.7195901051189" calcext:value-type="float">
            <text:p>12</text:p>
          </table:table-cell>
          <table:table-cell table:style-name="ce428" table:formula="of:=[.$D31]/[.I$26]" office:value-type="float" office:value="5.60960174444977" calcext:value-type="float">
            <text:p>6</text:p>
          </table:table-cell>
          <table:table-cell table:style-name="ce428" table:formula="of:=[.$D31]/[.J$26]" office:value-type="float" office:value="88.7430481888528" calcext:value-type="float">
            <text:p>89</text:p>
          </table:table-cell>
          <table:table-cell table:style-name="ce428" table:formula="of:=[.$D31]/[.K$26]" office:value-type="float" office:value="37.6476337350998" calcext:value-type="float">
            <text:p>38</text:p>
          </table:table-cell>
          <table:table-cell table:style-name="ce428" table:formula="of:=[.$D31]/[.L$26]" office:value-type="float" office:value="41.200397920671" calcext:value-type="float">
            <text:p>41</text:p>
          </table:table-cell>
          <table:table-cell table:style-name="ce453" table:formula="of:=[.$D31]/[.M$26]" office:value-type="float" office:value="6.55272120201848" calcext:value-type="float">
            <text:p>7</text:p>
          </table:table-cell>
          <table:table-cell table:style-name="ce453" table:formula="of:=[.$D31]/[.N$26]" office:value-type="float" office:value="190.274408917969" calcext:value-type="float">
            <text:p>190</text:p>
          </table:table-cell>
          <table:table-cell table:number-columns-repeated="33"/>
        </table:table-row>
        <table:table-row table:style-name="ro2">
          <table:table-cell/>
          <table:table-cell table:formula="of:=[$Euro_East_Asian_Cities.B15]" office:value-type="string" office:string-value="London *" calcext:value-type="string">
            <text:p>London *</text:p>
          </table:table-cell>
          <table:table-cell table:formula="of:=[$Euro_East_Asian_Cities.C15]" office:value-type="string" office:string-value="倫敦 *" calcext:value-type="string">
            <text:p>倫敦 *</text:p>
          </table:table-cell>
          <table:table-cell table:formula="of:=[$Euro_East_Asian_Cities.I15]" office:value-type="float" office:value="107.601658051214" calcext:value-type="float">
            <text:p>108</text:p>
          </table:table-cell>
          <table:table-cell table:style-name="ce429" table:formula="of:=[.$D32]/[.E$26]" office:value-type="float" office:value="0.464485380937088" calcext:value-type="float">
            <text:p>0.5</text:p>
          </table:table-cell>
          <table:table-cell table:style-name="ce429" table:formula="of:=[.$D32]/[.F$26]" office:value-type="float" office:value="2.19595756901008" calcext:value-type="float">
            <text:p>2.2</text:p>
          </table:table-cell>
          <table:table-cell table:style-name="ce428" table:formula="of:=[.$D32]/[.G$26]" office:value-type="float" office:value="102.286136143484" calcext:value-type="float">
            <text:p>102</text:p>
          </table:table-cell>
          <table:table-cell table:style-name="ce428" table:formula="of:=[.$D32]/[.H$26]" office:value-type="float" office:value="26.6464187297111" calcext:value-type="float">
            <text:p>27</text:p>
          </table:table-cell>
          <table:table-cell table:style-name="ce428" table:formula="of:=[.$D32]/[.I$26]" office:value-type="float" office:value="12.7543536632939" calcext:value-type="float">
            <text:p>13</text:p>
          </table:table-cell>
          <table:table-cell table:style-name="ce428" table:formula="of:=[.$D32]/[.J$26]" office:value-type="float" office:value="201.771939136186" calcext:value-type="float">
            <text:p>202</text:p>
          </table:table-cell>
          <table:table-cell table:style-name="ce428" table:formula="of:=[.$D32]/[.K$26]" office:value-type="float" office:value="85.5980971766322" calcext:value-type="float">
            <text:p>86</text:p>
          </table:table-cell>
          <table:table-cell table:style-name="ce428" table:formula="of:=[.$D32]/[.L$26]" office:value-type="float" office:value="93.6758918168477" calcext:value-type="float">
            <text:p>94</text:p>
          </table:table-cell>
          <table:table-cell table:style-name="ce453" table:formula="of:=[.$D32]/[.M$26]" office:value-type="float" office:value="14.8986911147835" calcext:value-type="float">
            <text:p>15</text:p>
          </table:table-cell>
          <table:table-cell table:style-name="ce453" table:formula="of:=[.$D32]/[.N$26]" office:value-type="float" office:value="432.620213514287" calcext:value-type="float">
            <text:p>433</text:p>
          </table:table-cell>
          <table:table-cell table:number-columns-repeated="33"/>
        </table:table-row>
        <table:table-row table:style-name="ro2">
          <table:table-cell/>
          <table:table-cell table:formula="of:=[$Euro_East_Asian_Cities.B16]" office:value-type="string" office:string-value="Stockholm" calcext:value-type="string">
            <text:p>Stockholm</text:p>
          </table:table-cell>
          <table:table-cell table:formula="of:=[$Euro_East_Asian_Cities.C16]" office:value-type="string" office:string-value="斯德哥爾摩" calcext:value-type="string">
            <text:p>斯德哥爾摩</text:p>
          </table:table-cell>
          <table:table-cell table:style-name="ce447" table:formula="of:=[$Euro_East_Asian_Cities.I16]" office:value-type="float" office:value="105.591689976067" calcext:value-type="float">
            <text:p>106</text:p>
          </table:table-cell>
          <table:table-cell table:style-name="ce429" table:formula="of:=[.$D33]/[.E$26]" office:value-type="float" office:value="0.455808927395715" calcext:value-type="float">
            <text:p>0.5</text:p>
          </table:table-cell>
          <table:table-cell table:style-name="ce429" table:formula="of:=[.$D33]/[.F$26]" office:value-type="float" office:value="2.15493771217862" calcext:value-type="float">
            <text:p>2.2</text:p>
          </table:table-cell>
          <table:table-cell table:style-name="ce428" table:formula="of:=[.$D33]/[.G$26]" office:value-type="float" office:value="100.375460491249" calcext:value-type="float">
            <text:p>100</text:p>
          </table:table-cell>
          <table:table-cell table:style-name="ce428" table:formula="of:=[.$D33]/[.H$26]" office:value-type="float" office:value="26.1486712792189" calcext:value-type="float">
            <text:p>26</text:p>
          </table:table-cell>
          <table:table-cell table:style-name="ce428" table:formula="of:=[.$D33]/[.I$26]" office:value-type="float" office:value="12.5161059992091" calcext:value-type="float">
            <text:p>13</text:p>
          </table:table-cell>
          <table:table-cell table:style-name="ce428" table:formula="of:=[.$D33]/[.J$26]" office:value-type="float" office:value="198.002897250872" calcext:value-type="float">
            <text:p>198</text:p>
          </table:table-cell>
          <table:table-cell table:style-name="ce428" table:formula="of:=[.$D33]/[.K$26]" office:value-type="float" office:value="83.9991493004156" calcext:value-type="float">
            <text:p>84</text:p>
          </table:table-cell>
          <table:table-cell table:style-name="ce428" table:formula="of:=[.$D33]/[.L$26]" office:value-type="float" office:value="91.926053056248" calcext:value-type="float">
            <text:p>92</text:p>
          </table:table-cell>
          <table:table-cell table:style-name="ce453" table:formula="of:=[.$D33]/[.M$26]" office:value-type="float" office:value="14.6203878428401" calcext:value-type="float">
            <text:p>15</text:p>
          </table:table-cell>
          <table:table-cell table:style-name="ce453" table:formula="of:=[.$D33]/[.N$26]" office:value-type="float" office:value="424.538992150456" calcext:value-type="float">
            <text:p>425</text:p>
          </table:table-cell>
          <table:table-cell table:number-columns-repeated="33"/>
        </table:table-row>
        <table:table-row table:style-name="ro2">
          <table:table-cell/>
          <table:table-cell table:style-name="ce434" table:formula="of:=[$Euro_East_Asian_Cities.B17]" office:value-type="string" office:string-value="Brussels Metro" calcext:value-type="string">
            <text:p>Brussels Metro</text:p>
          </table:table-cell>
          <table:table-cell table:style-name="ce434" table:formula="of:=[$Euro_East_Asian_Cities.C17]" office:value-type="string" office:string-value="布魯塞爾大區" calcext:value-type="string">
            <text:p>布魯塞爾大區</text:p>
          </table:table-cell>
          <table:table-cell table:formula="of:=[$Euro_East_Asian_Cities.I17]" office:value-type="float" office:value="97.6" calcext:value-type="float">
            <text:p>98</text:p>
          </table:table-cell>
          <table:table-cell table:style-name="ce448" table:formula="of:=[.$D34]/[.E$26]" office:value-type="float" office:value="0.421311102454226" calcext:value-type="float">
            <text:p>0</text:p>
          </table:table-cell>
          <table:table-cell table:style-name="ce448" table:formula="of:=[.$D34]/[.F$26]" office:value-type="float" office:value="1.9918416" calcext:value-type="float">
            <text:p>2</text:p>
          </table:table-cell>
          <table:table-cell table:style-name="ce448" table:formula="of:=[.$D34]/[.G$26]" office:value-type="float" office:value="92.7785599999997" calcext:value-type="float">
            <text:p>93</text:p>
          </table:table-cell>
          <table:table-cell table:style-name="ce448" table:formula="of:=[.$D34]/[.H$26]" office:value-type="float" office:value="24.1696133230769" calcext:value-type="float">
            <text:p>24</text:p>
          </table:table-cell>
          <table:table-cell table:style-name="ce448" table:formula="of:=[.$D34]/[.I$26]" office:value-type="float" office:value="11.5688265411765" calcext:value-type="float">
            <text:p>12</text:p>
          </table:table-cell>
          <table:table-cell table:style-name="ce448" table:formula="of:=[.$D34]/[.J$26]" office:value-type="float" office:value="183.01708" calcext:value-type="float">
            <text:p>183</text:p>
          </table:table-cell>
          <table:table-cell table:style-name="ce448" table:formula="of:=[.$D34]/[.K$26]" office:value-type="float" office:value="77.641687272727" calcext:value-type="float">
            <text:p>78</text:p>
          </table:table-cell>
          <table:table-cell table:style-name="ce448" table:formula="of:=[.$D34]/[.L$26]" office:value-type="float" office:value="84.9686445999997" calcext:value-type="float">
            <text:p>85</text:p>
          </table:table-cell>
          <table:table-cell table:style-name="ce454" table:formula="of:=[.$D34]/[.M$26]" office:value-type="float" office:value="13.5138461538462" calcext:value-type="float">
            <text:p>14</text:p>
          </table:table-cell>
          <table:table-cell table:style-name="ce454" table:formula="of:=[.$D34]/[.N$26]" office:value-type="float" office:value="392.4078272" calcext:value-type="float">
            <text:p>392</text:p>
          </table:table-cell>
          <table:table-cell table:number-columns-repeated="33"/>
        </table:table-row>
        <table:table-row table:style-name="ro2">
          <table:table-cell/>
          <table:table-cell table:style-name="ce434" table:formula="of:=[.B14]" office:value-type="string" office:string-value="Tehran *" calcext:value-type="string">
            <text:p>Tehran *</text:p>
          </table:table-cell>
          <table:table-cell table:style-name="ce434" table:formula="of:=[.C14]" office:value-type="string" office:string-value="德克蘭 *" calcext:value-type="string">
            <text:p>德克蘭 *</text:p>
          </table:table-cell>
          <table:table-cell table:formula="of:=[$Euro_East_Asian_Cities.I18]" office:value-type="float" office:value="146.233747709915" calcext:value-type="float">
            <text:p>146</text:p>
          </table:table-cell>
          <table:table-cell table:style-name="ce448" table:formula="of:=[.$D35]/[.E$26]" office:value-type="float" office:value="0.631248990406532" calcext:value-type="float">
            <text:p>1</text:p>
          </table:table-cell>
          <table:table-cell table:style-name="ce448" table:formula="of:=[.$D35]/[.F$26]" office:value-type="float" office:value="2.98436948783313" calcext:value-type="float">
            <text:p>3</text:p>
          </table:table-cell>
          <table:table-cell table:style-name="ce448" table:formula="of:=[.$D35]/[.G$26]" office:value-type="float" office:value="139.009800573045" calcext:value-type="float">
            <text:p>139</text:p>
          </table:table-cell>
          <table:table-cell table:style-name="ce448" table:formula="of:=[.$D35]/[.H$26]" office:value-type="float" office:value="36.2132493538221" calcext:value-type="float">
            <text:p>36</text:p>
          </table:table-cell>
          <table:table-cell table:style-name="ce448" table:formula="of:=[.$D35]/[.I$26]" office:value-type="float" office:value="17.3335334192845" calcext:value-type="float">
            <text:p>17</text:p>
          </table:table-cell>
          <table:table-cell table:style-name="ce448" table:formula="of:=[.$D35]/[.J$26]" office:value-type="float" office:value="274.21386786194" calcext:value-type="float">
            <text:p>274</text:p>
          </table:table-cell>
          <table:table-cell table:style-name="ce448" table:formula="of:=[.$D35]/[.K$26]" office:value-type="float" office:value="116.330275700944" calcext:value-type="float">
            <text:p>116</text:p>
          </table:table-cell>
          <table:table-cell table:style-name="ce448" table:formula="of:=[.$D35]/[.L$26]" office:value-type="float" office:value="127.308230918953" calcext:value-type="float">
            <text:p>127</text:p>
          </table:table-cell>
          <table:table-cell table:style-name="ce454" table:formula="of:=[.$D35]/[.M$26]" office:value-type="float" office:value="20.2477496829113" calcext:value-type="float">
            <text:p>20</text:p>
          </table:table-cell>
          <table:table-cell table:style-name="ce454" table:formula="of:=[.$D35]/[.N$26]" office:value-type="float" office:value="587.943311497549" calcext:value-type="float">
            <text:p>588</text:p>
          </table:table-cell>
          <table:table-cell table:number-columns-repeated="33"/>
        </table:table-row>
        <table:table-row table:style-name="ro2">
          <table:table-cell/>
          <table:table-cell table:style-name="ce440"/>
          <table:table-cell table:style-name="ce441"/>
          <table:table-cell table:style-name="ce425"/>
          <table:table-cell table:style-name="ce430" table:number-columns-repeated="8"/>
          <table:table-cell table:style-name="ce435"/>
          <table:table-cell table:style-name="ce438"/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Times10" office:value-type="string" calcext:value-type="string">
            <text:p><text:s/>10 times or more deaths 十倍或以上死亡</text:p>
          </table:table-cell>
          <table:table-cell table:style-name="ce141"/>
          <table:table-cell table:style-name="Times10"/>
          <table:table-cell table:style-name="ce141" table:number-columns-repeated="3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27:.N36];&quot;&gt;=&quot; &amp; 10) - COUNTIF([.E27:.N36];&quot;&gt;&quot; &amp; 100)" office:value-type="float" office:value="34" calcext:value-type="float">
            <text:p>34</text:p>
          </table:table-cell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Times100" office:value-type="string" calcext:value-type="string">
            <text:p><text:span text:style-name="T3"> 100 times or more deaths 一百倍或以上</text:span>死亡</text:p>
          </table:table-cell>
          <table:table-cell table:style-name="ce287"/>
          <table:table-cell table:style-name="Times100"/>
          <table:table-cell table:style-name="ce287" table:number-columns-repeated="3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27:.N36];&quot;&gt;=&quot; &amp; 100) - COUNTIF([.E27:.N36];&quot;&gt;&quot; &amp; 500)" office:value-type="float" office:value="22" calcext:value-type="float">
            <text:p>22</text:p>
          </table:table-cell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Times500" office:value-type="string" calcext:value-type="string">
            <text:p><text:span text:style-name="T3"> 500 times or more deaths 五百倍或以上</text:span>死亡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27:.N36];&quot;&gt;=&quot; &amp; 500) - COUNTIF([.E27:.N36];&quot;&gt;&quot; &amp; 1000)" office:value-type="float" office:value="8" calcext:value-type="float">
            <text:p>8</text:p>
          </table:table-cell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Times1000" office:value-type="string" calcext:value-type="string">
            <text:p><text:span text:style-name="T4"> 1000 times or more deaths 一千倍或以上</text:span>死亡</text:p>
          </table:table-cell>
          <table:table-cell table:style-name="ce297"/>
          <table:table-cell table:style-name="Times1000"/>
          <table:table-cell table:style-name="ce297" table:number-columns-repeated="3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27:.N36];&quot;&gt;&quot; &amp; 1000)" office:value-type="float" office:value="5" calcext:value-type="float">
            <text:p>5</text:p>
          </table:table-cell>
          <table:table-cell table:number-columns-repeated="33"/>
        </table:table-row>
        <table:table-row table:style-name="ro24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calcext:conditional-formats>
          <calcext:conditional-format calcext:target-range-address="CitiesRatio.M36:CitiesRatio.N36">
            <calcext:condition calcext:apply-style-name="Default" calcext:value="&lt;10" calcext:base-cell-address="CitiesRatio.M36"/>
            <calcext:condition calcext:apply-style-name="Times10" calcext:value="&lt;100" calcext:base-cell-address="CitiesRatio.M36"/>
            <calcext:condition calcext:apply-style-name="Times100" calcext:value="&lt;500" calcext:base-cell-address="CitiesRatio.M36"/>
            <calcext:condition calcext:apply-style-name="Times500" calcext:value="&lt;1000" calcext:base-cell-address="CitiesRatio.M36"/>
            <calcext:condition calcext:apply-style-name="Times1000" calcext:value="&gt;=1000" calcext:base-cell-address="CitiesRatio.M36"/>
          </calcext:conditional-format>
          <calcext:conditional-format calcext:target-range-address="CitiesRatio.M36:CitiesRatio.N36 CitiesRatio.E15:CitiesRatio.N15 CitiesRatio.E6:CitiesRatio.L14">
            <calcext:condition calcext:apply-style-name="Default" calcext:value="&lt;10" calcext:base-cell-address="CitiesRatio.E6"/>
            <calcext:condition calcext:apply-style-name="Times10" calcext:value="&lt;=100" calcext:base-cell-address="CitiesRatio.E6"/>
            <calcext:condition calcext:apply-style-name="Times100" calcext:value="&lt;500" calcext:base-cell-address="CitiesRatio.E6"/>
            <calcext:condition calcext:apply-style-name="Times500" calcext:value="&lt;1000" calcext:base-cell-address="CitiesRatio.E6"/>
            <calcext:condition calcext:apply-style-name="Times1000" calcext:value="&gt;=1000" calcext:base-cell-address="CitiesRatio.E6"/>
          </calcext:conditional-format>
          <calcext:conditional-format calcext:target-range-address="CitiesRatio.E36:CitiesRatio.L36 CitiesRatio.E27:CitiesRatio.L33">
            <calcext:condition calcext:apply-style-name="Default" calcext:value="&lt;10" calcext:base-cell-address="CitiesRatio.E27"/>
            <calcext:condition calcext:apply-style-name="Times10" calcext:value="&lt;100" calcext:base-cell-address="CitiesRatio.E27"/>
            <calcext:condition calcext:apply-style-name="Times100" calcext:value="&lt;500" calcext:base-cell-address="CitiesRatio.E27"/>
            <calcext:condition calcext:apply-style-name="Times500" calcext:value="&lt;1000" calcext:base-cell-address="CitiesRatio.E27"/>
            <calcext:condition calcext:apply-style-name="Times1000" calcext:value="&gt;=1000" calcext:base-cell-address="CitiesRatio.E27"/>
          </calcext:conditional-format>
          <calcext:conditional-format calcext:target-range-address="CitiesRatio.E36:CitiesRatio.L36 CitiesRatio.E27:CitiesRatio.L33">
            <calcext:condition calcext:apply-style-name="Default" calcext:value="&lt;10" calcext:base-cell-address="CitiesRatio.E27"/>
            <calcext:condition calcext:apply-style-name="Times10" calcext:value="&lt;=100" calcext:base-cell-address="CitiesRatio.E27"/>
            <calcext:condition calcext:apply-style-name="Times100" calcext:value="&lt;500" calcext:base-cell-address="CitiesRatio.E27"/>
            <calcext:condition calcext:apply-style-name="Times500" calcext:value="&lt;1000" calcext:base-cell-address="CitiesRatio.E27"/>
            <calcext:condition calcext:apply-style-name="Times1000" calcext:value="&gt;=1000" calcext:base-cell-address="CitiesRatio.E27"/>
          </calcext:conditional-format>
          <calcext:conditional-format calcext:target-range-address="CitiesRatio.M27:CitiesRatio.N33">
            <calcext:condition calcext:apply-style-name="Default" calcext:value="&lt;10" calcext:base-cell-address="CitiesRatio.M27"/>
            <calcext:condition calcext:apply-style-name="Times10" calcext:value="&lt;100" calcext:base-cell-address="CitiesRatio.M27"/>
            <calcext:condition calcext:apply-style-name="Times100" calcext:value="&lt;500" calcext:base-cell-address="CitiesRatio.M27"/>
            <calcext:condition calcext:apply-style-name="Times500" calcext:value="&lt;1000" calcext:base-cell-address="CitiesRatio.M27"/>
            <calcext:condition calcext:apply-style-name="Times1000" calcext:value="&gt;=1000" calcext:base-cell-address="CitiesRatio.M27"/>
          </calcext:conditional-format>
          <calcext:conditional-format calcext:target-range-address="CitiesRatio.M27:CitiesRatio.N33">
            <calcext:condition calcext:apply-style-name="Default" calcext:value="&lt;10" calcext:base-cell-address="CitiesRatio.M27"/>
            <calcext:condition calcext:apply-style-name="Times10" calcext:value="&lt;=100" calcext:base-cell-address="CitiesRatio.M27"/>
            <calcext:condition calcext:apply-style-name="Times100" calcext:value="&lt;500" calcext:base-cell-address="CitiesRatio.M27"/>
            <calcext:condition calcext:apply-style-name="Times500" calcext:value="&lt;1000" calcext:base-cell-address="CitiesRatio.M27"/>
            <calcext:condition calcext:apply-style-name="Times1000" calcext:value="&gt;=1000" calcext:base-cell-address="CitiesRatio.M27"/>
          </calcext:conditional-format>
          <calcext:conditional-format calcext:target-range-address="CitiesRatio.E34:CitiesRatio.L35">
            <calcext:condition calcext:apply-style-name="Default" calcext:value="&lt;10" calcext:base-cell-address="CitiesRatio.E34"/>
            <calcext:condition calcext:apply-style-name="Times10" calcext:value="&lt;100" calcext:base-cell-address="CitiesRatio.E34"/>
            <calcext:condition calcext:apply-style-name="Times100" calcext:value="&lt;500" calcext:base-cell-address="CitiesRatio.E34"/>
            <calcext:condition calcext:apply-style-name="Times500" calcext:value="&lt;1000" calcext:base-cell-address="CitiesRatio.E34"/>
            <calcext:condition calcext:apply-style-name="Times1000" calcext:value="&gt;=1000" calcext:base-cell-address="CitiesRatio.E34"/>
          </calcext:conditional-format>
          <calcext:conditional-format calcext:target-range-address="CitiesRatio.E34:CitiesRatio.L35">
            <calcext:condition calcext:apply-style-name="Default" calcext:value="&lt;10" calcext:base-cell-address="CitiesRatio.E34"/>
            <calcext:condition calcext:apply-style-name="Times10" calcext:value="&lt;=100" calcext:base-cell-address="CitiesRatio.E34"/>
            <calcext:condition calcext:apply-style-name="Times100" calcext:value="&lt;500" calcext:base-cell-address="CitiesRatio.E34"/>
            <calcext:condition calcext:apply-style-name="Times500" calcext:value="&lt;1000" calcext:base-cell-address="CitiesRatio.E34"/>
            <calcext:condition calcext:apply-style-name="Times1000" calcext:value="&gt;=1000" calcext:base-cell-address="CitiesRatio.E34"/>
          </calcext:conditional-format>
          <calcext:conditional-format calcext:target-range-address="CitiesRatio.M34:CitiesRatio.N35">
            <calcext:condition calcext:apply-style-name="Default" calcext:value="&lt;10" calcext:base-cell-address="CitiesRatio.M34"/>
            <calcext:condition calcext:apply-style-name="Times10" calcext:value="&lt;100" calcext:base-cell-address="CitiesRatio.M34"/>
            <calcext:condition calcext:apply-style-name="Times100" calcext:value="&lt;500" calcext:base-cell-address="CitiesRatio.M34"/>
            <calcext:condition calcext:apply-style-name="Times500" calcext:value="&lt;1000" calcext:base-cell-address="CitiesRatio.M34"/>
            <calcext:condition calcext:apply-style-name="Times1000" calcext:value="&gt;=1000" calcext:base-cell-address="CitiesRatio.M34"/>
          </calcext:conditional-format>
          <calcext:conditional-format calcext:target-range-address="CitiesRatio.M34:CitiesRatio.N35">
            <calcext:condition calcext:apply-style-name="Default" calcext:value="&lt;10" calcext:base-cell-address="CitiesRatio.M34"/>
            <calcext:condition calcext:apply-style-name="Times10" calcext:value="&lt;=100" calcext:base-cell-address="CitiesRatio.M34"/>
            <calcext:condition calcext:apply-style-name="Times100" calcext:value="&lt;500" calcext:base-cell-address="CitiesRatio.M34"/>
            <calcext:condition calcext:apply-style-name="Times500" calcext:value="&lt;1000" calcext:base-cell-address="CitiesRatio.M34"/>
            <calcext:condition calcext:apply-style-name="Times1000" calcext:value="&gt;=1000" calcext:base-cell-address="CitiesRatio.M34"/>
          </calcext:conditional-format>
          <calcext:conditional-format calcext:target-range-address="CitiesRatio.M6:CitiesRatio.N14">
            <calcext:condition calcext:apply-style-name="Default" calcext:value="&lt;10" calcext:base-cell-address="CitiesRatio.M6"/>
            <calcext:condition calcext:apply-style-name="Times10" calcext:value="&lt;=100" calcext:base-cell-address="CitiesRatio.M6"/>
            <calcext:condition calcext:apply-style-name="Times100" calcext:value="&lt;500" calcext:base-cell-address="CitiesRatio.M6"/>
            <calcext:condition calcext:apply-style-name="Times500" calcext:value="&lt;1000" calcext:base-cell-address="CitiesRatio.M6"/>
            <calcext:condition calcext:apply-style-name="Times1000" calcext:value="&gt;=1000" calcext:base-cell-address="CitiesRatio.M6"/>
          </calcext:conditional-format>
        </calcext:conditional-formats>
      </table:table>
      <table:table table:name="USA_EastAsian" table:style-name="ta1">
        <office:forms form:automatic-focus="false" form:apply-design-mode="false"/>
        <table:table-column table:style-name="co29" table:default-cell-style-name="ce328"/>
        <table:table-column table:style-name="co30" table:default-cell-style-name="ce282"/>
        <table:table-column table:style-name="co31" table:default-cell-style-name="ce282"/>
        <table:table-column table:style-name="co26" table:default-cell-style-name="ce46"/>
        <table:table-column table:style-name="co32" table:default-cell-style-name="ce303"/>
        <table:table-column table:style-name="co33" table:default-cell-style-name="ce358"/>
        <table:table-column table:style-name="co22" table:default-cell-style-name="ce311"/>
        <table:table-column table:style-name="co34" table:default-cell-style-name="ce305"/>
        <table:table-column table:style-name="co21" table:default-cell-style-name="ce303"/>
        <table:table-column table:style-name="co11" table:default-cell-style-name="ce358"/>
        <table:table-row table:style-name="ro36">
          <table:table-cell table:style-name="Default" table:number-columns-repeated="10"/>
        </table:table-row>
        <table:table-row table:style-name="ro18">
          <table:table-cell table:style-name="ce160"/>
          <table:table-cell table:style-name="ce30" office:value-type="string" calcext:value-type="string">
            <text:p>2019–20 Coronavirus pandemic</text:p>
          </table:table-cell>
          <table:table-cell table:style-name="ce158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3"/>
          <table:table-cell table:style-name="ce222" office:value-type="string" calcext:value-type="string">
            <text:p>Date 日期 :</text:p>
          </table:table-cell>
          <table:table-cell table:style-name="ce319" table:formula="of:==[$EuropeEastAsian.J2]" office:value-type="string" office:string-value="2020-04-06" calcext:value-type="string">
            <text:p>2020-04-06</text:p>
          </table:table-cell>
        </table:table-row>
        <table:table-row table:style-name="ro26">
          <table:table-cell table:style-name="ce160"/>
          <table:table-cell table:style-name="ce44"/>
          <table:table-cell table:style-name="ce161" table:number-columns-repeated="7"/>
          <table:table-cell table:style-name="ce61"/>
        </table:table-row>
        <table:table-row table:style-name="ro37">
          <table:table-cell table:style-name="ce160"/>
          <table:table-cell table:style-name="ce329"/>
          <table:table-cell table:style-name="ce37" office:value-type="string" calcext:value-type="string">
            <text:p>USA cases 美國確診</text:p>
          </table:table-cell>
          <table:table-cell table:style-name="ce37" office:value-type="float" office:value="336958" calcext:value-type="float">
            <text:p>336958</text:p>
          </table:table-cell>
          <table:table-cell table:style-name="ce37" office:value-type="float" office:value="329968629" calcext:value-type="float">
            <text:p>329968629</text:p>
          </table:table-cell>
          <table:table-cell table:style-name="ce479" table:formula="of:=[.D4]*1000000/[.E4]" office:value-type="float" office:value="1021.1819257521" calcext:value-type="float">
            <text:p>1021.18</text:p>
          </table:table-cell>
          <table:table-cell table:style-name="ce361"/>
          <table:table-cell table:style-name="ce487" office:value-type="string" calcext:value-type="string">
            <text:p>USA cases per million 美國每百萬人確診</text:p>
          </table:table-cell>
          <table:table-cell table:style-name="ce487"/>
          <table:table-cell table:style-name="ce55"/>
        </table:table-row>
        <table:table-row table:style-name="ro37">
          <table:table-cell table:style-name="ce160"/>
          <table:table-cell table:style-name="ce329"/>
          <table:table-cell table:style-name="ce37" office:value-type="string" calcext:value-type="string">
            <text:p>USA death 美國死亡</text:p>
          </table:table-cell>
          <table:table-cell table:style-name="ce37" office:value-type="float" office:value="9626" calcext:value-type="float">
            <text:p>9626</text:p>
          </table:table-cell>
          <table:table-cell table:style-name="ce37" office:value-type="float" office:value="329968629" calcext:value-type="float">
            <text:p>329968629</text:p>
          </table:table-cell>
          <table:table-cell table:style-name="ce479" table:formula="of:=[.D5]*1000000/[.E5]" office:value-type="float" office:value="29.1724702107969" calcext:value-type="float">
            <text:p>29.17</text:p>
          </table:table-cell>
          <table:table-cell table:style-name="ce361"/>
          <table:table-cell table:style-name="ce487" office:value-type="string" calcext:value-type="string">
            <text:p>USA death per million 美國每百萬人死亡</text:p>
          </table:table-cell>
          <table:table-cell table:style-name="ce487"/>
          <table:table-cell table:style-name="ce55"/>
        </table:table-row>
        <table:table-row table:style-name="ro18">
          <table:table-cell/>
          <table:table-cell table:style-name="ce238" office:value-type="string" calcext:value-type="string">
            <text:p><text:span text:style-name="T7">USA and Top-10 East Asian</text:span> countries comparison 美國及東亞前十位國家比較</text:p>
          </table:table-cell>
          <table:table-cell table:style-name="ce242" table:number-columns-repeated="5"/>
          <table:table-cell table:style-name="ce314" table:number-columns-repeated="2"/>
          <table:table-cell table:style-name="ce320"/>
        </table:table-row>
        <table:table-row table:style-name="ro26">
          <table:table-cell/>
          <table:table-cell table:style-name="ce239"/>
          <table:table-cell table:style-name="ce243"/>
          <table:table-cell table:number-columns-repeated="2" table:style-name="ce284" office:value-type="string" calcext:value-type="string">
            <text:p>Cases per</text:p>
          </table:table-cell>
          <table:table-cell table:style-name="ce284" office:value-type="string" calcext:value-type="string">
            <text:p>Cases</text:p>
          </table:table-cell>
          <table:table-cell table:style-name="ce284"/>
          <table:table-cell table:number-columns-repeated="2" table:style-name="ce284" office:value-type="string" calcext:value-type="string">
            <text:p>Deaths per</text:p>
          </table:table-cell>
          <table:table-cell table:style-name="ce284" office:value-type="string" calcext:value-type="string">
            <text:p>Deaths</text:p>
          </table:table-cell>
        </table:table-row>
        <table:table-row table:style-name="ro26">
          <table:table-cell/>
          <table:table-cell table:style-name="ce118"/>
          <table:table-cell table:style-name="ce155"/>
          <table:table-cell table:number-columns-repeated="2" table:style-name="ce285" office:value-type="string" calcext:value-type="string">
            <text:p>million for</text:p>
          </table:table-cell>
          <table:table-cell table:style-name="ce285" office:value-type="string" calcext:value-type="string">
            <text:p>ratio</text:p>
          </table:table-cell>
          <table:table-cell table:style-name="ce285"/>
          <table:table-cell table:number-columns-repeated="2" table:style-name="ce285" office:value-type="string" calcext:value-type="string">
            <text:p>million for</text:p>
          </table:table-cell>
          <table:table-cell table:style-name="ce285" office:value-type="string" calcext:value-type="string">
            <text:p>ratio</text:p>
          </table:table-cell>
        </table:table-row>
        <table:table-row table:style-name="ro26">
          <table:table-cell/>
          <table:table-cell table:style-name="ce118"/>
          <table:table-cell table:style-name="ce155"/>
          <table:table-cell table:style-name="ce285" office:value-type="string" calcext:value-type="string">
            <text:p>USA</text:p>
          </table:table-cell>
          <table:table-cell table:style-name="ce286" office:value-type="string" calcext:value-type="string">
            <text:p>East Asian</text:p>
          </table:table-cell>
          <table:table-cell table:style-name="ce307" table:number-columns-repeated="2"/>
          <table:table-cell table:style-name="ce285" office:value-type="string" calcext:value-type="string">
            <text:p>USA</text:p>
          </table:table-cell>
          <table:table-cell table:style-name="ce286" office:value-type="string" calcext:value-type="string">
            <text:p>East Asian</text:p>
          </table:table-cell>
          <table:table-cell table:style-name="ce307"/>
        </table:table-row>
        <table:table-row table:style-name="ro26">
          <table:table-cell/>
          <table:table-cell table:style-name="ce118"/>
          <table:table-cell table:style-name="ce155"/>
          <table:table-cell table:number-columns-repeated="2" table:style-name="ce286" office:value-type="string" calcext:value-type="string">
            <text:p>每百萬人確診</text:p>
          </table:table-cell>
          <table:table-cell table:style-name="ce307" office:value-type="string" calcext:value-type="string">
            <text:p>確診倍數</text:p>
          </table:table-cell>
          <table:table-cell table:style-name="ce307"/>
          <table:table-cell table:number-columns-repeated="2" table:style-name="ce286" office:value-type="string" calcext:value-type="string">
            <text:p>每百萬人死亡</text:p>
          </table:table-cell>
          <table:table-cell table:style-name="ce307" office:value-type="string" calcext:value-type="string">
            <text:p>死亡倍數</text:p>
          </table:table-cell>
        </table:table-row>
        <table:table-row table:style-name="ro26">
          <table:table-cell/>
          <table:table-cell table:style-name="ce120"/>
          <table:table-cell table:style-name="ce156"/>
          <table:table-cell table:style-name="ce301" office:value-type="string" calcext:value-type="string">
            <text:p>美國</text:p>
          </table:table-cell>
          <table:table-cell table:style-name="ce301" office:value-type="string" calcext:value-type="string">
            <text:p>東亞國家</text:p>
          </table:table-cell>
          <table:table-cell table:style-name="ce308"/>
          <table:table-cell table:style-name="ce313"/>
          <table:table-cell table:style-name="ce301" office:value-type="string" calcext:value-type="string">
            <text:p>美國</text:p>
          </table:table-cell>
          <table:table-cell table:style-name="ce301" office:value-type="string" calcext:value-type="string">
            <text:p>東亞國家</text:p>
          </table:table-cell>
          <table:table-cell table:style-name="ce308"/>
        </table:table-row>
        <table:table-row table:style-name="ro1">
          <table:table-cell/>
          <table:table-cell table:style-name="ce237" table:number-columns-repeated="2"/>
          <table:table-cell table:style-name="ce285" table:number-columns-repeated="2"/>
          <table:table-cell table:style-name="ce275"/>
          <table:table-cell table:style-name="ce279"/>
          <table:table-cell table:style-name="ce285" table:number-columns-repeated="2"/>
          <table:table-cell table:style-name="ce275"/>
        </table:table-row>
        <table:table-row table:style-name="ro26">
          <table:table-cell/>
          <table:table-cell table:formula="of:=[$EuropeEastAsian.D32]" office:value-type="string" office:string-value="China" calcext:value-type="string">
            <text:p>China</text:p>
          </table:table-cell>
          <table:table-cell table:formula="of:=[$EuropeEastAsian.E32]" office:value-type="string" office:string-value="中國大陸" calcext:value-type="string">
            <text:p>中國大陸</text:p>
          </table:table-cell>
          <table:table-cell table:formula="of:=[.$F$4]" office:value-type="float" office:value="1021.1819257521" calcext:value-type="float">
            <text:p>1021.18</text:p>
          </table:table-cell>
          <table:table-cell table:formula="of:=[$EuropeEastAsian.I32]" office:value-type="float" office:value="56.9876758940888" calcext:value-type="float">
            <text:p>56.99</text:p>
          </table:table-cell>
          <table:table-cell table:formula="of:=[.D13]/[.E13]" office:value-type="float" office:value="17.9193467663071" calcext:value-type="float">
            <text:p>18</text:p>
          </table:table-cell>
          <table:table-cell/>
          <table:table-cell table:formula="of:=[.$F$5]" office:value-type="float" office:value="29.1724702107969" calcext:value-type="float">
            <text:p>29.17</text:p>
          </table:table-cell>
          <table:table-cell table:formula="of:=[$EuropeEastAsian.J32]" office:value-type="float" office:value="2.32322353261871" calcext:value-type="float">
            <text:p>2.32</text:p>
          </table:table-cell>
          <table:table-cell table:style-name="ce311" table:formula="of:=[.H13]/[.I13]" office:value-type="float" office:value="12.5568933859386" calcext:value-type="float">
            <text:p>13</text:p>
          </table:table-cell>
        </table:table-row>
        <table:table-row table:style-name="ro26">
          <table:table-cell/>
          <table:table-cell table:formula="of:=[$EuropeEastAsian.D33]" office:value-type="string" office:string-value="Korea" calcext:value-type="string">
            <text:p>Korea</text:p>
          </table:table-cell>
          <table:table-cell table:formula="of:=[$EuropeEastAsian.E33]" office:value-type="string" office:string-value="南韓" calcext:value-type="string">
            <text:p>南韓</text:p>
          </table:table-cell>
          <table:table-cell table:formula="of:=[.$F$4]" office:value-type="float" office:value="1021.1819257521" calcext:value-type="float">
            <text:p>1021.18</text:p>
          </table:table-cell>
          <table:table-cell table:formula="of:=[$EuropeEastAsian.I33]" office:value-type="float" office:value="200.760139890228" calcext:value-type="float">
            <text:p>200.76</text:p>
          </table:table-cell>
          <table:table-cell table:style-name="ce311" table:formula="of:=[.D14]/[.E14]" office:value-type="float" office:value="5.08657707805177" calcext:value-type="float">
            <text:p>5</text:p>
          </table:table-cell>
          <table:table-cell/>
          <table:table-cell table:formula="of:=[.$F$5]" office:value-type="float" office:value="29.1724702107969" calcext:value-type="float">
            <text:p>29.17</text:p>
          </table:table-cell>
          <table:table-cell table:formula="of:=[$EuropeEastAsian.J33]" office:value-type="float" office:value="3.63101769929817" calcext:value-type="float">
            <text:p>3.63</text:p>
          </table:table-cell>
          <table:table-cell table:style-name="ce311" table:formula="of:=[.H14]/[.I14]" office:value-type="float" office:value="8.0342407078973" calcext:value-type="float">
            <text:p>8</text:p>
          </table:table-cell>
        </table:table-row>
        <table:table-row table:style-name="ro26">
          <table:table-cell/>
          <table:table-cell table:formula="of:=[$EuropeEastAsian.D34]" office:value-type="string" office:string-value="Malaysia" calcext:value-type="string">
            <text:p>Malaysia</text:p>
          </table:table-cell>
          <table:table-cell table:formula="of:=[$EuropeEastAsian.E34]" office:value-type="string" office:string-value="馬來西亞" calcext:value-type="string">
            <text:p>馬來西亞</text:p>
          </table:table-cell>
          <table:table-cell table:formula="of:=[.$F$4]" office:value-type="float" office:value="1021.1819257521" calcext:value-type="float">
            <text:p>1021.18</text:p>
          </table:table-cell>
          <table:table-cell table:formula="of:=[$EuropeEastAsian.I34]" office:value-type="float" office:value="118.717573521718" calcext:value-type="float">
            <text:p>118.72</text:p>
          </table:table-cell>
          <table:table-cell table:style-name="ce311" table:formula="of:=[.D15]/[.E15]" office:value-type="float" office:value="8.60177558771689" calcext:value-type="float">
            <text:p>9</text:p>
          </table:table-cell>
          <table:table-cell/>
          <table:table-cell table:formula="of:=[.$F$5]" office:value-type="float" office:value="29.1724702107969" calcext:value-type="float">
            <text:p>29.17</text:p>
          </table:table-cell>
          <table:table-cell table:formula="of:=[$EuropeEastAsian.J34]" office:value-type="float" office:value="1.94054562571751" calcext:value-type="float">
            <text:p>1.94</text:p>
          </table:table-cell>
          <table:table-cell table:formula="of:=[.H15]/[.I15]" office:value-type="float" office:value="15.0331277060339" calcext:value-type="float">
            <text:p>15</text:p>
          </table:table-cell>
        </table:table-row>
        <table:table-row table:style-name="ro26">
          <table:table-cell/>
          <table:table-cell table:formula="of:=[$EuropeEastAsian.D36]" office:value-type="string" office:string-value="Japan" calcext:value-type="string">
            <text:p>Japan</text:p>
          </table:table-cell>
          <table:table-cell table:formula="of:=[$EuropeEastAsian.E36]" office:value-type="string" office:string-value="日本" calcext:value-type="string">
            <text:p>日本</text:p>
          </table:table-cell>
          <table:table-cell table:formula="of:=[.$F$4]" office:value-type="float" office:value="1021.1819257521" calcext:value-type="float">
            <text:p>1021.18</text:p>
          </table:table-cell>
          <table:table-cell table:formula="of:=[$EuropeEastAsian.I36]" office:value-type="float" office:value="28.8033369871951" calcext:value-type="float">
            <text:p>28.80</text:p>
          </table:table-cell>
          <table:table-cell table:formula="of:=[.D16]/[.E16]" office:value-type="float" office:value="35.4535978316013" calcext:value-type="float">
            <text:p>35</text:p>
          </table:table-cell>
          <table:table-cell/>
          <table:table-cell table:formula="of:=[.$F$5]" office:value-type="float" office:value="29.1724702107969" calcext:value-type="float">
            <text:p>29.17</text:p>
          </table:table-cell>
          <table:table-cell table:formula="of:=[$EuropeEastAsian.J36]" office:value-type="float" office:value="0.5754361248126" calcext:value-type="float">
            <text:p>0.58</text:p>
          </table:table-cell>
          <table:table-cell table:formula="of:=[.H16]/[.I16]" office:value-type="float" office:value="50.6962787925374" calcext:value-type="float">
            <text:p>51</text:p>
          </table:table-cell>
        </table:table-row>
        <table:table-row table:style-name="ro26">
          <table:table-cell/>
          <table:table-cell table:formula="of:=[$EuropeEastAsian.D35]" office:value-type="string" office:string-value="Philippines" calcext:value-type="string">
            <text:p>Philippines</text:p>
          </table:table-cell>
          <table:table-cell table:formula="of:=[$EuropeEastAsian.E35]" office:value-type="string" office:string-value="菲律賓" calcext:value-type="string">
            <text:p>菲律賓</text:p>
          </table:table-cell>
          <table:table-cell table:formula="of:=[.$F$4]" office:value-type="float" office:value="1021.1819257521" calcext:value-type="float">
            <text:p>1021.18</text:p>
          </table:table-cell>
          <table:table-cell table:formula="of:=[$EuropeEastAsian.I35]" office:value-type="float" office:value="33.7396614901606" calcext:value-type="float">
            <text:p>33.74</text:p>
          </table:table-cell>
          <table:table-cell table:formula="of:=[.D17]/[.E17]" office:value-type="float" office:value="30.2665136711553" calcext:value-type="float">
            <text:p>30</text:p>
          </table:table-cell>
          <table:table-cell/>
          <table:table-cell table:formula="of:=[.$F$5]" office:value-type="float" office:value="29.1724702107969" calcext:value-type="float">
            <text:p>29.17</text:p>
          </table:table-cell>
          <table:table-cell table:formula="of:=[$EuropeEastAsian.J35]" office:value-type="float" office:value="1.50261333958912" calcext:value-type="float">
            <text:p>1.50</text:p>
          </table:table-cell>
          <table:table-cell table:formula="of:=[.H17]/[.I17]" office:value-type="float" office:value="19.4144890386597" calcext:value-type="float">
            <text:p>19</text:p>
          </table:table-cell>
        </table:table-row>
        <table:table-row table:style-name="ro26">
          <table:table-cell/>
          <table:table-cell table:formula="of:=[$EuropeEastAsian.D38]" office:value-type="string" office:string-value="Thailand" calcext:value-type="string">
            <text:p>Thailand</text:p>
          </table:table-cell>
          <table:table-cell table:formula="of:=[$EuropeEastAsian.E38]" office:value-type="string" office:string-value="泰國" calcext:value-type="string">
            <text:p>泰國</text:p>
          </table:table-cell>
          <table:table-cell table:formula="of:=[.$F$4]" office:value-type="float" office:value="1021.1819257521" calcext:value-type="float">
            <text:p>1021.18</text:p>
          </table:table-cell>
          <table:table-cell table:formula="of:=[$EuropeEastAsian.I38]" office:value-type="float" office:value="33.3895691888275" calcext:value-type="float">
            <text:p>33.39</text:p>
          </table:table-cell>
          <table:table-cell table:formula="of:=[.D18]/[.E18]" office:value-type="float" office:value="30.583860485801" calcext:value-type="float">
            <text:p>31</text:p>
          </table:table-cell>
          <table:table-cell/>
          <table:table-cell table:formula="of:=[.$F$5]" office:value-type="float" office:value="29.1724702107969" calcext:value-type="float">
            <text:p>29.17</text:p>
          </table:table-cell>
          <table:table-cell table:formula="of:=[$EuropeEastAsian.J38]" office:value-type="float" office:value="0.391049008517799" calcext:value-type="float">
            <text:p>0.39</text:p>
          </table:table-cell>
          <table:table-cell table:formula="of:=[.H18]/[.I18]" office:value-type="float" office:value="74.6005476944434" calcext:value-type="float">
            <text:p>75</text:p>
          </table:table-cell>
        </table:table-row>
        <table:table-row table:style-name="ro26">
          <table:table-cell/>
          <table:table-cell table:formula="of:=[$EuropeEastAsian.D37]" office:value-type="string" office:string-value="Indonesia" calcext:value-type="string">
            <text:p>Indonesia</text:p>
          </table:table-cell>
          <table:table-cell table:formula="of:=[$EuropeEastAsian.E37]" office:value-type="string" office:string-value="印尼" calcext:value-type="string">
            <text:p>印尼</text:p>
          </table:table-cell>
          <table:table-cell table:formula="of:=[.$F$4]" office:value-type="float" office:value="1021.1819257521" calcext:value-type="float">
            <text:p>1021.18</text:p>
          </table:table-cell>
          <table:table-cell table:formula="of:=[$EuropeEastAsian.I37]" office:value-type="float" office:value="9.33266744570025" calcext:value-type="float">
            <text:p>9.33</text:p>
          </table:table-cell>
          <table:table-cell table:style-name="ce287" table:formula="of:=[.D19]/[.E19]" office:value-type="float" office:value="109.420155780069" calcext:value-type="float">
            <text:p>109</text:p>
          </table:table-cell>
          <table:table-cell/>
          <table:table-cell table:formula="of:=[.$F$5]" office:value-type="float" office:value="29.1724702107969" calcext:value-type="float">
            <text:p>29.17</text:p>
          </table:table-cell>
          <table:table-cell table:formula="of:=[$EuropeEastAsian.J37]" office:value-type="float" office:value="0.783029906122582" calcext:value-type="float">
            <text:p>0.78</text:p>
          </table:table-cell>
          <table:table-cell table:formula="of:=[.H19]/[.I19]" office:value-type="float" office:value="37.2558825438144" calcext:value-type="float">
            <text:p>37</text:p>
          </table:table-cell>
        </table:table-row>
        <table:table-row table:style-name="ro26">
          <table:table-cell/>
          <table:table-cell table:formula="of:=[$EuropeEastAsian.D39]" office:value-type="string" office:string-value="Singapore" calcext:value-type="string">
            <text:p>Singapore</text:p>
          </table:table-cell>
          <table:table-cell table:formula="of:=[$EuropeEastAsian.E39]" office:value-type="string" office:string-value="新加玻" calcext:value-type="string">
            <text:p>新加玻</text:p>
          </table:table-cell>
          <table:table-cell table:formula="of:=[.$F$4]" office:value-type="float" office:value="1021.1819257521" calcext:value-type="float">
            <text:p>1021.18</text:p>
          </table:table-cell>
          <table:table-cell table:formula="of:=[$EuropeEastAsian.I39]" office:value-type="float" office:value="225.521019885648" calcext:value-type="float">
            <text:p>225.52</text:p>
          </table:table-cell>
          <table:table-cell table:style-name="ce311" table:formula="of:=[.D20]/[.E20]" office:value-type="float" office:value="4.52810086735994" calcext:value-type="float">
            <text:p>5</text:p>
          </table:table-cell>
          <table:table-cell/>
          <table:table-cell table:formula="of:=[.$F$5]" office:value-type="float" office:value="29.1724702107969" calcext:value-type="float">
            <text:p>29.17</text:p>
          </table:table-cell>
          <table:table-cell table:formula="of:=[$EuropeEastAsian.J39]" office:value-type="float" office:value="1.03370979321152" calcext:value-type="float">
            <text:p>1.03</text:p>
          </table:table-cell>
          <table:table-cell table:formula="of:=[.H20]/[.I20]" office:value-type="float" office:value="28.2211413709878" calcext:value-type="float">
            <text:p>28</text:p>
          </table:table-cell>
        </table:table-row>
        <table:table-row table:style-name="ro26">
          <table:table-cell/>
          <table:table-cell table:formula="of:=[$EuropeEastAsian.D40]" office:value-type="string" office:string-value="Hong Kong" calcext:value-type="string">
            <text:p>Hong Kong</text:p>
          </table:table-cell>
          <table:table-cell table:formula="of:=[$EuropeEastAsian.E40]" office:value-type="string" office:string-value="香港" calcext:value-type="string">
            <text:p>香港</text:p>
          </table:table-cell>
          <table:table-cell table:formula="of:=[.$F$4]" office:value-type="float" office:value="1021.1819257521" calcext:value-type="float">
            <text:p>1021.18</text:p>
          </table:table-cell>
          <table:table-cell table:formula="of:=[$EuropeEastAsian.I40]" office:value-type="float" office:value="121.98861439599" calcext:value-type="float">
            <text:p>121.99</text:p>
          </table:table-cell>
          <table:table-cell table:style-name="ce311" table:formula="of:=[.D21]/[.E21]" office:value-type="float" office:value="8.37112488578008" calcext:value-type="float">
            <text:p>8</text:p>
          </table:table-cell>
          <table:table-cell/>
          <table:table-cell table:formula="of:=[.$F$5]" office:value-type="float" office:value="29.1724702107969" calcext:value-type="float">
            <text:p>29.17</text:p>
          </table:table-cell>
          <table:table-cell table:formula="of:=[$EuropeEastAsian.J40]" office:value-type="float" office:value="0.533283560201048" calcext:value-type="float">
            <text:p>0.53</text:p>
          </table:table-cell>
          <table:table-cell table:formula="of:=[.H21]/[.I21]" office:value-type="float" office:value="54.7034868275311" calcext:value-type="float">
            <text:p>55</text:p>
          </table:table-cell>
        </table:table-row>
        <table:table-row table:style-name="ro26">
          <table:table-cell/>
          <table:table-cell table:formula="of:=[$EuropeEastAsian.D41]" office:value-type="string" office:string-value="Taiwan" calcext:value-type="string">
            <text:p>Taiwan</text:p>
          </table:table-cell>
          <table:table-cell table:formula="of:=[$EuropeEastAsian.E41]" office:value-type="string" office:string-value="台灣" calcext:value-type="string">
            <text:p>台灣</text:p>
          </table:table-cell>
          <table:table-cell table:formula="of:=[.$F$4]" office:value-type="float" office:value="1021.1819257521" calcext:value-type="float">
            <text:p>1021.18</text:p>
          </table:table-cell>
          <table:table-cell table:formula="of:=[$EuropeEastAsian.I41]" office:value-type="float" office:value="15.6894904305886" calcext:value-type="float">
            <text:p>15.69</text:p>
          </table:table-cell>
          <table:table-cell table:formula="of:=[.D22]/[.E22]" office:value-type="float" office:value="65.0870039578328" calcext:value-type="float">
            <text:p>65</text:p>
          </table:table-cell>
          <table:table-cell table:style-name="ce280"/>
          <table:table-cell table:formula="of:=[.$F$5]" office:value-type="float" office:value="29.1724702107969" calcext:value-type="float">
            <text:p>29.17</text:p>
          </table:table-cell>
          <table:table-cell table:formula="of:=[$EuropeEastAsian.J41]" office:value-type="float" office:value="0.210314885128534" calcext:value-type="float">
            <text:p>0.21</text:p>
          </table:table-cell>
          <table:table-cell table:style-name="ce287" table:formula="of:=[.H22]/[.I22]" office:value-type="float" office:value="138.708537881036" calcext:value-type="float">
            <text:p>139</text:p>
          </table:table-cell>
        </table:table-row>
        <table:table-row table:style-name="ro12">
          <table:table-cell/>
          <table:table-cell table:style-name="ce283" table:number-columns-repeated="2"/>
          <table:table-cell table:style-name="ce306"/>
          <table:table-cell table:style-name="ce304"/>
          <table:table-cell table:style-name="ce312" table:number-columns-repeated="2"/>
          <table:table-cell table:style-name="ce318"/>
          <table:table-cell table:style-name="ce316"/>
          <table:table-cell table:style-name="ce312"/>
        </table:table-row>
        <table:table-row table:style-name="ro36">
          <table:table-cell table:style-name="Default"/>
          <table:table-cell table:style-name="ce249"/>
          <table:table-cell table:style-name="ce259" table:number-columns-repeated="7"/>
          <table:table-cell table:style-name="ce263"/>
        </table:table-row>
        <table:table-row table:style-name="ro29">
          <table:table-cell table:style-name="Default"/>
          <table:table-cell table:style-name="ce250"/>
          <table:table-cell table:style-name="ce293"/>
          <table:table-cell table:style-name="ce141" office:value-type="string" calcext:value-type="string">
            <text:p>more than 10 times deaths 超過十倍確診</text:p>
          </table:table-cell>
          <table:table-cell table:style-name="ce153" table:number-columns-repeated="2"/>
          <table:table-cell table:style-name="ce293"/>
          <table:table-cell table:style-name="ce141" office:value-type="string" calcext:value-type="string">
            <text:p>more than 10 times deaths 超過十倍死亡</text:p>
          </table:table-cell>
          <table:table-cell table:style-name="ce153"/>
          <table:table-cell table:style-name="ce227"/>
        </table:table-row>
        <table:table-row table:style-name="ro38">
          <table:table-cell table:style-name="Default"/>
          <table:table-cell table:style-name="ce250"/>
          <table:table-cell table:style-name="ce293"/>
          <table:table-cell table:style-name="ce287" office:value-type="string" calcext:value-type="string">
            <text:p>more than 100 times cases 超過一百倍確診</text:p>
          </table:table-cell>
          <table:table-cell table:style-name="ce294" table:number-columns-repeated="2"/>
          <table:table-cell table:style-name="ce293"/>
          <table:table-cell table:style-name="ce287" office:value-type="string" calcext:value-type="string">
            <text:p>more than 100 times cases 超過一百倍死亡</text:p>
          </table:table-cell>
          <table:table-cell table:style-name="ce294" table:number-columns-repeated="2"/>
        </table:table-row>
        <table:table-row table:style-name="ro24">
          <table:table-cell table:style-name="Default"/>
          <table:table-cell table:style-name="ce235"/>
          <table:table-cell table:style-name="ce261" table:number-columns-repeated="7"/>
          <table:table-cell table:style-name="ce264"/>
        </table:table-row>
      </table:table>
      <table:table table:name="TopUSA_Asia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54" table:default-cell-style-name="ce2"/>
        <table:table-row table:style-name="ro39">
          <table:table-cell table:style-name="ce8"/>
          <table:table-cell table:style-name="ce22"/>
          <table:table-cell table:style-name="ce122" table:number-columns-repeated="8"/>
          <table:table-cell table:number-columns-repeated="54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2"/>
          <table:table-cell table:style-name="ce222" office:value-type="string" calcext:value-type="string">
            <text:p>Date 日期 :</text:p>
          </table:table-cell>
          <table:table-cell table:style-name="ce245" table:formula="of:=[$EuropeEastAsian.J2]" office:value-type="string" office:string-value="2020-04-06" calcext:value-type="string">
            <text:p>2020-04-06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59" table:number-columns-repeated="7"/>
          <table:table-cell table:style-name="ce55"/>
          <table:table-cell table:number-columns-repeated="54"/>
        </table:table-row>
        <table:table-row table:style-name="ro2">
          <table:table-cell table:style-name="ce8"/>
          <table:table-cell table:style-name="ce88" office:value-type="string" calcext:value-type="string">
            <text:p>Top-10 USA States 前十位美國地區 <text:s text:c="2"/>COVID-19</text:p>
          </table:table-cell>
          <table:table-cell table:style-name="ce139" table:number-columns-repeated="7"/>
          <table:table-cell table:style-name="ce246"/>
          <table:table-cell table:number-columns-repeated="54"/>
        </table:table-row>
        <table:table-row table:style-name="ro2">
          <table:table-cell table:style-name="ce8"/>
          <table:table-cell table:style-name="ce89" office:value-type="string" calcext:value-type="string">
            <text:p>Regional</text:p>
          </table:table-cell>
          <table:table-cell table:style-name="ce89"/>
          <table:table-cell table:style-name="ce198" office:value-type="string" calcext:value-type="string">
            <text:p>USA Top-10 Stat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</table:table-cell>
          <table:table-cell table:style-name="ce229" office:value-type="string" calcext:value-type="string">
            <text:p>Deaths per</text:p>
          </table:table-cell>
          <table:table-cell table:number-columns-repeated="54"/>
        </table:table-row>
        <table:table-row table:style-name="ro10">
          <table:table-cell table:style-name="ce8"/>
          <table:table-cell table:style-name="ce90" office:value-type="string" calcext:value-type="string">
            <text:p>Ranking</text:p>
          </table:table-cell>
          <table:table-cell table:style-name="ce90"/>
          <table:table-cell table:style-name="ce199"/>
          <table:table-cell table:style-name="ce220"/>
          <table:table-cell table:style-name="ce230" table:number-columns-repeated="3"/>
          <table:table-cell table:number-columns-repeated="2" table:style-name="ce230" office:value-type="string" calcext:value-type="string">
            <text:p>Million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1" office:value-type="string" calcext:value-type="string">
            <text:p>地區排名</text:p>
          </table:table-cell>
          <table:table-cell table:style-name="ce91"/>
          <table:table-cell table:style-name="ce200"/>
          <table:table-cell table:style-name="ce221" office:value-type="string" calcext:value-type="string">
            <text:p>美國地區</text:p>
          </table:table-cell>
          <table:table-cell table:style-name="ce231" office:value-type="string" calcext:value-type="string">
            <text:p>確診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table:number-columns-repeated="2"/>
          <table:table-cell table:style-name="ce208" table:number-columns-repeated="7"/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166" office:value-type="string" calcext:value-type="string">
            <text:p>New York State</text:p>
          </table:table-cell>
          <table:table-cell table:style-name="ce166" office:value-type="string" calcext:value-type="string">
            <text:p>紐約州</text:p>
          </table:table-cell>
          <table:table-cell table:style-name="ce237" office:value-type="float" office:value="122031" calcext:value-type="float">
            <text:p>122031</text:p>
          </table:table-cell>
          <table:table-cell table:style-name="ce237" office:value-type="float" office:value="4159" calcext:value-type="float">
            <text:p>4159</text:p>
          </table:table-cell>
          <table:table-cell table:style-name="ce154" office:value-type="float" office:value="19673174" calcext:value-type="float">
            <text:p>19,673,174</text:p>
          </table:table-cell>
          <table:table-cell table:style-name="ce223" table:formula="of:=[.F9]*1000000/[.H9]" office:value-type="float" office:value="6202.91367320799" calcext:value-type="float">
            <text:p>6202.91</text:p>
          </table:table-cell>
          <table:table-cell table:style-name="ce223" table:formula="of:=[.G9]*1000000/[.H9]" office:value-type="float" office:value="211.404626421746" calcext:value-type="float">
            <text:p>211.40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2" calcext:value-type="float">
            <text:p>2</text:p>
          </table:table-cell>
          <table:table-cell table:style-name="ce93"/>
          <table:table-cell table:style-name="ce166" office:value-type="string" calcext:value-type="string">
            <text:p>New Jersey</text:p>
          </table:table-cell>
          <table:table-cell table:style-name="ce166" office:value-type="string" calcext:value-type="string">
            <text:p>新澤西州</text:p>
          </table:table-cell>
          <table:table-cell table:style-name="ce237" office:value-type="float" office:value="37505" calcext:value-type="float">
            <text:p>37505</text:p>
          </table:table-cell>
          <table:table-cell table:style-name="ce237" office:value-type="float" office:value="917" calcext:value-type="float">
            <text:p>917</text:p>
          </table:table-cell>
          <table:table-cell table:style-name="ce154" office:value-type="float" office:value="8904413" calcext:value-type="float">
            <text:p>8,904,413</text:p>
          </table:table-cell>
          <table:table-cell table:style-name="ce223" table:formula="of:=[.F10]*1000000/[.H10]" office:value-type="float" office:value="4211.9564759631" calcext:value-type="float">
            <text:p>4211.96</text:p>
          </table:table-cell>
          <table:table-cell table:style-name="ce223" table:formula="of:=[.G10]*1000000/[.H10]" office:value-type="float" office:value="102.982644672928" calcext:value-type="float">
            <text:p>102.98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3" calcext:value-type="float">
            <text:p>3</text:p>
          </table:table-cell>
          <table:table-cell table:style-name="ce93"/>
          <table:table-cell table:style-name="ce166" office:value-type="string" calcext:value-type="string">
            <text:p>Michigan</text:p>
          </table:table-cell>
          <table:table-cell table:style-name="ce166" office:value-type="string" calcext:value-type="string">
            <text:p>密芝根州</text:p>
          </table:table-cell>
          <table:table-cell table:style-name="ce237" office:value-type="float" office:value="14225" calcext:value-type="float">
            <text:p>14225</text:p>
          </table:table-cell>
          <table:table-cell table:style-name="ce237" office:value-type="float" office:value="540" calcext:value-type="float">
            <text:p>540</text:p>
          </table:table-cell>
          <table:table-cell table:style-name="ce154" office:value-type="float" office:value="9900571" calcext:value-type="float">
            <text:p>9,900,571</text:p>
          </table:table-cell>
          <table:table-cell table:style-name="ce223" table:formula="of:=[.F11]*1000000/[.H11]" office:value-type="float" office:value="1436.78581770688" calcext:value-type="float">
            <text:p>1436.79</text:p>
          </table:table-cell>
          <table:table-cell table:style-name="ce223" table:formula="of:=[.G11]*1000000/[.H11]" office:value-type="float" office:value="54.5423087213859" calcext:value-type="float">
            <text:p>54.54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4" calcext:value-type="float">
            <text:p>4</text:p>
          </table:table-cell>
          <table:table-cell table:style-name="ce93"/>
          <table:table-cell table:style-name="ce166" office:value-type="string" calcext:value-type="string">
            <text:p>California</text:p>
          </table:table-cell>
          <table:table-cell table:style-name="ce166" office:value-type="string" calcext:value-type="string">
            <text:p>加利福尼亞州</text:p>
          </table:table-cell>
          <table:table-cell table:style-name="ce237" office:value-type="float" office:value="12838" calcext:value-type="float">
            <text:p>12838</text:p>
          </table:table-cell>
          <table:table-cell table:style-name="ce237" office:value-type="float" office:value="285" calcext:value-type="float">
            <text:p>285</text:p>
          </table:table-cell>
          <table:table-cell table:style-name="ce154" office:value-type="float" office:value="38421464" calcext:value-type="float">
            <text:p>38,421,464</text:p>
          </table:table-cell>
          <table:table-cell table:style-name="ce223" table:formula="of:=[.F12]*1000000/[.H12]" office:value-type="float" office:value="334.136148482005" calcext:value-type="float">
            <text:p>334.14</text:p>
          </table:table-cell>
          <table:table-cell table:style-name="ce223" table:formula="of:=[.G12]*1000000/[.H12]" office:value-type="float" office:value="7.41772879867358" calcext:value-type="float">
            <text:p>7.42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5" calcext:value-type="float">
            <text:p>5</text:p>
          </table:table-cell>
          <table:table-cell table:style-name="ce93"/>
          <table:table-cell table:style-name="ce166" office:value-type="string" calcext:value-type="string">
            <text:p>Massachusetts</text:p>
          </table:table-cell>
          <table:table-cell table:style-name="ce166" office:value-type="string" calcext:value-type="string">
            <text:p>麻省</text:p>
          </table:table-cell>
          <table:table-cell table:style-name="ce237" office:value-type="float" office:value="12500" calcext:value-type="float">
            <text:p>12500</text:p>
          </table:table-cell>
          <table:table-cell table:style-name="ce237" office:value-type="float" office:value="231" calcext:value-type="float">
            <text:p>231</text:p>
          </table:table-cell>
          <table:table-cell table:style-name="ce154" office:value-type="float" office:value="6705586" calcext:value-type="float">
            <text:p>6,705,586</text:p>
          </table:table-cell>
          <table:table-cell table:style-name="ce223" table:formula="of:=[.F13]*1000000/[.H13]" office:value-type="float" office:value="1864.11746862989" calcext:value-type="float">
            <text:p>1864.12</text:p>
          </table:table-cell>
          <table:table-cell table:style-name="ce223" table:formula="of:=[.G13]*1000000/[.H13]" office:value-type="float" office:value="34.4488908202803" calcext:value-type="float">
            <text:p>34.45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6" calcext:value-type="float">
            <text:p>6</text:p>
          </table:table-cell>
          <table:table-cell table:style-name="ce93"/>
          <table:table-cell table:style-name="ce166" office:value-type="string" calcext:value-type="string">
            <text:p>Louisiana</text:p>
          </table:table-cell>
          <table:table-cell table:style-name="ce166" office:value-type="string" calcext:value-type="string">
            <text:p>路易斯安那州</text:p>
          </table:table-cell>
          <table:table-cell table:style-name="ce237" office:value-type="float" office:value="12496" calcext:value-type="float">
            <text:p>12496</text:p>
          </table:table-cell>
          <table:table-cell table:style-name="ce237" office:value-type="float" office:value="409" calcext:value-type="float">
            <text:p>409</text:p>
          </table:table-cell>
          <table:table-cell table:style-name="ce154" office:value-type="float" office:value="8955102" calcext:value-type="float">
            <text:p>8,955,102</text:p>
          </table:table-cell>
          <table:table-cell table:style-name="ce223" table:formula="of:=[.F14]*1000000/[.H14]" office:value-type="float" office:value="1395.40565813767" calcext:value-type="float">
            <text:p>1395.41</text:p>
          </table:table-cell>
          <table:table-cell table:style-name="ce223" table:formula="of:=[.G14]*1000000/[.H14]" office:value-type="float" office:value="45.67228826651" calcext:value-type="float">
            <text:p>45.67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7" calcext:value-type="float">
            <text:p>7</text:p>
          </table:table-cell>
          <table:table-cell table:style-name="ce93"/>
          <table:table-cell table:style-name="ce166" office:value-type="string" calcext:value-type="string">
            <text:p>Florida</text:p>
          </table:table-cell>
          <table:table-cell table:style-name="ce166" office:value-type="string" calcext:value-type="string">
            <text:p>佛羅里達州</text:p>
          </table:table-cell>
          <table:table-cell table:style-name="ce237" office:value-type="float" office:value="11536" calcext:value-type="float">
            <text:p>11536</text:p>
          </table:table-cell>
          <table:table-cell table:style-name="ce237" office:value-type="float" office:value="195" calcext:value-type="float">
            <text:p>195</text:p>
          </table:table-cell>
          <table:table-cell table:style-name="ce154" office:value-type="float" office:value="19645772" calcext:value-type="float">
            <text:p>19,645,772</text:p>
          </table:table-cell>
          <table:table-cell table:style-name="ce223" table:formula="of:=[.F15]*1000000/[.H15]" office:value-type="float" office:value="587.200136497563" calcext:value-type="float">
            <text:p>587.20</text:p>
          </table:table-cell>
          <table:table-cell table:style-name="ce223" table:formula="of:=[.G15]*1000000/[.H15]" office:value-type="float" office:value="9.92579981076844" calcext:value-type="float">
            <text:p>9.9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8" calcext:value-type="float">
            <text:p>8</text:p>
          </table:table-cell>
          <table:table-cell table:style-name="ce93"/>
          <table:table-cell table:style-name="ce166" office:value-type="string" calcext:value-type="string">
            <text:p>Washington</text:p>
          </table:table-cell>
          <table:table-cell table:style-name="ce166" office:value-type="string" calcext:value-type="string">
            <text:p>華盛頓州</text:p>
          </table:table-cell>
          <table:table-cell table:style-name="ce237" office:value-type="float" office:value="7591" calcext:value-type="float">
            <text:p>7591</text:p>
          </table:table-cell>
          <table:table-cell table:style-name="ce237" office:value-type="float" office:value="310" calcext:value-type="float">
            <text:p>310</text:p>
          </table:table-cell>
          <table:table-cell table:style-name="ce154" office:value-type="float" office:value="11539328" calcext:value-type="float">
            <text:p>11,539,328</text:p>
          </table:table-cell>
          <table:table-cell table:style-name="ce223" table:formula="of:=[.F16]*1000000/[.H16]" office:value-type="float" office:value="657.837267473461" calcext:value-type="float">
            <text:p>657.84</text:p>
          </table:table-cell>
          <table:table-cell table:style-name="ce223" table:formula="of:=[.G16]*1000000/[.H16]" office:value-type="float" office:value="26.8646493106011" calcext:value-type="float">
            <text:p>26.86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166" office:value-type="string" calcext:value-type="string">
            <text:p>Illinois</text:p>
          </table:table-cell>
          <table:table-cell table:style-name="ce166" office:value-type="string" calcext:value-type="string">
            <text:p>伊利諾州</text:p>
          </table:table-cell>
          <table:table-cell table:style-name="ce237" office:value-type="float" office:value="11256" calcext:value-type="float">
            <text:p>11256</text:p>
          </table:table-cell>
          <table:table-cell table:style-name="ce237" office:value-type="float" office:value="274" calcext:value-type="float">
            <text:p>274</text:p>
          </table:table-cell>
          <table:table-cell table:style-name="ce154" office:value-type="float" office:value="17097130" calcext:value-type="float">
            <text:p>17,097,130</text:p>
          </table:table-cell>
          <table:table-cell table:style-name="ce223" table:formula="of:=[.F17]*1000000/[.H17]" office:value-type="float" office:value="658.356110060577" calcext:value-type="float">
            <text:p>658.36</text:p>
          </table:table-cell>
          <table:table-cell table:style-name="ce223" table:formula="of:=[.G17]*1000000/[.H17]" office:value-type="float" office:value="16.0260815704156" calcext:value-type="float">
            <text:p>16.0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10" calcext:value-type="float">
            <text:p>10</text:p>
          </table:table-cell>
          <table:table-cell table:style-name="ce93"/>
          <table:table-cell table:style-name="ce166" office:value-type="string" calcext:value-type="string">
            <text:p>Pennsylvania</text:p>
          </table:table-cell>
          <table:table-cell table:style-name="ce166" office:value-type="string" calcext:value-type="string">
            <text:p>賓夕凡尼亞州</text:p>
          </table:table-cell>
          <table:table-cell table:style-name="ce237" office:value-type="float" office:value="10017" calcext:value-type="float">
            <text:p>10017</text:p>
          </table:table-cell>
          <table:table-cell table:style-name="ce237" office:value-type="float" office:value="136" calcext:value-type="float">
            <text:p>136</text:p>
          </table:table-cell>
          <table:table-cell table:style-name="ce154" office:value-type="float" office:value="12779559" calcext:value-type="float">
            <text:p>12,779,559</text:p>
          </table:table-cell>
          <table:table-cell table:style-name="ce223" table:formula="of:=[.F18]*1000000/[.H18]" office:value-type="float" office:value="783.829864551664" calcext:value-type="float">
            <text:p>783.83</text:p>
          </table:table-cell>
          <table:table-cell table:style-name="ce223" table:formula="of:=[.G18]*1000000/[.H18]" office:value-type="float" office:value="10.6419947667991" calcext:value-type="float">
            <text:p>10.64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4" table:number-columns-repeated="2"/>
          <table:table-cell table:style-name="ce167" table:number-columns-repeated="2"/>
          <table:table-cell table:style-name="ce163"/>
          <table:table-cell table:style-name="ce202" table:number-columns-repeated="2"/>
          <table:table-cell table:style-name="ce225"/>
          <table:table-cell table:style-name="ce267"/>
          <table:table-cell table:number-columns-repeated="54"/>
        </table:table-row>
        <table:table-row table:style-name="ro2">
          <table:table-cell table:style-name="ce8"/>
          <table:table-cell table:style-name="ce95" office:value-type="string" calcext:value-type="string">
            <text:p>USA Top-10 Total</text:p>
          </table:table-cell>
          <table:table-cell table:style-name="ce159"/>
          <table:table-cell table:style-name="ce159" office:value-type="string" calcext:value-type="string">
            <text:p>美國前十位總計</text:p>
          </table:table-cell>
          <table:table-cell table:style-name="ce159"/>
          <table:table-cell table:style-name="ce154" table:formula="of:=SUM([.F9:.F18])" office:value-type="float" office:value="251995" calcext:value-type="float">
            <text:p>251,995</text:p>
          </table:table-cell>
          <table:table-cell table:style-name="ce154" table:formula="of:=SUM([.G9:.G18])" office:value-type="float" office:value="7456" calcext:value-type="float">
            <text:p>7,456</text:p>
          </table:table-cell>
          <table:table-cell table:style-name="ce154" table:formula="of:=SUM([.H9:.H18])" office:value-type="float" office:value="153622099" calcext:value-type="float">
            <text:p>153,622,099</text:p>
          </table:table-cell>
          <table:table-cell table:style-name="ce223" table:formula="of:=[.F20]*1000000/[.H20]" office:value-type="float" office:value="1640.3564437692" calcext:value-type="float">
            <text:p>1640.36</text:p>
          </table:table-cell>
          <table:table-cell table:style-name="ce223" table:formula="of:=[.G20]*1000000/[.H20]" office:value-type="float" office:value="48.5346838022308" calcext:value-type="float">
            <text:p>48.5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5"/>
          <table:table-cell table:style-name="ce159" table:number-columns-repeated="3"/>
          <table:table-cell table:style-name="ce167" table:number-columns-repeated="2"/>
          <table:table-cell table:style-name="ce202"/>
          <table:table-cell table:style-name="ce225" table:number-columns-repeated="2"/>
          <table:table-cell table:number-columns-repeated="54"/>
        </table:table-row>
        <table:table-row table:style-name="ro2">
          <table:table-cell table:style-name="ce8"/>
          <table:table-cell table:style-name="ce96"/>
          <table:table-cell table:style-name="ce161" table:number-columns-repeated="7"/>
          <table:table-cell table:style-name="ce268"/>
          <table:table-cell table:number-columns-repeated="54"/>
        </table:table-row>
        <table:table-row table:style-name="ro4">
          <table:table-cell table:style-name="ce8"/>
          <table:table-cell table:style-name="ce122" table:number-columns-repeated="8"/>
          <table:table-cell table:style-name="ce269"/>
          <table:table-cell table:number-columns-repeated="54"/>
        </table:table-row>
        <table:table-row table:style-name="ro13">
          <table:table-cell table:style-name="ce8"/>
          <table:table-cell table:style-name="ce122" table:number-columns-repeated="8"/>
          <table:table-cell table:style-name="ce269"/>
          <table:table-cell table:number-columns-repeated="54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2"/>
          <table:table-cell table:style-name="ce222" office:value-type="string" calcext:value-type="string">
            <text:p>Date 日期 :</text:p>
          </table:table-cell>
          <table:table-cell table:style-name="ce245" table:formula="of:=[.J2]" office:value-type="string" office:string-value="2020-04-06" calcext:value-type="string">
            <text:p>2020-04-06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59" table:number-columns-repeated="7"/>
          <table:table-cell table:style-name="ce55"/>
          <table:table-cell table:number-columns-repeated="54"/>
        </table:table-row>
        <table:table-row table:style-name="ro2">
          <table:table-cell table:style-name="ce8"/>
          <table:table-cell table:style-name="ce98" office:value-type="string" calcext:value-type="string">
            <text:p>Top-10 East Asian countries and territories <text:s/>前十位東亞國家或地區</text:p>
          </table:table-cell>
          <table:table-cell table:style-name="ce140"/>
          <table:table-cell table:style-name="ce168" table:number-columns-repeated="3"/>
          <table:table-cell table:style-name="ce140" table:number-columns-repeated="3"/>
          <table:table-cell table:style-name="ce288"/>
          <table:table-cell table:number-columns-repeated="54"/>
        </table:table-row>
        <table:table-row table:style-name="ro2">
          <table:table-cell table:style-name="ce8"/>
          <table:table-cell table:style-name="ce89" office:value-type="string" calcext:value-type="string">
            <text:p>Regional</text:p>
          </table:table-cell>
          <table:table-cell table:style-name="ce89" office:value-type="string" calcext:value-type="string">
            <text:p>World</text:p>
          </table:table-cell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  <text:p/>
          </table:table-cell>
          <table:table-cell table:style-name="ce229" office:value-type="string" calcext:value-type="string">
            <text:p>Deaths per </text:p>
            <text:p/>
          </table:table-cell>
          <table:table-cell table:number-columns-repeated="54"/>
        </table:table-row>
        <table:table-row table:style-name="ro15">
          <table:table-cell table:style-name="ce8"/>
          <table:table-cell table:number-columns-repeated="2" table:style-name="ce90" office:value-type="string" calcext:value-type="string">
            <text:p>Ranking</text:p>
          </table:table-cell>
          <table:table-cell table:style-name="ce199"/>
          <table:table-cell table:style-name="ce220"/>
          <table:table-cell table:style-name="ce230" table:number-columns-repeated="3"/>
          <table:table-cell table:number-columns-repeated="2" table:style-name="ce230" office:value-type="string" calcext:value-type="string">
            <text:p>Million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1" office:value-type="string" calcext:value-type="string">
            <text:p>地區排名</text:p>
          </table:table-cell>
          <table:table-cell table:style-name="ce91" office:value-type="string" calcext:value-type="string">
            <text:p>世界排名</text:p>
          </table:table-cell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231" office:value-type="string" calcext:value-type="string">
            <text:p>確診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3"/>
          <table:table-cell table:style-name="ce143"/>
          <table:table-cell table:style-name="ce169" table:number-columns-repeated="7"/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1" calcext:value-type="float">
            <text:p>1</text:p>
          </table:table-cell>
          <table:table-cell table:style-name="ce144" office:value-type="float" office:value="5" calcext:value-type="float">
            <text:p>5</text:p>
          </table:table-cell>
          <table:table-cell table:style-name="ce41" table:formula="of:=[$EuropeEastAsian.D32]" office:value-type="string" office:string-value="China" calcext:value-type="string">
            <text:p>China</text:p>
          </table:table-cell>
          <table:table-cell table:style-name="ce41" table:formula="of:=[$EuropeEastAsian.E32]" office:value-type="string" office:string-value="中國大陸" calcext:value-type="string">
            <text:p>中國大陸</text:p>
          </table:table-cell>
          <table:table-cell table:style-name="ce41" table:formula="of:=[$EuropeEastAsian.F32]" office:value-type="float" office:value="81708" calcext:value-type="float">
            <text:p>81,708</text:p>
          </table:table-cell>
          <table:table-cell table:style-name="ce41" table:formula="of:=[$EuropeEastAsian.G32]" office:value-type="float" office:value="3331" calcext:value-type="float">
            <text:p>3,331</text:p>
          </table:table-cell>
          <table:table-cell table:style-name="ce41" table:formula="of:=[$EuropeEastAsian.H32]" office:value-type="float" office:value="1433783686" calcext:value-type="float">
            <text:p>1,433,783,686</text:p>
          </table:table-cell>
          <table:table-cell table:style-name="ce46" table:formula="of:=[.F32]*1000000/[.H32]" office:value-type="float" office:value="56.9876758940888" calcext:value-type="float">
            <text:p>56.99</text:p>
          </table:table-cell>
          <table:table-cell table:style-name="ce46" table:formula="of:=[.G32]*1000000/[.H32]" office:value-type="float" office:value="2.32322353261871" calcext:value-type="float">
            <text:p>2.32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2" calcext:value-type="float">
            <text:p>2</text:p>
          </table:table-cell>
          <table:table-cell table:style-name="ce144" office:value-type="float" office:value="14" calcext:value-type="float">
            <text:p>14</text:p>
          </table:table-cell>
          <table:table-cell table:style-name="ce41" table:formula="of:=[$EuropeEastAsian.D33]" office:value-type="string" office:string-value="Korea" calcext:value-type="string">
            <text:p>Korea</text:p>
          </table:table-cell>
          <table:table-cell table:style-name="ce41" table:formula="of:=[$EuropeEastAsian.E33]" office:value-type="string" office:string-value="南韓" calcext:value-type="string">
            <text:p>南韓</text:p>
          </table:table-cell>
          <table:table-cell table:style-name="ce41" table:formula="of:=[$EuropeEastAsian.F33]" office:value-type="float" office:value="10284" calcext:value-type="float">
            <text:p>10,284</text:p>
          </table:table-cell>
          <table:table-cell table:style-name="ce41" table:formula="of:=[$EuropeEastAsian.G33]" office:value-type="float" office:value="186" calcext:value-type="float">
            <text:p>186</text:p>
          </table:table-cell>
          <table:table-cell table:style-name="ce41" table:formula="of:=[$EuropeEastAsian.H33]" office:value-type="float" office:value="51225308" calcext:value-type="float">
            <text:p>51,225,308</text:p>
          </table:table-cell>
          <table:table-cell table:style-name="ce46" table:formula="of:=[.F33]*1000000/[.H33]" office:value-type="float" office:value="200.760139890228" calcext:value-type="float">
            <text:p>200.76</text:p>
          </table:table-cell>
          <table:table-cell table:style-name="ce46" table:formula="of:=[.G33]*1000000/[.H33]" office:value-type="float" office:value="3.63101769929817" calcext:value-type="float">
            <text:p>3.6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3" calcext:value-type="float">
            <text:p>3</text:p>
          </table:table-cell>
          <table:table-cell table:style-name="ce144" office:value-type="float" office:value="25" calcext:value-type="float">
            <text:p>25</text:p>
          </table:table-cell>
          <table:table-cell table:style-name="ce41" table:formula="of:=[$EuropeEastAsian.D34]" office:value-type="string" office:string-value="Malaysia" calcext:value-type="string">
            <text:p>Malaysia</text:p>
          </table:table-cell>
          <table:table-cell table:style-name="ce41" table:formula="of:=[$EuropeEastAsian.E34]" office:value-type="string" office:string-value="馬來西亞" calcext:value-type="string">
            <text:p>馬來西亞</text:p>
          </table:table-cell>
          <table:table-cell table:style-name="ce41" table:formula="of:=[$EuropeEastAsian.F34]" office:value-type="float" office:value="3793" calcext:value-type="float">
            <text:p>3,793</text:p>
          </table:table-cell>
          <table:table-cell table:style-name="ce41" table:formula="of:=[$EuropeEastAsian.G34]" office:value-type="float" office:value="62" calcext:value-type="float">
            <text:p>62</text:p>
          </table:table-cell>
          <table:table-cell table:style-name="ce41" table:formula="of:=[$EuropeEastAsian.H34]" office:value-type="float" office:value="31949777" calcext:value-type="float">
            <text:p>31,949,777</text:p>
          </table:table-cell>
          <table:table-cell table:style-name="ce46" table:formula="of:=[.F34]*1000000/[.H34]" office:value-type="float" office:value="118.717573521718" calcext:value-type="float">
            <text:p>118.72</text:p>
          </table:table-cell>
          <table:table-cell table:style-name="ce46" table:formula="of:=[.G34]*1000000/[.H34]" office:value-type="float" office:value="1.94054562571751" calcext:value-type="float">
            <text:p>1.94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4" calcext:value-type="float">
            <text:p>4</text:p>
          </table:table-cell>
          <table:table-cell table:style-name="ce144" office:value-type="float" office:value="33" calcext:value-type="float">
            <text:p>33</text:p>
          </table:table-cell>
          <table:table-cell table:style-name="ce41" table:formula="of:=[$EuropeEastAsian.D35]" office:value-type="string" office:string-value="Philippines" calcext:value-type="string">
            <text:p>Philippines</text:p>
          </table:table-cell>
          <table:table-cell table:style-name="ce41" table:formula="of:=[$EuropeEastAsian.E35]" office:value-type="string" office:string-value="菲律賓" calcext:value-type="string">
            <text:p>菲律賓</text:p>
          </table:table-cell>
          <table:table-cell table:style-name="ce41" table:formula="of:=[$EuropeEastAsian.F35]" office:value-type="float" office:value="3660" calcext:value-type="float">
            <text:p>3,660</text:p>
          </table:table-cell>
          <table:table-cell table:style-name="ce41" table:formula="of:=[$EuropeEastAsian.G35]" office:value-type="float" office:value="163" calcext:value-type="float">
            <text:p>163</text:p>
          </table:table-cell>
          <table:table-cell table:style-name="ce41" table:formula="of:=[$EuropeEastAsian.H36]" office:value-type="float" office:value="126860301" calcext:value-type="float">
            <text:p>126,860,301</text:p>
          </table:table-cell>
          <table:table-cell table:style-name="ce46" table:formula="of:=[.F35]*1000000/[.H35]" office:value-type="float" office:value="28.8506331070427" calcext:value-type="float">
            <text:p>28.85</text:p>
          </table:table-cell>
          <table:table-cell table:style-name="ce46" table:formula="of:=[.G35]*1000000/[.H35]" office:value-type="float" office:value="1.28487792252676" calcext:value-type="float">
            <text:p>1.28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8" calcext:value-type="float">
            <text:p>8</text:p>
          </table:table-cell>
          <table:table-cell table:style-name="ce144" office:value-type="float" office:value="34" calcext:value-type="float">
            <text:p>34</text:p>
          </table:table-cell>
          <table:table-cell table:style-name="ce41" table:formula="of:=[$EuropeEastAsian.D36]" office:value-type="string" office:string-value="Japan" calcext:value-type="string">
            <text:p>Japan</text:p>
          </table:table-cell>
          <table:table-cell table:style-name="ce41" table:formula="of:=[$EuropeEastAsian.E36]" office:value-type="string" office:string-value="日本" calcext:value-type="string">
            <text:p>日本</text:p>
          </table:table-cell>
          <table:table-cell table:style-name="ce41" table:formula="of:=[$EuropeEastAsian.F36]" office:value-type="float" office:value="3654" calcext:value-type="float">
            <text:p>3,654</text:p>
          </table:table-cell>
          <table:table-cell table:style-name="ce41" table:formula="of:=[$EuropeEastAsian.G36]" office:value-type="float" office:value="73" calcext:value-type="float">
            <text:p>73</text:p>
          </table:table-cell>
          <table:table-cell table:style-name="ce41" table:formula="of:=[$EuropeEastAsian.H35]" office:value-type="float" office:value="108477674" calcext:value-type="float">
            <text:p>108,477,674</text:p>
          </table:table-cell>
          <table:table-cell table:style-name="ce46" table:formula="of:=[.F36]*1000000/[.H36]" office:value-type="float" office:value="33.684350569685" calcext:value-type="float">
            <text:p>33.68</text:p>
          </table:table-cell>
          <table:table-cell table:style-name="ce46" table:formula="of:=[.G36]*1000000/[.H36]" office:value-type="float" office:value="0.672949532454024" calcext:value-type="float">
            <text:p>0.67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5" calcext:value-type="float">
            <text:p>5</text:p>
          </table:table-cell>
          <table:table-cell table:style-name="ce144" office:value-type="float" office:value="35" calcext:value-type="float">
            <text:p>35</text:p>
          </table:table-cell>
          <table:table-cell table:style-name="ce41" table:formula="of:=[$EuropeEastAsian.D37]" office:value-type="string" office:string-value="Indonesia" calcext:value-type="string">
            <text:p>Indonesia</text:p>
          </table:table-cell>
          <table:table-cell table:style-name="ce41" table:formula="of:=[$EuropeEastAsian.E37]" office:value-type="string" office:string-value="印尼" calcext:value-type="string">
            <text:p>印尼</text:p>
          </table:table-cell>
          <table:table-cell table:style-name="ce41" table:formula="of:=[$EuropeEastAsian.F37]" office:value-type="float" office:value="2491" calcext:value-type="float">
            <text:p>2,491</text:p>
          </table:table-cell>
          <table:table-cell table:style-name="ce41" table:formula="of:=[$EuropeEastAsian.G37]" office:value-type="float" office:value="209" calcext:value-type="float">
            <text:p>209</text:p>
          </table:table-cell>
          <table:table-cell table:style-name="ce41" table:formula="of:=[$EuropeEastAsian.H38]" office:value-type="float" office:value="66487830" calcext:value-type="float">
            <text:p>66,487,830</text:p>
          </table:table-cell>
          <table:table-cell table:style-name="ce46" table:formula="of:=[.F37]*1000000/[.H37]" office:value-type="float" office:value="37.4655030853015" calcext:value-type="float">
            <text:p>37.47</text:p>
          </table:table-cell>
          <table:table-cell table:style-name="ce46" table:formula="of:=[.G37]*1000000/[.H37]" office:value-type="float" office:value="3.14343241462385" calcext:value-type="float">
            <text:p>3.14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6" calcext:value-type="float">
            <text:p>6</text:p>
          </table:table-cell>
          <table:table-cell table:style-name="ce144" office:value-type="float" office:value="37" calcext:value-type="float">
            <text:p>37</text:p>
          </table:table-cell>
          <table:table-cell table:style-name="ce41" table:formula="of:=[$EuropeEastAsian.D38]" office:value-type="string" office:string-value="Thailand" calcext:value-type="string">
            <text:p>Thailand</text:p>
          </table:table-cell>
          <table:table-cell table:style-name="ce41" table:formula="of:=[$EuropeEastAsian.E38]" office:value-type="string" office:string-value="泰國" calcext:value-type="string">
            <text:p>泰國</text:p>
          </table:table-cell>
          <table:table-cell table:style-name="ce41" table:formula="of:=[$EuropeEastAsian.F38]" office:value-type="float" office:value="2220" calcext:value-type="float">
            <text:p>2,220</text:p>
          </table:table-cell>
          <table:table-cell table:style-name="ce41" table:formula="of:=[$EuropeEastAsian.G38]" office:value-type="float" office:value="26" calcext:value-type="float">
            <text:p>26</text:p>
          </table:table-cell>
          <table:table-cell table:style-name="ce41" table:formula="of:=[$EuropeEastAsian.H37]" office:value-type="float" office:value="266911900" calcext:value-type="float">
            <text:p>266,911,900</text:p>
          </table:table-cell>
          <table:table-cell table:style-name="ce46" table:formula="of:=[.F38]*1000000/[.H38]" office:value-type="float" office:value="8.31735115594322" calcext:value-type="float">
            <text:p>8.32</text:p>
          </table:table-cell>
          <table:table-cell table:style-name="ce46" table:formula="of:=[.G38]*1000000/[.H38]" office:value-type="float" office:value="0.0974104189434791" calcext:value-type="float">
            <text:p>0.10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7" calcext:value-type="float">
            <text:p>7</text:p>
          </table:table-cell>
          <table:table-cell table:style-name="ce144" office:value-type="float" office:value="48" calcext:value-type="float">
            <text:p>48</text:p>
          </table:table-cell>
          <table:table-cell table:style-name="ce41" table:formula="of:=[$EuropeEastAsian.D39]" office:value-type="string" office:string-value="Singapore" calcext:value-type="string">
            <text:p>Singapore</text:p>
          </table:table-cell>
          <table:table-cell table:style-name="ce41" table:formula="of:=[$EuropeEastAsian.E39]" office:value-type="string" office:string-value="新加玻" calcext:value-type="string">
            <text:p>新加玻</text:p>
          </table:table-cell>
          <table:table-cell table:style-name="ce41" table:formula="of:=[$EuropeEastAsian.F39]" office:value-type="float" office:value="1309" calcext:value-type="float">
            <text:p>1,309</text:p>
          </table:table-cell>
          <table:table-cell table:style-name="ce41" table:formula="of:=[$EuropeEastAsian.G39]" office:value-type="float" office:value="6" calcext:value-type="float">
            <text:p>6</text:p>
          </table:table-cell>
          <table:table-cell table:style-name="ce41" table:formula="of:=[$EuropeEastAsian.H39]" office:value-type="float" office:value="5804337" calcext:value-type="float">
            <text:p>5,804,337</text:p>
          </table:table-cell>
          <table:table-cell table:style-name="ce46" table:formula="of:=[.F39]*1000000/[.H39]" office:value-type="float" office:value="225.521019885648" calcext:value-type="float">
            <text:p>225.52</text:p>
          </table:table-cell>
          <table:table-cell table:style-name="ce46" table:formula="of:=[.G39]*1000000/[.H39]" office:value-type="float" office:value="1.03370979321152" calcext:value-type="float">
            <text:p>1.0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9" calcext:value-type="float">
            <text:p>9</text:p>
          </table:table-cell>
          <table:table-cell table:style-name="ce144" office:value-type="float" office:value="55" calcext:value-type="float">
            <text:p>55</text:p>
          </table:table-cell>
          <table:table-cell table:style-name="ce41" table:formula="of:=[$EuropeEastAsian.D40]" office:value-type="string" office:string-value="Hong Kong" calcext:value-type="string">
            <text:p>Hong Kong</text:p>
          </table:table-cell>
          <table:table-cell table:style-name="ce41" table:formula="of:=[$EuropeEastAsian.E40]" office:value-type="string" office:string-value="香港" calcext:value-type="string">
            <text:p>香港</text:p>
          </table:table-cell>
          <table:table-cell table:style-name="ce41" table:formula="of:=[$EuropeEastAsian.F40]" office:value-type="float" office:value="915" calcext:value-type="float">
            <text:p>915</text:p>
          </table:table-cell>
          <table:table-cell table:style-name="ce41" table:formula="of:=[$EuropeEastAsian.G40]" office:value-type="float" office:value="4" calcext:value-type="float">
            <text:p>4</text:p>
          </table:table-cell>
          <table:table-cell table:style-name="ce41" table:formula="of:=[$EuropeEastAsian.H40]" office:value-type="float" office:value="7500700" calcext:value-type="float">
            <text:p>7,500,700</text:p>
          </table:table-cell>
          <table:table-cell table:style-name="ce46" table:formula="of:=[.F40]*1000000/[.H40]" office:value-type="float" office:value="121.98861439599" calcext:value-type="float">
            <text:p>121.99</text:p>
          </table:table-cell>
          <table:table-cell table:style-name="ce46" table:formula="of:=[.G40]*1000000/[.H40]" office:value-type="float" office:value="0.533283560201048" calcext:value-type="float">
            <text:p>0.5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10" calcext:value-type="float">
            <text:p>10</text:p>
          </table:table-cell>
          <table:table-cell table:style-name="ce144" office:value-type="float" office:value="78" calcext:value-type="float">
            <text:p>78</text:p>
          </table:table-cell>
          <table:table-cell table:style-name="ce41" table:formula="of:=[$EuropeEastAsian.D41]" office:value-type="string" office:string-value="Taiwan" calcext:value-type="string">
            <text:p>Taiwan</text:p>
          </table:table-cell>
          <table:table-cell table:style-name="ce41" table:formula="of:=[$EuropeEastAsian.E41]" office:value-type="string" office:string-value="台灣" calcext:value-type="string">
            <text:p>台灣</text:p>
          </table:table-cell>
          <table:table-cell table:style-name="ce41" table:formula="of:=[$EuropeEastAsian.F41]" office:value-type="float" office:value="373" calcext:value-type="float">
            <text:p>373</text:p>
          </table:table-cell>
          <table:table-cell table:style-name="ce41" table:formula="of:=[$EuropeEastAsian.G41]" office:value-type="float" office:value="5" calcext:value-type="float">
            <text:p>5</text:p>
          </table:table-cell>
          <table:table-cell table:style-name="ce41" table:formula="of:=[$EuropeEastAsian.H41]" office:value-type="float" office:value="23773876" calcext:value-type="float">
            <text:p>23,773,876</text:p>
          </table:table-cell>
          <table:table-cell table:style-name="ce46" table:formula="of:=[.F41]*1000000/[.H41]" office:value-type="float" office:value="15.6894904305886" calcext:value-type="float">
            <text:p>15.69</text:p>
          </table:table-cell>
          <table:table-cell table:style-name="ce46" table:formula="of:=[.G41]*1000000/[.H41]" office:value-type="float" office:value="0.210314885128534" calcext:value-type="float">
            <text:p>0.21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5"/>
          <table:table-cell table:style-name="ce145"/>
          <table:table-cell table:style-name="ce33" table:number-columns-repeated="2"/>
          <table:table-cell table:style-name="ce42" table:number-columns-repeated="3"/>
          <table:table-cell table:style-name="ce47" table:number-columns-repeated="2"/>
          <table:table-cell table:number-columns-repeated="54"/>
        </table:table-row>
        <table:table-row table:style-name="ro2">
          <table:table-cell table:style-name="ce8"/>
          <table:table-cell table:style-name="ce106" office:value-type="string" calcext:value-type="string">
            <text:p>East Asian Total</text:p>
          </table:table-cell>
          <table:table-cell table:style-name="ce146"/>
          <table:table-cell table:style-name="ce146" office:value-type="string" calcext:value-type="string">
            <text:p>東亞總計</text:p>
          </table:table-cell>
          <table:table-cell table:style-name="ce146"/>
          <table:table-cell table:style-name="ce41" table:formula="of:=SUM([.F32:.F42])" office:value-type="float" office:value="110407" calcext:value-type="float">
            <text:p>110,407</text:p>
          </table:table-cell>
          <table:table-cell table:style-name="ce41" table:formula="of:=SUM([.G32:.G42])" office:value-type="float" office:value="4065" calcext:value-type="float">
            <text:p>4,065</text:p>
          </table:table-cell>
          <table:table-cell table:style-name="ce41" table:formula="of:=SUM([.H32:.H41])" office:value-type="float" office:value="2122775389" calcext:value-type="float">
            <text:p>2,122,775,389</text:p>
          </table:table-cell>
          <table:table-cell table:style-name="ce46" table:formula="of:=[.F43]*1000000/[.H43]" office:value-type="float" office:value="52.0106840187226" calcext:value-type="float">
            <text:p>52.01</text:p>
          </table:table-cell>
          <table:table-cell table:style-name="ce46" table:formula="of:=[.G43]*1000000/[.H43]" office:value-type="float" office:value="1.91494588691032" calcext:value-type="float">
            <text:p>1.91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7"/>
          <table:table-cell table:style-name="ce147" table:number-columns-repeated="3"/>
          <table:table-cell table:style-name="ce33" table:number-columns-repeated="3"/>
          <table:table-cell table:style-name="ce47" table:number-columns-repeated="2"/>
          <table:table-cell table:number-columns-repeated="54"/>
        </table:table-row>
        <table:table-row table:style-name="ro17" table:number-rows-repeated="2">
          <table:table-cell table:style-name="ce8"/>
          <table:table-cell table:style-name="ce76" table:number-columns-repeated="7"/>
          <table:table-cell table:style-name="ce185" table:number-columns-repeated="2"/>
          <table:table-cell table:number-columns-repeated="54"/>
        </table:table-row>
        <table:table-row table:style-name="ro7">
          <table:table-cell table:style-name="ce8" table:number-columns-repeated="10"/>
          <table:table-cell table:number-columns-repeated="54"/>
        </table:table-row>
        <table:table-row table:style-name="ro2">
          <table:table-cell table:style-name="ce8"/>
          <table:table-cell table:style-name="ce108" office:value-type="string" calcext:value-type="string">
            <text:p>USA Top-10 total and East Asian Top-10 total comparison 美國前十位總計及東亞前十位總計比較</text:p>
          </table:table-cell>
          <table:table-cell table:style-name="ce148" table:number-columns-repeated="7"/>
          <table:table-cell table:style-name="ce289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9" table:number-columns-repeated="7"/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9" table:number-columns-repeated="3"/>
          <table:table-cell table:style-name="ce131" office:value-type="string" calcext:value-type="string">
            <text:p>USA Top-10</text:p>
          </table:table-cell>
          <table:table-cell table:style-name="ce142" office:value-type="string" calcext:value-type="string">
            <text:p>East Asia 東亞</text:p>
          </table:table-cell>
          <table:table-cell table:style-name="ce19" table:number-columns-repeated="2"/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9" office:value-type="string" calcext:value-type="string">
            <text:p>Cases by million ratio 每百萬人確診比率</text:p>
          </table:table-cell>
          <table:table-cell table:style-name="ce19" table:number-columns-repeated="2"/>
          <table:table-cell table:style-name="ce39" table:formula="of:=[.I20]" office:value-type="float" office:value="1640.3564437692" calcext:value-type="float">
            <text:p>1640.36</text:p>
          </table:table-cell>
          <table:table-cell table:style-name="ce39" table:formula="of:=[.I43]" office:value-type="float" office:value="52.0106840187226" calcext:value-type="float">
            <text:p>52.01</text:p>
          </table:table-cell>
          <table:table-cell table:style-name="ce19"/>
          <table:table-cell table:style-name="ce205" table:formula="of:=[.F51]/[.G51]" office:value-type="float" office:value="31.5388361971688" calcext:value-type="float">
            <text:p>32</text:p>
          </table:table-cell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9" office:value-type="string" calcext:value-type="string">
            <text:p>Deaths by million ratio 每百萬人死亡比率</text:p>
          </table:table-cell>
          <table:table-cell table:style-name="ce19" table:number-columns-repeated="2"/>
          <table:table-cell table:style-name="ce39" table:formula="of:=[.J20]" office:value-type="float" office:value="48.5346838022308" calcext:value-type="float">
            <text:p>48.53</text:p>
          </table:table-cell>
          <table:table-cell table:style-name="ce39" table:formula="of:=[.J43]" office:value-type="float" office:value="1.91494588691032" calcext:value-type="float">
            <text:p>1.91</text:p>
          </table:table-cell>
          <table:table-cell table:style-name="ce19" table:number-columns-repeated="2"/>
          <table:table-cell table:style-name="ce224" table:formula="of:=[.F52]/[.G52]" office:value-type="float" office:value="25.345198594901" calcext:value-type="float">
            <text:p>25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10"/>
          <table:table-cell table:style-name="ce149" table:number-columns-repeated="3"/>
          <table:table-cell table:style-name="ce190" table:number-columns-repeated="2"/>
          <table:table-cell table:style-name="ce149" table:number-columns-repeated="2"/>
          <table:table-cell table:style-name="ce290"/>
          <table:table-cell table:number-columns-repeated="54"/>
        </table:table-row>
        <table:table-row table:style-name="ro2">
          <table:table-cell table:style-name="ce8"/>
          <table:table-cell table:style-name="ce367"/>
          <table:table-cell table:style-name="ce8" table:number-columns-repeated="7"/>
          <table:table-cell table:style-name="ce373"/>
          <table:table-cell table:number-columns-repeated="54"/>
        </table:table-row>
        <table:table-row table:style-name="ro2">
          <table:table-cell table:style-name="ce8"/>
          <table:table-cell table:style-name="ce367"/>
          <table:table-cell table:style-name="ce8"/>
          <table:table-cell table:style-name="ce141" office:value-type="string" calcext:value-type="string">
            <text:p><text:s/>10 times or more deaths 十倍或以上確診</text:p>
          </table:table-cell>
          <table:table-cell table:style-name="ce153"/>
          <table:table-cell table:style-name="ce8"/>
          <table:table-cell table:style-name="Default"/>
          <table:table-cell table:style-name="ce141" office:value-type="string" calcext:value-type="string">
            <text:p>10 times or more deaths 十倍或以上死亡</text:p>
          </table:table-cell>
          <table:table-cell table:style-name="ce153"/>
          <table:table-cell table:style-name="ce227"/>
          <table:table-cell table:number-columns-repeated="54"/>
        </table:table-row>
        <table:table-row table:style-name="ro2">
          <table:table-cell table:style-name="ce8"/>
          <table:table-cell table:style-name="ce368"/>
          <table:table-cell table:style-name="ce369" table:number-columns-repeated="7"/>
          <table:table-cell table:style-name="ce374"/>
          <table:table-cell table:number-columns-repeated="54"/>
        </table:table-row>
        <table:table-row table:style-name="ro2" table:number-rows-repeated="11">
          <table:table-cell table:style-name="ce8" table:number-columns-repeated="10"/>
          <table:table-cell table:number-columns-repeated="54"/>
        </table:table-row>
        <table:table-row table:style-name="ro2" table:number-rows-repeated="1047934">
          <table:table-cell table:number-columns-repeated="64"/>
        </table:table-row>
        <table:table-row table:style-name="ro8" table:number-rows-repeated="574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TopUSA_AsianRatio" table:style-name="ta1">
        <office:forms form:automatic-focus="false" form:apply-design-mode="false"/>
        <table:table-column table:style-name="co12" table:default-cell-style-name="Default"/>
        <table:table-column table:style-name="co35" table:default-cell-style-name="ce250"/>
        <table:table-column table:style-name="co36" table:default-cell-style-name="ce293"/>
        <table:table-column table:style-name="co27" table:default-cell-style-name="ce293"/>
        <table:table-column table:style-name="co37" table:number-columns-repeated="10" table:default-cell-style-name="ce527"/>
        <table:table-column table:style-name="co38" table:default-cell-style-name="Default"/>
        <table:table-column table:style-name="co11" table:number-columns-repeated="32" table:default-cell-style-name="Default"/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EuropeEastAsian.J25]" office:value-type="string" office:string-value="2020-04-06" calcext:value-type="string">
            <text:p>2020-04-06</text:p>
          </table:table-cell>
          <table:table-cell table:style-name="ce263"/>
          <table:table-cell table:number-columns-repeated="33"/>
        </table:table-row>
        <table:table-row table:style-name="ro19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18">
          <table:table-cell/>
          <table:table-cell table:style-name="ce98" office:value-type="string" calcext:value-type="string">
            <text:p>Top-10 USA and Top-10 East Asian countries <text:s/>前十位東亞國家或地區</text:p>
          </table:table-cell>
          <table:table-cell table:style-name="ce140"/>
          <table:table-cell table:style-name="ce168" table:number-columns-repeated="3"/>
          <table:table-cell table:style-name="ce140" table:number-columns-repeated="4"/>
          <table:table-cell table:style-name="ce259"/>
          <table:table-cell table:style-name="ce140"/>
          <table:table-cell table:style-name="ce259"/>
          <table:table-cell table:style-name="ce263"/>
          <table:table-cell table:number-columns-repeated="33"/>
        </table:table-row>
        <table:table-row table:style-name="ro29">
          <table:table-cell/>
          <table:table-cell table:style-name="ce375"/>
          <table:table-cell table:style-name="ce314"/>
          <table:table-cell table:style-name="ce320"/>
          <table:table-cell table:style-name="ce384" office:value-type="string" calcext:value-type="string" table:number-columns-spanned="10" table:number-rows-spanned="1">
            <text:p>East Asian Countries 東亞國家地區</text:p>
          </table:table-cell>
          <table:covered-table-cell table:number-columns-repeated="8" table:style-name="ce314"/>
          <table:covered-table-cell table:style-name="ce320"/>
          <table:table-cell table:number-columns-repeated="33"/>
        </table:table-row>
        <table:table-row table:style-name="ro40">
          <table:table-cell/>
          <table:table-cell table:style-name="ce376" office:value-type="string" calcext:value-type="string">
            <text:p>Cases per million ratio </text:p>
            <text:p>每百萬確診倍數</text:p>
          </table:table-cell>
          <table:table-cell table:style-name="ce259"/>
          <table:table-cell table:style-name="ce379"/>
          <table:table-cell table:style-name="ce277" office:value-type="string" calcext:value-type="string">
            <text:p>中國大陸</text:p>
            <text:p>China</text:p>
          </table:table-cell>
          <table:table-cell table:style-name="ce277" office:value-type="string" calcext:value-type="string">
            <text:p>南韓</text:p>
            <text:p>South </text:p>
            <text:p>Korea</text:p>
          </table:table-cell>
          <table:table-cell table:style-name="ce277" office:value-type="string" calcext:value-type="string">
            <text:p>馬來西亞</text:p>
            <text:p>Malaysia</text:p>
          </table:table-cell>
          <table:table-cell table:style-name="ce277" office:value-type="string" calcext:value-type="string">
            <text:p>菲律賓</text:p>
            <text:p>Philippines</text:p>
          </table:table-cell>
          <table:table-cell table:style-name="ce396" office:value-type="string" calcext:value-type="string">
            <text:p>日本</text:p>
            <text:p>Japan</text:p>
          </table:table-cell>
          <table:table-cell table:style-name="ce277" office:value-type="string" calcext:value-type="string">
            <text:p>印尼</text:p>
            <text:p>Indonesia</text:p>
          </table:table-cell>
          <table:table-cell table:style-name="ce396" office:value-type="string" calcext:value-type="string">
            <text:p>泰國</text:p>
            <text:p>Thailand</text:p>
          </table:table-cell>
          <table:table-cell table:style-name="ce277" office:value-type="string" calcext:value-type="string">
            <text:p>新加玻</text:p>
            <text:p>Singapore</text:p>
          </table:table-cell>
          <table:table-cell table:style-name="ce277" office:value-type="string" calcext:value-type="string">
            <text:p>香港</text:p>
            <text:p>Hong Kong</text:p>
          </table:table-cell>
          <table:table-cell table:style-name="ce277" office:value-type="string" calcext:value-type="string">
            <text:p>台灣</text:p>
            <text:p>Taiwan</text:p>
          </table:table-cell>
          <table:table-cell table:style-name="ce401"/>
          <table:table-cell table:number-columns-repeated="32"/>
        </table:table-row>
        <table:table-row table:style-name="ro2">
          <table:table-cell/>
          <table:table-cell table:style-name="ce377"/>
          <table:table-cell table:style-name="ce378"/>
          <table:table-cell table:style-name="ce264"/>
          <table:table-cell table:style-name="ce278" table:formula="of:=[$EuropeEastAsian.I32]" office:value-type="float" office:value="56.9876758940888" calcext:value-type="float">
            <text:p>56.99</text:p>
          </table:table-cell>
          <table:table-cell table:style-name="ce278" table:formula="of:=[$EuropeEastAsian.I33]" office:value-type="float" office:value="200.760139890228" calcext:value-type="float">
            <text:p>200.76</text:p>
          </table:table-cell>
          <table:table-cell table:style-name="ce278" table:formula="of:=[$EuropeEastAsian.I34]" office:value-type="float" office:value="118.717573521718" calcext:value-type="float">
            <text:p>118.72</text:p>
          </table:table-cell>
          <table:table-cell table:style-name="ce278" table:formula="of:=[$EuropeEastAsian.I35]" office:value-type="float" office:value="33.7396614901606" calcext:value-type="float">
            <text:p>33.74</text:p>
          </table:table-cell>
          <table:table-cell table:style-name="ce278" table:formula="of:=[$EuropeEastAsian.I36]" office:value-type="float" office:value="28.8033369871951" calcext:value-type="float">
            <text:p>28.80</text:p>
          </table:table-cell>
          <table:table-cell table:style-name="ce278" table:formula="of:=[$EuropeEastAsian.I37]" office:value-type="float" office:value="9.33266744570025" calcext:value-type="float">
            <text:p>9.33</text:p>
          </table:table-cell>
          <table:table-cell table:style-name="ce278" table:formula="of:=[$EuropeEastAsian.I38]" office:value-type="float" office:value="33.3895691888275" calcext:value-type="float">
            <text:p>33.39</text:p>
          </table:table-cell>
          <table:table-cell table:style-name="ce278" table:formula="of:=[$EuropeEastAsian.I39]" office:value-type="float" office:value="225.521019885648" calcext:value-type="float">
            <text:p>225.52</text:p>
          </table:table-cell>
          <table:table-cell table:style-name="ce278" table:formula="of:=[$EuropeEastAsian.I40]" office:value-type="float" office:value="121.98861439599" calcext:value-type="float">
            <text:p>121.99</text:p>
          </table:table-cell>
          <table:table-cell table:style-name="ce278" table:formula="of:=[$EuropeEastAsian.I41]" office:value-type="float" office:value="15.6894904305886" calcext:value-type="float">
            <text:p>15.69</text:p>
          </table:table-cell>
          <table:table-cell table:number-columns-repeated="33"/>
        </table:table-row>
        <table:table-row table:style-name="ro2">
          <table:table-cell/>
          <table:table-cell table:style-name="ce236" table:formula="of:=[$TopUSA_Asian.D9]" office:value-type="string" office:string-value="New York State" calcext:value-type="string">
            <text:p>New York State</text:p>
          </table:table-cell>
          <table:table-cell table:style-name="ce236" table:formula="of:=[$TopUSA_Asian.E9]" office:value-type="string" office:string-value="紐約州" calcext:value-type="string">
            <text:p>紐約州</text:p>
          </table:table-cell>
          <table:table-cell table:style-name="ce335" table:formula="of:=[$TopUSA_Asian.I9]" office:value-type="float" office:value="6202.91367320799" calcext:value-type="float">
            <text:p>6203</text:p>
          </table:table-cell>
          <table:table-cell table:formula="of:=[.$D7]/[.E$6]" office:value-type="float" office:value="108.846580877172" calcext:value-type="float">
            <text:p>109</text:p>
          </table:table-cell>
          <table:table-cell table:formula="of:=[.$D7]/[.F$6]" office:value-type="float" office:value="30.8971376320003" calcext:value-type="float">
            <text:p>31</text:p>
          </table:table-cell>
          <table:table-cell table:formula="of:=[.$D7]/[.G$6]" office:value-type="float" office:value="52.2493299787098" calcext:value-type="float">
            <text:p>52</text:p>
          </table:table-cell>
          <table:table-cell table:formula="of:=[.$D7]/[.H$6]" office:value-type="float" office:value="183.846351719235" calcext:value-type="float">
            <text:p>184</text:p>
          </table:table-cell>
          <table:table-cell table:formula="of:=[.$D7]/[.I$6]" office:value-type="float" office:value="215.353994433547" calcext:value-type="float">
            <text:p>215</text:p>
          </table:table-cell>
          <table:table-cell table:formula="of:=[.$D7]/[.J$6]" office:value-type="float" office:value="664.645312746658" calcext:value-type="float">
            <text:p>665</text:p>
          </table:table-cell>
          <table:table-cell table:formula="of:=[.$D7]/[.K$6]" office:value-type="float" office:value="185.773995409427" calcext:value-type="float">
            <text:p>186</text:p>
          </table:table-cell>
          <table:table-cell table:formula="of:=[.$D7]/[.L$6]" office:value-type="float" office:value="27.5048138588289" calcext:value-type="float">
            <text:p>28</text:p>
          </table:table-cell>
          <table:table-cell table:formula="of:=[.$D7]/[.M$6]" office:value-type="float" office:value="50.8483000968647" calcext:value-type="float">
            <text:p>51</text:p>
          </table:table-cell>
          <table:table-cell table:formula="of:=[.$D7]/[.N$6]" office:value-type="float" office:value="395.354693044373" calcext:value-type="float">
            <text:p>395</text:p>
          </table:table-cell>
          <table:table-cell table:number-columns-repeated="33"/>
        </table:table-row>
        <table:table-row table:style-name="ro2">
          <table:table-cell/>
          <table:table-cell table:style-name="ce240" table:formula="of:=[$TopUSA_Asian.D10]" office:value-type="string" office:string-value="New Jersey" calcext:value-type="string">
            <text:p>New Jersey</text:p>
          </table:table-cell>
          <table:table-cell table:style-name="ce240" table:formula="of:=[$TopUSA_Asian.E10]" office:value-type="string" office:string-value="新澤西州" calcext:value-type="string">
            <text:p>新澤西州</text:p>
          </table:table-cell>
          <table:table-cell table:style-name="ce311" table:formula="of:=[$TopUSA_Asian.I10]" office:value-type="float" office:value="4211.9564759631" calcext:value-type="float">
            <text:p>4212</text:p>
          </table:table-cell>
          <table:table-cell table:formula="of:=[.$D8]/[.E$6]" office:value-type="float" office:value="73.9099535097903" calcext:value-type="float">
            <text:p>74</text:p>
          </table:table-cell>
          <table:table-cell table:formula="of:=[.$D8]/[.F$6]" office:value-type="float" office:value="20.9800435398487" calcext:value-type="float">
            <text:p>21</text:p>
          </table:table-cell>
          <table:table-cell table:formula="of:=[.$D8]/[.G$6]" office:value-type="float" office:value="35.4787951860604" calcext:value-type="float">
            <text:p>35</text:p>
          </table:table-cell>
          <table:table-cell table:formula="of:=[.$D8]/[.H$6]" office:value-type="float" office:value="124.836951229977" calcext:value-type="float">
            <text:p>125</text:p>
          </table:table-cell>
          <table:table-cell table:formula="of:=[.$D8]/[.I$6]" office:value-type="float" office:value="146.231545248927" calcext:value-type="float">
            <text:p>146</text:p>
          </table:table-cell>
          <table:table-cell table:formula="of:=[.$D8]/[.J$6]" office:value-type="float" office:value="451.313249986598" calcext:value-type="float">
            <text:p>451</text:p>
          </table:table-cell>
          <table:table-cell table:formula="of:=[.$D8]/[.K$6]" office:value-type="float" office:value="126.145876640195" calcext:value-type="float">
            <text:p>126</text:p>
          </table:table-cell>
          <table:table-cell table:formula="of:=[.$D8]/[.L$6]" office:value-type="float" office:value="18.6765583008573" calcext:value-type="float">
            <text:p>19</text:p>
          </table:table-cell>
          <table:table-cell table:formula="of:=[.$D8]/[.M$6]" office:value-type="float" office:value="34.5274556713185" calcext:value-type="float">
            <text:p>35</text:p>
          </table:table-cell>
          <table:table-cell table:formula="of:=[.$D8]/[.N$6]" office:value-type="float" office:value="268.457187605747" calcext:value-type="float">
            <text:p>268</text:p>
          </table:table-cell>
          <table:table-cell table:number-columns-repeated="33"/>
        </table:table-row>
        <table:table-row table:style-name="ro2">
          <table:table-cell/>
          <table:table-cell table:style-name="ce240" table:formula="of:=[$TopUSA_Asian.D11]" office:value-type="string" office:string-value="Michigan" calcext:value-type="string">
            <text:p>Michigan</text:p>
          </table:table-cell>
          <table:table-cell table:style-name="ce240" table:formula="of:=[$TopUSA_Asian.E11]" office:value-type="string" office:string-value="密芝根州" calcext:value-type="string">
            <text:p>密芝根州</text:p>
          </table:table-cell>
          <table:table-cell table:style-name="ce311" table:formula="of:=[$TopUSA_Asian.I11]" office:value-type="float" office:value="1436.78581770688" calcext:value-type="float">
            <text:p>1437</text:p>
          </table:table-cell>
          <table:table-cell table:formula="of:=[.$D9]/[.E$6]" office:value-type="float" office:value="25.212219925886" calcext:value-type="float">
            <text:p>25</text:p>
          </table:table-cell>
          <table:table-cell table:formula="of:=[.$D9]/[.F$6]" office:value-type="float" office:value="7.15672851439777" calcext:value-type="float">
            <text:p>7</text:p>
          </table:table-cell>
          <table:table-cell table:formula="of:=[.$D9]/[.G$6]" office:value-type="float" office:value="12.1025537760341" calcext:value-type="float">
            <text:p>12</text:p>
          </table:table-cell>
          <table:table-cell table:formula="of:=[.$D9]/[.H$6]" office:value-type="float" office:value="42.5844763773307" calcext:value-type="float">
            <text:p>43</text:p>
          </table:table-cell>
          <table:table-cell table:formula="of:=[.$D9]/[.I$6]" office:value-type="float" office:value="49.8826166685347" calcext:value-type="float">
            <text:p>50</text:p>
          </table:table-cell>
          <table:table-cell table:formula="of:=[.$D9]/[.J$6]" office:value-type="float" office:value="153.95232135576" calcext:value-type="float">
            <text:p>154</text:p>
          </table:table-cell>
          <table:table-cell table:formula="of:=[.$D9]/[.K$6]" office:value-type="float" office:value="43.0309780153631" calcext:value-type="float">
            <text:p>43</text:p>
          </table:table-cell>
          <table:table-cell table:formula="of:=[.$D9]/[.L$6]" office:value-type="float" office:value="6.37096186615071" calcext:value-type="float">
            <text:p>6</text:p>
          </table:table-cell>
          <table:table-cell table:formula="of:=[.$D9]/[.M$6]" office:value-type="float" office:value="11.7780321124306" calcext:value-type="float">
            <text:p>12</text:p>
          </table:table-cell>
          <table:table-cell table:formula="of:=[.$D9]/[.N$6]" office:value-type="float" office:value="91.5763213638659" calcext:value-type="float">
            <text:p>92</text:p>
          </table:table-cell>
          <table:table-cell table:number-columns-repeated="33"/>
        </table:table-row>
        <table:table-row table:style-name="ro2">
          <table:table-cell/>
          <table:table-cell table:style-name="ce240" table:formula="of:=[$TopUSA_Asian.D12]" office:value-type="string" office:string-value="California" calcext:value-type="string">
            <text:p>California</text:p>
          </table:table-cell>
          <table:table-cell table:style-name="ce240" table:formula="of:=[$TopUSA_Asian.E12]" office:value-type="string" office:string-value="加利福尼亞州" calcext:value-type="string">
            <text:p>加利福尼亞州</text:p>
          </table:table-cell>
          <table:table-cell table:style-name="ce311" table:formula="of:=[$TopUSA_Asian.I12]" office:value-type="float" office:value="334.136148482005" calcext:value-type="float">
            <text:p>334</text:p>
          </table:table-cell>
          <table:table-cell table:formula="of:=[.$D10]/[.E$6]" office:value-type="float" office:value="5.86330541191036" calcext:value-type="float">
            <text:p>6</text:p>
          </table:table-cell>
          <table:table-cell table:formula="of:=[.$D10]/[.F$6]" office:value-type="float" office:value="1.66435502916418" calcext:value-type="float">
            <text:p>2</text:p>
          </table:table-cell>
          <table:table-cell table:formula="of:=[.$D10]/[.G$6]" office:value-type="float" office:value="2.81454664688609" calcext:value-type="float">
            <text:p>3</text:p>
          </table:table-cell>
          <table:table-cell table:formula="of:=[.$D10]/[.H$6]" office:value-type="float" office:value="9.90336398542255" calcext:value-type="float">
            <text:p>10</text:p>
          </table:table-cell>
          <table:table-cell table:formula="of:=[.$D10]/[.I$6]" office:value-type="float" office:value="11.6006054656288" calcext:value-type="float">
            <text:p>12</text:p>
          </table:table-cell>
          <table:table-cell table:formula="of:=[.$D10]/[.J$6]" office:value-type="float" office:value="35.8028559815392" calcext:value-type="float">
            <text:p>36</text:p>
          </table:table-cell>
          <table:table-cell table:formula="of:=[.$D10]/[.K$6]" office:value-type="float" office:value="10.0072015482551" calcext:value-type="float">
            <text:p>10</text:p>
          </table:table-cell>
          <table:table-cell table:formula="of:=[.$D10]/[.L$6]" office:value-type="float" office:value="1.48161864757188" calcext:value-type="float">
            <text:p>1</text:p>
          </table:table-cell>
          <table:table-cell table:formula="of:=[.$D10]/[.M$6]" office:value-type="float" office:value="2.73907651247975" calcext:value-type="float">
            <text:p>3</text:p>
          </table:table-cell>
          <table:table-cell table:formula="of:=[.$D10]/[.N$6]" office:value-type="float" office:value="21.2968133006133" calcext:value-type="float">
            <text:p>21</text:p>
          </table:table-cell>
          <table:table-cell table:number-columns-repeated="33"/>
        </table:table-row>
        <table:table-row table:style-name="ro2">
          <table:table-cell/>
          <table:table-cell table:style-name="ce240" table:formula="of:=[$TopUSA_Asian.D13]" office:value-type="string" office:string-value="Massachusetts" calcext:value-type="string">
            <text:p>Massachusetts</text:p>
          </table:table-cell>
          <table:table-cell table:style-name="ce240" table:formula="of:=[$TopUSA_Asian.E13]" office:value-type="string" office:string-value="麻省" calcext:value-type="string">
            <text:p>麻省</text:p>
          </table:table-cell>
          <table:table-cell table:style-name="ce311" table:formula="of:=[$TopUSA_Asian.I13]" office:value-type="float" office:value="1864.11746862989" calcext:value-type="float">
            <text:p>1864</text:p>
          </table:table-cell>
          <table:table-cell table:formula="of:=[.$D11]/[.E$6]" office:value-type="float" office:value="32.7108877381547" calcext:value-type="float">
            <text:p>33</text:p>
          </table:table-cell>
          <table:table-cell table:formula="of:=[.$D11]/[.F$6]" office:value-type="float" office:value="9.28529672099827" calcext:value-type="float">
            <text:p>9</text:p>
          </table:table-cell>
          <table:table-cell table:formula="of:=[.$D11]/[.G$6]" office:value-type="float" office:value="15.7021190151673" calcext:value-type="float">
            <text:p>16</text:p>
          </table:table-cell>
          <table:table-cell table:formula="of:=[.$D11]/[.H$6]" office:value-type="float" office:value="55.2500347157755" calcext:value-type="float">
            <text:p>55</text:p>
          </table:table-cell>
          <table:table-cell table:formula="of:=[.$D11]/[.I$6]" office:value-type="float" office:value="64.7188021811016" calcext:value-type="float">
            <text:p>65</text:p>
          </table:table-cell>
          <table:table-cell table:formula="of:=[.$D11]/[.J$6]" office:value-type="float" office:value="199.741122189962" calcext:value-type="float">
            <text:p>200</text:p>
          </table:table-cell>
          <table:table-cell table:formula="of:=[.$D11]/[.K$6]" office:value-type="float" office:value="55.8293357451777" calcext:value-type="float">
            <text:p>56</text:p>
          </table:table-cell>
          <table:table-cell table:formula="of:=[.$D11]/[.L$6]" office:value-type="float" office:value="8.26582581781114" calcext:value-type="float">
            <text:p>8</text:p>
          </table:table-cell>
          <table:table-cell table:formula="of:=[.$D11]/[.M$6]" office:value-type="float" office:value="15.2810774830079" calcext:value-type="float">
            <text:p>15</text:p>
          </table:table-cell>
          <table:table-cell table:formula="of:=[.$D11]/[.N$6]" office:value-type="float" office:value="118.813130157214" calcext:value-type="float">
            <text:p>119</text:p>
          </table:table-cell>
          <table:table-cell table:number-columns-repeated="33"/>
        </table:table-row>
        <table:table-row table:style-name="ro2">
          <table:table-cell/>
          <table:table-cell table:style-name="ce240" table:formula="of:=[$TopUSA_Asian.D14]" office:value-type="string" office:string-value="Louisiana" calcext:value-type="string">
            <text:p>Louisiana</text:p>
          </table:table-cell>
          <table:table-cell table:style-name="ce240" table:formula="of:=[$TopUSA_Asian.E14]" office:value-type="string" office:string-value="路易斯安那州" calcext:value-type="string">
            <text:p>路易斯安那州</text:p>
          </table:table-cell>
          <table:table-cell table:style-name="ce311" table:formula="of:=[$TopUSA_Asian.I14]" office:value-type="float" office:value="1395.40565813767" calcext:value-type="float">
            <text:p>1395</text:p>
          </table:table-cell>
          <table:table-cell table:formula="of:=[.$D12]/[.E$6]" office:value-type="float" office:value="24.4860952169909" calcext:value-type="float">
            <text:p>24</text:p>
          </table:table-cell>
          <table:table-cell table:formula="of:=[.$D12]/[.F$6]" office:value-type="float" office:value="6.95061110686941" calcext:value-type="float">
            <text:p>7</text:p>
          </table:table-cell>
          <table:table-cell table:formula="of:=[.$D12]/[.G$6]" office:value-type="float" office:value="11.7539940949214" calcext:value-type="float">
            <text:p>12</text:p>
          </table:table-cell>
          <table:table-cell table:formula="of:=[.$D12]/[.H$6]" office:value-type="float" office:value="41.358021880113" calcext:value-type="float">
            <text:p>41</text:p>
          </table:table-cell>
          <table:table-cell table:formula="of:=[.$D12]/[.I$6]" office:value-type="float" office:value="48.4459720329634" calcext:value-type="float">
            <text:p>48</text:p>
          </table:table-cell>
          <table:table-cell table:formula="of:=[.$D12]/[.J$6]" office:value-type="float" office:value="149.518416493085" calcext:value-type="float">
            <text:p>150</text:p>
          </table:table-cell>
          <table:table-cell table:formula="of:=[.$D12]/[.K$6]" office:value-type="float" office:value="41.7916640447277" calcext:value-type="float">
            <text:p>42</text:p>
          </table:table-cell>
          <table:table-cell table:formula="of:=[.$D12]/[.L$6]" office:value-type="float" office:value="6.18747493623977" calcext:value-type="float">
            <text:p>6</text:p>
          </table:table-cell>
          <table:table-cell table:formula="of:=[.$D12]/[.M$6]" office:value-type="float" office:value="11.4388188196647" calcext:value-type="float">
            <text:p>11</text:p>
          </table:table-cell>
          <table:table-cell table:formula="of:=[.$D12]/[.N$6]" office:value-type="float" office:value="88.9388769068723" calcext:value-type="float">
            <text:p>89</text:p>
          </table:table-cell>
          <table:table-cell table:number-columns-repeated="33"/>
        </table:table-row>
        <table:table-row table:style-name="ro2">
          <table:table-cell/>
          <table:table-cell table:style-name="ce240" table:formula="of:=[$TopUSA_Asian.D15]" office:value-type="string" office:string-value="Florida" calcext:value-type="string">
            <text:p>Florida</text:p>
          </table:table-cell>
          <table:table-cell table:style-name="ce240" table:formula="of:=[$TopUSA_Asian.E15]" office:value-type="string" office:string-value="佛羅里達州" calcext:value-type="string">
            <text:p>佛羅里達州</text:p>
          </table:table-cell>
          <table:table-cell table:style-name="ce311" table:formula="of:=[$TopUSA_Asian.I15]" office:value-type="float" office:value="587.200136497563" calcext:value-type="float">
            <text:p>587</text:p>
          </table:table-cell>
          <table:table-cell table:formula="of:=[.$D13]/[.E$6]" office:value-type="float" office:value="10.3039846297447" calcext:value-type="float">
            <text:p>10</text:p>
          </table:table-cell>
          <table:table-cell table:formula="of:=[.$D13]/[.F$6]" office:value-type="float" office:value="2.92488407718103" calcext:value-type="float">
            <text:p>3</text:p>
          </table:table-cell>
          <table:table-cell table:formula="of:=[.$D13]/[.G$6]" office:value-type="float" office:value="4.94619388754724" calcext:value-type="float">
            <text:p>5</text:p>
          </table:table-cell>
          <table:table-cell table:formula="of:=[.$D13]/[.H$6]" office:value-type="float" office:value="17.4038538196006" calcext:value-type="float">
            <text:p>17</text:p>
          </table:table-cell>
          <table:table-cell table:formula="of:=[.$D13]/[.I$6]" office:value-type="float" office:value="20.3865314896885" calcext:value-type="float">
            <text:p>20</text:p>
          </table:table-cell>
          <table:table-cell table:formula="of:=[.$D13]/[.J$6]" office:value-type="float" office:value="62.9187892865612" calcext:value-type="float">
            <text:p>63</text:p>
          </table:table-cell>
          <table:table-cell table:formula="of:=[.$D13]/[.K$6]" office:value-type="float" office:value="17.5863346177598" calcext:value-type="float">
            <text:p>18</text:p>
          </table:table-cell>
          <table:table-cell table:formula="of:=[.$D13]/[.L$6]" office:value-type="float" office:value="2.60374902878369" calcext:value-type="float">
            <text:p>3</text:p>
          </table:table-cell>
          <table:table-cell table:formula="of:=[.$D13]/[.M$6]" office:value-type="float" office:value="4.81356509707898" calcext:value-type="float">
            <text:p>5</text:p>
          </table:table-cell>
          <table:table-cell table:formula="of:=[.$D13]/[.N$6]" office:value-type="float" office:value="37.4263357433677" calcext:value-type="float">
            <text:p>37</text:p>
          </table:table-cell>
          <table:table-cell table:number-columns-repeated="33"/>
        </table:table-row>
        <table:table-row table:style-name="ro2">
          <table:table-cell/>
          <table:table-cell table:style-name="ce240" table:formula="of:=[$TopUSA_Asian.D16]" office:value-type="string" office:string-value="Washington" calcext:value-type="string">
            <text:p>Washington</text:p>
          </table:table-cell>
          <table:table-cell table:style-name="ce240" table:formula="of:=[$TopUSA_Asian.E16]" office:value-type="string" office:string-value="華盛頓州" calcext:value-type="string">
            <text:p>華盛頓州</text:p>
          </table:table-cell>
          <table:table-cell table:style-name="ce311" table:formula="of:=[$TopUSA_Asian.I16]" office:value-type="float" office:value="657.837267473461" calcext:value-type="float">
            <text:p>658</text:p>
          </table:table-cell>
          <table:table-cell table:formula="of:=[.$D14]/[.E$6]" office:value-type="float" office:value="11.5435005402931" calcext:value-type="float">
            <text:p>12</text:p>
          </table:table-cell>
          <table:table-cell table:formula="of:=[.$D14]/[.F$6]" office:value-type="float" office:value="3.27673246209709" calcext:value-type="float">
            <text:p>3</text:p>
          </table:table-cell>
          <table:table-cell table:formula="of:=[.$D14]/[.G$6]" office:value-type="float" office:value="5.54119535936368" calcext:value-type="float">
            <text:p>6</text:p>
          </table:table-cell>
          <table:table-cell table:formula="of:=[.$D14]/[.H$6]" office:value-type="float" office:value="19.4974471710483" calcext:value-type="float">
            <text:p>19</text:p>
          </table:table-cell>
          <table:table-cell table:formula="of:=[.$D14]/[.I$6]" office:value-type="float" office:value="22.8389254955394" calcext:value-type="float">
            <text:p>23</text:p>
          </table:table-cell>
          <table:table-cell table:formula="of:=[.$D14]/[.J$6]" office:value-type="float" office:value="70.4875933168004" calcext:value-type="float">
            <text:p>70</text:p>
          </table:table-cell>
          <table:table-cell table:formula="of:=[.$D14]/[.K$6]" office:value-type="float" office:value="19.7018794628108" calcext:value-type="float">
            <text:p>20</text:p>
          </table:table-cell>
          <table:table-cell table:formula="of:=[.$D14]/[.L$6]" office:value-type="float" office:value="2.91696653290688" calcext:value-type="float">
            <text:p>3</text:p>
          </table:table-cell>
          <table:table-cell table:formula="of:=[.$D14]/[.M$6]" office:value-type="float" office:value="5.39261201326578" calcext:value-type="float">
            <text:p>5</text:p>
          </table:table-cell>
          <table:table-cell table:formula="of:=[.$D14]/[.N$6]" office:value-type="float" office:value="41.9285298259863" calcext:value-type="float">
            <text:p>42</text:p>
          </table:table-cell>
          <table:table-cell table:number-columns-repeated="33"/>
        </table:table-row>
        <table:table-row table:style-name="ro2">
          <table:table-cell/>
          <table:table-cell table:style-name="ce240" table:formula="of:=[$TopUSA_Asian.D17]" office:value-type="string" office:string-value="Illinois" calcext:value-type="string">
            <text:p>Illinois</text:p>
          </table:table-cell>
          <table:table-cell table:style-name="ce240" table:formula="of:=[$TopUSA_Asian.E17]" office:value-type="string" office:string-value="伊利諾州" calcext:value-type="string">
            <text:p>伊利諾州</text:p>
          </table:table-cell>
          <table:table-cell table:style-name="ce311" table:formula="of:=[$TopUSA_Asian.I17]" office:value-type="float" office:value="658.356110060577" calcext:value-type="float">
            <text:p>658</text:p>
          </table:table-cell>
          <table:table-cell table:formula="of:=[.$D15]/[.E$6]" office:value-type="float" office:value="11.5526050103206" calcext:value-type="float">
            <text:p>12</text:p>
          </table:table-cell>
          <table:table-cell table:formula="of:=[.$D15]/[.F$6]" office:value-type="float" office:value="3.27931685254132" calcext:value-type="float">
            <text:p>3</text:p>
          </table:table-cell>
          <table:table-cell table:formula="of:=[.$D15]/[.G$6]" office:value-type="float" office:value="5.54556575349931" calcext:value-type="float">
            <text:p>6</text:p>
          </table:table-cell>
          <table:table-cell table:formula="of:=[.$D15]/[.H$6]" office:value-type="float" office:value="19.5128249953714" calcext:value-type="float">
            <text:p>20</text:p>
          </table:table-cell>
          <table:table-cell table:formula="of:=[.$D15]/[.I$6]" office:value-type="float" office:value="22.8569387759918" calcext:value-type="float">
            <text:p>23</text:p>
          </table:table-cell>
          <table:table-cell table:formula="of:=[.$D15]/[.J$6]" office:value-type="float" office:value="70.5431875603684" calcext:value-type="float">
            <text:p>71</text:p>
          </table:table-cell>
          <table:table-cell table:formula="of:=[.$D15]/[.K$6]" office:value-type="float" office:value="19.7174185248509" calcext:value-type="float">
            <text:p>20</text:p>
          </table:table-cell>
          <table:table-cell table:formula="of:=[.$D15]/[.L$6]" office:value-type="float" office:value="2.91926717249861" calcext:value-type="float">
            <text:p>3</text:p>
          </table:table-cell>
          <table:table-cell table:formula="of:=[.$D15]/[.M$6]" office:value-type="float" office:value="5.39686521828565" calcext:value-type="float">
            <text:p>5</text:p>
          </table:table-cell>
          <table:table-cell table:formula="of:=[.$D15]/[.N$6]" office:value-type="float" office:value="41.9615992611864" calcext:value-type="float">
            <text:p>42</text:p>
          </table:table-cell>
          <table:table-cell table:number-columns-repeated="33"/>
        </table:table-row>
        <table:table-row table:style-name="ro2">
          <table:table-cell/>
          <table:table-cell table:style-name="ce313" table:formula="of:=[$TopUSA_Asian.D18]" office:value-type="string" office:string-value="Pennsylvania" calcext:value-type="string">
            <text:p>Pennsylvania</text:p>
          </table:table-cell>
          <table:table-cell table:style-name="ce313" table:formula="of:=[$TopUSA_Asian.E18]" office:value-type="string" office:string-value="賓夕凡尼亞州" calcext:value-type="string">
            <text:p>賓夕凡尼亞州</text:p>
          </table:table-cell>
          <table:table-cell table:style-name="ce312" table:formula="of:=[$TopUSA_Asian.I18]" office:value-type="float" office:value="783.829864551664" calcext:value-type="float">
            <text:p>784</text:p>
          </table:table-cell>
          <table:table-cell table:formula="of:=[.$D16]/[.E$6]" office:value-type="float" office:value="13.7543749986998" calcext:value-type="float">
            <text:p>14</text:p>
          </table:table-cell>
          <table:table-cell table:formula="of:=[.$D16]/[.F$6]" office:value-type="float" office:value="3.90431021307441" calcext:value-type="float">
            <text:p>4</text:p>
          </table:table-cell>
          <table:table-cell table:formula="of:=[.$D16]/[.G$6]" office:value-type="float" office:value="6.60247544908143" calcext:value-type="float">
            <text:p>7</text:p>
          </table:table-cell>
          <table:table-cell table:formula="of:=[.$D16]/[.H$6]" office:value-type="float" office:value="23.2317050596447" calcext:value-type="float">
            <text:p>23</text:p>
          </table:table-cell>
          <table:table-cell table:formula="of:=[.$D16]/[.I$6]" office:value-type="float" office:value="27.2131616173545" calcext:value-type="float">
            <text:p>27</text:p>
          </table:table-cell>
          <table:table-cell table:formula="of:=[.$D16]/[.J$6]" office:value-type="float" office:value="83.9877633176344" calcext:value-type="float">
            <text:p>84</text:p>
          </table:table-cell>
          <table:table-cell table:formula="of:=[.$D16]/[.K$6]" office:value-type="float" office:value="23.4752913437991" calcext:value-type="float">
            <text:p>23</text:p>
          </table:table-cell>
          <table:table-cell table:formula="of:=[.$D16]/[.L$6]" office:value-type="float" office:value="3.47563994233935" calcext:value-type="float">
            <text:p>3</text:p>
          </table:table-cell>
          <table:table-cell table:formula="of:=[.$D16]/[.M$6]" office:value-type="float" office:value="6.42543460660401" calcext:value-type="float">
            <text:p>6</text:p>
          </table:table-cell>
          <table:table-cell table:formula="of:=[.$D16]/[.N$6]" office:value-type="float" office:value="49.9589115414157" calcext:value-type="float">
            <text:p>50</text:p>
          </table:table-cell>
          <table:table-cell table:number-columns-repeated="33"/>
        </table:table-row>
        <table:table-row table:style-name="ro24">
          <table:table-cell table:number-columns-repeated="4"/>
          <table:table-cell table:style-name="ce293" table:number-columns-repeated="9"/>
          <table:table-cell table:style-name="ce339"/>
          <table:table-cell table:number-columns-repeated="30"/>
          <table:table-cell table:style-name="ce327"/>
          <table:table-cell table:number-columns-repeated="2"/>
        </table:table-row>
        <table:table-row table:style-name="ro29">
          <table:table-cell table:number-columns-repeated="4"/>
          <table:table-cell table:style-name="ce141" office:value-type="string" calcext:value-type="string">
            <text:p><text:s/>10 times or more deaths 十倍或以上確診</text:p>
          </table:table-cell>
          <table:table-cell table:style-name="ce153" table:number-columns-repeated="5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7:.N16];&quot;&gt;=&quot; &amp; 10) - COUNTIF([.E7:.N16];&quot;&gt;&quot; &amp; 100)" office:value-type="float" office:value="57" calcext:value-type="float">
            <text:p>57</text:p>
          </table:table-cell>
          <table:table-cell table:number-columns-repeated="30"/>
          <table:table-cell table:style-name="ce327" table:number-columns-repeated="3"/>
        </table:table-row>
        <table:table-row table:style-name="ro29">
          <table:table-cell table:number-columns-repeated="4"/>
          <table:table-cell table:style-name="ce287" office:value-type="string" calcext:value-type="string">
            <text:p><text:s/>100 times or more cases 一百倍或以上確診</text:p>
          </table:table-cell>
          <table:table-cell table:style-name="ce294" table:number-columns-repeated="5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7:.N16];&quot;&gt;=&quot; &amp; 100) - COUNTIF([.E7:.N16];&quot;&gt;&quot; &amp; 500)" office:value-type="float" office:value="14" calcext:value-type="float">
            <text:p>14</text:p>
          </table:table-cell>
          <table:table-cell table:number-columns-repeated="33"/>
        </table:table-row>
        <table:table-row table:style-name="ro29">
          <table:table-cell table:number-columns-repeated="4"/>
          <table:table-cell table:style-name="Times500" office:value-type="string" calcext:value-type="string">
            <text:p><text:s/>500 times or more cases 五百倍或以上確診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7:.N16];&quot;&gt;=&quot; &amp; 500) - COUNTIF([.E7:.N16];&quot;&gt;&quot; &amp; 1000)" office:value-type="float" office:value="1" calcext:value-type="float">
            <text:p>1</text:p>
          </table:table-cell>
          <table:table-cell table:number-columns-repeated="33"/>
        </table:table-row>
        <table:table-row table:style-name="ro29" table:visibility="collapse">
          <table:table-cell table:number-columns-repeated="4"/>
          <table:table-cell table:style-name="Times1000" office:value-type="string" calcext:value-type="string">
            <text:p><text:s/>1000 times or more cases 一千倍或以上確診</text:p>
          </table:table-cell>
          <table:table-cell table:style-name="ce297"/>
          <table:table-cell table:style-name="Times1000"/>
          <table:table-cell table:style-name="ce297" table:number-columns-repeated="3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7:.N16];&quot;&gt;&quot; &amp; 1000)" office:value-type="float" office:value="0" calcext:value-type="float">
            <text:p>0</text:p>
          </table:table-cell>
          <table:table-cell table:style-name="ce380"/>
          <table:table-cell table:number-columns-repeated="32"/>
        </table:table-row>
        <table:table-row table:style-name="ro24">
          <table:table-cell/>
          <table:table-cell table:style-name="ce235"/>
          <table:table-cell table:style-name="ce261" table:number-columns-repeated="2"/>
          <table:table-cell table:style-name="ce388"/>
          <table:table-cell table:style-name="ce393"/>
          <table:table-cell table:style-name="ce388"/>
          <table:table-cell table:style-name="ce393" table:number-columns-repeated="6"/>
          <table:table-cell table:style-name="ce399"/>
          <table:table-cell table:style-name="ce380"/>
          <table:table-cell table:number-columns-repeated="32"/>
        </table:table-row>
        <table:table-row table:style-name="ro24">
          <table:table-cell/>
          <table:table-cell table:style-name="Default" table:number-columns-repeated="2"/>
          <table:table-cell table:style-name="ce380"/>
          <table:table-cell table:style-name="ce389"/>
          <table:table-cell table:style-name="ce394"/>
          <table:table-cell table:style-name="ce389"/>
          <table:table-cell table:style-name="ce394" table:number-columns-repeated="7"/>
          <table:table-cell table:style-name="ce380"/>
          <table:table-cell table:number-columns-repeated="32"/>
        </table:table-row>
        <table:table-row table:style-name="ro25">
          <table:table-cell/>
          <table:table-cell table:style-name="Default" table:number-columns-repeated="13"/>
          <table:table-cell table:number-columns-repeated="33"/>
        </table:table-row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EuropeEastAsian.J25]" office:value-type="string" office:string-value="2020-04-06" calcext:value-type="string">
            <text:p>2020-04-06</text:p>
          </table:table-cell>
          <table:table-cell table:style-name="ce263"/>
          <table:table-cell table:number-columns-repeated="33"/>
        </table:table-row>
        <table:table-row table:style-name="ro26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18">
          <table:table-cell/>
          <table:table-cell table:style-name="ce98" office:value-type="string" calcext:value-type="string">
            <text:p>Top-10 USA and Top-10 East Asian countries <text:s/>前十位美國地區及前十位東亞國家或地區</text:p>
          </table:table-cell>
          <table:table-cell table:style-name="ce140"/>
          <table:table-cell table:style-name="ce168" table:number-columns-repeated="3"/>
          <table:table-cell table:style-name="ce140" table:number-columns-repeated="4"/>
          <table:table-cell table:style-name="ce259"/>
          <table:table-cell table:style-name="ce140"/>
          <table:table-cell table:style-name="ce259"/>
          <table:table-cell table:style-name="ce263"/>
          <table:table-cell table:number-columns-repeated="33"/>
        </table:table-row>
        <table:table-row table:style-name="ro29">
          <table:table-cell/>
          <table:table-cell table:style-name="ce375"/>
          <table:table-cell table:style-name="ce314"/>
          <table:table-cell table:style-name="ce320"/>
          <table:table-cell table:style-name="ce384" office:value-type="string" calcext:value-type="string" table:number-columns-spanned="10" table:number-rows-spanned="1">
            <text:p>East Asian Countries 東亞國家地區</text:p>
          </table:table-cell>
          <table:covered-table-cell table:number-columns-repeated="8" table:style-name="ce314"/>
          <table:covered-table-cell table:style-name="ce320"/>
          <table:table-cell table:number-columns-repeated="33"/>
        </table:table-row>
        <table:table-row table:style-name="ro41">
          <table:table-cell/>
          <table:table-cell table:style-name="ce376" office:value-type="string" calcext:value-type="string">
            <text:p>Deaths per million ratio </text:p>
            <text:p>每百萬死亡倍數</text:p>
          </table:table-cell>
          <table:table-cell table:style-name="ce259"/>
          <table:table-cell table:style-name="ce263"/>
          <table:table-cell table:style-name="ce277" office:value-type="string" calcext:value-type="string">
            <text:p>中國大陸</text:p>
            <text:p>China</text:p>
          </table:table-cell>
          <table:table-cell table:style-name="ce395" office:value-type="string" calcext:value-type="string">
            <text:p>南韓</text:p>
            <text:p>South </text:p>
            <text:p>Korea</text:p>
          </table:table-cell>
          <table:table-cell table:style-name="ce396" office:value-type="string" calcext:value-type="string">
            <text:p>馬來西亞</text:p>
            <text:p>Malaysia</text:p>
          </table:table-cell>
          <table:table-cell table:style-name="ce396" office:value-type="string" calcext:value-type="string">
            <text:p>日本</text:p>
            <text:p>Japan</text:p>
          </table:table-cell>
          <table:table-cell table:style-name="ce396" office:value-type="string" calcext:value-type="string">
            <text:p>菲律賓</text:p>
            <text:p>Philippines</text:p>
          </table:table-cell>
          <table:table-cell table:style-name="ce277" office:value-type="string" calcext:value-type="string">
            <text:p>印尼</text:p>
            <text:p>Indonesia</text:p>
          </table:table-cell>
          <table:table-cell table:style-name="ce396" office:value-type="string" calcext:value-type="string">
            <text:p>泰國</text:p>
            <text:p>Thailand</text:p>
          </table:table-cell>
          <table:table-cell table:style-name="ce396" office:value-type="string" calcext:value-type="string">
            <text:p>新加玻</text:p>
            <text:p>Singapore</text:p>
          </table:table-cell>
          <table:table-cell table:style-name="ce396" office:value-type="string" calcext:value-type="string">
            <text:p>香港</text:p>
            <text:p>Hong Kong</text:p>
          </table:table-cell>
          <table:table-cell table:style-name="ce400" office:value-type="string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377"/>
          <table:table-cell table:style-name="ce378"/>
          <table:table-cell table:style-name="ce264"/>
          <table:table-cell table:style-name="ce278" table:formula="of:=[$EuropeEastAsian.J32]" office:value-type="float" office:value="2.32322353261871" calcext:value-type="float">
            <text:p>2.32</text:p>
          </table:table-cell>
          <table:table-cell table:style-name="ce278" table:formula="of:=[$EuropeEastAsian.J33]" office:value-type="float" office:value="3.63101769929817" calcext:value-type="float">
            <text:p>3.63</text:p>
          </table:table-cell>
          <table:table-cell table:style-name="ce278" table:formula="of:=[$EuropeEastAsian.J34]" office:value-type="float" office:value="1.94054562571751" calcext:value-type="float">
            <text:p>1.94</text:p>
          </table:table-cell>
          <table:table-cell table:style-name="ce278" table:formula="of:=[$EuropeEastAsian.J35]" office:value-type="float" office:value="1.50261333958912" calcext:value-type="float">
            <text:p>1.50</text:p>
          </table:table-cell>
          <table:table-cell table:style-name="ce278" table:formula="of:=[$EuropeEastAsian.J36]" office:value-type="float" office:value="0.5754361248126" calcext:value-type="float">
            <text:p>0.58</text:p>
          </table:table-cell>
          <table:table-cell table:style-name="ce278" table:formula="of:=[$EuropeEastAsian.J37]" office:value-type="float" office:value="0.783029906122582" calcext:value-type="float">
            <text:p>0.78</text:p>
          </table:table-cell>
          <table:table-cell table:style-name="ce278" table:formula="of:=[$EuropeEastAsian.J38]" office:value-type="float" office:value="0.391049008517799" calcext:value-type="float">
            <text:p>0.39</text:p>
          </table:table-cell>
          <table:table-cell table:style-name="ce278" table:formula="of:=[$EuropeEastAsian.J39]" office:value-type="float" office:value="1.03370979321152" calcext:value-type="float">
            <text:p>1.03</text:p>
          </table:table-cell>
          <table:table-cell table:style-name="ce278" table:formula="of:=[$EuropeEastAsian.J40]" office:value-type="float" office:value="0.533283560201048" calcext:value-type="float">
            <text:p>0.53</text:p>
          </table:table-cell>
          <table:table-cell table:style-name="ce278" table:formula="of:=[$EuropeEastAsian.J41]" office:value-type="float" office:value="0.210314885128534" calcext:value-type="float">
            <text:p>0.21</text:p>
          </table:table-cell>
          <table:table-cell table:number-columns-repeated="33"/>
        </table:table-row>
        <table:table-row table:style-name="ro2">
          <table:table-cell/>
          <table:table-cell table:style-name="ce311" table:formula="of:=[$TopUSA_Asian.D9]" office:value-type="string" office:string-value="New York State" calcext:value-type="string">
            <text:p>New York State</text:p>
          </table:table-cell>
          <table:table-cell table:style-name="ce311" table:formula="of:=[$TopUSA_Asian.E9]" office:value-type="string" office:string-value="紐約州" calcext:value-type="string">
            <text:p>紐約州</text:p>
          </table:table-cell>
          <table:table-cell table:style-name="ce381" table:formula="of:=[$TopUSA_Asian.J9]" office:value-type="float" office:value="211.404626421746" calcext:value-type="float">
            <text:p>211.40</text:p>
          </table:table-cell>
          <table:table-cell table:style-name="ce530" table:formula="of:=[.$D31]/[.E$30]" office:value-type="float" office:value="90.9962487266357" calcext:value-type="float">
            <text:p>91</text:p>
          </table:table-cell>
          <table:table-cell table:style-name="ce530" table:formula="of:=[.$D31]/[.F$30]" office:value-type="float" office:value="58.2218661348326" calcext:value-type="float">
            <text:p>58</text:p>
          </table:table-cell>
          <table:table-cell table:style-name="ce530" table:formula="of:=[.$D31]/[.G$30]" office:value-type="float" office:value="108.940817273276" calcext:value-type="float">
            <text:p>109</text:p>
          </table:table-cell>
          <table:table-cell table:style-name="ce530" table:formula="of:=[.$D31]/[.H$30]" office:value-type="float" office:value="140.691301515767" calcext:value-type="float">
            <text:p>141</text:p>
          </table:table-cell>
          <table:table-cell table:style-name="ce530" table:formula="of:=[.$D31]/[.I$30]" office:value-type="float" office:value="367.381569050071" calcext:value-type="float">
            <text:p>367</text:p>
          </table:table-cell>
          <table:table-cell table:style-name="ce530" table:formula="of:=[.$D31]/[.J$30]" office:value-type="float" office:value="269.982825392433" calcext:value-type="float">
            <text:p>270</text:p>
          </table:table-cell>
          <table:table-cell table:style-name="ce530" table:formula="of:=[.$D31]/[.K$30]" office:value-type="float" office:value="540.609033182406" calcext:value-type="float">
            <text:p>541</text:p>
          </table:table-cell>
          <table:table-cell table:style-name="ce530" table:formula="of:=[.$D31]/[.L$30]" office:value-type="float" office:value="204.51061585182" calcext:value-type="float">
            <text:p>205</text:p>
          </table:table-cell>
          <table:table-cell table:style-name="ce530" table:formula="of:=[.$D31]/[.M$30]" office:value-type="float" office:value="396.420670350397" calcext:value-type="float">
            <text:p>396</text:p>
          </table:table-cell>
          <table:table-cell table:style-name="ce530" table:formula="of:=[.$D31]/[.N$30]" office:value-type="float" office:value="1005.18147487538" calcext:value-type="float">
            <text:p>1005</text:p>
          </table:table-cell>
          <table:table-cell table:number-columns-repeated="33"/>
        </table:table-row>
        <table:table-row table:style-name="ro2">
          <table:table-cell/>
          <table:table-cell table:style-name="ce311" table:formula="of:=[$TopUSA_Asian.D10]" office:value-type="string" office:string-value="New Jersey" calcext:value-type="string">
            <text:p>New Jersey</text:p>
          </table:table-cell>
          <table:table-cell table:style-name="ce311" table:formula="of:=[$TopUSA_Asian.E10]" office:value-type="string" office:string-value="新澤西州" calcext:value-type="string">
            <text:p>新澤西州</text:p>
          </table:table-cell>
          <table:table-cell table:style-name="ce382" table:formula="of:=[$TopUSA_Asian.J10]" office:value-type="float" office:value="102.982644672928" calcext:value-type="float">
            <text:p>102.98</text:p>
          </table:table-cell>
          <table:table-cell table:style-name="ce530" table:formula="of:=[.$D32]/[.E$30]" office:value-type="float" office:value="44.3274799979522" calcext:value-type="float">
            <text:p>44</text:p>
          </table:table-cell>
          <table:table-cell table:style-name="ce530" table:formula="of:=[.$D32]/[.F$30]" office:value-type="float" office:value="28.3619230754048" calcext:value-type="float">
            <text:p>28</text:p>
          </table:table-cell>
          <table:table-cell table:style-name="ce530" table:formula="of:=[.$D32]/[.G$30]" office:value-type="float" office:value="53.0689118091982" calcext:value-type="float">
            <text:p>53</text:p>
          </table:table-cell>
          <table:table-cell table:style-name="ce530" table:formula="of:=[.$D32]/[.H$30]" office:value-type="float" office:value="68.5356917575934" calcext:value-type="float">
            <text:p>69</text:p>
          </table:table-cell>
          <table:table-cell table:style-name="ce530" table:formula="of:=[.$D32]/[.I$30]" office:value-type="float" office:value="178.964510972379" calcext:value-type="float">
            <text:p>179</text:p>
          </table:table-cell>
          <table:table-cell table:style-name="ce530" table:formula="of:=[.$D32]/[.J$30]" office:value-type="float" office:value="131.518150031943" calcext:value-type="float">
            <text:p>132</text:p>
          </table:table-cell>
          <table:table-cell table:style-name="ce530" table:formula="of:=[.$D32]/[.K$30]" office:value-type="float" office:value="263.349714306309" calcext:value-type="float">
            <text:p>263</text:p>
          </table:table-cell>
          <table:table-cell table:style-name="ce530" table:formula="of:=[.$D32]/[.L$30]" office:value-type="float" office:value="99.6243291388218" calcext:value-type="float">
            <text:p>100</text:p>
          </table:table-cell>
          <table:table-cell table:style-name="ce530" table:formula="of:=[.$D32]/[.M$30]" office:value-type="float" office:value="193.110480724558" calcext:value-type="float">
            <text:p>193</text:p>
          </table:table-cell>
          <table:table-cell table:style-name="ce530" table:formula="of:=[.$D32]/[.N$30]" office:value-type="float" office:value="489.659324921249" calcext:value-type="float">
            <text:p>490</text:p>
          </table:table-cell>
          <table:table-cell table:number-columns-repeated="33"/>
        </table:table-row>
        <table:table-row table:style-name="ro2">
          <table:table-cell/>
          <table:table-cell table:style-name="ce311" table:formula="of:=[$TopUSA_Asian.D11]" office:value-type="string" office:string-value="Michigan" calcext:value-type="string">
            <text:p>Michigan</text:p>
          </table:table-cell>
          <table:table-cell table:style-name="ce311" table:formula="of:=[$TopUSA_Asian.E11]" office:value-type="string" office:string-value="密芝根州" calcext:value-type="string">
            <text:p>密芝根州</text:p>
          </table:table-cell>
          <table:table-cell table:style-name="ce382" table:formula="of:=[$TopUSA_Asian.J11]" office:value-type="float" office:value="54.5423087213859" calcext:value-type="float">
            <text:p>54.54</text:p>
          </table:table-cell>
          <table:table-cell table:style-name="ce530" table:formula="of:=[.$D33]/[.E$30]" office:value-type="float" office:value="23.4769956293901" calcext:value-type="float">
            <text:p>23</text:p>
          </table:table-cell>
          <table:table-cell table:style-name="ce530" table:formula="of:=[.$D33]/[.F$30]" office:value-type="float" office:value="15.0212180821725" calcext:value-type="float">
            <text:p>15</text:p>
          </table:table-cell>
          <table:table-cell table:style-name="ce530" table:formula="of:=[.$D33]/[.G$30]" office:value-type="float" office:value="28.1066871082812" calcext:value-type="float">
            <text:p>28</text:p>
          </table:table-cell>
          <table:table-cell table:style-name="ce530" table:formula="of:=[.$D33]/[.H$30]" office:value-type="float" office:value="36.2982992925513" calcext:value-type="float">
            <text:p>36</text:p>
          </table:table-cell>
          <table:table-cell table:style-name="ce530" table:formula="of:=[.$D33]/[.I$30]" office:value-type="float" office:value="94.7842972826019" calcext:value-type="float">
            <text:p>95</text:p>
          </table:table-cell>
          <table:table-cell table:style-name="ce530" table:formula="of:=[.$D33]/[.J$30]" office:value-type="float" office:value="69.6554605321133" calcext:value-type="float">
            <text:p>70</text:p>
          </table:table-cell>
          <table:table-cell table:style-name="ce530" table:formula="of:=[.$D33]/[.K$30]" office:value-type="float" office:value="139.476913464424" calcext:value-type="float">
            <text:p>139</text:p>
          </table:table-cell>
          <table:table-cell table:style-name="ce530" table:formula="of:=[.$D33]/[.L$30]" office:value-type="float" office:value="52.7636567628273" calcext:value-type="float">
            <text:p>53</text:p>
          </table:table-cell>
          <table:table-cell table:style-name="ce530" table:formula="of:=[.$D33]/[.M$30]" office:value-type="float" office:value="102.276373756625" calcext:value-type="float">
            <text:p>102</text:p>
          </table:table-cell>
          <table:table-cell table:style-name="ce530" table:formula="of:=[.$D33]/[.N$30]" office:value-type="float" office:value="259.336416859189" calcext:value-type="float">
            <text:p>259</text:p>
          </table:table-cell>
          <table:table-cell table:number-columns-repeated="33"/>
        </table:table-row>
        <table:table-row table:style-name="ro2">
          <table:table-cell/>
          <table:table-cell table:style-name="ce311" table:formula="of:=[$TopUSA_Asian.D12]" office:value-type="string" office:string-value="California" calcext:value-type="string">
            <text:p>California</text:p>
          </table:table-cell>
          <table:table-cell table:style-name="ce311" table:formula="of:=[$TopUSA_Asian.E12]" office:value-type="string" office:string-value="加利福尼亞州" calcext:value-type="string">
            <text:p>加利福尼亞州</text:p>
          </table:table-cell>
          <table:table-cell table:style-name="ce382" table:formula="of:=[$TopUSA_Asian.J12]" office:value-type="float" office:value="7.41772879867358" calcext:value-type="float">
            <text:p>7.42</text:p>
          </table:table-cell>
          <table:table-cell table:style-name="ce391" table:formula="of:=[.$D34]/[.E$30]" office:value-type="float" office:value="3.19286056400797" calcext:value-type="float">
            <text:p>3.2</text:p>
          </table:table-cell>
          <table:table-cell table:style-name="ce391" table:formula="of:=[.$D34]/[.F$30]" office:value-type="float" office:value="2.04287872243292" calcext:value-type="float">
            <text:p>2.0</text:p>
          </table:table-cell>
          <table:table-cell table:style-name="ce530" table:formula="of:=[.$D34]/[.G$30]" office:value-type="float" office:value="3.82249646716288" calcext:value-type="float">
            <text:p>4</text:p>
          </table:table-cell>
          <table:table-cell table:style-name="ce530" table:formula="of:=[.$D34]/[.H$30]" office:value-type="float" office:value="4.93655194136763" calcext:value-type="float">
            <text:p>5</text:p>
          </table:table-cell>
          <table:table-cell table:style-name="ce530" table:formula="of:=[.$D34]/[.I$30]" office:value-type="float" office:value="12.8906206593986" calcext:value-type="float">
            <text:p>13</text:p>
          </table:table-cell>
          <table:table-cell table:style-name="ce530" table:formula="of:=[.$D34]/[.J$30]" office:value-type="float" office:value="9.47311046573532" calcext:value-type="float">
            <text:p>9</text:p>
          </table:table-cell>
          <table:table-cell table:style-name="ce530" table:formula="of:=[.$D34]/[.K$30]" office:value-type="float" office:value="18.9687958212428" calcext:value-type="float">
            <text:p>19</text:p>
          </table:table-cell>
          <table:table-cell table:style-name="ce530" table:formula="of:=[.$D34]/[.L$30]" office:value-type="float" office:value="7.17583295368446" calcext:value-type="float">
            <text:p>7</text:p>
          </table:table-cell>
          <table:table-cell table:style-name="ce530" table:formula="of:=[.$D34]/[.M$30]" office:value-type="float" office:value="13.9095396000527" calcext:value-type="float">
            <text:p>14</text:p>
          </table:table-cell>
          <table:table-cell table:style-name="ce530" table:formula="of:=[.$D34]/[.N$30]" office:value-type="float" office:value="35.2696329322588" calcext:value-type="float">
            <text:p>35</text:p>
          </table:table-cell>
          <table:table-cell table:number-columns-repeated="33"/>
        </table:table-row>
        <table:table-row table:style-name="ro2">
          <table:table-cell/>
          <table:table-cell table:style-name="ce311" table:formula="of:=[$TopUSA_Asian.D13]" office:value-type="string" office:string-value="Massachusetts" calcext:value-type="string">
            <text:p>Massachusetts</text:p>
          </table:table-cell>
          <table:table-cell table:style-name="ce311" table:formula="of:=[$TopUSA_Asian.E13]" office:value-type="string" office:string-value="麻省" calcext:value-type="string">
            <text:p>麻省</text:p>
          </table:table-cell>
          <table:table-cell table:style-name="ce382" table:formula="of:=[$TopUSA_Asian.J13]" office:value-type="float" office:value="34.4488908202803" calcext:value-type="float">
            <text:p>34.45</text:p>
          </table:table-cell>
          <table:table-cell table:style-name="ce530" table:formula="of:=[.$D35]/[.E$30]" office:value-type="float" office:value="14.8280569375302" calcext:value-type="float">
            <text:p>15</text:p>
          </table:table-cell>
          <table:table-cell table:style-name="ce530" table:formula="of:=[.$D35]/[.F$30]" office:value-type="float" office:value="9.4873927017593" calcext:value-type="float">
            <text:p>9</text:p>
          </table:table-cell>
          <table:table-cell table:style-name="ce530" table:formula="of:=[.$D35]/[.G$30]" office:value-type="float" office:value="17.7521674129888" calcext:value-type="float">
            <text:p>18</text:p>
          </table:table-cell>
          <table:table-cell table:style-name="ce530" table:formula="of:=[.$D35]/[.H$30]" office:value-type="float" office:value="22.9259849574476" calcext:value-type="float">
            <text:p>23</text:p>
          </table:table-cell>
          <table:table-cell table:style-name="ce530" table:formula="of:=[.$D35]/[.I$30]" office:value-type="float" office:value="59.8657076517383" calcext:value-type="float">
            <text:p>60</text:p>
          </table:table-cell>
          <table:table-cell table:style-name="ce530" table:formula="of:=[.$D35]/[.J$30]" office:value-type="float" office:value="43.9943488121224" calcext:value-type="float">
            <text:p>44</text:p>
          </table:table-cell>
          <table:table-cell table:style-name="ce530" table:formula="of:=[.$D35]/[.K$30]" office:value-type="float" office:value="88.0935383287445" calcext:value-type="float">
            <text:p>88</text:p>
          </table:table-cell>
          <table:table-cell table:style-name="ce530" table:formula="of:=[.$D35]/[.L$30]" office:value-type="float" office:value="33.3254952661857" calcext:value-type="float">
            <text:p>33</text:p>
          </table:table-cell>
          <table:table-cell table:style-name="ce530" table:formula="of:=[.$D35]/[.M$30]" office:value-type="float" office:value="64.5976988439191" calcext:value-type="float">
            <text:p>65</text:p>
          </table:table-cell>
          <table:table-cell table:style-name="ce530" table:formula="of:=[.$D35]/[.N$30]" office:value-type="float" office:value="163.796731739776" calcext:value-type="float">
            <text:p>164</text:p>
          </table:table-cell>
          <table:table-cell table:number-columns-repeated="33"/>
        </table:table-row>
        <table:table-row table:style-name="ro2">
          <table:table-cell/>
          <table:table-cell table:style-name="ce311" table:formula="of:=[$TopUSA_Asian.D14]" office:value-type="string" office:string-value="Louisiana" calcext:value-type="string">
            <text:p>Louisiana</text:p>
          </table:table-cell>
          <table:table-cell table:style-name="ce311" table:formula="of:=[$TopUSA_Asian.E14]" office:value-type="string" office:string-value="路易斯安那州" calcext:value-type="string">
            <text:p>路易斯安那州</text:p>
          </table:table-cell>
          <table:table-cell table:style-name="ce382" table:formula="of:=[$TopUSA_Asian.J14]" office:value-type="float" office:value="45.67228826651" calcext:value-type="float">
            <text:p>45.67</text:p>
          </table:table-cell>
          <table:table-cell table:style-name="ce530" table:formula="of:=[.$D36]/[.E$30]" office:value-type="float" office:value="19.6590158567431" calcext:value-type="float">
            <text:p>20</text:p>
          </table:table-cell>
          <table:table-cell table:style-name="ce530" table:formula="of:=[.$D36]/[.F$30]" office:value-type="float" office:value="12.5783711479396" calcext:value-type="float">
            <text:p>13</text:p>
          </table:table-cell>
          <table:table-cell table:style-name="ce530" table:formula="of:=[.$D36]/[.G$30]" office:value-type="float" office:value="23.5357971805599" calcext:value-type="float">
            <text:p>24</text:p>
          </table:table-cell>
          <table:table-cell table:style-name="ce530" table:formula="of:=[.$D36]/[.H$30]" office:value-type="float" office:value="30.3952367939172" calcext:value-type="float">
            <text:p>30</text:p>
          </table:table-cell>
          <table:table-cell table:style-name="ce530" table:formula="of:=[.$D36]/[.I$30]" office:value-type="float" office:value="79.3698662581948" calcext:value-type="float">
            <text:p>79</text:p>
          </table:table-cell>
          <table:table-cell table:style-name="ce530" table:formula="of:=[.$D36]/[.J$30]" office:value-type="float" office:value="58.3276422897698" calcext:value-type="float">
            <text:p>58</text:p>
          </table:table-cell>
          <table:table-cell table:style-name="ce530" table:formula="of:=[.$D36]/[.K$30]" office:value-type="float" office:value="116.794282229797" calcext:value-type="float">
            <text:p>117</text:p>
          </table:table-cell>
          <table:table-cell table:style-name="ce530" table:formula="of:=[.$D36]/[.L$30]" office:value-type="float" office:value="44.1828921099951" calcext:value-type="float">
            <text:p>44</text:p>
          </table:table-cell>
          <table:table-cell table:style-name="ce530" table:formula="of:=[.$D36]/[.M$30]" office:value-type="float" office:value="85.6435331501528" calcext:value-type="float">
            <text:p>86</text:p>
          </table:table-cell>
          <table:table-cell table:style-name="ce530" table:formula="of:=[.$D36]/[.N$30]" office:value-type="float" office:value="217.161463576852" calcext:value-type="float">
            <text:p>217</text:p>
          </table:table-cell>
          <table:table-cell table:number-columns-repeated="33"/>
        </table:table-row>
        <table:table-row table:style-name="ro2">
          <table:table-cell/>
          <table:table-cell table:style-name="ce311" table:formula="of:=[$TopUSA_Asian.D15]" office:value-type="string" office:string-value="Florida" calcext:value-type="string">
            <text:p>Florida</text:p>
          </table:table-cell>
          <table:table-cell table:style-name="ce311" table:formula="of:=[$TopUSA_Asian.E15]" office:value-type="string" office:string-value="佛羅里達州" calcext:value-type="string">
            <text:p>佛羅里達州</text:p>
          </table:table-cell>
          <table:table-cell table:style-name="ce382" table:formula="of:=[$TopUSA_Asian.J15]" office:value-type="float" office:value="9.92579981076844" calcext:value-type="float">
            <text:p>9.93</text:p>
          </table:table-cell>
          <table:table-cell table:style-name="ce530" table:formula="of:=[.$D37]/[.E$30]" office:value-type="float" office:value="4.2724256497093" calcext:value-type="float">
            <text:p>4</text:p>
          </table:table-cell>
          <table:table-cell table:style-name="ce530" table:formula="of:=[.$D37]/[.F$30]" office:value-type="float" office:value="2.73361372286535" calcext:value-type="float">
            <text:p>3</text:p>
          </table:table-cell>
          <table:table-cell table:style-name="ce530" table:formula="of:=[.$D37]/[.G$30]" office:value-type="float" office:value="5.11495307259184" calcext:value-type="float">
            <text:p>5</text:p>
          </table:table-cell>
          <table:table-cell table:style-name="ce530" table:formula="of:=[.$D37]/[.H$30]" office:value-type="float" office:value="6.60569126418283" calcext:value-type="float">
            <text:p>7</text:p>
          </table:table-cell>
          <table:table-cell table:style-name="ce530" table:formula="of:=[.$D37]/[.I$30]" office:value-type="float" office:value="17.2491774199976" calcext:value-type="float">
            <text:p>17</text:p>
          </table:table-cell>
          <table:table-cell table:style-name="ce530" table:formula="of:=[.$D37]/[.J$30]" office:value-type="float" office:value="12.6761439546021" calcext:value-type="float">
            <text:p>13</text:p>
          </table:table-cell>
          <table:table-cell table:style-name="ce530" table:formula="of:=[.$D37]/[.K$30]" office:value-type="float" office:value="25.3824957858617" calcext:value-type="float">
            <text:p>25</text:p>
          </table:table-cell>
          <table:table-cell table:style-name="ce530" table:formula="of:=[.$D37]/[.L$30]" office:value-type="float" office:value="9.60211451603942" calcext:value-type="float">
            <text:p>10</text:p>
          </table:table-cell>
          <table:table-cell table:style-name="ce530" table:formula="of:=[.$D37]/[.M$30]" office:value-type="float" office:value="18.6126116601577" calcext:value-type="float">
            <text:p>19</text:p>
          </table:table-cell>
          <table:table-cell table:style-name="ce530" table:formula="of:=[.$D37]/[.N$30]" office:value-type="float" office:value="47.1949467804064" calcext:value-type="float">
            <text:p>47</text:p>
          </table:table-cell>
          <table:table-cell table:number-columns-repeated="33"/>
        </table:table-row>
        <table:table-row table:style-name="ro2">
          <table:table-cell/>
          <table:table-cell table:style-name="ce311" table:formula="of:=[$TopUSA_Asian.D16]" office:value-type="string" office:string-value="Washington" calcext:value-type="string">
            <text:p>Washington</text:p>
          </table:table-cell>
          <table:table-cell table:style-name="ce311" table:formula="of:=[$TopUSA_Asian.E16]" office:value-type="string" office:string-value="華盛頓州" calcext:value-type="string">
            <text:p>華盛頓州</text:p>
          </table:table-cell>
          <table:table-cell table:style-name="ce382" table:formula="of:=[$TopUSA_Asian.J16]" office:value-type="float" office:value="26.8646493106011" calcext:value-type="float">
            <text:p>26.86</text:p>
          </table:table-cell>
          <table:table-cell table:style-name="ce530" table:formula="of:=[.$D38]/[.E$30]" office:value-type="float" office:value="11.5635232397631" calcext:value-type="float">
            <text:p>12</text:p>
          </table:table-cell>
          <table:table-cell table:style-name="ce530" table:formula="of:=[.$D38]/[.F$30]" office:value-type="float" office:value="7.39865556584693" calcext:value-type="float">
            <text:p>7</text:p>
          </table:table-cell>
          <table:table-cell table:style-name="ce530" table:formula="of:=[.$D38]/[.G$30]" office:value-type="float" office:value="13.8438637847889" calcext:value-type="float">
            <text:p>14</text:p>
          </table:table-cell>
          <table:table-cell table:style-name="ce530" table:formula="of:=[.$D38]/[.H$30]" office:value-type="float" office:value="17.8786176076056" calcext:value-type="float">
            <text:p>18</text:p>
          </table:table-cell>
          <table:table-cell table:style-name="ce530" table:formula="of:=[.$D38]/[.I$30]" office:value-type="float" office:value="46.6857191479767" calcext:value-type="float">
            <text:p>47</text:p>
          </table:table-cell>
          <table:table-cell table:style-name="ce530" table:formula="of:=[.$D38]/[.J$30]" office:value-type="float" office:value="34.3085865565848" calcext:value-type="float">
            <text:p>34</text:p>
          </table:table-cell>
          <table:table-cell table:style-name="ce530" table:formula="of:=[.$D38]/[.K$30]" office:value-type="float" office:value="68.698932168187" calcext:value-type="float">
            <text:p>69</text:p>
          </table:table-cell>
          <table:table-cell table:style-name="ce530" table:formula="of:=[.$D38]/[.L$30]" office:value-type="float" office:value="25.9885796642579" calcext:value-type="float">
            <text:p>26</text:p>
          </table:table-cell>
          <table:table-cell table:style-name="ce530" table:formula="of:=[.$D38]/[.M$30]" office:value-type="float" office:value="50.3759187710064" calcext:value-type="float">
            <text:p>50</text:p>
          </table:table-cell>
          <table:table-cell table:style-name="ce530" table:formula="of:=[.$D38]/[.N$30]" office:value-type="float" office:value="127.735368298743" calcext:value-type="float">
            <text:p>128</text:p>
          </table:table-cell>
          <table:table-cell table:number-columns-repeated="33"/>
        </table:table-row>
        <table:table-row table:style-name="ro2">
          <table:table-cell/>
          <table:table-cell table:style-name="ce311" table:formula="of:=[$TopUSA_Asian.D17]" office:value-type="string" office:string-value="Illinois" calcext:value-type="string">
            <text:p>Illinois</text:p>
          </table:table-cell>
          <table:table-cell table:style-name="ce311" table:formula="of:=[$TopUSA_Asian.E17]" office:value-type="string" office:string-value="伊利諾州" calcext:value-type="string">
            <text:p>伊利諾州</text:p>
          </table:table-cell>
          <table:table-cell table:style-name="ce382" table:formula="of:=[$TopUSA_Asian.J17]" office:value-type="float" office:value="16.0260815704156" calcext:value-type="float">
            <text:p>16.03</text:p>
          </table:table-cell>
          <table:table-cell table:style-name="ce530" table:formula="of:=[.$D39]/[.E$30]" office:value-type="float" office:value="6.89820903817688" calcext:value-type="float">
            <text:p>7</text:p>
          </table:table-cell>
          <table:table-cell table:style-name="ce530" table:formula="of:=[.$D39]/[.F$30]" office:value-type="float" office:value="4.41366109934228" calcext:value-type="float">
            <text:p>4</text:p>
          </table:table-cell>
          <table:table-cell table:style-name="ce530" table:formula="of:=[.$D39]/[.G$30]" office:value-type="float" office:value="8.25854407029981" calcext:value-type="float">
            <text:p>8</text:p>
          </table:table-cell>
          <table:table-cell table:style-name="ce530" table:formula="of:=[.$D39]/[.H$30]" office:value-type="float" office:value="10.6654727122267" calcext:value-type="float">
            <text:p>11</text:p>
          </table:table-cell>
          <table:table-cell table:style-name="ce530" table:formula="of:=[.$D39]/[.I$30]" office:value-type="float" office:value="27.8503223544312" calcext:value-type="float">
            <text:p>28</text:p>
          </table:table-cell>
          <table:table-cell table:style-name="ce530" table:formula="of:=[.$D39]/[.J$30]" office:value-type="float" office:value="20.4667554139455" calcext:value-type="float">
            <text:p>20</text:p>
          </table:table-cell>
          <table:table-cell table:style-name="ce530" table:formula="of:=[.$D39]/[.K$30]" office:value-type="float" office:value="40.982284116151" calcext:value-type="float">
            <text:p>41</text:p>
          </table:table-cell>
          <table:table-cell table:style-name="ce530" table:formula="of:=[.$D39]/[.L$30]" office:value-type="float" office:value="15.5034630373636" calcext:value-type="float">
            <text:p>16</text:p>
          </table:table-cell>
          <table:table-cell table:style-name="ce530" table:formula="of:=[.$D39]/[.M$30]" office:value-type="float" office:value="30.0517075088041" calcext:value-type="float">
            <text:p>30</text:p>
          </table:table-cell>
          <table:table-cell table:style-name="ce530" table:formula="of:=[.$D39]/[.N$30]" office:value-type="float" office:value="76.2004152041891" calcext:value-type="float">
            <text:p>76</text:p>
          </table:table-cell>
          <table:table-cell table:number-columns-repeated="33"/>
        </table:table-row>
        <table:table-row table:style-name="ro2">
          <table:table-cell/>
          <table:table-cell table:style-name="ce312" table:formula="of:=[$TopUSA_Asian.D18]" office:value-type="string" office:string-value="Pennsylvania" calcext:value-type="string">
            <text:p>Pennsylvania</text:p>
          </table:table-cell>
          <table:table-cell table:style-name="ce312" table:formula="of:=[$TopUSA_Asian.E18]" office:value-type="string" office:string-value="賓夕凡尼亞州" calcext:value-type="string">
            <text:p>賓夕凡尼亞州</text:p>
          </table:table-cell>
          <table:table-cell table:style-name="ce383" table:formula="of:=[$TopUSA_Asian.J18]" office:value-type="float" office:value="10.6419947667991" calcext:value-type="float">
            <text:p>10.64</text:p>
          </table:table-cell>
          <table:table-cell table:style-name="ce530" table:formula="of:=[.$D40]/[.E$30]" office:value-type="float" office:value="4.58070203636562" calcext:value-type="float">
            <text:p>5</text:p>
          </table:table-cell>
          <table:table-cell table:style-name="ce530" table:formula="of:=[.$D40]/[.F$30]" office:value-type="float" office:value="2.93085731001973" calcext:value-type="float">
            <text:p>3</text:p>
          </table:table-cell>
          <table:table-cell table:style-name="ce530" table:formula="of:=[.$D40]/[.G$30]" office:value-type="float" office:value="5.48402192958707" calcext:value-type="float">
            <text:p>5</text:p>
          </table:table-cell>
          <table:table-cell table:style-name="ce530" table:formula="of:=[.$D40]/[.H$30]" office:value-type="float" office:value="7.08232416578245" calcext:value-type="float">
            <text:p>7</text:p>
          </table:table-cell>
          <table:table-cell table:style-name="ce530" table:formula="of:=[.$D40]/[.I$30]" office:value-type="float" office:value="18.4937898541994" calcext:value-type="float">
            <text:p>18</text:p>
          </table:table-cell>
          <table:table-cell table:style-name="ce530" table:formula="of:=[.$D40]/[.J$30]" office:value-type="float" office:value="13.5907896794086" calcext:value-type="float">
            <text:p>14</text:p>
          </table:table-cell>
          <table:table-cell table:style-name="ce530" table:formula="of:=[.$D40]/[.K$30]" office:value-type="float" office:value="27.213966881378" calcext:value-type="float">
            <text:p>27</text:p>
          </table:table-cell>
          <table:table-cell table:style-name="ce530" table:formula="of:=[.$D40]/[.L$30]" office:value-type="float" office:value="10.2949539964564" calcext:value-type="float">
            <text:p>10</text:p>
          </table:table-cell>
          <table:table-cell table:style-name="ce530" table:formula="of:=[.$D40]/[.M$30]" office:value-type="float" office:value="19.9556025368324" calcext:value-type="float">
            <text:p>20</text:p>
          </table:table-cell>
          <table:table-cell table:style-name="ce530" table:formula="of:=[.$D40]/[.N$30]" office:value-type="float" office:value="50.6002927957059" calcext:value-type="float">
            <text:p>51</text:p>
          </table:table-cell>
          <table:table-cell table:number-columns-repeated="33"/>
        </table:table-row>
        <table:table-row table:style-name="ro42">
          <table:table-cell table:number-columns-repeated="4"/>
          <table:table-cell table:style-name="ce293" table:number-columns-repeated="9"/>
          <table:table-cell table:style-name="ce339"/>
          <table:table-cell table:number-columns-repeated="33"/>
        </table:table-row>
        <table:table-row table:style-name="ro29">
          <table:table-cell table:number-columns-repeated="4"/>
          <table:table-cell table:style-name="Times10" office:value-type="string" calcext:value-type="string">
            <text:p><text:s/>10 times or more deaths 十倍或以上死亡</text:p>
          </table:table-cell>
          <table:table-cell table:style-name="ce141"/>
          <table:table-cell table:style-name="Times10"/>
          <table:table-cell table:style-name="ce141" table:number-columns-repeated="3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31:.N40];&quot;&gt;=&quot; &amp; 10) - COUNTIF([.E31:.N40];&quot;&gt;&quot; &amp; 100)" office:value-type="float" office:value="60" calcext:value-type="float">
            <text:p>60</text:p>
          </table:table-cell>
          <table:table-cell table:number-columns-repeated="33"/>
        </table:table-row>
        <table:table-row table:style-name="ro29">
          <table:table-cell table:number-columns-repeated="4"/>
          <table:table-cell table:style-name="Times100" office:value-type="string" calcext:value-type="string">
            <text:p><text:span text:style-name="T3"> 100 times or more deaths 一百倍或以上</text:span>死亡</text:p>
          </table:table-cell>
          <table:table-cell table:style-name="ce287"/>
          <table:table-cell table:style-name="Times100"/>
          <table:table-cell table:style-name="ce287" table:number-columns-repeated="3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31:.N40];&quot;&gt;=&quot; &amp; 100) - COUNTIF([.E31:.N40];&quot;&gt;&quot; &amp; 500)" office:value-type="float" office:value="18" calcext:value-type="float">
            <text:p>18</text:p>
          </table:table-cell>
          <table:table-cell table:number-columns-repeated="33"/>
        </table:table-row>
        <table:table-row table:style-name="ro29" table:visibility="collapse">
          <table:table-cell table:number-columns-repeated="4"/>
          <table:table-cell table:style-name="Times500" office:value-type="string" calcext:value-type="string">
            <text:p><text:span text:style-name="T3"> 500 times or more deaths 五百倍或以上</text:span>死亡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31:.N40];&quot;&gt;=&quot; &amp; 500) - COUNTIF([.E31:.N40];&quot;&gt;&quot; &amp; 1000)" office:value-type="float" office:value="1" calcext:value-type="float">
            <text:p>1</text:p>
          </table:table-cell>
          <table:table-cell table:number-columns-repeated="33"/>
        </table:table-row>
        <table:table-row table:style-name="ro29" table:visibility="collapse">
          <table:table-cell table:number-columns-repeated="4"/>
          <table:table-cell table:style-name="Times1000" office:value-type="string" calcext:value-type="string">
            <text:p><text:span text:style-name="T4"> 1000 times deaths 一千倍或以上</text:span>死亡</text:p>
          </table:table-cell>
          <table:table-cell table:style-name="ce297"/>
          <table:table-cell table:style-name="Times1000"/>
          <table:table-cell table:style-name="ce297" table:number-columns-repeated="3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31:.N40];&quot;&gt;&quot; &amp; 1000)" office:value-type="float" office:value="1" calcext:value-type="float">
            <text:p>1</text:p>
          </table:table-cell>
          <table:table-cell table:number-columns-repeated="33"/>
        </table:table-row>
        <table:table-row table:style-name="ro19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calcext:conditional-formats>
          <calcext:conditional-format calcext:target-range-address="TopUSA_AsianRatio.E31:TopUSA_AsianRatio.N40">
            <calcext:condition calcext:apply-style-name="Default" calcext:value="&lt;10" calcext:base-cell-address="TopUSA_AsianRatio.E31"/>
            <calcext:condition calcext:apply-style-name="Times10" calcext:value="&lt;100" calcext:base-cell-address="TopUSA_AsianRatio.E31"/>
            <calcext:condition calcext:apply-style-name="Times100" calcext:value="&lt;500" calcext:base-cell-address="TopUSA_AsianRatio.E31"/>
            <calcext:condition calcext:apply-style-name="Times500" calcext:value="&lt;1000" calcext:base-cell-address="TopUSA_AsianRatio.E31"/>
            <calcext:condition calcext:apply-style-name="Times1000" calcext:value="&gt;=1000" calcext:base-cell-address="TopUSA_AsianRatio.E31"/>
          </calcext:conditional-format>
          <calcext:conditional-format calcext:target-range-address="TopUSA_AsianRatio.E31:TopUSA_AsianRatio.N40 TopUSA_AsianRatio.E7:TopUSA_AsianRatio.N16">
            <calcext:condition calcext:apply-style-name="Default" calcext:value="&lt;10" calcext:base-cell-address="TopUSA_AsianRatio.E7"/>
            <calcext:condition calcext:apply-style-name="Times10" calcext:value="&lt;=100" calcext:base-cell-address="TopUSA_AsianRatio.E7"/>
            <calcext:condition calcext:apply-style-name="Times100" calcext:value="&lt;500" calcext:base-cell-address="TopUSA_AsianRatio.E7"/>
            <calcext:condition calcext:apply-style-name="Times500" calcext:value="&lt;1000" calcext:base-cell-address="TopUSA_AsianRatio.E7"/>
            <calcext:condition calcext:apply-style-name="Times1000" calcext:value="&gt;=1000" calcext:base-cell-address="TopUSA_AsianRatio.E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3" loext:min-decimal-places="3" number:min-integer-digits="1"/>
    </number:number-style>
    <number:number-style style:name="N139">
      <number:number number:decimal-places="12" loext:min-decimal-places="12" number:min-integer-digits="1"/>
    </number:number-style>
    <number:number-style style:name="N140">
      <number:number number:decimal-places="1" loext:min-decimal-places="1" number:min-integer-digits="1" number:grouping="true"/>
    </number:number-style>
    <number:number-style style:name="N141">
      <number:number number:decimal-places="3" loext:min-decimal-places="3" number:min-integer-digits="1" number:grouping="true"/>
    </number:number-style>
    <number:number-style style:name="N142">
      <number:number number:decimal-places="4" loext:min-decimal-places="4" number:min-integer-digits="1" number:grouping="true"/>
    </number:number-style>
    <number:number-style style:name="N143">
      <number:number number:decimal-places="11" loext:min-decimal-places="11" number:min-integer-digits="1"/>
    </number:number-style>
    <number:number-style style:name="N144">
      <number:number number:decimal-places="10" loext:min-decimal-places="10" number:min-integer-digits="1"/>
    </number:number-style>
    <number:number-style style:name="N145">
      <number:number number:decimal-places="9" loext:min-decimal-places="9" number:min-integer-digits="1"/>
    </number:number-style>
    <number:number-style style:name="N146">
      <number:number number:decimal-places="8" loext:min-decimal-places="8" number:min-integer-digits="1"/>
    </number:number-style>
    <number:number-style style:name="N147">
      <number:number number:decimal-places="7" loext:min-decimal-places="7" number:min-integer-digits="1"/>
    </number:number-style>
    <number:number-style style:name="N148">
      <number:number number:decimal-places="6" loext:min-decimal-places="6" number:min-integer-digits="1"/>
    </number:number-style>
    <number:number-style style:name="N149">
      <number:number number:decimal-places="5" loext:min-decimal-places="5" number:min-integer-digits="1"/>
    </number:number-style>
    <number:number-style style:name="N150">
      <number:number number:decimal-places="1" loext:min-decimal-places="1" number:min-integer-digits="1"/>
    </number:number-style>
    <style:style style:name="Default" style:family="table-cell">
      <style:text-properties style:font-name-asian="Noto Sans CJK TC" style:font-family-asian="'Noto Sans CJK TC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Times10" style:family="table-cell" style:parent-style-name="Default" style:data-style-name="N1">
      <style:table-cell-properties fo:background-color="#99ffff" fo:border="none"/>
      <style:text-properties fo:color="#000000" style:text-underline-style="none"/>
    </style:style>
    <style:style style:name="Times100" style:family="table-cell" style:parent-style-name="Default" style:data-style-name="N1">
      <style:table-cell-properties fo:background-color="#ffff66" fo:border="none"/>
      <style:text-properties fo:color="#000000" style:text-underline-style="none"/>
    </style:style>
    <style:style style:name="Times500" style:family="table-cell" style:parent-style-name="Default" style:data-style-name="N1">
      <style:table-cell-properties fo:background-color="#ffcc00" fo:border="none"/>
      <style:text-properties fo:color="#000000" style:text-underline-style="none"/>
    </style:style>
    <style:style style:name="Times1000" style:family="table-cell" style:parent-style-name="Default" style:data-style-name="N1">
      <style:table-cell-properties fo:background-color="#ff3333" fo:border="none"/>
      <style:text-properties fo:color="#ffffff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00/00/00</text:date>, <text:time style:data-style-name="N2" text:time-value="17:33:10.3561040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14:33:37.778944543</meta:creation-date>
    <dc:date>2020-03-22T14:52:15.234742967</dc:date>
    <meta:editing-duration>PT18M42S</meta:editing-duration>
    <meta:editing-cycles>4</meta:editing-cycles>
    <meta:generator>LibreOffice/6.0.7.3$Linux_X86_64 LibreOffice_project/00m0$Build-3</meta:generator>
    <dc:title>Tables</dc:title>
    <meta:document-statistic meta:table-count="8" meta:cell-count="1899" meta:object-count="0"/>
  </office:meta>
</office:document-meta>
</file>